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2.26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49.02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37.92mm"/>
    </style:style>
    <style:style style:name="co9" style:family="table-column">
      <style:table-column-properties fo:break-before="auto" style:column-width="57.54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56.09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7.4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29.21mm"/>
    </style:style>
    <style:style style:name="co17" style:family="table-column">
      <style:table-column-properties fo:break-before="auto" style:column-width="10.34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71.7mm"/>
    </style:style>
    <style:style style:name="co20" style:family="table-column">
      <style:table-column-properties fo:break-before="auto" style:column-width="28.68mm"/>
    </style:style>
    <style:style style:name="co21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Fira Mono"/>
    </style:style>
    <style:style style:name="ce2" style:family="table-cell" style:parent-style-name="Default" style:data-style-name="N100">
      <style:text-properties fo:color="#000000" style:text-outline="false" style:text-line-through-style="none" style:text-line-through-type="none" style:font-name="Fira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font-name="Fira Mono"/>
    </style:style>
    <style:style style:name="ce4" style:family="table-cell" style:parent-style-name="Default" style:data-style-name="N99">
      <style:text-properties style:font-name="Fira Mono"/>
    </style:style>
    <style:style style:name="ce10" style:family="table-cell" style:parent-style-name="Default">
      <style:map style:condition="is-true-formula([.$G2]=&quot;ERROR&quot;)" style:apply-style-name="Bad" style:base-cell-address="Cruce.A2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 style:data-style-name="N0">
      <style:table-cell-properties fo:border-bottom="none" fo:border-left="0.06pt solid #000000" fo:border-right="none" fo:border-top="none"/>
      <style:map style:condition="is-true-formula([.$K2]=&quot;ERROR&quot;)" style:apply-style-name="Error" style:base-cell-address="Cruce.L2"/>
    </style:style>
    <style:style style:name="ce13" style:family="table-cell" style:parent-style-name="Default" style:data-style-name="N0">
      <style:table-cell-properties fo:border-bottom="0.06pt solid #000000" fo:border-left="0.06pt solid #000000" fo:border-right="none" fo:border-top="none"/>
      <style:map style:condition="is-true-formula([.$K2]=&quot;ERROR&quot;)" style:apply-style-name="Error" style:base-cell-address="Cruce.L2"/>
    </style:style>
    <style:style style:name="ce14" style:family="table-cell" style:parent-style-name="Default">
      <style:map style:condition="is-true-formula([.$K2]=&quot;ERROR&quot;)" style:apply-style-name="Error" style:base-cell-address="Cruce.L2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Fira Mono"/>
    </style:style>
    <style:style style:name="ce18" style:family="table-cell" style:parent-style-name="Default" style:data-style-name="N100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Fira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Fira Mono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font-name="Fira Mono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font-name="Fira Mono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style:font-name="Fira Mono"/>
    </style:style>
    <style:style style:name="ce23" style:family="table-cell" style:parent-style-name="Default">
      <style:map style:condition="is-true-formula(AND([.$T2]&lt;&gt;[.$X2]; [.$X2]&lt;&gt;&quot;&quot;))" style:apply-style-name="Note" style:base-cell-address="Cruce.X2"/>
    </style:style>
    <style:style style:name="ce24" style:family="table-cell" style:parent-style-name="Default">
      <style:map style:condition="is-true-formula(AND([.$Y2]&lt;&gt;&quot;&quot;; [.$S2]&lt;&gt;[.$Y2]))" style:apply-style-name="Note" style:base-cell-address="Cruce.Y2"/>
    </style:style>
    <style:style style:name="ce25" style:family="table-cell" style:parent-style-name="Default">
      <style:map style:condition="is-true-formula(AND([.$Z2]&lt;&gt;&quot;&quot;; [.$Q2]&lt;&gt;[.$Z2]))" style:apply-style-name="Note" style:base-cell-address="Cruce.Z2"/>
    </style:style>
    <style:style style:name="ce5" style:family="table-cell" style:parent-style-name="Default" style:data-style-name="N0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order-bottom="0.99pt double #000000" style:border-line-width-bottom="0.26mm 0.04mm 0.53mm" fo:border-left="0.99pt double #000000" style:border-line-width-left="0.26mm 0.04mm 0.53mm" fo:border-right="none" fo:border-top="non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99pt double #000000" style:border-line-width-bottom="0.26mm 0.04mm 0.53mm" fo:border-left="none" fo:border-right="none" fo:border-top="none"/>
    </style:style>
    <style:style style:name="ce53" style:family="table-cell" style:parent-style-name="Default">
      <style:table-cell-properties fo:background-color="#87d1d1"/>
    </style:style>
    <style:style style:name="ce54" style:family="table-cell" style:parent-style-name="Default">
      <style:table-cell-properties fo:background-color="#87d1d1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fre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LAZA</text:p>
          </table:table-cell>
          <table:table-cell office:value-type="string" calcext:value-type="string">
            <text:p>SIRH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JORNADA</text:p>
          </table:table-cell>
          <table:table-cell office:value-type="string" calcext:value-type="string">
            <text:p>CLASIF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24028600 <text:s text:c="2"/>10026</text:p>
          </table:table-cell>
          <table:table-cell office:value-type="float" office:value="20857868" calcext:value-type="float">
            <text:p>20857868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8118" calcext:value-type="float">
            <text:p>1811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5</text:p>
          </table:table-cell>
          <table:table-cell office:value-type="float" office:value="20857869" calcext:value-type="float">
            <text:p>20857869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float" office:value="10674" calcext:value-type="float">
            <text:p>10674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6</text:p>
          </table:table-cell>
          <table:table-cell office:value-type="float" office:value="20857870" calcext:value-type="float">
            <text:p>20857870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7</text:p>
          </table:table-cell>
          <table:table-cell office:value-type="float" office:value="20857871" calcext:value-type="float">
            <text:p>20857871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Miercol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1486" calcext:value-type="float">
            <text:p>11486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8</text:p>
          </table:table-cell>
          <table:table-cell office:value-type="float" office:value="20857872" calcext:value-type="float">
            <text:p>20857872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float" office:value="10287" calcext:value-type="float">
            <text:p>10287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9</text:p>
          </table:table-cell>
          <table:table-cell office:value-type="float" office:value="20857873" calcext:value-type="float">
            <text:p>20857873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float" office:value="9531" calcext:value-type="float">
            <text:p>9531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20</text:p>
          </table:table-cell>
          <table:table-cell office:value-type="float" office:value="20857874" calcext:value-type="float">
            <text:p>20857874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21</text:p>
          </table:table-cell>
          <table:table-cell office:value-type="float" office:value="20857875" calcext:value-type="float">
            <text:p>20857875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float" office:value="6838" calcext:value-type="float">
            <text:p>683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25</text:p>
          </table:table-cell>
          <table:table-cell office:value-type="float" office:value="20857876" calcext:value-type="float">
            <text:p>20857876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1488" calcext:value-type="float">
            <text:p>1148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36</text:p>
          </table:table-cell>
          <table:table-cell office:value-type="float" office:value="20857888" calcext:value-type="float">
            <text:p>20857888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6193" calcext:value-type="float">
            <text:p>16193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27</text:p>
          </table:table-cell>
          <table:table-cell office:value-type="float" office:value="20857889" calcext:value-type="float">
            <text:p>20857889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24</text:p>
          </table:table-cell>
          <table:table-cell office:value-type="float" office:value="20857890" calcext:value-type="float">
            <text:p>20857890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1487" calcext:value-type="float">
            <text:p>11487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29</text:p>
          </table:table-cell>
          <table:table-cell office:value-type="float" office:value="20857891" calcext:value-type="float">
            <text:p>20857891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float" office:value="8860" calcext:value-type="float">
            <text:p>886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32</text:p>
          </table:table-cell>
          <table:table-cell office:value-type="float" office:value="20857892" calcext:value-type="float">
            <text:p>20857892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0298" calcext:value-type="float">
            <text:p>1029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34</text:p>
          </table:table-cell>
          <table:table-cell office:value-type="float" office:value="20857893" calcext:value-type="float">
            <text:p>20857893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35</text:p>
          </table:table-cell>
          <table:table-cell office:value-type="float" office:value="20857894" calcext:value-type="float">
            <text:p>20857894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6192" calcext:value-type="float">
            <text:p>16192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23</text:p>
          </table:table-cell>
          <table:table-cell office:value-type="float" office:value="20857895" calcext:value-type="float">
            <text:p>20857895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1485" calcext:value-type="float">
            <text:p>11485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22</text:p>
          </table:table-cell>
          <table:table-cell office:value-type="float" office:value="20857896" calcext:value-type="float">
            <text:p>20857896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4</text:p>
          </table:table-cell>
          <table:table-cell office:value-type="float" office:value="20857903" calcext:value-type="float">
            <text:p>20857903</text:p>
          </table:table-cell>
          <table:table-cell office:value-type="string" calcext:value-type="string">
            <text:p>Operador de Primera-Equipo Mecánico (Gruero)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62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Semi-Pes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3</text:p>
          </table:table-cell>
          <table:table-cell office:value-type="float" office:value="20857906" calcext:value-type="float">
            <text:p>20857906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Semi-Pesado</text:p>
          </table:table-cell>
          <table:table-cell office:value-type="float" office:value="11305" calcext:value-type="float">
            <text:p>11305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2</text:p>
          </table:table-cell>
          <table:table-cell office:value-type="float" office:value="20857925" calcext:value-type="float">
            <text:p>20857925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85.02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Semi-Pesado</text:p>
          </table:table-cell>
          <table:table-cell office:value-type="float" office:value="19515" calcext:value-type="float">
            <text:p>19515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7</text:p>
          </table:table-cell>
          <table:table-cell office:value-type="float" office:value="20857926" calcext:value-type="float">
            <text:p>20857926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85.02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Semi-Pesado</text:p>
          </table:table-cell>
          <table:table-cell office:value-type="float" office:value="18960" calcext:value-type="float">
            <text:p>1896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1</text:p>
          </table:table-cell>
          <table:table-cell office:value-type="float" office:value="20857927" calcext:value-type="float">
            <text:p>20857927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Semi-Pesado</text:p>
          </table:table-cell>
          <table:table-cell office:value-type="float" office:value="18988" calcext:value-type="float">
            <text:p>1898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8</text:p>
          </table:table-cell>
          <table:table-cell office:value-type="float" office:value="20857928" calcext:value-type="float">
            <text:p>20857928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Semi-Pesado</text:p>
          </table:table-cell>
          <table:table-cell office:value-type="float" office:value="6838" calcext:value-type="float">
            <text:p>683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9</text:p>
          </table:table-cell>
          <table:table-cell office:value-type="float" office:value="20857931" calcext:value-type="float">
            <text:p>20857931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Semi-Pesado</text:p>
          </table:table-cell>
          <table:table-cell office:value-type="float" office:value="20084" calcext:value-type="float">
            <text:p>20084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00003</text:p>
          </table:table-cell>
          <table:table-cell office:value-type="float" office:value="20857934" calcext:value-type="float">
            <text:p>20857934</text:p>
          </table:table-cell>
          <table:table-cell office:value-type="string" calcext:value-type="string">
            <text:p>Oficinista de Tercera 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44.06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5</text:p>
          </table:table-cell>
          <table:table-cell office:value-type="float" office:value="20857961" calcext:value-type="float">
            <text:p>20857961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3</text:p>
          </table:table-cell>
          <table:table-cell office:value-type="float" office:value="20857967" calcext:value-type="float">
            <text:p>20857967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float" office:value="16185" calcext:value-type="float">
            <text:p>16185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6</text:p>
          </table:table-cell>
          <table:table-cell office:value-type="float" office:value="20857968" calcext:value-type="float">
            <text:p>20857968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float" office:value="16183" calcext:value-type="float">
            <text:p>16183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4</text:p>
          </table:table-cell>
          <table:table-cell office:value-type="float" office:value="20857970" calcext:value-type="float">
            <text:p>20857970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float" office:value="15633" calcext:value-type="float">
            <text:p>15633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00002</text:p>
          </table:table-cell>
          <table:table-cell office:value-type="float" office:value="20858009" calcext:value-type="float">
            <text:p>20858009</text:p>
          </table:table-cell>
          <table:table-cell office:value-type="string" calcext:value-type="string">
            <text:p>Auxiliar Administrativo "F" 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18.04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Liquidos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500 <text:s text:c="2"/>00009</text:p>
          </table:table-cell>
          <table:table-cell office:value-type="float" office:value="20858022" calcext:value-type="float">
            <text:p>20858022</text:p>
          </table:table-cell>
          <table:table-cell office:value-type="string" calcext:value-type="string">
            <text:p>Ayudante de Ingeniero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35.13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Liquidos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500 <text:s text:c="2"/>00007</text:p>
          </table:table-cell>
          <table:table-cell office:value-type="float" office:value="20858033" calcext:value-type="float">
            <text:p>20858033</text:p>
          </table:table-cell>
          <table:table-cell office:value-type="string" calcext:value-type="string">
            <text:p>Operador "A" de Captura de Datos 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29.07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Liquidos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1</text:p>
          </table:table-cell>
          <table:table-cell office:value-type="float" office:value="20858038" calcext:value-type="float">
            <text:p>20858038</text:p>
          </table:table-cell>
          <table:table-cell office:value-type="string" calcext:value-type="string">
            <text:p>Jefe "B" de Transportes 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.81.01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Mando Medio</text:p>
          </table:table-cell>
          <table:table-cell office:value-type="float" office:value="16823" calcext:value-type="float">
            <text:p>16823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02</text:p>
          </table:table-cell>
          <table:table-cell office:value-type="float" office:value="20858094" calcext:value-type="float">
            <text:p>20858094</text:p>
          </table:table-cell>
          <table:table-cell office:value-type="string" calcext:value-type="string">
            <text:p>Mayordomo de Transporte de Equipos de Perforación y/o Terminación y Reparación de Pozos 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52.11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Mando Medio</text:p>
          </table:table-cell>
          <table:table-cell office:value-type="float" office:value="16824" calcext:value-type="float">
            <text:p>16824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43</text:p>
          </table:table-cell>
          <table:table-cell office:value-type="float" office:value="20858142" calcext:value-type="float">
            <text:p>20858142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42</text:p>
          </table:table-cell>
          <table:table-cell office:value-type="float" office:value="20858143" calcext:value-type="float">
            <text:p>20858143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Miercol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40</text:p>
          </table:table-cell>
          <table:table-cell office:value-type="float" office:value="20858146" calcext:value-type="float">
            <text:p>20858146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39</text:p>
          </table:table-cell>
          <table:table-cell office:value-type="float" office:value="20858148" calcext:value-type="float">
            <text:p>20858148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38</text:p>
          </table:table-cell>
          <table:table-cell office:value-type="float" office:value="20858149" calcext:value-type="float">
            <text:p>20858149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37</text:p>
          </table:table-cell>
          <table:table-cell office:value-type="float" office:value="20858150" calcext:value-type="float">
            <text:p>20858150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82024910 <text:s text:c="2"/>00001</text:p>
          </table:table-cell>
          <table:table-cell office:value-type="float" office:value="20858746" calcext:value-type="float">
            <text:p>20858746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TAMPICO</text:p>
          </table:table-cell>
          <table:table-cell/>
        </table:table-row>
        <table:table-row table:style-name="ro1">
          <table:table-cell office:value-type="string" calcext:value-type="string">
            <text:p>82024961 <text:s text:c="2"/>00011</text:p>
          </table:table-cell>
          <table:table-cell office:value-type="float" office:value="20858751" calcext:value-type="float">
            <text:p>20858751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TAMPICO</text:p>
          </table:table-cell>
          <table:table-cell/>
        </table:table-row>
        <table:table-row table:style-name="ro1">
          <table:table-cell office:value-type="string" calcext:value-type="string">
            <text:p>82024981 <text:s text:c="2"/>00003</text:p>
          </table:table-cell>
          <table:table-cell office:value-type="float" office:value="20858756" calcext:value-type="float">
            <text:p>20858756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TAMPICO</text:p>
          </table:table-cell>
          <table:table-cell/>
        </table:table-row>
        <table:table-row table:style-name="ro1">
          <table:table-cell office:value-type="string" calcext:value-type="string">
            <text:p>82024901 <text:s text:c="2"/>00003</text:p>
          </table:table-cell>
          <table:table-cell office:value-type="float" office:value="20858765" calcext:value-type="float">
            <text:p>20858765</text:p>
          </table:table-cell>
          <table:table-cell office:value-type="string" calcext:value-type="string">
            <text:p>Oficinista de Primera 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44.06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/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TAMPICO</text:p>
          </table:table-cell>
          <table:table-cell/>
        </table:table-row>
        <table:table-row table:style-name="ro1">
          <table:table-cell office:value-type="string" calcext:value-type="string">
            <text:p>24028900 <text:s text:c="2"/>60000</text:p>
          </table:table-cell>
          <table:table-cell office:value-type="float" office:value="20864044" calcext:value-type="float">
            <text:p>20864044</text:p>
          </table:table-cell>
          <table:table-cell office:value-type="string" calcext:value-type="string">
            <text:p>Auxiliar Técnico “B” (PEP) 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17.10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112410002AL 20903229</text:p>
          </table:table-cell>
          <table:table-cell office:value-type="float" office:value="20903229" calcext:value-type="float">
            <text:p>20903229</text:p>
          </table:table-cell>
          <table:table-cell office:value-type="string" calcext:value-type="string">
            <text:p>ESPECIALISTA TECNICO "B"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11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Liquidos</text:p>
          </table:table-cell>
          <table:table-cell office:value-type="string" calcext:value-type="string">
            <text:p>Jefatura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112410002AL 20903304</text:p>
          </table:table-cell>
          <table:table-cell office:value-type="float" office:value="20903304" calcext:value-type="float">
            <text:p>20903304</text:p>
          </table:table-cell>
          <table:table-cell office:value-type="string" calcext:value-type="string">
            <text:p>ESPECIALISTA TÉCNICO "C"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11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Jefatura</text:p>
          </table:table-cell>
          <table:table-cell office:value-type="float" office:value="18342" calcext:value-type="float">
            <text:p>18342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112410002AL 20903338</text:p>
          </table:table-cell>
          <table:table-cell office:value-type="float" office:value="20903338" calcext:value-type="float">
            <text:p>20903338</text:p>
          </table:table-cell>
          <table:table-cell office:value-type="string" calcext:value-type="string">
            <text:p>ESPECIALISTA TÉCNICO "D"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11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Jefatura</text:p>
          </table:table-cell>
          <table:table-cell office:value-type="float" office:value="16845" calcext:value-type="float">
            <text:p>16845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90030 04050</text:p>
          </table:table-cell>
          <table:table-cell office:value-type="float" office:value="20855184" calcext:value-type="float">
            <text:p>20855184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30 31012</text:p>
          </table:table-cell>
          <table:table-cell office:value-type="float" office:value="20857958" calcext:value-type="float">
            <text:p>20857958</text:p>
          </table:table-cell>
          <table:table-cell office:value-type="string" calcext:value-type="string">
            <text:p>Operador Especialista-Equipo Mecánico (Gruero) 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62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/>
          <table:table-cell office:value-type="float" office:value="1156" calcext:value-type="float">
            <text:p>1156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30 93001</text:p>
          </table:table-cell>
          <table:table-cell office:value-type="float" office:value="20857969" calcext:value-type="float">
            <text:p>20857969</text:p>
          </table:table-cell>
          <table:table-cell office:value-type="string" calcext:value-type="string">
            <text:p>Operador Especialista-Equipo Mecánico (Tractorista y Conformadorista) 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62.03</text:p>
          </table:table-cell>
          <table:table-cell office:value-type="string" calcext:value-type="string">
            <text:p>Miercoles</text:p>
          </table:table-cell>
          <table:table-cell office:value-type="string" calcext:value-type="string">
            <text:p>Materiales</text:p>
          </table:table-cell>
          <table:table-cell/>
          <table:table-cell office:value-type="float" office:value="16202" calcext:value-type="float">
            <text:p>16202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30 94100</text:p>
          </table:table-cell>
          <table:table-cell office:value-type="float" office:value="20857971" calcext:value-type="float">
            <text:p>20857971</text:p>
          </table:table-cell>
          <table:table-cell office:value-type="string" calcext:value-type="string">
            <text:p>Operador Especialista-Equipo Mecánico (Gruero) 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62.02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Materiales</text:p>
          </table:table-cell>
          <table:table-cell/>
          <table:table-cell office:value-type="float" office:value="3507" calcext:value-type="float">
            <text:p>3507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30 30303</text:p>
          </table:table-cell>
          <table:table-cell office:value-type="float" office:value="20858028" calcext:value-type="float">
            <text:p>20858028</text:p>
          </table:table-cell>
          <table:table-cell office:value-type="string" calcext:value-type="string">
            <text:p>Operador Especialista-Equipo Mecánico (Contraincendio)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72.01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ateriales</text:p>
          </table:table-cell>
          <table:table-cell/>
          <table:table-cell office:value-type="float" office:value="10748" calcext:value-type="float">
            <text:p>1074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30 00604</text:p>
          </table:table-cell>
          <table:table-cell office:value-type="float" office:value="20858125" calcext:value-type="float">
            <text:p>20858125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/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30 31129</text:p>
          </table:table-cell>
          <table:table-cell office:value-type="float" office:value="20858173" calcext:value-type="float">
            <text:p>20858173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Materiales</text:p>
          </table:table-cell>
          <table:table-cell/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30 30301</text:p>
          </table:table-cell>
          <table:table-cell office:value-type="float" office:value="20858174" calcext:value-type="float">
            <text:p>20858174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/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00030503</text:p>
          </table:table-cell>
          <table:table-cell office:value-type="float" office:value="20859468" calcext:value-type="float">
            <text:p>20859468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6748" calcext:value-type="float">
            <text:p>16748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00050901</text:p>
          </table:table-cell>
          <table:table-cell office:value-type="float" office:value="20861497" calcext:value-type="float">
            <text:p>20861497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11159" calcext:value-type="float">
            <text:p>11159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00050904</text:p>
          </table:table-cell>
          <table:table-cell office:value-type="float" office:value="20861600" calcext:value-type="float">
            <text:p>20861600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in asignar</text:p>
          </table:table-cell>
          <table:table-cell office:value-type="string" calcext:value-type="string">
            <text:p>T. Personal</text:p>
          </table:table-cell>
          <table:table-cell/>
          <table:table-cell office:value-type="float" office:value="16193" calcext:value-type="float">
            <text:p>16193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90030 04025</text:p>
          </table:table-cell>
          <table:table-cell office:value-type="float" office:value="20869174" calcext:value-type="float">
            <text:p>20869174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Materiales</text:p>
          </table:table-cell>
          <table:table-cell/>
          <table:table-cell office:value-type="float" office:value="12515" calcext:value-type="float">
            <text:p>12515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90030 04026</text:p>
          </table:table-cell>
          <table:table-cell office:value-type="float" office:value="20869175" calcext:value-type="float">
            <text:p>20869175</text:p>
          </table:table-cell>
          <table:table-cell office:value-type="string" calcext:value-type="string">
            <text:p>Ayudante de Operador Especialista-Equipo Mecánico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.62.09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Materiales</text:p>
          </table:table-cell>
          <table:table-cell/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90030 04027</text:p>
          </table:table-cell>
          <table:table-cell office:value-type="float" office:value="20869183" calcext:value-type="float">
            <text:p>20869183</text:p>
          </table:table-cell>
          <table:table-cell office:value-type="string" calcext:value-type="string">
            <text:p>Ayudante de Operador Especialista-Equipo Mecánico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.62.09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Materiales</text:p>
          </table:table-cell>
          <table:table-cell/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10025020</text:p>
          </table:table-cell>
          <table:table-cell office:value-type="float" office:value="20873539" calcext:value-type="float">
            <text:p>20873539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10025021</text:p>
          </table:table-cell>
          <table:table-cell office:value-type="float" office:value="20873540" calcext:value-type="float">
            <text:p>20873540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Miercol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10025023</text:p>
          </table:table-cell>
          <table:table-cell office:value-type="float" office:value="20873541" calcext:value-type="float">
            <text:p>20873541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10025024</text:p>
          </table:table-cell>
          <table:table-cell office:value-type="float" office:value="20873542" calcext:value-type="float">
            <text:p>20873542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10025025</text:p>
          </table:table-cell>
          <table:table-cell office:value-type="float" office:value="20873543" calcext:value-type="float">
            <text:p>20873543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10040793</text:p>
          </table:table-cell>
          <table:table-cell office:value-type="float" office:value="20877252" calcext:value-type="float">
            <text:p>20877252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Guard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381610030 10040796</text:p>
          </table:table-cell>
          <table:table-cell office:value-type="float" office:value="20877253" calcext:value-type="float">
            <text:p>20877253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85.02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Cho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<text:s text:c="2"/>10010</text:p>
          </table:table-cell>
          <table:table-cell office:value-type="float" office:value="36660" calcext:value-type="float">
            <text:p>36660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Liquidos</text:p>
          </table:table-cell>
          <table:table-cell office:value-type="string" calcext:value-type="string">
            <text:p>N/A</text:p>
          </table:table-cell>
          <table:table-cell office:value-type="float" office:value="16161" calcext:value-type="float">
            <text:p>16161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400 <text:s/>00001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Auxiliar Administrativo "F" 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18.04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N/D</text:p>
          </table:table-cell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500 <text:s text:c="2"/>00031</text:p>
          </table:table-cell>
          <table:table-cell office:value-type="float" office:value="36578" calcext:value-type="float">
            <text:p>36578</text:p>
          </table:table-cell>
          <table:table-cell office:value-type="string" calcext:value-type="string">
            <text:p>Oficinista de Cuarta 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500 <text:s text:c="2"/>00090</text:p>
          </table:table-cell>
          <table:table-cell office:value-type="float" office:value="36574" calcext:value-type="float">
            <text:p>36574</text:p>
          </table:table-cell>
          <table:table-cell office:value-type="string" calcext:value-type="string">
            <text:p>Oficinista de Cuarta 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IPBN0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500 <text:s text:c="2"/>00027</text:p>
          </table:table-cell>
          <table:table-cell office:value-type="float" office:value="36768" calcext:value-type="float">
            <text:p>36768</text:p>
          </table:table-cell>
          <table:table-cell office:value-type="string" calcext:value-type="string">
            <text:p>Operario de Primera (Electricista) 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IPBN02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500 <text:s text:c="2"/>00024</text:p>
          </table:table-cell>
          <table:table-cell office:value-type="float" office:value="36999" calcext:value-type="float">
            <text:p>36999</text:p>
          </table:table-cell>
          <table:table-cell office:value-type="string" calcext:value-type="string">
            <text:p>Operario Especialista (Electricista) 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 y D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IPBN02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500 <text:s text:c="2"/>00102</text:p>
          </table:table-cell>
          <table:table-cell office:value-type="float" office:value="37164" calcext:value-type="float">
            <text:p>37164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IPBN02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500 <text:s text:c="2"/>00106</text:p>
          </table:table-cell>
          <table:table-cell office:value-type="float" office:value="37166" calcext:value-type="float">
            <text:p>37166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IPBN02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500 <text:s text:c="2"/>00099</text:p>
          </table:table-cell>
          <table:table-cell office:value-type="float" office:value="37733" calcext:value-type="float">
            <text:p>37733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IPBN02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8500 <text:s text:c="2"/>00107</text:p>
          </table:table-cell>
          <table:table-cell office:value-type="float" office:value="37158" calcext:value-type="float">
            <text:p>37158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IPBN02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ransferidas a PMX Logistica</text:p>
          </table:table-cell>
        </table:table-row>
        <table:table-row table:style-name="ro1">
          <table:table-cell office:value-type="string" calcext:value-type="string">
            <text:p>24025500 60000</text:p>
          </table:table-cell>
          <table:table-cell office:value-type="float" office:value="20858741" calcext:value-type="float">
            <text:p>20858741</text:p>
          </table:table-cell>
          <table:table-cell office:value-type="string" calcext:value-type="string">
            <text:p>AUXILIAR ADMINISTRATIVO “D”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18.04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Liquidos</text:p>
          </table:table-cell>
          <table:table-cell office:value-type="string" calcext:value-type="string">
            <text:p>Administrativa</text:p>
          </table:table-cell>
          <table:table-cell/>
          <table:table-cell office:value-type="string" calcext:value-type="string">
            <text:p>AIPBN03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500 00008</text:p>
          </table:table-cell>
          <table:table-cell office:value-type="float" office:value="20858024" calcext:value-type="float">
            <text:p>20858024</text:p>
          </table:table-cell>
          <table:table-cell office:value-type="string" calcext:value-type="string">
            <text:p>AUXILIAR ADMINISTRATIVO “D”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18.04</text:p>
          </table:table-cell>
          <table:table-cell office:value-type="string" calcext:value-type="string">
            <text:p>S y D</text:p>
          </table:table-cell>
          <table:table-cell/>
          <table:table-cell office:value-type="string" calcext:value-type="string">
            <text:p>Administrativa</text:p>
          </table:table-cell>
          <table:table-cell/>
          <table:table-cell office:value-type="string" calcext:value-type="string">
            <text:p>AIPBN04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600 00001</text:p>
          </table:table-cell>
          <table:table-cell office:value-type="float" office:value="20858035" calcext:value-type="float">
            <text:p>20858035</text:p>
          </table:table-cell>
          <table:table-cell office:value-type="string" calcext:value-type="string">
            <text:p>OPERADOR “A” DE CAPTURA DE DATO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29.07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Administrativa</text:p>
          </table:table-cell>
          <table:table-cell/>
          <table:table-cell office:value-type="string" calcext:value-type="string">
            <text:p>AIPBN05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500 00004</text:p>
          </table:table-cell>
          <table:table-cell office:value-type="float" office:value="20857955" calcext:value-type="float">
            <text:p>20857955</text:p>
          </table:table-cell>
          <table:table-cell office:value-type="string" calcext:value-type="string">
            <text:p>ENCARGADO “D” (OTROS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96.01</text:p>
          </table:table-cell>
          <table:table-cell office:value-type="string" calcext:value-type="string">
            <text:p>S y D</text:p>
          </table:table-cell>
          <table:table-cell/>
          <table:table-cell office:value-type="string" calcext:value-type="string">
            <text:p>Administrativa</text:p>
          </table:table-cell>
          <table:table-cell/>
          <table:table-cell office:value-type="string" calcext:value-type="string">
            <text:p>AIPBN06</text:p>
          </table:table-cell>
          <table:table-cell office:value-type="string" calcext:value-type="string">
            <text:p>ALTAMIRA</text:p>
          </table:table-cell>
          <table:table-cell/>
        </table:table-row>
        <table:table-row table:style-name="ro1">
          <table:table-cell office:value-type="string" calcext:value-type="string">
            <text:p>24028500 00005</text:p>
          </table:table-cell>
          <table:table-cell office:value-type="float" office:value="20857935" calcext:value-type="float">
            <text:p>20857935</text:p>
          </table:table-cell>
          <table:table-cell office:value-type="string" calcext:value-type="string">
            <text:p>OFICINISTA DE TERCER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44.06</text:p>
          </table:table-cell>
          <table:table-cell office:value-type="string" calcext:value-type="string">
            <text:p>S y D</text:p>
          </table:table-cell>
          <table:table-cell office:value-type="string" calcext:value-type="string">
            <text:p>T. Personal</text:p>
          </table:table-cell>
          <table:table-cell office:value-type="string" calcext:value-type="string">
            <text:p>Administrativa</text:p>
          </table:table-cell>
          <table:table-cell/>
          <table:table-cell office:value-type="string" calcext:value-type="string">
            <text:p>AIPBN07</text:p>
          </table:table-cell>
          <table:table-cell office:value-type="string" calcext:value-type="string">
            <text:p>ALTAMIRA</text:p>
          </table:table-cell>
          <table:table-cell/>
        </table:table-row>
      </table:table>
      <table:table table:name="Jorge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2"/>
        <table:table-column table:style-name="co2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9" table:default-cell-style-name="ce1"/>
        <table:table-column table:style-name="co10" table:default-cell-style-name="ce1"/>
        <table:table-column table:style-name="co2" table:default-cell-style-name="ce4"/>
        <table:table-column table:style-name="co7" table:default-cell-style-name="ce4"/>
        <table:table-column table:style-name="co2" table:default-cell-style-name="ce1"/>
        <table:table-row table:style-name="ro1">
          <table:table-cell office:value-type="string" calcext:value-type="string">
            <text:p>REGI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ATTR</text:p>
          </table:table-cell>
          <table:table-cell office:value-type="string" calcext:value-type="string">
            <text:p>FOL</text:p>
          </table:table-cell>
          <table:table-cell table:style-name="ce1" office:value-type="string" calcext:value-type="string">
            <text:p>PLAZA</text:p>
          </table:table-cell>
          <table:table-cell office:value-type="string" calcext:value-type="string">
            <text:p>_CLASIF</text:p>
          </table:table-cell>
          <table:table-cell office:value-type="string" calcext:value-type="string">
            <text:p>CLAVE_CLASIF</text:p>
          </table:table-cell>
          <table:table-cell office:value-type="string" calcext:value-type="string">
            <text:p>SIRHN</text:p>
          </table:table-cell>
          <table:table-cell office:value-type="string" calcext:value-type="string">
            <text:p>RESIDE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INSTALACION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DESCR</text:p>
          </table:table-cell>
          <table:table-cell office:value-type="string" calcext:value-type="string">
            <text:p>DEPTO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JORNAD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LABORAN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POSFIN</text:p>
          </table:table-cell>
          <table:table-cell office:value-type="string" calcext:value-type="string">
            <text:p>FCREACION</text:p>
          </table:table-cell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ESCALAFON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ACTIVIDAD</text:p>
          </table:table-cell>
          <table:table-cell table:style-name="ce1" office:value-type="string" calcext:value-type="string">
            <text:p>ESCALAFONADA</text:p>
          </table:table-cell>
          <table:table-cell table:style-name="ce1" office:value-type="string" calcext:value-type="string">
            <text:p>DELOGISTICA</text:p>
          </table:table-cell>
          <table:table-cell office:value-type="string" calcext:value-type="string">
            <text:p>SECCSIN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8900" calcext:value-type="float">
            <text:p>28900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string" calcext:value-type="string">
            <text:p>24028900 <text:s/>60000</text:p>
          </table:table-cell>
          <table:table-cell office:value-type="string" calcext:value-type="string">
            <text:p>29.17.10</text:p>
          </table:table-cell>
          <table:table-cell office:value-type="float" office:value="291710" calcext:value-type="float">
            <text:p>291710</text:p>
          </table:table-cell>
          <table:table-cell office:value-type="float" office:value="20864044" calcext:value-type="float">
            <text:p>2086404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/>
          <table:table-cell office:value-type="string" calcext:value-type="string">
            <text:p>ADMINISTRATIV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DMV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CION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4028500 <text:s/>00007</text:p>
          </table:table-cell>
          <table:table-cell office:value-type="string" calcext:value-type="string">
            <text:p>23.29.07</text:p>
          </table:table-cell>
          <table:table-cell office:value-type="float" office:value="232907" calcext:value-type="float">
            <text:p>232907</text:p>
          </table:table-cell>
          <table:table-cell office:value-type="float" office:value="20858033" calcext:value-type="float">
            <text:p>20858033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/>
          <table:table-cell office:value-type="string" calcext:value-type="string">
            <text:p>ADMINISTRATIVO</text:p>
          </table:table-cell>
          <table:table-cell/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DMVO</text:p>
          </table:table-cell>
          <table:table-cell table:number-columns-repeated="6"/>
          <table:table-cell office:value-type="string" calcext:value-type="string">
            <text:p>OFICINAS</text:p>
          </table:table-cell>
          <table:table-cell/>
          <table:table-cell office:value-type="string" calcext:value-type="string">
            <text:p>ADMINISTRACION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4028600 <text:s/>00003</text:p>
          </table:table-cell>
          <table:table-cell office:value-type="string" calcext:value-type="string">
            <text:p>18.44.06</text:p>
          </table:table-cell>
          <table:table-cell office:value-type="float" office:value="184406" calcext:value-type="float">
            <text:p>184406</text:p>
          </table:table-cell>
          <table:table-cell office:value-type="float" office:value="20857934" calcext:value-type="float">
            <text:p>2085793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/>
          <table:table-cell office:value-type="string" calcext:value-type="string">
            <text:p>ADMINISTRATIV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DMV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OFICINAS</text:p>
          </table:table-cell>
          <table:table-cell/>
          <table:table-cell office:value-type="string" calcext:value-type="string">
            <text:p>ADMINISTRACION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string" calcext:value-type="string">
            <text:p>24028600 <text:s/>10001</text:p>
          </table:table-cell>
          <table:table-cell office:value-type="string" calcext:value-type="string">
            <text:p>26.81.01</text:p>
          </table:table-cell>
          <table:table-cell office:value-type="float" office:value="268101" calcext:value-type="float">
            <text:p>268101</text:p>
          </table:table-cell>
          <table:table-cell office:value-type="float" office:value="20858038" calcext:value-type="float">
            <text:p>2085803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/>
          <table:table-cell office:value-type="string" calcext:value-type="string">
            <text:p>MANDO MEDIO</text:p>
          </table:table-cell>
          <table:table-cell office:value-type="string" calcext:value-type="string">
            <text:p>#N/A</text:p>
          </table:table-cell>
          <table:table-cell office:value-type="float" office:value="23816002" calcext:value-type="float">
            <text:p>238160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MAN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string" calcext:value-type="string">
            <text:p>24028600 <text:s/>10002</text:p>
          </table:table-cell>
          <table:table-cell office:value-type="string" calcext:value-type="string">
            <text:p>25.52.11</text:p>
          </table:table-cell>
          <table:table-cell office:value-type="float" office:value="255211" calcext:value-type="float">
            <text:p>255211</text:p>
          </table:table-cell>
          <table:table-cell office:value-type="float" office:value="20858094" calcext:value-type="float">
            <text:p>2085809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MANDO MEDIO</text:p>
          </table:table-cell>
          <table:table-cell office:value-type="string" calcext:value-type="string">
            <text:p>#N/A</text:p>
          </table:table-cell>
          <table:table-cell office:value-type="float" office:value="23816002" calcext:value-type="float">
            <text:p>238160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MAN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28900" calcext:value-type="float">
            <text:p>28900</text:p>
          </table:table-cell>
          <table:table-cell office:value-type="float" office:value="30" calcext:value-type="float">
            <text:p>30</text:p>
          </table:table-cell>
          <table:table-cell office:value-type="float" office:value="4025" calcext:value-type="float">
            <text:p>4025</text:p>
          </table:table-cell>
          <table:table-cell office:value-type="float" office:value="240289003004025" calcext:value-type="float">
            <text:p>240289003004025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69174" calcext:value-type="float">
            <text:p>2086917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TRANSPORTE DE EQUIPO TRP Y PERFORACON, TANQUES A BOCA DE POZO, PRESA ECOLOGICAS; ASI MISMO TRANSPORTE DE REACTIVOS QUIMICOS Y LUBRICANTES DE COMPLEJO PETROQUIMICO A ALMACEN LOCAL ALTAMIR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197295" calcext:value-type="float">
            <text:p>197295</text:p>
          </table:table-cell>
          <table:table-cell office:value-type="float" office:value="38204" calcext:value-type="float">
            <text:p>38204</text:p>
          </table:table-cell>
          <table:table-cell office:value-type="float" office:value="42910" calcext:value-type="float">
            <text:p>42910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3" calcext:value-type="float">
            <text:p>10003</text:p>
          </table:table-cell>
          <table:table-cell office:value-type="string" calcext:value-type="string">
            <text:p>24028600 <text:s/>10003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57967" calcext:value-type="float">
            <text:p>2085796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4" calcext:value-type="float">
            <text:p>10004</text:p>
          </table:table-cell>
          <table:table-cell office:value-type="string" calcext:value-type="string">
            <text:p>24028600 <text:s/>10004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57970" calcext:value-type="float">
            <text:p>208579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5" calcext:value-type="float">
            <text:p>10005</text:p>
          </table:table-cell>
          <table:table-cell office:value-type="string" calcext:value-type="string">
            <text:p>24028600 <text:s/>10005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57961" calcext:value-type="float">
            <text:p>2085796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6" calcext:value-type="float">
            <text:p>10006</text:p>
          </table:table-cell>
          <table:table-cell office:value-type="string" calcext:value-type="string">
            <text:p>24028600 <text:s/>10006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57968" calcext:value-type="float">
            <text:p>2085796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EQUIPO PESADO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30303" calcext:value-type="float">
            <text:p>30303</text:p>
          </table:table-cell>
          <table:table-cell office:value-type="float" office:value="240286003030303" calcext:value-type="float">
            <text:p>240286003030303</text:p>
          </table:table-cell>
          <table:table-cell office:value-type="string" calcext:value-type="string">
            <text:p>22.72.01</text:p>
          </table:table-cell>
          <table:table-cell office:value-type="float" office:value="227201" calcext:value-type="float">
            <text:p>227201</text:p>
          </table:table-cell>
          <table:table-cell office:value-type="float" office:value="20858028" calcext:value-type="float">
            <text:p>2085802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TRANSPORTE DE EQUIPO TRP Y PERFORACON, ASI MISMO TRANSPORTE DE REACTIVOS QUIMICOS Y LUBRICANTES DE COMPLEJO PETROQUIMICO A ALMACEN LOCAL ALTAMIR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6898" calcext:value-type="float">
            <text:p>36898</text:p>
          </table:table-cell>
          <table:table-cell office:value-type="float" office:value="32559" calcext:value-type="float">
            <text:p>32559</text:p>
          </table:table-cell>
          <table:table-cell office:value-type="float" office:value="42906" calcext:value-type="float">
            <text:p>42906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40286003000005" calcext:value-type="float">
            <text:p>240286003000005</text:p>
          </table:table-cell>
          <table:table-cell office:value-type="string" calcext:value-type="string">
            <text:p>21.62.03</text:p>
          </table:table-cell>
          <table:table-cell office:value-type="float" office:value="216203" calcext:value-type="float">
            <text:p>216203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LOGISTICA</text:p>
          </table:table-cell>
          <table:table-cell office:value-type="string" calcext:value-type="string">
            <text:p>MOVIMIENTOS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MOVIMIENTOS DE EQUIPO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6738" calcext:value-type="float">
            <text:p>36738</text:p>
          </table:table-cell>
          <table:table-cell table:number-columns-repeated="3"/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93001" calcext:value-type="float">
            <text:p>93001</text:p>
          </table:table-cell>
          <table:table-cell office:value-type="float" office:value="240286003093001" calcext:value-type="float">
            <text:p>240286003093001</text:p>
          </table:table-cell>
          <table:table-cell office:value-type="string" calcext:value-type="string">
            <text:p>21.62.03</text:p>
          </table:table-cell>
          <table:table-cell office:value-type="float" office:value="216203" calcext:value-type="float">
            <text:p>216203</text:p>
          </table:table-cell>
          <table:table-cell office:value-type="float" office:value="20857969" calcext:value-type="float">
            <text:p>20857969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TRANSPORTE DE EQUIPO TRP Y PERFORACON, ASI MISMO TRANSPORTE DE REACTIVOS QUIMICOS Y LUBRICANTES DE COMPLEJO PETROQUIMICO A ALMACEN LOCAL ALTAMIR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6760" calcext:value-type="float">
            <text:p>36760</text:p>
          </table:table-cell>
          <table:table-cell office:value-type="float" office:value="33973" calcext:value-type="float">
            <text:p>33973</text:p>
          </table:table-cell>
          <table:table-cell office:value-type="float" office:value="42907" calcext:value-type="float">
            <text:p>42907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31012" calcext:value-type="float">
            <text:p>31012</text:p>
          </table:table-cell>
          <table:table-cell office:value-type="float" office:value="240286003031012" calcext:value-type="float">
            <text:p>240286003031012</text:p>
          </table:table-cell>
          <table:table-cell office:value-type="string" calcext:value-type="string">
            <text:p>21.62.02</text:p>
          </table:table-cell>
          <table:table-cell office:value-type="float" office:value="216202" calcext:value-type="float">
            <text:p>216202</text:p>
          </table:table-cell>
          <table:table-cell office:value-type="float" office:value="20857958" calcext:value-type="float">
            <text:p>20857958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PLANTA CENTRAL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TRANSPORTE DE EQUIPO TRP Y PERFORACON, TANQUES A BOCA DE POZO, PRESA ECOLOGICAS; ASI MISMO TRANSPORTE DE REACTIVOS QUIMICOS Y LUBRICANTES DE COMPLEJO PETROQUIMICO A ALMACEN LOCAL ALTAMIR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6736" calcext:value-type="float">
            <text:p>36736</text:p>
          </table:table-cell>
          <table:table-cell office:value-type="float" office:value="32685" calcext:value-type="float">
            <text:p>32685</text:p>
          </table:table-cell>
          <table:table-cell office:value-type="float" office:value="42911" calcext:value-type="float">
            <text:p>42911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94100" calcext:value-type="float">
            <text:p>94100</text:p>
          </table:table-cell>
          <table:table-cell office:value-type="float" office:value="240286003094100" calcext:value-type="float">
            <text:p>240286003094100</text:p>
          </table:table-cell>
          <table:table-cell office:value-type="string" calcext:value-type="string">
            <text:p>21.62.02</text:p>
          </table:table-cell>
          <table:table-cell office:value-type="float" office:value="216202" calcext:value-type="float">
            <text:p>216202</text:p>
          </table:table-cell>
          <table:table-cell office:value-type="float" office:value="20857971" calcext:value-type="float">
            <text:p>20857971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PLANTA CENTRAL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TRANSPORTE DE HIDROCARBUROPS EN CAJAS TERRESTRES EN INSTALACIONES DE PRODUCCION EN SECTOR EPC MEDIANTE UNIDAD DE PRESION Y VACIO</text:p>
          </table:table-cell>
          <table:table-cell office:value-type="float" office:value="23816100" calcext:value-type="float">
            <text:p>23816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6764" calcext:value-type="float">
            <text:p>36764</text:p>
          </table:table-cell>
          <table:table-cell office:value-type="float" office:value="34409" calcext:value-type="float">
            <text:p>34409</text:p>
          </table:table-cell>
          <table:table-cell office:value-type="float" office:value="42911" calcext:value-type="float">
            <text:p>42911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7" calcext:value-type="float">
            <text:p>10007</text:p>
          </table:table-cell>
          <table:table-cell office:value-type="string" calcext:value-type="string">
            <text:p>24028600 <text:s/>10007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26" calcext:value-type="float">
            <text:p>20857926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ÓN</text:p>
          </table:table-cell>
          <table:table-cell office:value-type="string" calcext:value-type="string">
            <text:p>INSTL. DE PRODUCCIÓN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8" calcext:value-type="float">
            <text:p>10008</text:p>
          </table:table-cell>
          <table:table-cell office:value-type="string" calcext:value-type="string">
            <text:p>24028600 <text:s/>10008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28" calcext:value-type="float">
            <text:p>2085792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09" calcext:value-type="float">
            <text:p>10009</text:p>
          </table:table-cell>
          <table:table-cell office:value-type="string" calcext:value-type="string">
            <text:p>24028600 <text:s/>10009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31" calcext:value-type="float">
            <text:p>2085793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0" calcext:value-type="float">
            <text:p>10010</text:p>
          </table:table-cell>
          <table:table-cell office:value-type="string" calcext:value-type="string">
            <text:p>24028600 <text:s/>10010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PANUCO</text:p>
          </table:table-cell>
          <table:table-cell office:value-type="string" calcext:value-type="string">
            <text:p>EST. SAN MANUEL</text:p>
          </table:table-cell>
          <table:table-cell office:value-type="string" calcext:value-type="string">
            <text:p>BATS. Y CARGADEROS PANUCO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LIQUIDO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1" calcext:value-type="float">
            <text:p>10011</text:p>
          </table:table-cell>
          <table:table-cell office:value-type="string" calcext:value-type="string">
            <text:p>24028600 <text:s/>10011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27" calcext:value-type="float">
            <text:p>20857927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ON</text:p>
          </table:table-cell>
          <table:table-cell/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2" calcext:value-type="float">
            <text:p>10012</text:p>
          </table:table-cell>
          <table:table-cell office:value-type="string" calcext:value-type="string">
            <text:p>24028600 <text:s/>10012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25" calcext:value-type="float">
            <text:p>20857925</text:p>
          </table:table-cell>
          <table:table-cell office:value-type="string" calcext:value-type="string">
            <text:p>CPO. TAMPS.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002" calcext:value-type="float">
            <text:p>238160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3" calcext:value-type="float">
            <text:p>10013</text:p>
          </table:table-cell>
          <table:table-cell office:value-type="string" calcext:value-type="string">
            <text:p>24028600 <text:s/>10013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06" calcext:value-type="float">
            <text:p>20857906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TALLER PRODUCCIÓN</text:p>
          </table:table-cell>
          <table:table-cell/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4" calcext:value-type="float">
            <text:p>10014</text:p>
          </table:table-cell>
          <table:table-cell office:value-type="string" calcext:value-type="string">
            <text:p>24028600 <text:s/>10014</text:p>
          </table:table-cell>
          <table:table-cell office:value-type="string" calcext:value-type="string">
            <text:p>17.62.02</text:p>
          </table:table-cell>
          <table:table-cell office:value-type="float" office:value="176202" calcext:value-type="float">
            <text:p>176202</text:p>
          </table:table-cell>
          <table:table-cell office:value-type="float" office:value="20857903" calcext:value-type="float">
            <text:p>20857903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ELECTRICO</text:p>
          </table:table-cell>
          <table:table-cell/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28900" calcext:value-type="float">
            <text:p>28900</text:p>
          </table:table-cell>
          <table:table-cell office:value-type="float" office:value="30" calcext:value-type="float">
            <text:p>30</text:p>
          </table:table-cell>
          <table:table-cell office:value-type="float" office:value="4026" calcext:value-type="float">
            <text:p>4026</text:p>
          </table:table-cell>
          <table:table-cell office:value-type="float" office:value="240289003004026" calcext:value-type="float">
            <text:p>240289003004026</text:p>
          </table:table-cell>
          <table:table-cell office:value-type="string" calcext:value-type="string">
            <text:p>11.62.09</text:p>
          </table:table-cell>
          <table:table-cell office:value-type="float" office:value="116209" calcext:value-type="float">
            <text:p>116209</text:p>
          </table:table-cell>
          <table:table-cell office:value-type="float" office:value="20869175" calcext:value-type="float">
            <text:p>20869175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APOYO EN EL TRANSPORTE DE EQUIPO TRP Y PERFORACON, ASI MISMO TRANSPORTE DE REACTIVOS QUIMICOS Y LUBRICANTES DE COMPLEJO PETROQUIMICO A ALMACEN LOCAL ALTAMIRA</text:p>
          </table:table-cell>
          <table:table-cell office:value-type="float" office:value="23816100" calcext:value-type="float">
            <text:p>23816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197299" calcext:value-type="float">
            <text:p>197299</text:p>
          </table:table-cell>
          <table:table-cell office:value-type="float" office:value="38204" calcext:value-type="float">
            <text:p>38204</text:p>
          </table:table-cell>
          <table:table-cell office:value-type="float" office:value="42911" calcext:value-type="float">
            <text:p>42911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28900" calcext:value-type="float">
            <text:p>28900</text:p>
          </table:table-cell>
          <table:table-cell office:value-type="float" office:value="30" calcext:value-type="float">
            <text:p>30</text:p>
          </table:table-cell>
          <table:table-cell office:value-type="float" office:value="4027" calcext:value-type="float">
            <text:p>4027</text:p>
          </table:table-cell>
          <table:table-cell office:value-type="float" office:value="240289003004027" calcext:value-type="float">
            <text:p>240289003004027</text:p>
          </table:table-cell>
          <table:table-cell office:value-type="string" calcext:value-type="string">
            <text:p>11.62.09</text:p>
          </table:table-cell>
          <table:table-cell office:value-type="float" office:value="116209" calcext:value-type="float">
            <text:p>116209</text:p>
          </table:table-cell>
          <table:table-cell office:value-type="float" office:value="20869183" calcext:value-type="float">
            <text:p>20869183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PLANTA CENTRAL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APOYO EN EL TRANSPORTE DE HIDROCARBUROPS EN CAJAS TERRESTRES EN INSTALACIONES DE PRODUCCION EN SECTOR EPC MEDIANTE UNIDAD DE PRESION Y VACIO</text:p>
          </table:table-cell>
          <table:table-cell office:value-type="float" office:value="23816100" calcext:value-type="float">
            <text:p>23816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198011" calcext:value-type="float">
            <text:p>198011</text:p>
          </table:table-cell>
          <table:table-cell office:value-type="float" office:value="38243" calcext:value-type="float">
            <text:p>38243</text:p>
          </table:table-cell>
          <table:table-cell office:value-type="float" office:value="42911" calcext:value-type="float">
            <text:p>42911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40286003000007" calcext:value-type="float">
            <text:p>240286003000007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office:value-type="string" calcext:value-type="string">
            <text:p>TALLERES PRODUCCION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6,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7101" calcext:value-type="float">
            <text:p>37101</text:p>
          </table:table-cell>
          <table:table-cell table:number-columns-repeated="3"/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604" calcext:value-type="float">
            <text:p>604</text:p>
          </table:table-cell>
          <table:table-cell office:value-type="float" office:value="240286003000604" calcext:value-type="float">
            <text:p>240286003000604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25" calcext:value-type="float">
            <text:p>20858125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APOYO EN TRANSPORTE DE MATERIALES DIVERSO, COMBUSTIBLE, AGUA A BATERIAS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7072" calcext:value-type="float">
            <text:p>37072</text:p>
          </table:table-cell>
          <table:table-cell office:value-type="float" office:value="32174" calcext:value-type="float">
            <text:p>32174</text:p>
          </table:table-cell>
          <table:table-cell office:value-type="float" office:value="42911" calcext:value-type="float">
            <text:p>42911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7" calcext:value-type="float">
            <text:p>10037</text:p>
          </table:table-cell>
          <table:table-cell office:value-type="string" calcext:value-type="string">
            <text:p>24028600 <text:s/>10037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50" calcext:value-type="float">
            <text:p>2085815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8" calcext:value-type="float">
            <text:p>10038</text:p>
          </table:table-cell>
          <table:table-cell office:value-type="string" calcext:value-type="string">
            <text:p>24028600 <text:s/>10038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9" calcext:value-type="float">
            <text:p>20858149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9" calcext:value-type="float">
            <text:p>10039</text:p>
          </table:table-cell>
          <table:table-cell office:value-type="string" calcext:value-type="string">
            <text:p>24028600 <text:s/>10039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8" calcext:value-type="float">
            <text:p>2085814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40" calcext:value-type="float">
            <text:p>10040</text:p>
          </table:table-cell>
          <table:table-cell office:value-type="string" calcext:value-type="string">
            <text:p>24028600 <text:s/>10040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6" calcext:value-type="float">
            <text:p>20858146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41" calcext:value-type="float">
            <text:p>10041</text:p>
          </table:table-cell>
          <table:table-cell office:value-type="string" calcext:value-type="string">
            <text:p>24028600 <text:s/>10041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office:value-type="float" office:value="37151" calcext:value-type="float">
            <text:p>37151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42" calcext:value-type="float">
            <text:p>10042</text:p>
          </table:table-cell>
          <table:table-cell office:value-type="string" calcext:value-type="string">
            <text:p>24028600 <text:s/>10042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3" calcext:value-type="float">
            <text:p>20858143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43" calcext:value-type="float">
            <text:p>10043</text:p>
          </table:table-cell>
          <table:table-cell office:value-type="string" calcext:value-type="string">
            <text:p>24028600 <text:s/>10043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2" calcext:value-type="float">
            <text:p>2085814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SADO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MATERIALES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30301" calcext:value-type="float">
            <text:p>30301</text:p>
          </table:table-cell>
          <table:table-cell office:value-type="float" office:value="240286003030301" calcext:value-type="float">
            <text:p>240286003030301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74" calcext:value-type="float">
            <text:p>2085817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APOYO EN TRANSPORTE DE MATERIALES DIVERSO, COMBUSTIBLE, AGUA A BATERIAS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7742" calcext:value-type="float">
            <text:p>37742</text:p>
          </table:table-cell>
          <table:table-cell office:value-type="float" office:value="32559" calcext:value-type="float">
            <text:p>32559</text:p>
          </table:table-cell>
          <table:table-cell office:value-type="float" office:value="42911" calcext:value-type="float">
            <text:p>42911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 office:value-type="float" office:value="30" calcext:value-type="float">
            <text:p>30</text:p>
          </table:table-cell>
          <table:table-cell office:value-type="float" office:value="31129" calcext:value-type="float">
            <text:p>31129</text:p>
          </table:table-cell>
          <table:table-cell office:value-type="float" office:value="240286003031129" calcext:value-type="float">
            <text:p>240286003031129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73" calcext:value-type="float">
            <text:p>20858173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APOYO EN TRANSPORTE DE MATERIALES DIVERSO, COMBUSTIBLE, AGUA A BATERIAS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PESADO</text:p>
          </table:table-cell>
          <table:table-cell office:value-type="float" office:value="37741" calcext:value-type="float">
            <text:p>37741</text:p>
          </table:table-cell>
          <table:table-cell office:value-type="float" office:value="33364" calcext:value-type="float">
            <text:p>33364</text:p>
          </table:table-cell>
          <table:table-cell office:value-type="float" office:value="42908" calcext:value-type="float">
            <text:p>42908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7" calcext:value-type="float">
            <text:p>10040797</text:p>
          </table:table-cell>
          <table:table-cell office:value-type="string" calcext:value-type="string">
            <text:p>238161003010040797</text:p>
          </table:table-cell>
          <table:table-cell office:value-type="string" calcext:value-type="string">
            <text:p>22.81.01</text:p>
          </table:table-cell>
          <table:table-cell office:value-type="float" office:value="228101" calcext:value-type="float">
            <text:p>228101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string" calcext:value-type="string">
            <text:p>DESPACHO DE GUARDIAS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40797" calcext:value-type="float">
            <text:p>10040797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8" calcext:value-type="float">
            <text:p>10040798</text:p>
          </table:table-cell>
          <table:table-cell office:value-type="string" calcext:value-type="string">
            <text:p>238161003010040798</text:p>
          </table:table-cell>
          <table:table-cell office:value-type="string" calcext:value-type="string">
            <text:p>22.81.01</text:p>
          </table:table-cell>
          <table:table-cell office:value-type="float" office:value="228101" calcext:value-type="float">
            <text:p>228101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GUARDIAS</text:p>
          </table:table-cell>
          <table:table-cell office:value-type="string" calcext:value-type="string">
            <text:p>DESPACHO DE GUARDIAS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40798" calcext:value-type="float">
            <text:p>10040798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6" calcext:value-type="float">
            <text:p>10016</text:p>
          </table:table-cell>
          <table:table-cell office:value-type="string" calcext:value-type="string">
            <text:p>24028600 <text:s/>1001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0" calcext:value-type="float">
            <text:p>208578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BOMB. TAMPS.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/>
          <table:table-cell office:value-type="float" office:value="18993" calcext:value-type="float">
            <text:p>18993</text:p>
          </table:table-cell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7" calcext:value-type="float">
            <text:p>10017</text:p>
          </table:table-cell>
          <table:table-cell office:value-type="string" calcext:value-type="string">
            <text:p>24028600 <text:s/>10017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1" calcext:value-type="float">
            <text:p>2085787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3" calcext:value-type="float">
            <text:p>10023</text:p>
          </table:table-cell>
          <table:table-cell office:value-type="string" calcext:value-type="string">
            <text:p>24028600 <text:s/>1002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5" calcext:value-type="float">
            <text:p>20857895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PLANTA DE INYECCION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4" calcext:value-type="float">
            <text:p>10024</text:p>
          </table:table-cell>
          <table:table-cell office:value-type="string" calcext:value-type="string">
            <text:p>24028600 <text:s/>1002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0" calcext:value-type="float">
            <text:p>2085789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PLANTA DE INYECCION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5" calcext:value-type="float">
            <text:p>10025</text:p>
          </table:table-cell>
          <table:table-cell office:value-type="string" calcext:value-type="string">
            <text:p>24028600 <text:s/>1002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6" calcext:value-type="float">
            <text:p>20857876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6" calcext:value-type="float">
            <text:p>10026</text:p>
          </table:table-cell>
          <table:table-cell office:value-type="string" calcext:value-type="string">
            <text:p>24028600 <text:s/>1002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68" calcext:value-type="float">
            <text:p>2085786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BOMB. CONST.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/>
          <table:table-cell office:value-type="float" office:value="18118" calcext:value-type="float">
            <text:p>18118</text:p>
          </table:table-cell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7" calcext:value-type="float">
            <text:p>10027</text:p>
          </table:table-cell>
          <table:table-cell office:value-type="string" calcext:value-type="string">
            <text:p>24028600 <text:s/>10027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89" calcext:value-type="float">
            <text:p>20857889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BOMB. TAMPS.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8" calcext:value-type="float">
            <text:p>10028</text:p>
          </table:table-cell>
          <table:table-cell office:value-type="string" calcext:value-type="string">
            <text:p>24028600 <text:s/>10028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PLANTA DE INYECCION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36480" calcext:value-type="float">
            <text:p>36480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0" calcext:value-type="float">
            <text:p>10030</text:p>
          </table:table-cell>
          <table:table-cell office:value-type="string" calcext:value-type="string">
            <text:p>24028600 <text:s/>1003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PM-5603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36497" calcext:value-type="float">
            <text:p>36497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1" calcext:value-type="float">
            <text:p>10031</text:p>
          </table:table-cell>
          <table:table-cell office:value-type="string" calcext:value-type="string">
            <text:p>24028600 <text:s/>1003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PM-5603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36560" calcext:value-type="float">
            <text:p>36560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string" calcext:value-type="string">
            <text:p>24028600 <text:s/>1003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2" calcext:value-type="float">
            <text:p>2085789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RELEVO BOMB. TAMPS/BOMB. CONST.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3" calcext:value-type="float">
            <text:p>10033</text:p>
          </table:table-cell>
          <table:table-cell office:value-type="string" calcext:value-type="string">
            <text:p>24028600 <text:s/>1003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BOMB. CONST.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36564" calcext:value-type="float">
            <text:p>36564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5" calcext:value-type="float">
            <text:p>10035</text:p>
          </table:table-cell>
          <table:table-cell office:value-type="string" calcext:value-type="string">
            <text:p>24028600 <text:s/>1003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4" calcext:value-type="float">
            <text:p>2085789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FIJA RELEVO PLANTA INYECC/COMPRESORAS III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6" calcext:value-type="float">
            <text:p>10036</text:p>
          </table:table-cell>
          <table:table-cell office:value-type="string" calcext:value-type="string">
            <text:p>24028600 <text:s/>1003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88" calcext:value-type="float">
            <text:p>2085788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VIJA BOMB. TAMP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GUARDIA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30503" calcext:value-type="float">
            <text:p>30503</text:p>
          </table:table-cell>
          <table:table-cell office:value-type="string" calcext:value-type="string">
            <text:p>23816100300003050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9468" calcext:value-type="float">
            <text:p>2085946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VARIABLE CR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46478" calcext:value-type="float">
            <text:p>46478</text:p>
          </table:table-cell>
          <table:table-cell office:value-type="float" office:value="38513" calcext:value-type="float">
            <text:p>38513</text:p>
          </table:table-cell>
          <table:table-cell office:value-type="float" office:value="42910" calcext:value-type="float">
            <text:p>42910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23816100300005090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61497" calcext:value-type="float">
            <text:p>20861497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59152" calcext:value-type="float">
            <text:p>59152</text:p>
          </table:table-cell>
          <table:table-cell office:value-type="float" office:value="38614" calcext:value-type="float">
            <text:p>38614</text:p>
          </table:table-cell>
          <table:table-cell office:value-type="float" office:value="42905" calcext:value-type="float">
            <text:p>42905</text:p>
          </table:table-cell>
          <table:table-cell office:value-type="float" office:value="42961" calcext:value-type="float">
            <text:p>42961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50904" calcext:value-type="float">
            <text:p>50904</text:p>
          </table:table-cell>
          <table:table-cell office:value-type="string" calcext:value-type="string">
            <text:p>23816100300005090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61600" calcext:value-type="float">
            <text:p>2086160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59618" calcext:value-type="float">
            <text:p>59618</text:p>
          </table:table-cell>
          <table:table-cell office:value-type="float" office:value="38614" calcext:value-type="float">
            <text:p>38614</text:p>
          </table:table-cell>
          <table:table-cell office:value-type="float" office:value="42905" calcext:value-type="float">
            <text:p>42905</text:p>
          </table:table-cell>
          <table:table-cell office:value-type="float" office:value="42961" calcext:value-type="float">
            <text:p>42961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25020" calcext:value-type="float">
            <text:p>10025020</text:p>
          </table:table-cell>
          <table:table-cell office:value-type="string" calcext:value-type="string">
            <text:p>23816100301002502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39" calcext:value-type="float">
            <text:p>20873539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VARIABLE PM-5521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25020" calcext:value-type="float">
            <text:p>10025020</text:p>
          </table:table-cell>
          <table:table-cell office:value-type="float" office:value="39734" calcext:value-type="float">
            <text:p>39734</text:p>
          </table:table-cell>
          <table:table-cell office:value-type="float" office:value="42905" calcext:value-type="float">
            <text:p>42905</text:p>
          </table:table-cell>
          <table:table-cell office:value-type="float" office:value="42961" calcext:value-type="float">
            <text:p>42961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25021" calcext:value-type="float">
            <text:p>10025021</text:p>
          </table:table-cell>
          <table:table-cell office:value-type="string" calcext:value-type="string">
            <text:p>23816100301002502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40" calcext:value-type="float">
            <text:p>2087354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25021" calcext:value-type="float">
            <text:p>10025021</text:p>
          </table:table-cell>
          <table:table-cell office:value-type="float" office:value="39734" calcext:value-type="float">
            <text:p>39734</text:p>
          </table:table-cell>
          <table:table-cell office:value-type="float" office:value="42907" calcext:value-type="float">
            <text:p>42907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25023" calcext:value-type="float">
            <text:p>10025023</text:p>
          </table:table-cell>
          <table:table-cell office:value-type="string" calcext:value-type="string">
            <text:p>23816100301002502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41" calcext:value-type="float">
            <text:p>2087354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COMPRESORAS III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25023" calcext:value-type="float">
            <text:p>10025023</text:p>
          </table:table-cell>
          <table:table-cell office:value-type="float" office:value="39734" calcext:value-type="float">
            <text:p>39734</text:p>
          </table:table-cell>
          <table:table-cell office:value-type="float" office:value="42910" calcext:value-type="float">
            <text:p>42910</text:p>
          </table:table-cell>
          <table:table-cell office:value-type="string" calcext:value-type="string">
            <text:p>PENDIENTE NUEVO CONTRATO</text:p>
          </table:table-cell>
          <table:table-cell/>
          <table:table-cell office:value-type="string" calcext:value-type="string">
            <text:p>DESCANSO PROPUESTO DE SABADO A VIERNES- PENDIENTE POR GESTIONAR</text:p>
          </table:table-cell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25024" calcext:value-type="float">
            <text:p>10025024</text:p>
          </table:table-cell>
          <table:table-cell office:value-type="string" calcext:value-type="string">
            <text:p>23816100301002502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42" calcext:value-type="float">
            <text:p>2087354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VARIABLE CR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25024" calcext:value-type="float">
            <text:p>10025024</text:p>
          </table:table-cell>
          <table:table-cell office:value-type="float" office:value="39734" calcext:value-type="float">
            <text:p>39734</text:p>
          </table:table-cell>
          <table:table-cell office:value-type="float" office:value="42906" calcext:value-type="float">
            <text:p>42906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25025" calcext:value-type="float">
            <text:p>10025025</text:p>
          </table:table-cell>
          <table:table-cell office:value-type="string" calcext:value-type="string">
            <text:p>23816100301002502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43" calcext:value-type="float">
            <text:p>20873543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VARIABLE PM-1312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25025" calcext:value-type="float">
            <text:p>10025025</text:p>
          </table:table-cell>
          <table:table-cell office:value-type="float" office:value="39734" calcext:value-type="float">
            <text:p>39734</text:p>
          </table:table-cell>
          <table:table-cell office:value-type="float" office:value="42908" calcext:value-type="float">
            <text:p>42908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3" calcext:value-type="float">
            <text:p>10040793</text:p>
          </table:table-cell>
          <table:table-cell office:value-type="string" calcext:value-type="string">
            <text:p>23816100301004079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7252" calcext:value-type="float">
            <text:p>2087725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PLANTA DE INYECCION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40793" calcext:value-type="float">
            <text:p>10040793</text:p>
          </table:table-cell>
          <table:table-cell office:value-type="float" office:value="39997" calcext:value-type="float">
            <text:p>39997</text:p>
          </table:table-cell>
          <table:table-cell office:value-type="float" office:value="42910" calcext:value-type="float">
            <text:p>42910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6" calcext:value-type="float">
            <text:p>10040796</text:p>
          </table:table-cell>
          <table:table-cell office:value-type="string" calcext:value-type="string">
            <text:p>23816100301004079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7253" calcext:value-type="float">
            <text:p>20877253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ESPACHO DE GUARDIAS</text:p>
          </table:table-cell>
          <table:table-cell office:value-type="string" calcext:value-type="string">
            <text:p>RUTA VARIABLE RELEVO 5521/CR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TRANSPORTE DE PERSONAL A RUTAS FIJAS Y VARIABLES A INSTALACIONES DE PRODUCCION Y EQUIPOS DE REPARACION Y/O PERFORACION DE POZOS; Y TRANSPORTE MATERIALES DIVERSOS.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GUARDIAS</text:p>
          </table:table-cell>
          <table:table-cell office:value-type="float" office:value="10040796" calcext:value-type="float">
            <text:p>10040796</text:p>
          </table:table-cell>
          <table:table-cell office:value-type="float" office:value="39997" calcext:value-type="float">
            <text:p>39997</text:p>
          </table:table-cell>
          <table:table-cell office:value-type="float" office:value="42911" calcext:value-type="float">
            <text:p>42911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5" calcext:value-type="float">
            <text:p>10015</text:p>
          </table:table-cell>
          <table:table-cell office:value-type="string" calcext:value-type="string">
            <text:p>24028600 <text:s/>1001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69" calcext:value-type="float">
            <text:p>20857869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EBANO</text:p>
          </table:table-cell>
          <table:table-cell office:value-type="string" calcext:value-type="string">
            <text:p>OFICINAS DE OPN. DE POZOS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HOFERES</text:p>
          </table:table-cell>
          <table:table-cell table:number-columns-repeated="4" office:value-type="string" calcext:value-type="string">
            <text:p>#N/A</text:p>
          </table:table-cell>
          <table:table-cell/>
          <table:table-cell office:value-type="float" office:value="10674" calcext:value-type="float">
            <text:p>10674</text:p>
          </table:table-cell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8" calcext:value-type="float">
            <text:p>10018</text:p>
          </table:table-cell>
          <table:table-cell office:value-type="string" calcext:value-type="string">
            <text:p>24028600 <text:s/>10018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2" calcext:value-type="float">
            <text:p>2085787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HOFERE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19" calcext:value-type="float">
            <text:p>10019</text:p>
          </table:table-cell>
          <table:table-cell office:value-type="string" calcext:value-type="string">
            <text:p>24028600 <text:s/>10019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3" calcext:value-type="float">
            <text:p>20857873</text:p>
          </table:table-cell>
          <table:table-cell office:value-type="string" calcext:value-type="string">
            <text:p>PACAEB</text:p>
          </table:table-cell>
          <table:table-cell office:value-type="string" calcext:value-type="string">
            <text:p>CACALILAO</text:p>
          </table:table-cell>
          <table:table-cell table:number-columns-repeated="2" office:value-type="string" calcext:value-type="string">
            <text:p>PLANTA CENTR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HOFERE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0" calcext:value-type="float">
            <text:p>10020</text:p>
          </table:table-cell>
          <table:table-cell office:value-type="string" calcext:value-type="string">
            <text:p>24028600 <text:s/>1002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4" calcext:value-type="float">
            <text:p>2085787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HOFERE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1" calcext:value-type="float">
            <text:p>10021</text:p>
          </table:table-cell>
          <table:table-cell office:value-type="string" calcext:value-type="string">
            <text:p>24028600 <text:s/>1002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5" calcext:value-type="float">
            <text:p>20857875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HOFERE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2" calcext:value-type="float">
            <text:p>10022</text:p>
          </table:table-cell>
          <table:table-cell office:value-type="string" calcext:value-type="string">
            <text:p>24028600 <text:s/>1002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6" calcext:value-type="float">
            <text:p>20857896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PACAEB-EBANO-TALLER DE ECOLOGIA HASTA 10/07/2018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HOFERE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29" calcext:value-type="float">
            <text:p>10029</text:p>
          </table:table-cell>
          <table:table-cell office:value-type="string" calcext:value-type="string">
            <text:p>24028600 <text:s/>10029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1" calcext:value-type="float">
            <text:p>2085789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HOFERE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10034" calcext:value-type="float">
            <text:p>10034</text:p>
          </table:table-cell>
          <table:table-cell office:value-type="string" calcext:value-type="string">
            <text:p>24028600 <text:s/>1003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3" calcext:value-type="float">
            <text:p>20857893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TALLER LOGISTICA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HOFERES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TRANSP. PERSONAL</text:p>
          </table:table-cell>
          <table:table-cell table:number-columns-repeated="2"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40" calcext:value-type="float">
            <text:p>240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24028500 <text:s/>00047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UCTOS Y VIAS DE ACCESO</text:p>
          </table:table-cell>
          <table:table-cell office:value-type="string" calcext:value-type="string">
            <text:p>CORROSIÓN</text:p>
          </table:table-cell>
          <table:table-cell office:value-type="string" calcext:value-type="string">
            <text:p>SEMI-PESADO</text:p>
          </table:table-cell>
          <table:table-cell office:value-type="string" calcext:value-type="string">
            <text:p>#N/A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SIGN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ASSIGN</text:p>
          </table:table-cell>
          <table:table-cell office:value-type="boolean" office:boolean-value="true" calcext:value-type="boolean">
            <text:p>VERDADERO</text:p>
          </table:table-cell>
          <table:table-cell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27200" calcext:value-type="float">
            <text:p>2720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4027200 <text:s/>00007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SERVICIOS GENERALES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72000" calcext:value-type="float">
            <text:p>238720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SIGN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ASSIGN</text:p>
          </table:table-cell>
          <table:table-cell office:value-type="boolean" office:boolean-value="true" calcext:value-type="boolean">
            <text:p>VERDADERO</text:p>
          </table:table-cell>
          <table:table-cell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office:value-type="float" office:value="27200" calcext:value-type="float">
            <text:p>272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4027200 <text:s/>00029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72000" calcext:value-type="float">
            <text:p>238720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SIGN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ASSIGN</text:p>
          </table:table-cell>
          <table:table-cell office:value-type="boolean" office:boolean-value="true" calcext:value-type="boolean">
            <text:p>VERDADERO</text:p>
          </table:table-cell>
          <table:table-cell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office:value-type="float" office:value="28900" calcext:value-type="float">
            <text:p>28900</text:p>
          </table:table-cell>
          <table:table-cell office:value-type="float" office:value="30" calcext:value-type="float">
            <text:p>30</text:p>
          </table:table-cell>
          <table:table-cell office:value-type="float" office:value="4050" calcext:value-type="float">
            <text:p>4050</text:p>
          </table:table-cell>
          <table:table-cell office:value-type="float" office:value="240289003004050" calcext:value-type="float">
            <text:p>24028900300405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5184" calcext:value-type="float">
            <text:p>20855184</text:p>
          </table:table-cell>
          <table:table-cell office:value-type="string" calcext:value-type="string">
            <text:p>CD. MADERO</text:p>
          </table:table-cell>
          <table:table-cell office:value-type="string" calcext:value-type="string">
            <text:p>SECTOR ARENQUE</text:p>
          </table:table-cell>
          <table:table-cell office:value-type="string" calcext:value-type="string">
            <text:p>BAT. ARENQUE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TRANSPORTE DE PERSONAL DE DE LA CAB ARENQUE A TERMINAL ARBOL GRANDE Y/O AEROPUERTO TAMPICO; Y TRANSPORTE DE MATERIALES DIVERSOS.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CHOFERES</text:p>
          </table:table-cell>
          <table:table-cell office:value-type="float" office:value="5182" calcext:value-type="float">
            <text:p>5182</text:p>
          </table:table-cell>
          <table:table-cell office:value-type="float" office:value="38334" calcext:value-type="float">
            <text:p>38334</text:p>
          </table:table-cell>
          <table:table-cell office:value-type="float" office:value="42911" calcext:value-type="float">
            <text:p>42911</text:p>
          </table:table-cell>
          <table:table-cell office:value-type="float" office:value="42960" calcext:value-type="float">
            <text:p>42960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4028500 <text:s/>00064</text:p>
          </table:table-cell>
          <table:table-cell office:value-type="string" calcext:value-type="string">
            <text:p>15.62.07</text:p>
          </table:table-cell>
          <table:table-cell office:value-type="float" office:value="156207" calcext:value-type="float">
            <text:p>156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DUCTOS Y VIAS DE ACCESO</text:p>
          </table:table-cell>
          <table:table-cell office:value-type="string" calcext:value-type="string">
            <text:p>TANQUES Y TUBERIAS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SIGN</text:p>
          </table:table-cell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ASSIGN</text:p>
          </table:table-cell>
          <table:table-cell office:value-type="boolean" office:boolean-value="true" calcext:value-type="boolean">
            <text:p>VERDADERO</text:p>
          </table:table-cell>
          <table:table-cell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24028500 <text:s/>00081</text:p>
          </table:table-cell>
          <table:table-cell office:value-type="string" calcext:value-type="string">
            <text:p>21.62.03</text:p>
          </table:table-cell>
          <table:table-cell office:value-type="float" office:value="216203" calcext:value-type="float">
            <text:p>216203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OFICINA LOGISTICA</text:p>
          </table:table-cell>
          <table:table-cell/>
          <table:table-cell office:value-type="string" calcext:value-type="string">
            <text:p>PESADO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ITIVO</text:p>
          </table:table-cell>
          <table:table-cell/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float" office:value="27200" calcext:value-type="float">
            <text:p>272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24027200 <text:s/>0003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72000" calcext:value-type="float">
            <text:p>23872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30501" calcext:value-type="float">
            <text:p>30501</text:p>
          </table:table-cell>
          <table:table-cell office:value-type="string" calcext:value-type="string">
            <text:p>23816100300003050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PM-5521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46454" calcext:value-type="float">
            <text:p>46454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30502" calcext:value-type="float">
            <text:p>30502</text:p>
          </table:table-cell>
          <table:table-cell office:value-type="string" calcext:value-type="string">
            <text:p>23816100300003050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PM-5521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46477" calcext:value-type="float">
            <text:p>46477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50902" calcext:value-type="float">
            <text:p>50902</text:p>
          </table:table-cell>
          <table:table-cell office:value-type="string" calcext:value-type="string">
            <text:p>23816100300005090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DCM-722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59579" calcext:value-type="float">
            <text:p>59579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50903" calcext:value-type="float">
            <text:p>50903</text:p>
          </table:table-cell>
          <table:table-cell office:value-type="string" calcext:value-type="string">
            <text:p>23816100300005090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COLOGIA</text:p>
          </table:table-cell>
          <table:table-cell office:value-type="string" calcext:value-type="string">
            <text:p>RUTA DCM-722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59582" calcext:value-type="float">
            <text:p>59582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25022" calcext:value-type="float">
            <text:p>10025022</text:p>
          </table:table-cell>
          <table:table-cell office:value-type="string" calcext:value-type="string">
            <text:p>23816100301002502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DS-663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10025022" calcext:value-type="float">
            <text:p>10025022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25076" calcext:value-type="float">
            <text:p>10025076</text:p>
          </table:table-cell>
          <table:table-cell office:value-type="string" calcext:value-type="string">
            <text:p>23816100301002507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DS-664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10025076" calcext:value-type="float">
            <text:p>10025076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0" calcext:value-type="float">
            <text:p>10040790</text:p>
          </table:table-cell>
          <table:table-cell office:value-type="string" calcext:value-type="string">
            <text:p>23816100301004079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10040790" calcext:value-type="float">
            <text:p>10040790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1" calcext:value-type="float">
            <text:p>10040791</text:p>
          </table:table-cell>
          <table:table-cell office:value-type="string" calcext:value-type="string">
            <text:p>23816100301004079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10040791" calcext:value-type="float">
            <text:p>10040791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2" calcext:value-type="float">
            <text:p>10040792</text:p>
          </table:table-cell>
          <table:table-cell office:value-type="string" calcext:value-type="string">
            <text:p>23816100301004079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DS-665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10040792" calcext:value-type="float">
            <text:p>10040792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4" calcext:value-type="float">
            <text:p>10040794</text:p>
          </table:table-cell>
          <table:table-cell office:value-type="string" calcext:value-type="string">
            <text:p>23816100301004079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DS-667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10040794" calcext:value-type="float">
            <text:p>10040794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38" calcext:value-type="float">
            <text:p>238</text:p>
          </table:table-cell>
          <table:table-cell office:value-type="float" office:value="16100" calcext:value-type="float">
            <text:p>16100</text:p>
          </table:table-cell>
          <table:table-cell office:value-type="float" office:value="30" calcext:value-type="float">
            <text:p>30</text:p>
          </table:table-cell>
          <table:table-cell office:value-type="float" office:value="10040795" calcext:value-type="float">
            <text:p>10040795</text:p>
          </table:table-cell>
          <table:table-cell office:value-type="string" calcext:value-type="string">
            <text:p>23816100301004079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RUTA DS-667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#N/A</text:p>
          </table:table-cell>
          <table:table-cell office:value-type="float" office:value="23816100" calcext:value-type="float">
            <text:p>2381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office:value-type="float" office:value="10040795" calcext:value-type="float">
            <text:p>10040795</text:p>
          </table:table-cell>
          <table:table-cell table:number-columns-repeated="3" office:value-type="string" calcext:value-type="string">
            <text:p>#N/A</text:p>
          </table:table-cell>
          <table:table-cell office:value-type="string" calcext:value-type="string">
            <text:p>BLOQUEADA</text:p>
          </table:table-cell>
          <table:table-cell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4028500 <text:s/>00065</text:p>
          </table:table-cell>
          <table:table-cell office:value-type="string" calcext:value-type="string">
            <text:p>15.62.07</text:p>
          </table:table-cell>
          <table:table-cell office:value-type="float" office:value="156207" calcext:value-type="float">
            <text:p>156207</text:p>
          </table:table-cell>
          <table:table-cell office:value-type="string" calcext:value-type="string">
            <text:p>#N/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CHOFER</text:p>
          </table:table-cell>
          <table:table-cell office:value-type="string" calcext:value-type="string">
            <text:p>#N/A</text:p>
          </table:table-cell>
          <table:table-cell office:value-type="float" office:value="23816002" calcext:value-type="float">
            <text:p>23816002</text:p>
          </table:table-cell>
          <table:table-cell office:value-type="string" calcext:value-type="string">
            <text:p>6,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</text:p>
          </table:table-cell>
          <table:table-cell/>
          <table:table-cell table:number-columns-repeated="4" office:value-type="string" calcext:value-type="string">
            <text:p>#N/A</text:p>
          </table:table-cell>
          <table:table-cell table:number-columns-repeated="2"/>
          <table:table-cell office:value-type="string" calcext:value-type="string">
            <text:p>LOGISTICA</text:p>
          </table:table-cell>
          <table:table-cell/>
          <table:table-cell office:value-type="string" calcext:value-type="string">
            <text:p>#N/A</text:p>
          </table:table-cell>
          <table:table-cell table:number-columns-repeated="2" office:value-type="boolean" office:boolean-value="false" calcext:value-type="boolean">
            <text:p>FAL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28600" calcext:value-type="float">
            <text:p>28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4028600 <text:s/>00002</text:p>
          </table:table-cell>
          <table:table-cell office:value-type="string" calcext:value-type="string">
            <text:p>22.18.04</text:p>
          </table:table-cell>
          <table:table-cell office:value-type="float" office:value="221804" calcext:value-type="float">
            <text:p>221804</text:p>
          </table:table-cell>
          <table:table-cell office:value-type="float" office:value="20858009" calcext:value-type="float">
            <text:p>20858009</text:p>
          </table:table-cell>
          <table:table-cell table:style-name="ce3"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/>
          <table:table-cell office:value-type="string" calcext:value-type="string">
            <text:p>ADMINISTRATIVO</text:p>
          </table:table-cell>
          <table:table-cell office:value-type="string" calcext:value-type="string">
            <text:p>AUXILIAR ADMINISTRATIVO F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string" calcext:value-type="string">
            <text:p>ADMINISTRACION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40" calcext:value-type="float">
            <text:p>240</text:p>
          </table:table-cell>
          <table:table-cell office:value-type="float" office:value="28500" calcext:value-type="float">
            <text:p>2850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4028500 <text:s/>00009</text:p>
          </table:table-cell>
          <table:table-cell office:value-type="string" calcext:value-type="string">
            <text:p>24.35.13</text:p>
          </table:table-cell>
          <table:table-cell office:value-type="float" office:value="243513" calcext:value-type="float">
            <text:p>243513</text:p>
          </table:table-cell>
          <table:table-cell office:value-type="float" office:value="20858022" calcext:value-type="float">
            <text:p>20858022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/>
          <table:table-cell office:value-type="string" calcext:value-type="string">
            <text:p>ADMINISTRATIVO</text:p>
          </table:table-cell>
          <table:table-cell office:value-type="string" calcext:value-type="string">
            <text:p>AYUDANTE DE INGENIERO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string" calcext:value-type="string">
            <text:p>TRANSP. LIQUIDOS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20" calcext:value-type="float">
            <text:p>820</text:p>
          </table:table-cell>
          <table:table-cell office:value-type="float" office:value="24910" calcext:value-type="float">
            <text:p>249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2024910 <text:s/>0000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8746" calcext:value-type="float">
            <text:p>20858746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 office:value-type="string" calcext:value-type="string">
            <text:p>EDIFICIO AGUILA</text:p>
          </table:table-cell>
          <table:table-cell/>
          <table:table-cell office:value-type="string" calcext:value-type="string">
            <text:p>CHOFER</text:p>
          </table:table-cell>
          <table:table-cell office:value-type="string" calcext:value-type="string">
            <text:p>F551849 HECTOR JAVIER CANTU SANCHEZ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20" calcext:value-type="float">
            <text:p>820</text:p>
          </table:table-cell>
          <table:table-cell office:value-type="float" office:value="24961" calcext:value-type="float">
            <text:p>249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82024961 <text:s/>0001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8751" calcext:value-type="float">
            <text:p>20858751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 table:number-columns-repeated="2"/>
          <table:table-cell office:value-type="string" calcext:value-type="string">
            <text:p>CHOFER</text:p>
          </table:table-cell>
          <table:table-cell office:value-type="string" calcext:value-type="string">
            <text:p>F489511 BERNARDO MORENO MENDEZ</text:p>
          </table:table-cell>
          <table:table-cell office:value-type="float" office:value="23816100" calcext:value-type="float">
            <text:p>238161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20" calcext:value-type="float">
            <text:p>820</text:p>
          </table:table-cell>
          <table:table-cell office:value-type="float" office:value="24981" calcext:value-type="float">
            <text:p>2498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2024981 <text:s/>0000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8756" calcext:value-type="float">
            <text:p>20858756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 table:number-columns-repeated="2"/>
          <table:table-cell office:value-type="string" calcext:value-type="string">
            <text:p>CHOFER</text:p>
          </table:table-cell>
          <table:table-cell office:value-type="string" calcext:value-type="string">
            <text:p>F452233 OMAR OSWALDO COLUNGA RODRIGUEZ</text:p>
          </table:table-cell>
          <table:table-cell office:value-type="float" office:value="23816100" calcext:value-type="float">
            <text:p>238161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20" calcext:value-type="float">
            <text:p>820</text:p>
          </table:table-cell>
          <table:table-cell office:value-type="float" office:value="24901" calcext:value-type="float">
            <text:p>2490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2024901 <text:s/>00003</text:p>
          </table:table-cell>
          <table:table-cell office:value-type="string" calcext:value-type="string">
            <text:p>23.44.06</text:p>
          </table:table-cell>
          <table:table-cell office:value-type="float" office:value="234406" calcext:value-type="float">
            <text:p>234406</text:p>
          </table:table-cell>
          <table:table-cell office:value-type="float" office:value="20858765" calcext:value-type="float">
            <text:p>20858765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TAMPICO</text:p>
          </table:table-cell>
          <table:table-cell table:number-columns-repeated="2"/>
          <table:table-cell office:value-type="string" calcext:value-type="string">
            <text:p>ADMINISTRATIVO</text:p>
          </table:table-cell>
          <table:table-cell office:value-type="string" calcext:value-type="string">
            <text:p>OFICINISTA DE PRIMERA F-447109 LINDA ESMERALDA SIERRA HERNANDEZ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124" calcext:value-type="float">
            <text:p>1124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AL</text:p>
          </table:table-cell>
          <table:table-cell office:value-type="float" office:value="20903229" calcext:value-type="float">
            <text:p>20903229</text:p>
          </table:table-cell>
          <table:table-cell office:value-type="string" calcext:value-type="string">
            <text:p>112410002AL20903229</text:p>
          </table:table-cell>
          <table:table-cell office:value-type="string" calcext:value-type="string">
            <text:p>37.11.02</text:p>
          </table:table-cell>
          <table:table-cell office:value-type="float" office:value="371102" calcext:value-type="float">
            <text:p>371102</text:p>
          </table:table-cell>
          <table:table-cell office:value-type="float" office:value="20903229" calcext:value-type="float">
            <text:p>20903229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/>
          <table:table-cell office:value-type="string" calcext:value-type="string">
            <text:p>ADMINISTRATIVO</text:p>
          </table:table-cell>
          <table:table-cell office:value-type="string" calcext:value-type="string">
            <text:p>ESPECIALISTA TECNICO "B" F-814982 SAMUEL RICARDO MORALES CARETA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string" calcext:value-type="string">
            <text:p>TRANSP. LIQUIDOS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string" calcext:value-type="string">
            <text:p>#N/A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124" calcext:value-type="float">
            <text:p>1124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AL</text:p>
          </table:table-cell>
          <table:table-cell office:value-type="float" office:value="20903304" calcext:value-type="float">
            <text:p>20903304</text:p>
          </table:table-cell>
          <table:table-cell office:value-type="string" calcext:value-type="string">
            <text:p>112410002AL20903304</text:p>
          </table:table-cell>
          <table:table-cell office:value-type="string" calcext:value-type="string">
            <text:p>35.11.02</text:p>
          </table:table-cell>
          <table:table-cell office:value-type="float" office:value="351102" calcext:value-type="float">
            <text:p>351102</text:p>
          </table:table-cell>
          <table:table-cell office:value-type="float" office:value="20903304" calcext:value-type="float">
            <text:p>20903304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/>
          <table:table-cell office:value-type="string" calcext:value-type="string">
            <text:p>ADMINISTRATIVO</text:p>
          </table:table-cell>
          <table:table-cell office:value-type="string" calcext:value-type="string">
            <text:p>ESPECIALISTA TÉCNICO "C" F-593898 SERGIO OSIEL PIMIENTA ALARCON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string" calcext:value-type="string">
            <text:p>TRANSP. MATERIALES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string" calcext:value-type="string">
            <text:p>#N/A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092" calcext:value-type="float">
            <text:p>2092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R</text:p>
          </table:table-cell>
          <table:table-cell office:value-type="float" office:value="10073243" calcext:value-type="float">
            <text:p>10073243</text:p>
          </table:table-cell>
          <table:table-cell office:value-type="string" calcext:value-type="string">
            <text:p>20926100PR10073243</text:p>
          </table:table-cell>
          <table:table-cell office:value-type="string" calcext:value-type="string">
            <text:p>33.11.02</text:p>
          </table:table-cell>
          <table:table-cell office:value-type="float" office:value="331102" calcext:value-type="float">
            <text:p>331102</text:p>
          </table:table-cell>
          <table:table-cell office:value-type="float" office:value="20903338" calcext:value-type="float">
            <text:p>20903338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CAMPO TAMAULIPAS</text:p>
          </table:table-cell>
          <table:table-cell office:value-type="string" calcext:value-type="string">
            <text:p>EDIFICIO ADMINISTRATIVO</text:p>
          </table:table-cell>
          <table:table-cell/>
          <table:table-cell office:value-type="string" calcext:value-type="string">
            <text:p>ADMINISTRATIVO</text:p>
          </table:table-cell>
          <table:table-cell office:value-type="string" calcext:value-type="string">
            <text:p>ESPECIALISTA TÉCNICO "D" F-379073 ALBERTO GUDINI GUERRERO</text:p>
          </table:table-cell>
          <table:table-cell office:value-type="float" office:value="23816100" calcext:value-type="float">
            <text:p>23816100</text:p>
          </table:table-cell>
          <table:table-cell office:value-type="string" calcext:value-type="string">
            <text:p>6,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INITIVO</text:p>
          </table:table-cell>
          <table:table-cell table:number-columns-repeated="9"/>
          <table:table-cell office:value-type="string" calcext:value-type="string">
            <text:p>TRANSP. PERSONAL</text:p>
          </table:table-cell>
          <table:table-cell office:value-type="boolean" office:boolean-value="false" calcext:value-type="boolean">
            <text:p>FALSO</text:p>
          </table:table-cell>
          <table:table-cell office:value-type="boolean" office:boolean-value="true" calcext:value-type="boolean">
            <text:p>VERDADERO</text:p>
          </table:table-cell>
          <table:table-cell office:value-type="string" calcext:value-type="string">
            <text:p>#N/A</text:p>
          </table:table-cell>
        </table:table-row>
      </table:table>
      <table:table table:name="Cruce" table:style-name="ta1">
        <table:table-column table:style-name="co1" table:default-cell-style-name="ce10"/>
        <table:table-column table:style-name="co2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1" table:default-cell-style-name="ce12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3" table:visibility="collapse" table:default-cell-style-name="Default"/>
        <table:table-column table:style-name="co15" table:default-cell-style-name="ce2"/>
        <table:table-column table:style-name="co2" table:default-cell-style-name="ce1"/>
        <table:table-column table:style-name="co16" table:default-cell-style-name="ce1"/>
        <table:table-column table:style-name="co2" table:number-columns-repeated="2" table:default-cell-style-name="ce1"/>
        <table:table-column table:style-name="co2" table:number-columns-repeated="2" table:default-cell-style-name="ce21"/>
        <table:table-column table:style-name="co17" table:default-cell-style-name="Default"/>
        <table:table-column table:style-name="co18" table:default-cell-style-name="ce23"/>
        <table:table-column table:style-name="co2" table:default-cell-style-name="ce24"/>
        <table:table-column table:style-name="co2" table:default-cell-style-name="ce25"/>
        <table:table-row table:style-name="ro1">
          <table:table-cell table:style-name="Default" office:value-type="string" calcext:value-type="string">
            <text:p>PLAZA</text:p>
          </table:table-cell>
          <table:table-cell office:value-type="string" calcext:value-type="string">
            <text:p>SIRN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JORNADA</text:p>
          </table:table-cell>
          <table:table-cell office:value-type="string" calcext:value-type="string">
            <text:p>CLASIF</text:p>
          </table:table-cell>
          <table:table-cell table:formula="of:=COUNTIF([.$G$2:.$G$86]; &quot;OK&quot;)" office:value-type="float" office:value="70" calcext:value-type="float">
            <text:p>70</text:p>
          </table:table-cell>
          <table:table-cell table:number-columns-repeated="3"/>
          <table:table-cell table:formula="of:=COUNTIF([.$K$2:.$K$99]; &quot;OK&quot;)" office:value-type="float" office:value="70" calcext:value-type="float">
            <text:p>70</text:p>
          </table:table-cell>
          <table:table-cell table:style-name="ce11" office:value-type="string" calcext:value-type="string">
            <text:p>PLAZA-NORMALIZADA</text:p>
          </table:table-cell>
          <table:table-cell table:style-name="ce15" office:value-type="string" calcext:value-type="string">
            <text:p>PR</text:p>
          </table:table-cell>
          <table:table-cell table:style-name="ce15" office:value-type="string" calcext:value-type="string">
            <text:p>AL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string" calcext:value-type="string">
            <text:p>PLAZA-J</text:p>
          </table:table-cell>
          <table:table-cell table:style-name="ce17" office:value-type="string" calcext:value-type="string">
            <text:p>_CLASIF</text:p>
          </table:table-cell>
          <table:table-cell table:style-name="ce17" office:value-type="string" calcext:value-type="string">
            <text:p>CLAVE_CLASIF</text:p>
          </table:table-cell>
          <table:table-cell table:style-name="ce17" office:value-type="string" calcext:value-type="string">
            <text:p>SIRHN</text:p>
          </table:table-cell>
          <table:table-cell table:style-name="ce17" office:value-type="string" calcext:value-type="string">
            <text:p>JORNADA</text:p>
          </table:table-cell>
          <table:table-cell table:style-name="ce20" office:value-type="string" calcext:value-type="string">
            <text:p>ACTIVA</text:p>
          </table:table-cell>
          <table:table-cell table:style-name="ce20"/>
          <table:table-cell/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SIRNH</text:p>
          </table:table-cell>
          <table:table-cell table:style-name="Default" office:value-type="string" calcext:value-type="string">
            <text:p>CLASIF</text:p>
          </table:table-cell>
        </table:table-row>
        <table:table-row table:style-name="ro2">
          <table:table-cell office:value-type="string" calcext:value-type="string">
            <text:p>24028600 <text:s text:c="2"/>10026</text:p>
          </table:table-cell>
          <table:table-cell office:value-type="float" office:value="20857868" calcext:value-type="float">
            <text:p>20857868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2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]; [.$A$2:.$A$86]; 1; 0)); &quot;ERROR&quot;; &quot;OK&quot;)" office:value-type="string" office:string-value="OK" calcext:value-type="string">
            <text:p>OK</text:p>
          </table:table-cell>
          <table:table-cell table:formula="of:=IF([.O2]=1; SUBSTITUTE([.P2]; &quot;30&quot;; &quot;30 &quot;; 1); IF([.N2]=1; SUBSTITUTE([.P2];&quot;AL&quot;; &quot;AL &quot;; 1); IF([.M2]=1; SUBSTITUTE([.P2]; &quot;PR&quot;; &quot;PR &quot;; 1); SUBSTITUTE([.P2]; &quot; &quot;; &quot;  &quot;;1))))" office:value-type="string" office:string-value="24028900   60000" calcext:value-type="string">
            <text:p>24028900 <text:s text:c="2"/>60000</text:p>
          </table:table-cell>
          <table:table-cell table:formula="of:=IF(ISERROR(SEARCH(&quot;PR&quot;; [.P2]; 1)); 0; IF(SEARCH(&quot;PR&quot;; [.P2]; 1)=9; 1; 0))" office:value-type="float" office:value="0" calcext:value-type="float">
            <text:p>0</text:p>
          </table:table-cell>
          <table:table-cell table:formula="of:=IF(ISERROR(SEARCH(&quot;AL&quot;; [.P2]; 1)); 0; IF(SEARCH(&quot;AL&quot;; [.P2]; 1)=10; 1; 0))" office:value-type="float" office:value="0" calcext:value-type="float">
            <text:p>0</text:p>
          </table:table-cell>
          <table:table-cell table:formula="of:=IF(ISERROR(SEARCH(&quot;30&quot;; [.P2]; 1)); 0; IF(SEARCH(&quot;30&quot;; [.P2]; 1)=9; 1; 0))" office:value-type="float" office:value="0" calcext:value-type="float">
            <text:p>0</text:p>
          </table:table-cell>
          <table:table-cell office:value-type="string" calcext:value-type="string">
            <text:p>24028900 <text:s/>60000</text:p>
          </table:table-cell>
          <table:table-cell office:value-type="string" calcext:value-type="string">
            <text:p>29.17.10</text:p>
          </table:table-cell>
          <table:table-cell office:value-type="float" office:value="291710" calcext:value-type="float">
            <text:p>291710</text:p>
          </table:table-cell>
          <table:table-cell office:value-type="float" office:value="20864044" calcext:value-type="float">
            <text:p>20864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]; [.$A$2:.$A$86]; 0)" office:value-type="float" office:value="46" calcext:value-type="float">
            <text:p>46</text:p>
          </table:table-cell>
          <table:table-cell table:formula="of:=IF(NOT(ISNA([.W2])); INDEX([.$A$2:.$G$86]; [.W2]; MATCH(&quot;JORNADA&quot;; [.$A$1:.$G$1]; 0)); &quot;&quot;)" office:value-type="float" office:value="0" calcext:value-type="float">
            <text:p>0</text:p>
          </table:table-cell>
          <table:table-cell table:formula="of:=IF(NOT(ISNA([.W2])); INDEX([.$A$2:.$G$86]; [.W2]; MATCH(&quot;SIRNH&quot;; [.$A$1:.$G$1]; 0)); &quot;&quot;)" office:value-type="float" office:value="20864044" calcext:value-type="float">
            <text:p>20864044</text:p>
          </table:table-cell>
          <table:table-cell table:formula="of:=IF(NOT(ISNA([.W2])); INDEX([.$A$2:.$G$86]; [.W2]; MATCH(&quot;CLASIF&quot;; [.$A$1:.$G$1]; 0)); &quot;&quot;)" office:value-type="string" office:string-value="29.17.10" calcext:value-type="string">
            <text:p>29.17.10</text:p>
          </table:table-cell>
        </table:table-row>
        <table:table-row table:style-name="ro2">
          <table:table-cell office:value-type="string" calcext:value-type="string">
            <text:p>24028600 <text:s text:c="2"/>10015</text:p>
          </table:table-cell>
          <table:table-cell office:value-type="float" office:value="20857869" calcext:value-type="float">
            <text:p>20857869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3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]; [.$A$2:.$A$86]; 1; 0)); &quot;ERROR&quot;; &quot;OK&quot;)" office:value-type="string" office:string-value="OK" calcext:value-type="string">
            <text:p>OK</text:p>
          </table:table-cell>
          <table:table-cell table:formula="of:=IF([.O3]=1; SUBSTITUTE([.P3]; &quot;30&quot;; &quot;30 &quot;; 1); IF([.N3]=1; SUBSTITUTE([.P3];&quot;AL&quot;; &quot;AL &quot;; 1); IF([.M3]=1; SUBSTITUTE([.P3]; &quot;PR&quot;; &quot;PR &quot;; 1); SUBSTITUTE([.P3]; &quot; &quot;; &quot;  &quot;;1))))" office:value-type="string" office:string-value="24028500   00007" calcext:value-type="string">
            <text:p>24028500 <text:s text:c="2"/>00007</text:p>
          </table:table-cell>
          <table:table-cell table:formula="of:=IF(ISERROR(SEARCH(&quot;PR&quot;; [.P3]; 1)); 0; IF(SEARCH(&quot;PR&quot;; [.P3]; 1)=9; 1; 0))" office:value-type="float" office:value="0" calcext:value-type="float">
            <text:p>0</text:p>
          </table:table-cell>
          <table:table-cell table:formula="of:=IF(ISERROR(SEARCH(&quot;AL&quot;; [.P3]; 1)); 0; IF(SEARCH(&quot;AL&quot;; [.P3]; 1)=10; 1; 0))" office:value-type="float" office:value="0" calcext:value-type="float">
            <text:p>0</text:p>
          </table:table-cell>
          <table:table-cell table:formula="of:=IF(ISERROR(SEARCH(&quot;30&quot;; [.P3]; 1)); 0; IF(SEARCH(&quot;30&quot;; [.P3]; 1)=9; 1; 0))" office:value-type="float" office:value="0" calcext:value-type="float">
            <text:p>0</text:p>
          </table:table-cell>
          <table:table-cell office:value-type="string" calcext:value-type="string">
            <text:p>24028500 <text:s/>00007</text:p>
          </table:table-cell>
          <table:table-cell office:value-type="string" calcext:value-type="string">
            <text:p>23.29.07</text:p>
          </table:table-cell>
          <table:table-cell office:value-type="float" office:value="232907" calcext:value-type="float">
            <text:p>232907</text:p>
          </table:table-cell>
          <table:table-cell office:value-type="float" office:value="20858033" calcext:value-type="float">
            <text:p>20858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3]; [.$A$2:.$A$86]; 0)" office:value-type="float" office:value="33" calcext:value-type="float">
            <text:p>33</text:p>
          </table:table-cell>
          <table:table-cell table:formula="of:=IF(NOT(ISNA([.W3])); INDEX([.$A$2:.$G$86]; [.W3]; MATCH(&quot;JORNADA&quot;; [.$A$1:.$G$1]; 0)); &quot;&quot;)" office:value-type="float" office:value="0" calcext:value-type="float">
            <text:p>0</text:p>
          </table:table-cell>
          <table:table-cell table:formula="of:=IF(NOT(ISNA([.W3])); INDEX([.$A$2:.$G$86]; [.W3]; MATCH(&quot;SIRNH&quot;; [.$A$1:.$G$1]; 0)); &quot;&quot;)" office:value-type="float" office:value="20858033" calcext:value-type="float">
            <text:p>20858033</text:p>
          </table:table-cell>
          <table:table-cell table:formula="of:=IF(NOT(ISNA([.W3])); INDEX([.$A$2:.$G$86]; [.W3]; MATCH(&quot;CLASIF&quot;; [.$A$1:.$G$1]; 0)); &quot;&quot;)" office:value-type="string" office:string-value="23.29.07" calcext:value-type="string">
            <text:p>23.29.07</text:p>
          </table:table-cell>
        </table:table-row>
        <table:table-row table:style-name="ro2">
          <table:table-cell office:value-type="string" calcext:value-type="string">
            <text:p>24028600 <text:s text:c="2"/>10016</text:p>
          </table:table-cell>
          <table:table-cell office:value-type="float" office:value="20857870" calcext:value-type="float">
            <text:p>20857870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4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]; [.$A$2:.$A$86]; 1; 0)); &quot;ERROR&quot;; &quot;OK&quot;)" office:value-type="string" office:string-value="OK" calcext:value-type="string">
            <text:p>OK</text:p>
          </table:table-cell>
          <table:table-cell table:formula="of:=IF([.O4]=1; SUBSTITUTE([.P4]; &quot;30&quot;; &quot;30 &quot;; 1); IF([.N4]=1; SUBSTITUTE([.P4];&quot;AL&quot;; &quot;AL &quot;; 1); IF([.M4]=1; SUBSTITUTE([.P4]; &quot;PR&quot;; &quot;PR &quot;; 1); SUBSTITUTE([.P4]; &quot; &quot;; &quot;  &quot;;1))))" office:value-type="string" office:string-value="24028600   00003" calcext:value-type="string">
            <text:p>24028600 <text:s text:c="2"/>00003</text:p>
          </table:table-cell>
          <table:table-cell table:formula="of:=IF(ISERROR(SEARCH(&quot;PR&quot;; [.P4]; 1)); 0; IF(SEARCH(&quot;PR&quot;; [.P4]; 1)=9; 1; 0))" office:value-type="float" office:value="0" calcext:value-type="float">
            <text:p>0</text:p>
          </table:table-cell>
          <table:table-cell table:formula="of:=IF(ISERROR(SEARCH(&quot;AL&quot;; [.P4]; 1)); 0; IF(SEARCH(&quot;AL&quot;; [.P4]; 1)=10; 1; 0))" office:value-type="float" office:value="0" calcext:value-type="float">
            <text:p>0</text:p>
          </table:table-cell>
          <table:table-cell table:formula="of:=IF(ISERROR(SEARCH(&quot;30&quot;; [.P4]; 1)); 0; IF(SEARCH(&quot;30&quot;; [.P4]; 1)=9; 1; 0))" office:value-type="float" office:value="0" calcext:value-type="float">
            <text:p>0</text:p>
          </table:table-cell>
          <table:table-cell office:value-type="string" calcext:value-type="string">
            <text:p>24028600 <text:s/>00003</text:p>
          </table:table-cell>
          <table:table-cell office:value-type="string" calcext:value-type="string">
            <text:p>18.44.06</text:p>
          </table:table-cell>
          <table:table-cell office:value-type="float" office:value="184406" calcext:value-type="float">
            <text:p>184406</text:p>
          </table:table-cell>
          <table:table-cell office:value-type="float" office:value="20857934" calcext:value-type="float">
            <text:p>20857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4]; [.$A$2:.$A$86]; 0)" office:value-type="float" office:value="26" calcext:value-type="float">
            <text:p>26</text:p>
          </table:table-cell>
          <table:table-cell table:formula="of:=IF(NOT(ISNA([.W4])); INDEX([.$A$2:.$G$86]; [.W4]; MATCH(&quot;JORNADA&quot;; [.$A$1:.$G$1]; 0)); &quot;&quot;)" office:value-type="float" office:value="0" calcext:value-type="float">
            <text:p>0</text:p>
          </table:table-cell>
          <table:table-cell table:formula="of:=IF(NOT(ISNA([.W4])); INDEX([.$A$2:.$G$86]; [.W4]; MATCH(&quot;SIRNH&quot;; [.$A$1:.$G$1]; 0)); &quot;&quot;)" office:value-type="float" office:value="20857934" calcext:value-type="float">
            <text:p>20857934</text:p>
          </table:table-cell>
          <table:table-cell table:formula="of:=IF(NOT(ISNA([.W4])); INDEX([.$A$2:.$G$86]; [.W4]; MATCH(&quot;CLASIF&quot;; [.$A$1:.$G$1]; 0)); &quot;&quot;)" office:value-type="string" office:string-value="18.44.06" calcext:value-type="string">
            <text:p>18.44.06</text:p>
          </table:table-cell>
        </table:table-row>
        <table:table-row table:style-name="ro2">
          <table:table-cell office:value-type="string" calcext:value-type="string">
            <text:p>24028600 <text:s text:c="2"/>10017</text:p>
          </table:table-cell>
          <table:table-cell office:value-type="float" office:value="20857871" calcext:value-type="float">
            <text:p>20857871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5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]; [.$A$2:.$A$86]; 1; 0)); &quot;ERROR&quot;; &quot;OK&quot;)" office:value-type="string" office:string-value="OK" calcext:value-type="string">
            <text:p>OK</text:p>
          </table:table-cell>
          <table:table-cell table:formula="of:=IF([.O5]=1; SUBSTITUTE([.P5]; &quot;30&quot;; &quot;30 &quot;; 1); IF([.N5]=1; SUBSTITUTE([.P5];&quot;AL&quot;; &quot;AL &quot;; 1); IF([.M5]=1; SUBSTITUTE([.P5]; &quot;PR&quot;; &quot;PR &quot;; 1); SUBSTITUTE([.P5]; &quot; &quot;; &quot;  &quot;;1))))" office:value-type="string" office:string-value="24028600   10001" calcext:value-type="string">
            <text:p>24028600 <text:s text:c="2"/>10001</text:p>
          </table:table-cell>
          <table:table-cell table:formula="of:=IF(ISERROR(SEARCH(&quot;PR&quot;; [.P5]; 1)); 0; IF(SEARCH(&quot;PR&quot;; [.P5]; 1)=9; 1; 0))" office:value-type="float" office:value="0" calcext:value-type="float">
            <text:p>0</text:p>
          </table:table-cell>
          <table:table-cell table:formula="of:=IF(ISERROR(SEARCH(&quot;AL&quot;; [.P5]; 1)); 0; IF(SEARCH(&quot;AL&quot;; [.P5]; 1)=10; 1; 0))" office:value-type="float" office:value="0" calcext:value-type="float">
            <text:p>0</text:p>
          </table:table-cell>
          <table:table-cell table:formula="of:=IF(ISERROR(SEARCH(&quot;30&quot;; [.P5]; 1)); 0; IF(SEARCH(&quot;30&quot;; [.P5]; 1)=9; 1; 0))" office:value-type="float" office:value="0" calcext:value-type="float">
            <text:p>0</text:p>
          </table:table-cell>
          <table:table-cell office:value-type="string" calcext:value-type="string">
            <text:p>24028600 <text:s/>10001</text:p>
          </table:table-cell>
          <table:table-cell office:value-type="string" calcext:value-type="string">
            <text:p>26.81.01</text:p>
          </table:table-cell>
          <table:table-cell office:value-type="float" office:value="268101" calcext:value-type="float">
            <text:p>268101</text:p>
          </table:table-cell>
          <table:table-cell office:value-type="float" office:value="20858038" calcext:value-type="float">
            <text:p>208580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5]; [.$A$2:.$A$86]; 0)" office:value-type="float" office:value="34" calcext:value-type="float">
            <text:p>34</text:p>
          </table:table-cell>
          <table:table-cell table:formula="of:=IF(NOT(ISNA([.W5])); INDEX([.$A$2:.$G$86]; [.W5]; MATCH(&quot;JORNADA&quot;; [.$A$1:.$G$1]; 0)); &quot;&quot;)" office:value-type="float" office:value="7" calcext:value-type="float">
            <text:p>7</text:p>
          </table:table-cell>
          <table:table-cell table:formula="of:=IF(NOT(ISNA([.W5])); INDEX([.$A$2:.$G$86]; [.W5]; MATCH(&quot;SIRNH&quot;; [.$A$1:.$G$1]; 0)); &quot;&quot;)" office:value-type="float" office:value="20858038" calcext:value-type="float">
            <text:p>20858038</text:p>
          </table:table-cell>
          <table:table-cell table:formula="of:=IF(NOT(ISNA([.W5])); INDEX([.$A$2:.$G$86]; [.W5]; MATCH(&quot;CLASIF&quot;; [.$A$1:.$G$1]; 0)); &quot;&quot;)" office:value-type="string" office:string-value="26.81.01" calcext:value-type="string">
            <text:p>26.81.01</text:p>
          </table:table-cell>
        </table:table-row>
        <table:table-row table:style-name="ro2">
          <table:table-cell office:value-type="string" calcext:value-type="string">
            <text:p>24028600 <text:s text:c="2"/>10018</text:p>
          </table:table-cell>
          <table:table-cell office:value-type="float" office:value="20857872" calcext:value-type="float">
            <text:p>20857872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6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]; [.$A$2:.$A$86]; 1; 0)); &quot;ERROR&quot;; &quot;OK&quot;)" office:value-type="string" office:string-value="OK" calcext:value-type="string">
            <text:p>OK</text:p>
          </table:table-cell>
          <table:table-cell table:formula="of:=IF([.O6]=1; SUBSTITUTE([.P6]; &quot;30&quot;; &quot;30 &quot;; 1); IF([.N6]=1; SUBSTITUTE([.P6];&quot;AL&quot;; &quot;AL &quot;; 1); IF([.M6]=1; SUBSTITUTE([.P6]; &quot;PR&quot;; &quot;PR &quot;; 1); SUBSTITUTE([.P6]; &quot; &quot;; &quot;  &quot;;1))))" office:value-type="string" office:string-value="24028600   10002" calcext:value-type="string">
            <text:p>24028600 <text:s text:c="2"/>10002</text:p>
          </table:table-cell>
          <table:table-cell table:formula="of:=IF(ISERROR(SEARCH(&quot;PR&quot;; [.P6]; 1)); 0; IF(SEARCH(&quot;PR&quot;; [.P6]; 1)=9; 1; 0))" office:value-type="float" office:value="0" calcext:value-type="float">
            <text:p>0</text:p>
          </table:table-cell>
          <table:table-cell table:formula="of:=IF(ISERROR(SEARCH(&quot;AL&quot;; [.P6]; 1)); 0; IF(SEARCH(&quot;AL&quot;; [.P6]; 1)=10; 1; 0))" office:value-type="float" office:value="0" calcext:value-type="float">
            <text:p>0</text:p>
          </table:table-cell>
          <table:table-cell table:formula="of:=IF(ISERROR(SEARCH(&quot;30&quot;; [.P6]; 1)); 0; IF(SEARCH(&quot;30&quot;; [.P6]; 1)=9; 1; 0))" office:value-type="float" office:value="0" calcext:value-type="float">
            <text:p>0</text:p>
          </table:table-cell>
          <table:table-cell office:value-type="string" calcext:value-type="string">
            <text:p>24028600 <text:s/>10002</text:p>
          </table:table-cell>
          <table:table-cell office:value-type="string" calcext:value-type="string">
            <text:p>25.52.11</text:p>
          </table:table-cell>
          <table:table-cell office:value-type="float" office:value="255211" calcext:value-type="float">
            <text:p>255211</text:p>
          </table:table-cell>
          <table:table-cell office:value-type="float" office:value="20858094" calcext:value-type="float">
            <text:p>208580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6]; [.$A$2:.$A$86]; 0)" office:value-type="float" office:value="35" calcext:value-type="float">
            <text:p>35</text:p>
          </table:table-cell>
          <table:table-cell table:formula="of:=IF(NOT(ISNA([.W6])); INDEX([.$A$2:.$G$86]; [.W6]; MATCH(&quot;JORNADA&quot;; [.$A$1:.$G$1]; 0)); &quot;&quot;)" office:value-type="float" office:value="7" calcext:value-type="float">
            <text:p>7</text:p>
          </table:table-cell>
          <table:table-cell table:formula="of:=IF(NOT(ISNA([.W6])); INDEX([.$A$2:.$G$86]; [.W6]; MATCH(&quot;SIRNH&quot;; [.$A$1:.$G$1]; 0)); &quot;&quot;)" office:value-type="float" office:value="20858094" calcext:value-type="float">
            <text:p>20858094</text:p>
          </table:table-cell>
          <table:table-cell table:formula="of:=IF(NOT(ISNA([.W6])); INDEX([.$A$2:.$G$86]; [.W6]; MATCH(&quot;CLASIF&quot;; [.$A$1:.$G$1]; 0)); &quot;&quot;)" office:value-type="string" office:string-value="25.52.11" calcext:value-type="string">
            <text:p>25.52.11</text:p>
          </table:table-cell>
        </table:table-row>
        <table:table-row table:style-name="ro2">
          <table:table-cell office:value-type="string" calcext:value-type="string">
            <text:p>24028600 <text:s text:c="2"/>10019</text:p>
          </table:table-cell>
          <table:table-cell office:value-type="float" office:value="20857873" calcext:value-type="float">
            <text:p>20857873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7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7]; [.$A$2:.$A$86]; 1; 0)); &quot;ERROR&quot;; &quot;OK&quot;)" office:value-type="string" office:string-value="OK" calcext:value-type="string">
            <text:p>OK</text:p>
          </table:table-cell>
          <table:table-cell table:formula="of:=IF([.O7]=1; SUBSTITUTE([.P7]; &quot;30&quot;; &quot;30 &quot;; 1); IF([.N7]=1; SUBSTITUTE([.P7];&quot;AL&quot;; &quot;AL &quot;; 1); IF([.M7]=1; SUBSTITUTE([.P7]; &quot;PR&quot;; &quot;PR &quot;; 1); SUBSTITUTE([.P7]; &quot; &quot;; &quot;  &quot;;1))))" office:value-type="string" office:string-value="2402890030 04025" calcext:value-type="string">
            <text:p>2402890030 04025</text:p>
          </table:table-cell>
          <table:table-cell table:formula="of:=IF(ISERROR(SEARCH(&quot;PR&quot;; [.P7]; 1)); 0; IF(SEARCH(&quot;PR&quot;; [.P7]; 1)=9; 1; 0))" office:value-type="float" office:value="0" calcext:value-type="float">
            <text:p>0</text:p>
          </table:table-cell>
          <table:table-cell table:formula="of:=IF(ISERROR(SEARCH(&quot;AL&quot;; [.P7]; 1)); 0; IF(SEARCH(&quot;AL&quot;; [.P7]; 1)=10; 1; 0))" office:value-type="float" office:value="0" calcext:value-type="float">
            <text:p>0</text:p>
          </table:table-cell>
          <table:table-cell table:formula="of:=IF(ISERROR(SEARCH(&quot;30&quot;; [.P7]; 1)); 0; IF(SEARCH(&quot;30&quot;; [.P7]; 1)=9; 1; 0))" office:value-type="float" office:value="1" calcext:value-type="float">
            <text:p>1</text:p>
          </table:table-cell>
          <table:table-cell office:value-type="float" office:value="240289003004025" calcext:value-type="float">
            <text:p>240289003004025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69174" calcext:value-type="float">
            <text:p>208691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7]; [.$A$2:.$A$86]; 0)" office:value-type="float" office:value="61" calcext:value-type="float">
            <text:p>61</text:p>
          </table:table-cell>
          <table:table-cell table:formula="of:=IF(NOT(ISNA([.W7])); INDEX([.$A$2:.$G$86]; [.W7]; MATCH(&quot;JORNADA&quot;; [.$A$1:.$G$1]; 0)); &quot;&quot;)" office:value-type="float" office:value="7" calcext:value-type="float">
            <text:p>7</text:p>
          </table:table-cell>
          <table:table-cell table:formula="of:=IF(NOT(ISNA([.W7])); INDEX([.$A$2:.$G$86]; [.W7]; MATCH(&quot;SIRNH&quot;; [.$A$1:.$G$1]; 0)); &quot;&quot;)" office:value-type="float" office:value="20869174" calcext:value-type="float">
            <text:p>20869174</text:p>
          </table:table-cell>
          <table:table-cell table:formula="of:=IF(NOT(ISNA([.W7])); INDEX([.$A$2:.$G$86]; [.W7]; MATCH(&quot;CLASIF&quot;; [.$A$1:.$G$1]; 0)); &quot;&quot;)" office:value-type="string" office:string-value="23.52.09" calcext:value-type="string">
            <text:p>23.52.09</text:p>
          </table:table-cell>
        </table:table-row>
        <table:table-row table:style-name="ro2">
          <table:table-cell office:value-type="string" calcext:value-type="string">
            <text:p>24028600 <text:s text:c="2"/>10020</text:p>
          </table:table-cell>
          <table:table-cell office:value-type="float" office:value="20857874" calcext:value-type="float">
            <text:p>20857874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8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8]; [.$A$2:.$A$86]; 1; 0)); &quot;ERROR&quot;; &quot;OK&quot;)" office:value-type="string" office:string-value="OK" calcext:value-type="string">
            <text:p>OK</text:p>
          </table:table-cell>
          <table:table-cell table:formula="of:=IF([.O8]=1; SUBSTITUTE([.P8]; &quot;30&quot;; &quot;30 &quot;; 1); IF([.N8]=1; SUBSTITUTE([.P8];&quot;AL&quot;; &quot;AL &quot;; 1); IF([.M8]=1; SUBSTITUTE([.P8]; &quot;PR&quot;; &quot;PR &quot;; 1); SUBSTITUTE([.P8]; &quot; &quot;; &quot;  &quot;;1))))" office:value-type="string" office:string-value="24028600   10003" calcext:value-type="string">
            <text:p>24028600 <text:s text:c="2"/>10003</text:p>
          </table:table-cell>
          <table:table-cell table:formula="of:=IF(ISERROR(SEARCH(&quot;PR&quot;; [.P8]; 1)); 0; IF(SEARCH(&quot;PR&quot;; [.P8]; 1)=9; 1; 0))" office:value-type="float" office:value="0" calcext:value-type="float">
            <text:p>0</text:p>
          </table:table-cell>
          <table:table-cell table:formula="of:=IF(ISERROR(SEARCH(&quot;AL&quot;; [.P8]; 1)); 0; IF(SEARCH(&quot;AL&quot;; [.P8]; 1)=10; 1; 0))" office:value-type="float" office:value="0" calcext:value-type="float">
            <text:p>0</text:p>
          </table:table-cell>
          <table:table-cell table:formula="of:=IF(ISERROR(SEARCH(&quot;30&quot;; [.P8]; 1)); 0; IF(SEARCH(&quot;30&quot;; [.P8]; 1)=9; 1; 0))" office:value-type="float" office:value="0" calcext:value-type="float">
            <text:p>0</text:p>
          </table:table-cell>
          <table:table-cell office:value-type="string" calcext:value-type="string">
            <text:p>24028600 <text:s/>10003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57967" calcext:value-type="float">
            <text:p>208579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8]; [.$A$2:.$A$86]; 0)" office:value-type="float" office:value="28" calcext:value-type="float">
            <text:p>28</text:p>
          </table:table-cell>
          <table:table-cell table:formula="of:=IF(NOT(ISNA([.W8])); INDEX([.$A$2:.$G$86]; [.W8]; MATCH(&quot;JORNADA&quot;; [.$A$1:.$G$1]; 0)); &quot;&quot;)" office:value-type="float" office:value="7" calcext:value-type="float">
            <text:p>7</text:p>
          </table:table-cell>
          <table:table-cell table:formula="of:=IF(NOT(ISNA([.W8])); INDEX([.$A$2:.$G$86]; [.W8]; MATCH(&quot;SIRNH&quot;; [.$A$1:.$G$1]; 0)); &quot;&quot;)" office:value-type="float" office:value="20857967" calcext:value-type="float">
            <text:p>20857967</text:p>
          </table:table-cell>
          <table:table-cell table:formula="of:=IF(NOT(ISNA([.W8])); INDEX([.$A$2:.$G$86]; [.W8]; MATCH(&quot;CLASIF&quot;; [.$A$1:.$G$1]; 0)); &quot;&quot;)" office:value-type="string" office:string-value="23.52.09" calcext:value-type="string">
            <text:p>23.52.09</text:p>
          </table:table-cell>
        </table:table-row>
        <table:table-row table:style-name="ro2">
          <table:table-cell office:value-type="string" calcext:value-type="string">
            <text:p>24028600 <text:s text:c="2"/>10021</text:p>
          </table:table-cell>
          <table:table-cell office:value-type="float" office:value="20857875" calcext:value-type="float">
            <text:p>20857875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9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9]; [.$A$2:.$A$86]; 1; 0)); &quot;ERROR&quot;; &quot;OK&quot;)" office:value-type="string" office:string-value="OK" calcext:value-type="string">
            <text:p>OK</text:p>
          </table:table-cell>
          <table:table-cell table:formula="of:=IF([.O9]=1; SUBSTITUTE([.P9]; &quot;30&quot;; &quot;30 &quot;; 1); IF([.N9]=1; SUBSTITUTE([.P9];&quot;AL&quot;; &quot;AL &quot;; 1); IF([.M9]=1; SUBSTITUTE([.P9]; &quot;PR&quot;; &quot;PR &quot;; 1); SUBSTITUTE([.P9]; &quot; &quot;; &quot;  &quot;;1))))" office:value-type="string" office:string-value="24028600   10004" calcext:value-type="string">
            <text:p>24028600 <text:s text:c="2"/>10004</text:p>
          </table:table-cell>
          <table:table-cell table:formula="of:=IF(ISERROR(SEARCH(&quot;PR&quot;; [.P9]; 1)); 0; IF(SEARCH(&quot;PR&quot;; [.P9]; 1)=9; 1; 0))" office:value-type="float" office:value="0" calcext:value-type="float">
            <text:p>0</text:p>
          </table:table-cell>
          <table:table-cell table:formula="of:=IF(ISERROR(SEARCH(&quot;AL&quot;; [.P9]; 1)); 0; IF(SEARCH(&quot;AL&quot;; [.P9]; 1)=10; 1; 0))" office:value-type="float" office:value="0" calcext:value-type="float">
            <text:p>0</text:p>
          </table:table-cell>
          <table:table-cell table:formula="of:=IF(ISERROR(SEARCH(&quot;30&quot;; [.P9]; 1)); 0; IF(SEARCH(&quot;30&quot;; [.P9]; 1)=9; 1; 0))" office:value-type="float" office:value="0" calcext:value-type="float">
            <text:p>0</text:p>
          </table:table-cell>
          <table:table-cell office:value-type="string" calcext:value-type="string">
            <text:p>24028600 <text:s/>10004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57970" calcext:value-type="float">
            <text:p>208579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]; [.$A$2:.$A$86]; 0)" office:value-type="float" office:value="30" calcext:value-type="float">
            <text:p>30</text:p>
          </table:table-cell>
          <table:table-cell table:formula="of:=IF(NOT(ISNA([.W9])); INDEX([.$A$2:.$G$86]; [.W9]; MATCH(&quot;JORNADA&quot;; [.$A$1:.$G$1]; 0)); &quot;&quot;)" office:value-type="float" office:value="7" calcext:value-type="float">
            <text:p>7</text:p>
          </table:table-cell>
          <table:table-cell table:formula="of:=IF(NOT(ISNA([.W9])); INDEX([.$A$2:.$G$86]; [.W9]; MATCH(&quot;SIRNH&quot;; [.$A$1:.$G$1]; 0)); &quot;&quot;)" office:value-type="float" office:value="20857970" calcext:value-type="float">
            <text:p>20857970</text:p>
          </table:table-cell>
          <table:table-cell table:formula="of:=IF(NOT(ISNA([.W9])); INDEX([.$A$2:.$G$86]; [.W9]; MATCH(&quot;CLASIF&quot;; [.$A$1:.$G$1]; 0)); &quot;&quot;)" office:value-type="string" office:string-value="23.52.09" calcext:value-type="string">
            <text:p>23.52.09</text:p>
          </table:table-cell>
        </table:table-row>
        <table:table-row table:style-name="ro2">
          <table:table-cell office:value-type="string" calcext:value-type="string">
            <text:p>24028600 <text:s text:c="2"/>10025</text:p>
          </table:table-cell>
          <table:table-cell office:value-type="float" office:value="20857876" calcext:value-type="float">
            <text:p>20857876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10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0]; [.$A$2:.$A$86]; 1; 0)); &quot;ERROR&quot;; &quot;OK&quot;)" office:value-type="string" office:string-value="OK" calcext:value-type="string">
            <text:p>OK</text:p>
          </table:table-cell>
          <table:table-cell table:formula="of:=IF([.O10]=1; SUBSTITUTE([.P10]; &quot;30&quot;; &quot;30 &quot;; 1); IF([.N10]=1; SUBSTITUTE([.P10];&quot;AL&quot;; &quot;AL &quot;; 1); IF([.M10]=1; SUBSTITUTE([.P10]; &quot;PR&quot;; &quot;PR &quot;; 1); SUBSTITUTE([.P10]; &quot; &quot;; &quot;  &quot;;1))))" office:value-type="string" office:string-value="24028600   10005" calcext:value-type="string">
            <text:p>24028600 <text:s text:c="2"/>10005</text:p>
          </table:table-cell>
          <table:table-cell table:formula="of:=IF(ISERROR(SEARCH(&quot;PR&quot;; [.P10]; 1)); 0; IF(SEARCH(&quot;PR&quot;; [.P10]; 1)=9; 1; 0))" office:value-type="float" office:value="0" calcext:value-type="float">
            <text:p>0</text:p>
          </table:table-cell>
          <table:table-cell table:formula="of:=IF(ISERROR(SEARCH(&quot;AL&quot;; [.P10]; 1)); 0; IF(SEARCH(&quot;AL&quot;; [.P10]; 1)=10; 1; 0))" office:value-type="float" office:value="0" calcext:value-type="float">
            <text:p>0</text:p>
          </table:table-cell>
          <table:table-cell table:formula="of:=IF(ISERROR(SEARCH(&quot;30&quot;; [.P10]; 1)); 0; IF(SEARCH(&quot;30&quot;; [.P10]; 1)=9; 1; 0))" office:value-type="float" office:value="0" calcext:value-type="float">
            <text:p>0</text:p>
          </table:table-cell>
          <table:table-cell office:value-type="string" calcext:value-type="string">
            <text:p>24028600 <text:s/>10005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57961" calcext:value-type="float">
            <text:p>208579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0]; [.$A$2:.$A$86]; 0)" office:value-type="float" office:value="27" calcext:value-type="float">
            <text:p>27</text:p>
          </table:table-cell>
          <table:table-cell table:formula="of:=IF(NOT(ISNA([.W10])); INDEX([.$A$2:.$G$86]; [.W10]; MATCH(&quot;JORNADA&quot;; [.$A$1:.$G$1]; 0)); &quot;&quot;)" office:value-type="float" office:value="7" calcext:value-type="float">
            <text:p>7</text:p>
          </table:table-cell>
          <table:table-cell table:formula="of:=IF(NOT(ISNA([.W10])); INDEX([.$A$2:.$G$86]; [.W10]; MATCH(&quot;SIRNH&quot;; [.$A$1:.$G$1]; 0)); &quot;&quot;)" office:value-type="float" office:value="20857961" calcext:value-type="float">
            <text:p>20857961</text:p>
          </table:table-cell>
          <table:table-cell table:formula="of:=IF(NOT(ISNA([.W10])); INDEX([.$A$2:.$G$86]; [.W10]; MATCH(&quot;CLASIF&quot;; [.$A$1:.$G$1]; 0)); &quot;&quot;)" office:value-type="string" office:string-value="23.52.09" calcext:value-type="string">
            <text:p>23.52.09</text:p>
          </table:table-cell>
        </table:table-row>
        <table:table-row table:style-name="ro2">
          <table:table-cell office:value-type="string" calcext:value-type="string">
            <text:p>24028600 <text:s text:c="2"/>10036</text:p>
          </table:table-cell>
          <table:table-cell office:value-type="float" office:value="20857888" calcext:value-type="float">
            <text:p>20857888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11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1]; [.$A$2:.$A$86]; 1; 0)); &quot;ERROR&quot;; &quot;OK&quot;)" office:value-type="string" office:string-value="OK" calcext:value-type="string">
            <text:p>OK</text:p>
          </table:table-cell>
          <table:table-cell table:formula="of:=IF([.O11]=1; SUBSTITUTE([.P11]; &quot;30&quot;; &quot;30 &quot;; 1); IF([.N11]=1; SUBSTITUTE([.P11];&quot;AL&quot;; &quot;AL &quot;; 1); IF([.M11]=1; SUBSTITUTE([.P11]; &quot;PR&quot;; &quot;PR &quot;; 1); SUBSTITUTE([.P11]; &quot; &quot;; &quot;  &quot;;1))))" office:value-type="string" office:string-value="24028600   10006" calcext:value-type="string">
            <text:p>24028600 <text:s text:c="2"/>10006</text:p>
          </table:table-cell>
          <table:table-cell table:formula="of:=IF(ISERROR(SEARCH(&quot;PR&quot;; [.P11]; 1)); 0; IF(SEARCH(&quot;PR&quot;; [.P11]; 1)=9; 1; 0))" office:value-type="float" office:value="0" calcext:value-type="float">
            <text:p>0</text:p>
          </table:table-cell>
          <table:table-cell table:formula="of:=IF(ISERROR(SEARCH(&quot;AL&quot;; [.P11]; 1)); 0; IF(SEARCH(&quot;AL&quot;; [.P11]; 1)=10; 1; 0))" office:value-type="float" office:value="0" calcext:value-type="float">
            <text:p>0</text:p>
          </table:table-cell>
          <table:table-cell table:formula="of:=IF(ISERROR(SEARCH(&quot;30&quot;; [.P11]; 1)); 0; IF(SEARCH(&quot;30&quot;; [.P11]; 1)=9; 1; 0))" office:value-type="float" office:value="0" calcext:value-type="float">
            <text:p>0</text:p>
          </table:table-cell>
          <table:table-cell office:value-type="string" calcext:value-type="string">
            <text:p>24028600 <text:s/>10006</text:p>
          </table:table-cell>
          <table:table-cell office:value-type="string" calcext:value-type="string">
            <text:p>23.52.09</text:p>
          </table:table-cell>
          <table:table-cell office:value-type="float" office:value="235209" calcext:value-type="float">
            <text:p>235209</text:p>
          </table:table-cell>
          <table:table-cell office:value-type="float" office:value="20857968" calcext:value-type="float">
            <text:p>208579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1]; [.$A$2:.$A$86]; 0)" office:value-type="float" office:value="29" calcext:value-type="float">
            <text:p>29</text:p>
          </table:table-cell>
          <table:table-cell table:formula="of:=IF(NOT(ISNA([.W11])); INDEX([.$A$2:.$G$86]; [.W11]; MATCH(&quot;JORNADA&quot;; [.$A$1:.$G$1]; 0)); &quot;&quot;)" office:value-type="float" office:value="7" calcext:value-type="float">
            <text:p>7</text:p>
          </table:table-cell>
          <table:table-cell table:formula="of:=IF(NOT(ISNA([.W11])); INDEX([.$A$2:.$G$86]; [.W11]; MATCH(&quot;SIRNH&quot;; [.$A$1:.$G$1]; 0)); &quot;&quot;)" office:value-type="float" office:value="20857968" calcext:value-type="float">
            <text:p>20857968</text:p>
          </table:table-cell>
          <table:table-cell table:formula="of:=IF(NOT(ISNA([.W11])); INDEX([.$A$2:.$G$86]; [.W11]; MATCH(&quot;CLASIF&quot;; [.$A$1:.$G$1]; 0)); &quot;&quot;)" office:value-type="string" office:string-value="23.52.09" calcext:value-type="string">
            <text:p>23.52.09</text:p>
          </table:table-cell>
        </table:table-row>
        <table:table-row table:style-name="ro2">
          <table:table-cell office:value-type="string" calcext:value-type="string">
            <text:p>24028600 <text:s text:c="2"/>10027</text:p>
          </table:table-cell>
          <table:table-cell office:value-type="float" office:value="20857889" calcext:value-type="float">
            <text:p>20857889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12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2]; [.$A$2:.$A$86]; 1; 0)); &quot;ERROR&quot;; &quot;OK&quot;)" office:value-type="string" office:string-value="OK" calcext:value-type="string">
            <text:p>OK</text:p>
          </table:table-cell>
          <table:table-cell table:formula="of:=IF([.O12]=1; SUBSTITUTE([.P12]; &quot;30&quot;; &quot;30 &quot;; 1); IF([.N12]=1; SUBSTITUTE([.P12];&quot;AL&quot;; &quot;AL &quot;; 1); IF([.M12]=1; SUBSTITUTE([.P12]; &quot;PR&quot;; &quot;PR &quot;; 1); SUBSTITUTE([.P12]; &quot; &quot;; &quot;  &quot;;1))))" office:value-type="string" office:string-value="2402860030 30303" calcext:value-type="string">
            <text:p>2402860030 30303</text:p>
          </table:table-cell>
          <table:table-cell table:formula="of:=IF(ISERROR(SEARCH(&quot;PR&quot;; [.P12]; 1)); 0; IF(SEARCH(&quot;PR&quot;; [.P12]; 1)=9; 1; 0))" office:value-type="float" office:value="0" calcext:value-type="float">
            <text:p>0</text:p>
          </table:table-cell>
          <table:table-cell table:formula="of:=IF(ISERROR(SEARCH(&quot;AL&quot;; [.P12]; 1)); 0; IF(SEARCH(&quot;AL&quot;; [.P12]; 1)=10; 1; 0))" office:value-type="float" office:value="0" calcext:value-type="float">
            <text:p>0</text:p>
          </table:table-cell>
          <table:table-cell table:formula="of:=IF(ISERROR(SEARCH(&quot;30&quot;; [.P12]; 1)); 0; IF(SEARCH(&quot;30&quot;; [.P12]; 1)=9; 1; 0))" office:value-type="float" office:value="1" calcext:value-type="float">
            <text:p>1</text:p>
          </table:table-cell>
          <table:table-cell office:value-type="float" office:value="240286003030303" calcext:value-type="float">
            <text:p>240286003030303</text:p>
          </table:table-cell>
          <table:table-cell office:value-type="string" calcext:value-type="string">
            <text:p>22.72.01</text:p>
          </table:table-cell>
          <table:table-cell office:value-type="float" office:value="227201" calcext:value-type="float">
            <text:p>227201</text:p>
          </table:table-cell>
          <table:table-cell office:value-type="float" office:value="20858028" calcext:value-type="float">
            <text:p>208580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2]; [.$A$2:.$A$86]; 0)" office:value-type="float" office:value="54" calcext:value-type="float">
            <text:p>54</text:p>
          </table:table-cell>
          <table:table-cell table:formula="of:=IF(NOT(ISNA([.W12])); INDEX([.$A$2:.$G$86]; [.W12]; MATCH(&quot;JORNADA&quot;; [.$A$1:.$G$1]; 0)); &quot;&quot;)" office:value-type="float" office:value="7" calcext:value-type="float">
            <text:p>7</text:p>
          </table:table-cell>
          <table:table-cell table:formula="of:=IF(NOT(ISNA([.W12])); INDEX([.$A$2:.$G$86]; [.W12]; MATCH(&quot;SIRNH&quot;; [.$A$1:.$G$1]; 0)); &quot;&quot;)" office:value-type="float" office:value="20858028" calcext:value-type="float">
            <text:p>20858028</text:p>
          </table:table-cell>
          <table:table-cell table:formula="of:=IF(NOT(ISNA([.W12])); INDEX([.$A$2:.$G$86]; [.W12]; MATCH(&quot;CLASIF&quot;; [.$A$1:.$G$1]; 0)); &quot;&quot;)" office:value-type="string" office:string-value="22.72.01" calcext:value-type="string">
            <text:p>22.72.01</text:p>
          </table:table-cell>
        </table:table-row>
        <table:table-row table:style-name="ro2">
          <table:table-cell office:value-type="string" calcext:value-type="string">
            <text:p>24028600 <text:s text:c="2"/>10024</text:p>
          </table:table-cell>
          <table:table-cell office:value-type="float" office:value="20857890" calcext:value-type="float">
            <text:p>20857890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13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3]; [.$A$2:.$A$86]; 1; 0)); &quot;ERROR&quot;; &quot;OK&quot;)" office:value-type="string" office:string-value="ERROR" calcext:value-type="string">
            <text:p>ERROR</text:p>
          </table:table-cell>
          <table:table-cell table:formula="of:=IF([.O13]=1; SUBSTITUTE([.P13]; &quot;30&quot;; &quot;30 &quot;; 1); IF([.N13]=1; SUBSTITUTE([.P13];&quot;AL&quot;; &quot;AL &quot;; 1); IF([.M13]=1; SUBSTITUTE([.P13]; &quot;PR&quot;; &quot;PR &quot;; 1); SUBSTITUTE([.P13]; &quot; &quot;; &quot;  &quot;;1))))" office:value-type="string" office:string-value="2402860030 00005" calcext:value-type="string">
            <text:p>2402860030 00005</text:p>
          </table:table-cell>
          <table:table-cell table:formula="of:=IF(ISERROR(SEARCH(&quot;PR&quot;; [.P13]; 1)); 0; IF(SEARCH(&quot;PR&quot;; [.P13]; 1)=9; 1; 0))" office:value-type="float" office:value="0" calcext:value-type="float">
            <text:p>0</text:p>
          </table:table-cell>
          <table:table-cell table:formula="of:=IF(ISERROR(SEARCH(&quot;AL&quot;; [.P13]; 1)); 0; IF(SEARCH(&quot;AL&quot;; [.P13]; 1)=10; 1; 0))" office:value-type="float" office:value="0" calcext:value-type="float">
            <text:p>0</text:p>
          </table:table-cell>
          <table:table-cell table:formula="of:=IF(ISERROR(SEARCH(&quot;30&quot;; [.P13]; 1)); 0; IF(SEARCH(&quot;30&quot;; [.P13]; 1)=9; 1; 0))" office:value-type="float" office:value="1" calcext:value-type="float">
            <text:p>1</text:p>
          </table:table-cell>
          <table:table-cell office:value-type="float" office:value="240286003000005" calcext:value-type="float">
            <text:p>240286003000005</text:p>
          </table:table-cell>
          <table:table-cell office:value-type="string" calcext:value-type="string">
            <text:p>21.62.03</text:p>
          </table:table-cell>
          <table:table-cell office:value-type="float" office:value="216203" calcext:value-type="float">
            <text:p>216203</text:p>
          </table:table-cell>
          <table:table-cell office:value-type="string" calcext:value-type="string">
            <text:p>#N/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13]; [.$A$2:.$A$86]; 0)" office:value-type="string" office:string-value="" calcext:value-type="error">
            <text:p>#N/D</text:p>
          </table:table-cell>
          <table:table-cell table:formula="of:=IF(NOT(ISNA([.W13])); INDEX([.$A$2:.$G$86]; [.W13]; MATCH(&quot;JORNADA&quot;; [.$A$1:.$G$1]; 0)); &quot;&quot;)">
            <text:p/>
          </table:table-cell>
          <table:table-cell table:formula="of:=IF(NOT(ISNA([.W13])); INDEX([.$A$2:.$G$86]; [.W13]; MATCH(&quot;SIRNH&quot;; [.$A$1:.$G$1]; 0)); &quot;&quot;)">
            <text:p/>
          </table:table-cell>
          <table:table-cell table:formula="of:=IF(NOT(ISNA([.W13])); INDEX([.$A$2:.$G$86]; [.W13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600 <text:s text:c="2"/>10029</text:p>
          </table:table-cell>
          <table:table-cell office:value-type="float" office:value="20857891" calcext:value-type="float">
            <text:p>20857891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14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4]; [.$A$2:.$A$86]; 1; 0)); &quot;ERROR&quot;; &quot;OK&quot;)" office:value-type="string" office:string-value="OK" calcext:value-type="string">
            <text:p>OK</text:p>
          </table:table-cell>
          <table:table-cell table:formula="of:=IF([.O14]=1; SUBSTITUTE([.P14]; &quot;30&quot;; &quot;30 &quot;; 1); IF([.N14]=1; SUBSTITUTE([.P14];&quot;AL&quot;; &quot;AL &quot;; 1); IF([.M14]=1; SUBSTITUTE([.P14]; &quot;PR&quot;; &quot;PR &quot;; 1); SUBSTITUTE([.P14]; &quot; &quot;; &quot;  &quot;;1))))" office:value-type="string" office:string-value="2402860030 93001" calcext:value-type="string">
            <text:p>2402860030 93001</text:p>
          </table:table-cell>
          <table:table-cell table:formula="of:=IF(ISERROR(SEARCH(&quot;PR&quot;; [.P14]; 1)); 0; IF(SEARCH(&quot;PR&quot;; [.P14]; 1)=9; 1; 0))" office:value-type="float" office:value="0" calcext:value-type="float">
            <text:p>0</text:p>
          </table:table-cell>
          <table:table-cell table:formula="of:=IF(ISERROR(SEARCH(&quot;AL&quot;; [.P14]; 1)); 0; IF(SEARCH(&quot;AL&quot;; [.P14]; 1)=10; 1; 0))" office:value-type="float" office:value="0" calcext:value-type="float">
            <text:p>0</text:p>
          </table:table-cell>
          <table:table-cell table:formula="of:=IF(ISERROR(SEARCH(&quot;30&quot;; [.P14]; 1)); 0; IF(SEARCH(&quot;30&quot;; [.P14]; 1)=9; 1; 0))" office:value-type="float" office:value="1" calcext:value-type="float">
            <text:p>1</text:p>
          </table:table-cell>
          <table:table-cell office:value-type="float" office:value="240286003093001" calcext:value-type="float">
            <text:p>240286003093001</text:p>
          </table:table-cell>
          <table:table-cell office:value-type="string" calcext:value-type="string">
            <text:p>21.62.03</text:p>
          </table:table-cell>
          <table:table-cell office:value-type="float" office:value="216203" calcext:value-type="float">
            <text:p>216203</text:p>
          </table:table-cell>
          <table:table-cell office:value-type="float" office:value="20857969" calcext:value-type="float">
            <text:p>208579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4]; [.$A$2:.$A$86]; 0)" office:value-type="float" office:value="52" calcext:value-type="float">
            <text:p>52</text:p>
          </table:table-cell>
          <table:table-cell table:formula="of:=IF(NOT(ISNA([.W14])); INDEX([.$A$2:.$G$86]; [.W14]; MATCH(&quot;JORNADA&quot;; [.$A$1:.$G$1]; 0)); &quot;&quot;)" office:value-type="float" office:value="7" calcext:value-type="float">
            <text:p>7</text:p>
          </table:table-cell>
          <table:table-cell table:formula="of:=IF(NOT(ISNA([.W14])); INDEX([.$A$2:.$G$86]; [.W14]; MATCH(&quot;SIRNH&quot;; [.$A$1:.$G$1]; 0)); &quot;&quot;)" office:value-type="float" office:value="20857969" calcext:value-type="float">
            <text:p>20857969</text:p>
          </table:table-cell>
          <table:table-cell table:formula="of:=IF(NOT(ISNA([.W14])); INDEX([.$A$2:.$G$86]; [.W14]; MATCH(&quot;CLASIF&quot;; [.$A$1:.$G$1]; 0)); &quot;&quot;)" office:value-type="string" office:string-value="21.62.03" calcext:value-type="string">
            <text:p>21.62.03</text:p>
          </table:table-cell>
        </table:table-row>
        <table:table-row table:style-name="ro2">
          <table:table-cell office:value-type="string" calcext:value-type="string">
            <text:p>24028600 <text:s text:c="2"/>10032</text:p>
          </table:table-cell>
          <table:table-cell office:value-type="float" office:value="20857892" calcext:value-type="float">
            <text:p>20857892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15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5]; [.$A$2:.$A$86]; 1; 0)); &quot;ERROR&quot;; &quot;OK&quot;)" office:value-type="string" office:string-value="OK" calcext:value-type="string">
            <text:p>OK</text:p>
          </table:table-cell>
          <table:table-cell table:formula="of:=IF([.O15]=1; SUBSTITUTE([.P15]; &quot;30&quot;; &quot;30 &quot;; 1); IF([.N15]=1; SUBSTITUTE([.P15];&quot;AL&quot;; &quot;AL &quot;; 1); IF([.M15]=1; SUBSTITUTE([.P15]; &quot;PR&quot;; &quot;PR &quot;; 1); SUBSTITUTE([.P15]; &quot; &quot;; &quot;  &quot;;1))))" office:value-type="string" office:string-value="2402860030 31012" calcext:value-type="string">
            <text:p>2402860030 31012</text:p>
          </table:table-cell>
          <table:table-cell table:formula="of:=IF(ISERROR(SEARCH(&quot;PR&quot;; [.P15]; 1)); 0; IF(SEARCH(&quot;PR&quot;; [.P15]; 1)=9; 1; 0))" office:value-type="float" office:value="0" calcext:value-type="float">
            <text:p>0</text:p>
          </table:table-cell>
          <table:table-cell table:formula="of:=IF(ISERROR(SEARCH(&quot;AL&quot;; [.P15]; 1)); 0; IF(SEARCH(&quot;AL&quot;; [.P15]; 1)=10; 1; 0))" office:value-type="float" office:value="0" calcext:value-type="float">
            <text:p>0</text:p>
          </table:table-cell>
          <table:table-cell table:formula="of:=IF(ISERROR(SEARCH(&quot;30&quot;; [.P15]; 1)); 0; IF(SEARCH(&quot;30&quot;; [.P15]; 1)=9; 1; 0))" office:value-type="float" office:value="1" calcext:value-type="float">
            <text:p>1</text:p>
          </table:table-cell>
          <table:table-cell office:value-type="float" office:value="240286003031012" calcext:value-type="float">
            <text:p>240286003031012</text:p>
          </table:table-cell>
          <table:table-cell office:value-type="string" calcext:value-type="string">
            <text:p>21.62.02</text:p>
          </table:table-cell>
          <table:table-cell office:value-type="float" office:value="216202" calcext:value-type="float">
            <text:p>216202</text:p>
          </table:table-cell>
          <table:table-cell office:value-type="float" office:value="20857958" calcext:value-type="float">
            <text:p>208579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5]; [.$A$2:.$A$86]; 0)" office:value-type="float" office:value="51" calcext:value-type="float">
            <text:p>51</text:p>
          </table:table-cell>
          <table:table-cell table:formula="of:=IF(NOT(ISNA([.W15])); INDEX([.$A$2:.$G$86]; [.W15]; MATCH(&quot;JORNADA&quot;; [.$A$1:.$G$1]; 0)); &quot;&quot;)" office:value-type="float" office:value="0" calcext:value-type="float">
            <text:p>0</text:p>
          </table:table-cell>
          <table:table-cell table:formula="of:=IF(NOT(ISNA([.W15])); INDEX([.$A$2:.$G$86]; [.W15]; MATCH(&quot;SIRNH&quot;; [.$A$1:.$G$1]; 0)); &quot;&quot;)" office:value-type="float" office:value="20857958" calcext:value-type="float">
            <text:p>20857958</text:p>
          </table:table-cell>
          <table:table-cell table:formula="of:=IF(NOT(ISNA([.W15])); INDEX([.$A$2:.$G$86]; [.W15]; MATCH(&quot;CLASIF&quot;; [.$A$1:.$G$1]; 0)); &quot;&quot;)" office:value-type="string" office:string-value="21.62.02" calcext:value-type="string">
            <text:p>21.62.02</text:p>
          </table:table-cell>
        </table:table-row>
        <table:table-row table:style-name="ro2">
          <table:table-cell office:value-type="string" calcext:value-type="string">
            <text:p>24028600 <text:s text:c="2"/>10034</text:p>
          </table:table-cell>
          <table:table-cell office:value-type="float" office:value="20857893" calcext:value-type="float">
            <text:p>20857893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16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6]; [.$A$2:.$A$86]; 1; 0)); &quot;ERROR&quot;; &quot;OK&quot;)" office:value-type="string" office:string-value="OK" calcext:value-type="string">
            <text:p>OK</text:p>
          </table:table-cell>
          <table:table-cell table:formula="of:=IF([.O16]=1; SUBSTITUTE([.P16]; &quot;30&quot;; &quot;30 &quot;; 1); IF([.N16]=1; SUBSTITUTE([.P16];&quot;AL&quot;; &quot;AL &quot;; 1); IF([.M16]=1; SUBSTITUTE([.P16]; &quot;PR&quot;; &quot;PR &quot;; 1); SUBSTITUTE([.P16]; &quot; &quot;; &quot;  &quot;;1))))" office:value-type="string" office:string-value="2402860030 94100" calcext:value-type="string">
            <text:p>2402860030 94100</text:p>
          </table:table-cell>
          <table:table-cell table:formula="of:=IF(ISERROR(SEARCH(&quot;PR&quot;; [.P16]; 1)); 0; IF(SEARCH(&quot;PR&quot;; [.P16]; 1)=9; 1; 0))" office:value-type="float" office:value="0" calcext:value-type="float">
            <text:p>0</text:p>
          </table:table-cell>
          <table:table-cell table:formula="of:=IF(ISERROR(SEARCH(&quot;AL&quot;; [.P16]; 1)); 0; IF(SEARCH(&quot;AL&quot;; [.P16]; 1)=10; 1; 0))" office:value-type="float" office:value="0" calcext:value-type="float">
            <text:p>0</text:p>
          </table:table-cell>
          <table:table-cell table:formula="of:=IF(ISERROR(SEARCH(&quot;30&quot;; [.P16]; 1)); 0; IF(SEARCH(&quot;30&quot;; [.P16]; 1)=9; 1; 0))" office:value-type="float" office:value="1" calcext:value-type="float">
            <text:p>1</text:p>
          </table:table-cell>
          <table:table-cell office:value-type="float" office:value="240286003094100" calcext:value-type="float">
            <text:p>240286003094100</text:p>
          </table:table-cell>
          <table:table-cell office:value-type="string" calcext:value-type="string">
            <text:p>21.62.02</text:p>
          </table:table-cell>
          <table:table-cell office:value-type="float" office:value="216202" calcext:value-type="float">
            <text:p>216202</text:p>
          </table:table-cell>
          <table:table-cell office:value-type="float" office:value="20857971" calcext:value-type="float">
            <text:p>208579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6]; [.$A$2:.$A$86]; 0)" office:value-type="float" office:value="53" calcext:value-type="float">
            <text:p>53</text:p>
          </table:table-cell>
          <table:table-cell table:formula="of:=IF(NOT(ISNA([.W16])); INDEX([.$A$2:.$G$86]; [.W16]; MATCH(&quot;JORNADA&quot;; [.$A$1:.$G$1]; 0)); &quot;&quot;)" office:value-type="float" office:value="7" calcext:value-type="float">
            <text:p>7</text:p>
          </table:table-cell>
          <table:table-cell table:formula="of:=IF(NOT(ISNA([.W16])); INDEX([.$A$2:.$G$86]; [.W16]; MATCH(&quot;SIRNH&quot;; [.$A$1:.$G$1]; 0)); &quot;&quot;)" office:value-type="float" office:value="20857971" calcext:value-type="float">
            <text:p>20857971</text:p>
          </table:table-cell>
          <table:table-cell table:formula="of:=IF(NOT(ISNA([.W16])); INDEX([.$A$2:.$G$86]; [.W16]; MATCH(&quot;CLASIF&quot;; [.$A$1:.$G$1]; 0)); &quot;&quot;)" office:value-type="string" office:string-value="21.62.02" calcext:value-type="string">
            <text:p>21.62.02</text:p>
          </table:table-cell>
        </table:table-row>
        <table:table-row table:style-name="ro2">
          <table:table-cell office:value-type="string" calcext:value-type="string">
            <text:p>24028600 <text:s text:c="2"/>10035</text:p>
          </table:table-cell>
          <table:table-cell office:value-type="float" office:value="20857894" calcext:value-type="float">
            <text:p>20857894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17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7]; [.$A$2:.$A$86]; 1; 0)); &quot;ERROR&quot;; &quot;OK&quot;)" office:value-type="string" office:string-value="OK" calcext:value-type="string">
            <text:p>OK</text:p>
          </table:table-cell>
          <table:table-cell table:formula="of:=IF([.O17]=1; SUBSTITUTE([.P17]; &quot;30&quot;; &quot;30 &quot;; 1); IF([.N17]=1; SUBSTITUTE([.P17];&quot;AL&quot;; &quot;AL &quot;; 1); IF([.M17]=1; SUBSTITUTE([.P17]; &quot;PR&quot;; &quot;PR &quot;; 1); SUBSTITUTE([.P17]; &quot; &quot;; &quot;  &quot;;1))))" office:value-type="string" office:string-value="24028600   10007" calcext:value-type="string">
            <text:p>24028600 <text:s text:c="2"/>10007</text:p>
          </table:table-cell>
          <table:table-cell table:formula="of:=IF(ISERROR(SEARCH(&quot;PR&quot;; [.P17]; 1)); 0; IF(SEARCH(&quot;PR&quot;; [.P17]; 1)=9; 1; 0))" office:value-type="float" office:value="0" calcext:value-type="float">
            <text:p>0</text:p>
          </table:table-cell>
          <table:table-cell table:formula="of:=IF(ISERROR(SEARCH(&quot;AL&quot;; [.P17]; 1)); 0; IF(SEARCH(&quot;AL&quot;; [.P17]; 1)=10; 1; 0))" office:value-type="float" office:value="0" calcext:value-type="float">
            <text:p>0</text:p>
          </table:table-cell>
          <table:table-cell table:formula="of:=IF(ISERROR(SEARCH(&quot;30&quot;; [.P17]; 1)); 0; IF(SEARCH(&quot;30&quot;; [.P17]; 1)=9; 1; 0))" office:value-type="float" office:value="0" calcext:value-type="float">
            <text:p>0</text:p>
          </table:table-cell>
          <table:table-cell office:value-type="string" calcext:value-type="string">
            <text:p>24028600 <text:s/>10007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26" calcext:value-type="float">
            <text:p>208579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7]; [.$A$2:.$A$86]; 0)" office:value-type="float" office:value="22" calcext:value-type="float">
            <text:p>22</text:p>
          </table:table-cell>
          <table:table-cell table:formula="of:=IF(NOT(ISNA([.W17])); INDEX([.$A$2:.$G$86]; [.W17]; MATCH(&quot;JORNADA&quot;; [.$A$1:.$G$1]; 0)); &quot;&quot;)" office:value-type="float" office:value="7" calcext:value-type="float">
            <text:p>7</text:p>
          </table:table-cell>
          <table:table-cell table:formula="of:=IF(NOT(ISNA([.W17])); INDEX([.$A$2:.$G$86]; [.W17]; MATCH(&quot;SIRNH&quot;; [.$A$1:.$G$1]; 0)); &quot;&quot;)" office:value-type="float" office:value="20857926" calcext:value-type="float">
            <text:p>20857926</text:p>
          </table:table-cell>
          <table:table-cell table:formula="of:=IF(NOT(ISNA([.W17])); INDEX([.$A$2:.$G$86]; [.W17]; MATCH(&quot;CLASIF&quot;; [.$A$1:.$G$1]; 0)); &quot;&quot;)" office:value-type="string" office:string-value="17.85.02" calcext:value-type="string">
            <text:p>17.85.02</text:p>
          </table:table-cell>
        </table:table-row>
        <table:table-row table:style-name="ro2">
          <table:table-cell office:value-type="string" calcext:value-type="string">
            <text:p>24028600 <text:s text:c="2"/>10023</text:p>
          </table:table-cell>
          <table:table-cell office:value-type="float" office:value="20857895" calcext:value-type="float">
            <text:p>20857895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18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8]; [.$A$2:.$A$86]; 1; 0)); &quot;ERROR&quot;; &quot;OK&quot;)" office:value-type="string" office:string-value="OK" calcext:value-type="string">
            <text:p>OK</text:p>
          </table:table-cell>
          <table:table-cell table:formula="of:=IF([.O18]=1; SUBSTITUTE([.P18]; &quot;30&quot;; &quot;30 &quot;; 1); IF([.N18]=1; SUBSTITUTE([.P18];&quot;AL&quot;; &quot;AL &quot;; 1); IF([.M18]=1; SUBSTITUTE([.P18]; &quot;PR&quot;; &quot;PR &quot;; 1); SUBSTITUTE([.P18]; &quot; &quot;; &quot;  &quot;;1))))" office:value-type="string" office:string-value="24028600   10008" calcext:value-type="string">
            <text:p>24028600 <text:s text:c="2"/>10008</text:p>
          </table:table-cell>
          <table:table-cell table:formula="of:=IF(ISERROR(SEARCH(&quot;PR&quot;; [.P18]; 1)); 0; IF(SEARCH(&quot;PR&quot;; [.P18]; 1)=9; 1; 0))" office:value-type="float" office:value="0" calcext:value-type="float">
            <text:p>0</text:p>
          </table:table-cell>
          <table:table-cell table:formula="of:=IF(ISERROR(SEARCH(&quot;AL&quot;; [.P18]; 1)); 0; IF(SEARCH(&quot;AL&quot;; [.P18]; 1)=10; 1; 0))" office:value-type="float" office:value="0" calcext:value-type="float">
            <text:p>0</text:p>
          </table:table-cell>
          <table:table-cell table:formula="of:=IF(ISERROR(SEARCH(&quot;30&quot;; [.P18]; 1)); 0; IF(SEARCH(&quot;30&quot;; [.P18]; 1)=9; 1; 0))" office:value-type="float" office:value="0" calcext:value-type="float">
            <text:p>0</text:p>
          </table:table-cell>
          <table:table-cell office:value-type="string" calcext:value-type="string">
            <text:p>24028600 <text:s/>10008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28" calcext:value-type="float">
            <text:p>20857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8]; [.$A$2:.$A$86]; 0)" office:value-type="float" office:value="24" calcext:value-type="float">
            <text:p>24</text:p>
          </table:table-cell>
          <table:table-cell table:formula="of:=IF(NOT(ISNA([.W18])); INDEX([.$A$2:.$G$86]; [.W18]; MATCH(&quot;JORNADA&quot;; [.$A$1:.$G$1]; 0)); &quot;&quot;)" office:value-type="float" office:value="0" calcext:value-type="float">
            <text:p>0</text:p>
          </table:table-cell>
          <table:table-cell table:formula="of:=IF(NOT(ISNA([.W18])); INDEX([.$A$2:.$G$86]; [.W18]; MATCH(&quot;SIRNH&quot;; [.$A$1:.$G$1]; 0)); &quot;&quot;)" office:value-type="float" office:value="20857928" calcext:value-type="float">
            <text:p>20857928</text:p>
          </table:table-cell>
          <table:table-cell table:formula="of:=IF(NOT(ISNA([.W18])); INDEX([.$A$2:.$G$86]; [.W18]; MATCH(&quot;CLASIF&quot;; [.$A$1:.$G$1]; 0)); &quot;&quot;)" office:value-type="string" office:string-value="17.85.02" calcext:value-type="string">
            <text:p>17.85.02</text:p>
          </table:table-cell>
        </table:table-row>
        <table:table-row table:style-name="ro2">
          <table:table-cell office:value-type="string" calcext:value-type="string">
            <text:p>24028600 <text:s text:c="2"/>10022</text:p>
          </table:table-cell>
          <table:table-cell office:value-type="float" office:value="20857896" calcext:value-type="float">
            <text:p>20857896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19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19]; [.$A$2:.$A$86]; 1; 0)); &quot;ERROR&quot;; &quot;OK&quot;)" office:value-type="string" office:string-value="OK" calcext:value-type="string">
            <text:p>OK</text:p>
          </table:table-cell>
          <table:table-cell table:formula="of:=IF([.O19]=1; SUBSTITUTE([.P19]; &quot;30&quot;; &quot;30 &quot;; 1); IF([.N19]=1; SUBSTITUTE([.P19];&quot;AL&quot;; &quot;AL &quot;; 1); IF([.M19]=1; SUBSTITUTE([.P19]; &quot;PR&quot;; &quot;PR &quot;; 1); SUBSTITUTE([.P19]; &quot; &quot;; &quot;  &quot;;1))))" office:value-type="string" office:string-value="24028600   10009" calcext:value-type="string">
            <text:p>24028600 <text:s text:c="2"/>10009</text:p>
          </table:table-cell>
          <table:table-cell table:formula="of:=IF(ISERROR(SEARCH(&quot;PR&quot;; [.P19]; 1)); 0; IF(SEARCH(&quot;PR&quot;; [.P19]; 1)=9; 1; 0))" office:value-type="float" office:value="0" calcext:value-type="float">
            <text:p>0</text:p>
          </table:table-cell>
          <table:table-cell table:formula="of:=IF(ISERROR(SEARCH(&quot;AL&quot;; [.P19]; 1)); 0; IF(SEARCH(&quot;AL&quot;; [.P19]; 1)=10; 1; 0))" office:value-type="float" office:value="0" calcext:value-type="float">
            <text:p>0</text:p>
          </table:table-cell>
          <table:table-cell table:formula="of:=IF(ISERROR(SEARCH(&quot;30&quot;; [.P19]; 1)); 0; IF(SEARCH(&quot;30&quot;; [.P19]; 1)=9; 1; 0))" office:value-type="float" office:value="0" calcext:value-type="float">
            <text:p>0</text:p>
          </table:table-cell>
          <table:table-cell office:value-type="string" calcext:value-type="string">
            <text:p>24028600 <text:s/>10009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31" calcext:value-type="float">
            <text:p>20857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19]; [.$A$2:.$A$86]; 0)" office:value-type="float" office:value="25" calcext:value-type="float">
            <text:p>25</text:p>
          </table:table-cell>
          <table:table-cell table:formula="of:=IF(NOT(ISNA([.W19])); INDEX([.$A$2:.$G$86]; [.W19]; MATCH(&quot;JORNADA&quot;; [.$A$1:.$G$1]; 0)); &quot;&quot;)" office:value-type="float" office:value="0" calcext:value-type="float">
            <text:p>0</text:p>
          </table:table-cell>
          <table:table-cell table:formula="of:=IF(NOT(ISNA([.W19])); INDEX([.$A$2:.$G$86]; [.W19]; MATCH(&quot;SIRNH&quot;; [.$A$1:.$G$1]; 0)); &quot;&quot;)" office:value-type="float" office:value="20857931" calcext:value-type="float">
            <text:p>20857931</text:p>
          </table:table-cell>
          <table:table-cell table:formula="of:=IF(NOT(ISNA([.W19])); INDEX([.$A$2:.$G$86]; [.W19]; MATCH(&quot;CLASIF&quot;; [.$A$1:.$G$1]; 0)); &quot;&quot;)" office:value-type="string" office:string-value="17.85.02" calcext:value-type="string">
            <text:p>17.85.02</text:p>
          </table:table-cell>
        </table:table-row>
        <table:table-row table:style-name="ro2">
          <table:table-cell office:value-type="string" calcext:value-type="string">
            <text:p>24028600 <text:s text:c="2"/>10014</text:p>
          </table:table-cell>
          <table:table-cell office:value-type="float" office:value="20857903" calcext:value-type="float">
            <text:p>20857903</text:p>
          </table:table-cell>
          <table:table-cell office:value-type="string" calcext:value-type="string">
            <text:p>Operador de Primera-Equipo Mecánico (Gruero)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62.02</text:p>
          </table:table-cell>
          <table:table-cell table:formula="of:=IF(ISNA(VLOOKUP([.A20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0]; [.$A$2:.$A$86]; 1; 0)); &quot;ERROR&quot;; &quot;OK&quot;)" office:value-type="string" office:string-value="OK" calcext:value-type="string">
            <text:p>OK</text:p>
          </table:table-cell>
          <table:table-cell table:formula="of:=IF([.O20]=1; SUBSTITUTE([.P20]; &quot;30&quot;; &quot;30 &quot;; 1); IF([.N20]=1; SUBSTITUTE([.P20];&quot;AL&quot;; &quot;AL &quot;; 1); IF([.M20]=1; SUBSTITUTE([.P20]; &quot;PR&quot;; &quot;PR &quot;; 1); SUBSTITUTE([.P20]; &quot; &quot;; &quot;  &quot;;1))))" office:value-type="string" office:string-value="24028600   10010" calcext:value-type="string">
            <text:p>24028600 <text:s text:c="2"/>10010</text:p>
          </table:table-cell>
          <table:table-cell table:formula="of:=IF(ISERROR(SEARCH(&quot;PR&quot;; [.P20]; 1)); 0; IF(SEARCH(&quot;PR&quot;; [.P20]; 1)=9; 1; 0))" office:value-type="float" office:value="0" calcext:value-type="float">
            <text:p>0</text:p>
          </table:table-cell>
          <table:table-cell table:formula="of:=IF(ISERROR(SEARCH(&quot;AL&quot;; [.P20]; 1)); 0; IF(SEARCH(&quot;AL&quot;; [.P20]; 1)=10; 1; 0))" office:value-type="float" office:value="0" calcext:value-type="float">
            <text:p>0</text:p>
          </table:table-cell>
          <table:table-cell table:formula="of:=IF(ISERROR(SEARCH(&quot;30&quot;; [.P20]; 1)); 0; IF(SEARCH(&quot;30&quot;; [.P20]; 1)=9; 1; 0))" office:value-type="float" office:value="0" calcext:value-type="float">
            <text:p>0</text:p>
          </table:table-cell>
          <table:table-cell office:value-type="string" calcext:value-type="string">
            <text:p>24028600 <text:s/>10010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0]; [.$A$2:.$A$86]; 0)" office:value-type="float" office:value="71" calcext:value-type="float">
            <text:p>71</text:p>
          </table:table-cell>
          <table:table-cell table:formula="of:=IF(NOT(ISNA([.W20])); INDEX([.$A$2:.$G$86]; [.W20]; MATCH(&quot;JORNADA&quot;; [.$A$1:.$G$1]; 0)); &quot;&quot;)" office:value-type="float" office:value="0" calcext:value-type="float">
            <text:p>0</text:p>
          </table:table-cell>
          <table:table-cell table:formula="of:=IF(NOT(ISNA([.W20])); INDEX([.$A$2:.$G$86]; [.W20]; MATCH(&quot;SIRNH&quot;; [.$A$1:.$G$1]; 0)); &quot;&quot;)" office:value-type="float" office:value="36660" calcext:value-type="float">
            <text:p>36660</text:p>
          </table:table-cell>
          <table:table-cell table:formula="of:=IF(NOT(ISNA([.W20])); INDEX([.$A$2:.$G$86]; [.W20]; MATCH(&quot;CLASIF&quot;; [.$A$1:.$G$1]; 0)); &quot;&quot;)" office:value-type="string" office:string-value="17.85.02" calcext:value-type="string">
            <text:p>17.85.02</text:p>
          </table:table-cell>
        </table:table-row>
        <table:table-row table:style-name="ro2">
          <table:table-cell office:value-type="string" calcext:value-type="string">
            <text:p>24028600 <text:s text:c="2"/>10013</text:p>
          </table:table-cell>
          <table:table-cell office:value-type="float" office:value="20857906" calcext:value-type="float">
            <text:p>20857906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table:formula="of:=IF(ISNA(VLOOKUP([.A21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1]; [.$A$2:.$A$86]; 1; 0)); &quot;ERROR&quot;; &quot;OK&quot;)" office:value-type="string" office:string-value="OK" calcext:value-type="string">
            <text:p>OK</text:p>
          </table:table-cell>
          <table:table-cell table:formula="of:=IF([.O21]=1; SUBSTITUTE([.P21]; &quot;30&quot;; &quot;30 &quot;; 1); IF([.N21]=1; SUBSTITUTE([.P21];&quot;AL&quot;; &quot;AL &quot;; 1); IF([.M21]=1; SUBSTITUTE([.P21]; &quot;PR&quot;; &quot;PR &quot;; 1); SUBSTITUTE([.P21]; &quot; &quot;; &quot;  &quot;;1))))" office:value-type="string" office:string-value="24028600   10011" calcext:value-type="string">
            <text:p>24028600 <text:s text:c="2"/>10011</text:p>
          </table:table-cell>
          <table:table-cell table:formula="of:=IF(ISERROR(SEARCH(&quot;PR&quot;; [.P21]; 1)); 0; IF(SEARCH(&quot;PR&quot;; [.P21]; 1)=9; 1; 0))" office:value-type="float" office:value="0" calcext:value-type="float">
            <text:p>0</text:p>
          </table:table-cell>
          <table:table-cell table:formula="of:=IF(ISERROR(SEARCH(&quot;AL&quot;; [.P21]; 1)); 0; IF(SEARCH(&quot;AL&quot;; [.P21]; 1)=10; 1; 0))" office:value-type="float" office:value="0" calcext:value-type="float">
            <text:p>0</text:p>
          </table:table-cell>
          <table:table-cell table:formula="of:=IF(ISERROR(SEARCH(&quot;30&quot;; [.P21]; 1)); 0; IF(SEARCH(&quot;30&quot;; [.P21]; 1)=9; 1; 0))" office:value-type="float" office:value="0" calcext:value-type="float">
            <text:p>0</text:p>
          </table:table-cell>
          <table:table-cell office:value-type="string" calcext:value-type="string">
            <text:p>24028600 <text:s/>10011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27" calcext:value-type="float">
            <text:p>20857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1]; [.$A$2:.$A$86]; 0)" office:value-type="float" office:value="23" calcext:value-type="float">
            <text:p>23</text:p>
          </table:table-cell>
          <table:table-cell table:formula="of:=IF(NOT(ISNA([.W21])); INDEX([.$A$2:.$G$86]; [.W21]; MATCH(&quot;JORNADA&quot;; [.$A$1:.$G$1]; 0)); &quot;&quot;)" office:value-type="float" office:value="0" calcext:value-type="float">
            <text:p>0</text:p>
          </table:table-cell>
          <table:table-cell table:formula="of:=IF(NOT(ISNA([.W21])); INDEX([.$A$2:.$G$86]; [.W21]; MATCH(&quot;SIRNH&quot;; [.$A$1:.$G$1]; 0)); &quot;&quot;)" office:value-type="float" office:value="20857927" calcext:value-type="float">
            <text:p>20857927</text:p>
          </table:table-cell>
          <table:table-cell table:formula="of:=IF(NOT(ISNA([.W21])); INDEX([.$A$2:.$G$86]; [.W21]; MATCH(&quot;CLASIF&quot;; [.$A$1:.$G$1]; 0)); &quot;&quot;)" office:value-type="string" office:string-value="17.85.02" calcext:value-type="string">
            <text:p>17.85.02</text:p>
          </table:table-cell>
        </table:table-row>
        <table:table-row table:style-name="ro2">
          <table:table-cell office:value-type="string" calcext:value-type="string">
            <text:p>24028600 <text:s text:c="2"/>10012</text:p>
          </table:table-cell>
          <table:table-cell office:value-type="float" office:value="20857925" calcext:value-type="float">
            <text:p>20857925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85.02</text:p>
          </table:table-cell>
          <table:table-cell table:formula="of:=IF(ISNA(VLOOKUP([.A22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2]; [.$A$2:.$A$86]; 1; 0)); &quot;ERROR&quot;; &quot;OK&quot;)" office:value-type="string" office:string-value="OK" calcext:value-type="string">
            <text:p>OK</text:p>
          </table:table-cell>
          <table:table-cell table:formula="of:=IF([.O22]=1; SUBSTITUTE([.P22]; &quot;30&quot;; &quot;30 &quot;; 1); IF([.N22]=1; SUBSTITUTE([.P22];&quot;AL&quot;; &quot;AL &quot;; 1); IF([.M22]=1; SUBSTITUTE([.P22]; &quot;PR&quot;; &quot;PR &quot;; 1); SUBSTITUTE([.P22]; &quot; &quot;; &quot;  &quot;;1))))" office:value-type="string" office:string-value="24028600   10012" calcext:value-type="string">
            <text:p>24028600 <text:s text:c="2"/>10012</text:p>
          </table:table-cell>
          <table:table-cell table:formula="of:=IF(ISERROR(SEARCH(&quot;PR&quot;; [.P22]; 1)); 0; IF(SEARCH(&quot;PR&quot;; [.P22]; 1)=9; 1; 0))" office:value-type="float" office:value="0" calcext:value-type="float">
            <text:p>0</text:p>
          </table:table-cell>
          <table:table-cell table:formula="of:=IF(ISERROR(SEARCH(&quot;AL&quot;; [.P22]; 1)); 0; IF(SEARCH(&quot;AL&quot;; [.P22]; 1)=10; 1; 0))" office:value-type="float" office:value="0" calcext:value-type="float">
            <text:p>0</text:p>
          </table:table-cell>
          <table:table-cell table:formula="of:=IF(ISERROR(SEARCH(&quot;30&quot;; [.P22]; 1)); 0; IF(SEARCH(&quot;30&quot;; [.P22]; 1)=9; 1; 0))" office:value-type="float" office:value="0" calcext:value-type="float">
            <text:p>0</text:p>
          </table:table-cell>
          <table:table-cell office:value-type="string" calcext:value-type="string">
            <text:p>24028600 <text:s/>10012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25" calcext:value-type="float">
            <text:p>208579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2]; [.$A$2:.$A$86]; 0)" office:value-type="float" office:value="21" calcext:value-type="float">
            <text:p>21</text:p>
          </table:table-cell>
          <table:table-cell table:formula="of:=IF(NOT(ISNA([.W22])); INDEX([.$A$2:.$G$86]; [.W22]; MATCH(&quot;JORNADA&quot;; [.$A$1:.$G$1]; 0)); &quot;&quot;)" office:value-type="float" office:value="7" calcext:value-type="float">
            <text:p>7</text:p>
          </table:table-cell>
          <table:table-cell table:formula="of:=IF(NOT(ISNA([.W22])); INDEX([.$A$2:.$G$86]; [.W22]; MATCH(&quot;SIRNH&quot;; [.$A$1:.$G$1]; 0)); &quot;&quot;)" office:value-type="float" office:value="20857925" calcext:value-type="float">
            <text:p>20857925</text:p>
          </table:table-cell>
          <table:table-cell table:formula="of:=IF(NOT(ISNA([.W22])); INDEX([.$A$2:.$G$86]; [.W22]; MATCH(&quot;CLASIF&quot;; [.$A$1:.$G$1]; 0)); &quot;&quot;)" office:value-type="string" office:string-value="17.85.02" calcext:value-type="string">
            <text:p>17.85.02</text:p>
          </table:table-cell>
        </table:table-row>
        <table:table-row table:style-name="ro2">
          <table:table-cell office:value-type="string" calcext:value-type="string">
            <text:p>24028600 <text:s text:c="2"/>10007</text:p>
          </table:table-cell>
          <table:table-cell office:value-type="float" office:value="20857926" calcext:value-type="float">
            <text:p>20857926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85.02</text:p>
          </table:table-cell>
          <table:table-cell table:formula="of:=IF(ISNA(VLOOKUP([.A23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3]; [.$A$2:.$A$86]; 1; 0)); &quot;ERROR&quot;; &quot;OK&quot;)" office:value-type="string" office:string-value="OK" calcext:value-type="string">
            <text:p>OK</text:p>
          </table:table-cell>
          <table:table-cell table:formula="of:=IF([.O23]=1; SUBSTITUTE([.P23]; &quot;30&quot;; &quot;30 &quot;; 1); IF([.N23]=1; SUBSTITUTE([.P23];&quot;AL&quot;; &quot;AL &quot;; 1); IF([.M23]=1; SUBSTITUTE([.P23]; &quot;PR&quot;; &quot;PR &quot;; 1); SUBSTITUTE([.P23]; &quot; &quot;; &quot;  &quot;;1))))" office:value-type="string" office:string-value="24028600   10013" calcext:value-type="string">
            <text:p>24028600 <text:s text:c="2"/>10013</text:p>
          </table:table-cell>
          <table:table-cell table:formula="of:=IF(ISERROR(SEARCH(&quot;PR&quot;; [.P23]; 1)); 0; IF(SEARCH(&quot;PR&quot;; [.P23]; 1)=9; 1; 0))" office:value-type="float" office:value="0" calcext:value-type="float">
            <text:p>0</text:p>
          </table:table-cell>
          <table:table-cell table:formula="of:=IF(ISERROR(SEARCH(&quot;AL&quot;; [.P23]; 1)); 0; IF(SEARCH(&quot;AL&quot;; [.P23]; 1)=10; 1; 0))" office:value-type="float" office:value="0" calcext:value-type="float">
            <text:p>0</text:p>
          </table:table-cell>
          <table:table-cell table:formula="of:=IF(ISERROR(SEARCH(&quot;30&quot;; [.P23]; 1)); 0; IF(SEARCH(&quot;30&quot;; [.P23]; 1)=9; 1; 0))" office:value-type="float" office:value="0" calcext:value-type="float">
            <text:p>0</text:p>
          </table:table-cell>
          <table:table-cell office:value-type="string" calcext:value-type="string">
            <text:p>24028600 <text:s/>10013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office:value-type="float" office:value="20857906" calcext:value-type="float">
            <text:p>20857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3]; [.$A$2:.$A$86]; 0)" office:value-type="float" office:value="20" calcext:value-type="float">
            <text:p>20</text:p>
          </table:table-cell>
          <table:table-cell table:formula="of:=IF(NOT(ISNA([.W23])); INDEX([.$A$2:.$G$86]; [.W23]; MATCH(&quot;JORNADA&quot;; [.$A$1:.$G$1]; 0)); &quot;&quot;)" office:value-type="float" office:value="0" calcext:value-type="float">
            <text:p>0</text:p>
          </table:table-cell>
          <table:table-cell table:formula="of:=IF(NOT(ISNA([.W23])); INDEX([.$A$2:.$G$86]; [.W23]; MATCH(&quot;SIRNH&quot;; [.$A$1:.$G$1]; 0)); &quot;&quot;)" office:value-type="float" office:value="20857906" calcext:value-type="float">
            <text:p>20857906</text:p>
          </table:table-cell>
          <table:table-cell table:formula="of:=IF(NOT(ISNA([.W23])); INDEX([.$A$2:.$G$86]; [.W23]; MATCH(&quot;CLASIF&quot;; [.$A$1:.$G$1]; 0)); &quot;&quot;)" office:value-type="string" office:string-value="17.85.02" calcext:value-type="string">
            <text:p>17.85.02</text:p>
          </table:table-cell>
        </table:table-row>
        <table:table-row table:style-name="ro2">
          <table:table-cell office:value-type="string" calcext:value-type="string">
            <text:p>24028600 <text:s text:c="2"/>10011</text:p>
          </table:table-cell>
          <table:table-cell office:value-type="float" office:value="20857927" calcext:value-type="float">
            <text:p>20857927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table:formula="of:=IF(ISNA(VLOOKUP([.A24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4]; [.$A$2:.$A$86]; 1; 0)); &quot;ERROR&quot;; &quot;OK&quot;)" office:value-type="string" office:string-value="OK" calcext:value-type="string">
            <text:p>OK</text:p>
          </table:table-cell>
          <table:table-cell table:formula="of:=IF([.O24]=1; SUBSTITUTE([.P24]; &quot;30&quot;; &quot;30 &quot;; 1); IF([.N24]=1; SUBSTITUTE([.P24];&quot;AL&quot;; &quot;AL &quot;; 1); IF([.M24]=1; SUBSTITUTE([.P24]; &quot;PR&quot;; &quot;PR &quot;; 1); SUBSTITUTE([.P24]; &quot; &quot;; &quot;  &quot;;1))))" office:value-type="string" office:string-value="24028600   10014" calcext:value-type="string">
            <text:p>24028600 <text:s text:c="2"/>10014</text:p>
          </table:table-cell>
          <table:table-cell table:formula="of:=IF(ISERROR(SEARCH(&quot;PR&quot;; [.P24]; 1)); 0; IF(SEARCH(&quot;PR&quot;; [.P24]; 1)=9; 1; 0))" office:value-type="float" office:value="0" calcext:value-type="float">
            <text:p>0</text:p>
          </table:table-cell>
          <table:table-cell table:formula="of:=IF(ISERROR(SEARCH(&quot;AL&quot;; [.P24]; 1)); 0; IF(SEARCH(&quot;AL&quot;; [.P24]; 1)=10; 1; 0))" office:value-type="float" office:value="0" calcext:value-type="float">
            <text:p>0</text:p>
          </table:table-cell>
          <table:table-cell table:formula="of:=IF(ISERROR(SEARCH(&quot;30&quot;; [.P24]; 1)); 0; IF(SEARCH(&quot;30&quot;; [.P24]; 1)=9; 1; 0))" office:value-type="float" office:value="0" calcext:value-type="float">
            <text:p>0</text:p>
          </table:table-cell>
          <table:table-cell office:value-type="string" calcext:value-type="string">
            <text:p>24028600 <text:s/>10014</text:p>
          </table:table-cell>
          <table:table-cell office:value-type="string" calcext:value-type="string">
            <text:p>17.62.02</text:p>
          </table:table-cell>
          <table:table-cell office:value-type="float" office:value="176202" calcext:value-type="float">
            <text:p>176202</text:p>
          </table:table-cell>
          <table:table-cell office:value-type="float" office:value="20857903" calcext:value-type="float">
            <text:p>20857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4]; [.$A$2:.$A$86]; 0)" office:value-type="float" office:value="19" calcext:value-type="float">
            <text:p>19</text:p>
          </table:table-cell>
          <table:table-cell table:formula="of:=IF(NOT(ISNA([.W24])); INDEX([.$A$2:.$G$86]; [.W24]; MATCH(&quot;JORNADA&quot;; [.$A$1:.$G$1]; 0)); &quot;&quot;)" office:value-type="float" office:value="0" calcext:value-type="float">
            <text:p>0</text:p>
          </table:table-cell>
          <table:table-cell table:formula="of:=IF(NOT(ISNA([.W24])); INDEX([.$A$2:.$G$86]; [.W24]; MATCH(&quot;SIRNH&quot;; [.$A$1:.$G$1]; 0)); &quot;&quot;)" office:value-type="float" office:value="20857903" calcext:value-type="float">
            <text:p>20857903</text:p>
          </table:table-cell>
          <table:table-cell table:formula="of:=IF(NOT(ISNA([.W24])); INDEX([.$A$2:.$G$86]; [.W24]; MATCH(&quot;CLASIF&quot;; [.$A$1:.$G$1]; 0)); &quot;&quot;)" office:value-type="string" office:string-value="17.62.02" calcext:value-type="string">
            <text:p>17.62.02</text:p>
          </table:table-cell>
        </table:table-row>
        <table:table-row table:style-name="ro2">
          <table:table-cell office:value-type="string" calcext:value-type="string">
            <text:p>24028600 <text:s text:c="2"/>10008</text:p>
          </table:table-cell>
          <table:table-cell office:value-type="float" office:value="20857928" calcext:value-type="float">
            <text:p>20857928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table:formula="of:=IF(ISNA(VLOOKUP([.A25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5]; [.$A$2:.$A$86]; 1; 0)); &quot;ERROR&quot;; &quot;OK&quot;)" office:value-type="string" office:string-value="OK" calcext:value-type="string">
            <text:p>OK</text:p>
          </table:table-cell>
          <table:table-cell table:formula="of:=IF([.O25]=1; SUBSTITUTE([.P25]; &quot;30&quot;; &quot;30 &quot;; 1); IF([.N25]=1; SUBSTITUTE([.P25];&quot;AL&quot;; &quot;AL &quot;; 1); IF([.M25]=1; SUBSTITUTE([.P25]; &quot;PR&quot;; &quot;PR &quot;; 1); SUBSTITUTE([.P25]; &quot; &quot;; &quot;  &quot;;1))))" office:value-type="string" office:string-value="2402890030 04026" calcext:value-type="string">
            <text:p>2402890030 04026</text:p>
          </table:table-cell>
          <table:table-cell table:formula="of:=IF(ISERROR(SEARCH(&quot;PR&quot;; [.P25]; 1)); 0; IF(SEARCH(&quot;PR&quot;; [.P25]; 1)=9; 1; 0))" office:value-type="float" office:value="0" calcext:value-type="float">
            <text:p>0</text:p>
          </table:table-cell>
          <table:table-cell table:formula="of:=IF(ISERROR(SEARCH(&quot;AL&quot;; [.P25]; 1)); 0; IF(SEARCH(&quot;AL&quot;; [.P25]; 1)=10; 1; 0))" office:value-type="float" office:value="0" calcext:value-type="float">
            <text:p>0</text:p>
          </table:table-cell>
          <table:table-cell table:formula="of:=IF(ISERROR(SEARCH(&quot;30&quot;; [.P25]; 1)); 0; IF(SEARCH(&quot;30&quot;; [.P25]; 1)=9; 1; 0))" office:value-type="float" office:value="1" calcext:value-type="float">
            <text:p>1</text:p>
          </table:table-cell>
          <table:table-cell office:value-type="float" office:value="240289003004026" calcext:value-type="float">
            <text:p>240289003004026</text:p>
          </table:table-cell>
          <table:table-cell office:value-type="string" calcext:value-type="string">
            <text:p>11.62.09</text:p>
          </table:table-cell>
          <table:table-cell office:value-type="float" office:value="116209" calcext:value-type="float">
            <text:p>116209</text:p>
          </table:table-cell>
          <table:table-cell office:value-type="float" office:value="20869175" calcext:value-type="float">
            <text:p>208691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5]; [.$A$2:.$A$86]; 0)" office:value-type="float" office:value="62" calcext:value-type="float">
            <text:p>62</text:p>
          </table:table-cell>
          <table:table-cell table:formula="of:=IF(NOT(ISNA([.W25])); INDEX([.$A$2:.$G$86]; [.W25]; MATCH(&quot;JORNADA&quot;; [.$A$1:.$G$1]; 0)); &quot;&quot;)" office:value-type="float" office:value="7" calcext:value-type="float">
            <text:p>7</text:p>
          </table:table-cell>
          <table:table-cell table:formula="of:=IF(NOT(ISNA([.W25])); INDEX([.$A$2:.$G$86]; [.W25]; MATCH(&quot;SIRNH&quot;; [.$A$1:.$G$1]; 0)); &quot;&quot;)" office:value-type="float" office:value="20869175" calcext:value-type="float">
            <text:p>20869175</text:p>
          </table:table-cell>
          <table:table-cell table:formula="of:=IF(NOT(ISNA([.W25])); INDEX([.$A$2:.$G$86]; [.W25]; MATCH(&quot;CLASIF&quot;; [.$A$1:.$G$1]; 0)); &quot;&quot;)" office:value-type="string" office:string-value="11.62.09" calcext:value-type="string">
            <text:p>11.62.09</text:p>
          </table:table-cell>
        </table:table-row>
        <table:table-row table:style-name="ro2">
          <table:table-cell office:value-type="string" calcext:value-type="string">
            <text:p>24028600 <text:s text:c="2"/>10009</text:p>
          </table:table-cell>
          <table:table-cell office:value-type="float" office:value="20857931" calcext:value-type="float">
            <text:p>20857931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table:formula="of:=IF(ISNA(VLOOKUP([.A26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6]; [.$A$2:.$A$86]; 1; 0)); &quot;ERROR&quot;; &quot;OK&quot;)" office:value-type="string" office:string-value="OK" calcext:value-type="string">
            <text:p>OK</text:p>
          </table:table-cell>
          <table:table-cell table:formula="of:=IF([.O26]=1; SUBSTITUTE([.P26]; &quot;30&quot;; &quot;30 &quot;; 1); IF([.N26]=1; SUBSTITUTE([.P26];&quot;AL&quot;; &quot;AL &quot;; 1); IF([.M26]=1; SUBSTITUTE([.P26]; &quot;PR&quot;; &quot;PR &quot;; 1); SUBSTITUTE([.P26]; &quot; &quot;; &quot;  &quot;;1))))" office:value-type="string" office:string-value="2402890030 04027" calcext:value-type="string">
            <text:p>2402890030 04027</text:p>
          </table:table-cell>
          <table:table-cell table:formula="of:=IF(ISERROR(SEARCH(&quot;PR&quot;; [.P26]; 1)); 0; IF(SEARCH(&quot;PR&quot;; [.P26]; 1)=9; 1; 0))" office:value-type="float" office:value="0" calcext:value-type="float">
            <text:p>0</text:p>
          </table:table-cell>
          <table:table-cell table:formula="of:=IF(ISERROR(SEARCH(&quot;AL&quot;; [.P26]; 1)); 0; IF(SEARCH(&quot;AL&quot;; [.P26]; 1)=10; 1; 0))" office:value-type="float" office:value="0" calcext:value-type="float">
            <text:p>0</text:p>
          </table:table-cell>
          <table:table-cell table:formula="of:=IF(ISERROR(SEARCH(&quot;30&quot;; [.P26]; 1)); 0; IF(SEARCH(&quot;30&quot;; [.P26]; 1)=9; 1; 0))" office:value-type="float" office:value="1" calcext:value-type="float">
            <text:p>1</text:p>
          </table:table-cell>
          <table:table-cell office:value-type="float" office:value="240289003004027" calcext:value-type="float">
            <text:p>240289003004027</text:p>
          </table:table-cell>
          <table:table-cell office:value-type="string" calcext:value-type="string">
            <text:p>11.62.09</text:p>
          </table:table-cell>
          <table:table-cell office:value-type="float" office:value="116209" calcext:value-type="float">
            <text:p>116209</text:p>
          </table:table-cell>
          <table:table-cell office:value-type="float" office:value="20869183" calcext:value-type="float">
            <text:p>208691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6]; [.$A$2:.$A$86]; 0)" office:value-type="float" office:value="63" calcext:value-type="float">
            <text:p>63</text:p>
          </table:table-cell>
          <table:table-cell table:formula="of:=IF(NOT(ISNA([.W26])); INDEX([.$A$2:.$G$86]; [.W26]; MATCH(&quot;JORNADA&quot;; [.$A$1:.$G$1]; 0)); &quot;&quot;)" office:value-type="float" office:value="7" calcext:value-type="float">
            <text:p>7</text:p>
          </table:table-cell>
          <table:table-cell table:formula="of:=IF(NOT(ISNA([.W26])); INDEX([.$A$2:.$G$86]; [.W26]; MATCH(&quot;SIRNH&quot;; [.$A$1:.$G$1]; 0)); &quot;&quot;)" office:value-type="float" office:value="20869183" calcext:value-type="float">
            <text:p>20869183</text:p>
          </table:table-cell>
          <table:table-cell table:formula="of:=IF(NOT(ISNA([.W26])); INDEX([.$A$2:.$G$86]; [.W26]; MATCH(&quot;CLASIF&quot;; [.$A$1:.$G$1]; 0)); &quot;&quot;)" office:value-type="string" office:string-value="11.62.09" calcext:value-type="string">
            <text:p>11.62.09</text:p>
          </table:table-cell>
        </table:table-row>
        <table:table-row table:style-name="ro2">
          <table:table-cell office:value-type="string" calcext:value-type="string">
            <text:p>24028600 <text:s text:c="2"/>00003</text:p>
          </table:table-cell>
          <table:table-cell office:value-type="float" office:value="20857934" calcext:value-type="float">
            <text:p>20857934</text:p>
          </table:table-cell>
          <table:table-cell office:value-type="string" calcext:value-type="string">
            <text:p>Oficinista de Tercera 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44.06</text:p>
          </table:table-cell>
          <table:table-cell table:formula="of:=IF(ISNA(VLOOKUP([.A27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7]; [.$A$2:.$A$86]; 1; 0)); &quot;ERROR&quot;; &quot;OK&quot;)" office:value-type="string" office:string-value="ERROR" calcext:value-type="string">
            <text:p>ERROR</text:p>
          </table:table-cell>
          <table:table-cell table:formula="of:=IF([.O27]=1; SUBSTITUTE([.P27]; &quot;30&quot;; &quot;30 &quot;; 1); IF([.N27]=1; SUBSTITUTE([.P27];&quot;AL&quot;; &quot;AL &quot;; 1); IF([.M27]=1; SUBSTITUTE([.P27]; &quot;PR&quot;; &quot;PR &quot;; 1); SUBSTITUTE([.P27]; &quot; &quot;; &quot;  &quot;;1))))" office:value-type="string" office:string-value="2402860030 00007" calcext:value-type="string">
            <text:p>2402860030 00007</text:p>
          </table:table-cell>
          <table:table-cell table:formula="of:=IF(ISERROR(SEARCH(&quot;PR&quot;; [.P27]; 1)); 0; IF(SEARCH(&quot;PR&quot;; [.P27]; 1)=9; 1; 0))" office:value-type="float" office:value="0" calcext:value-type="float">
            <text:p>0</text:p>
          </table:table-cell>
          <table:table-cell table:formula="of:=IF(ISERROR(SEARCH(&quot;AL&quot;; [.P27]; 1)); 0; IF(SEARCH(&quot;AL&quot;; [.P27]; 1)=10; 1; 0))" office:value-type="float" office:value="0" calcext:value-type="float">
            <text:p>0</text:p>
          </table:table-cell>
          <table:table-cell table:formula="of:=IF(ISERROR(SEARCH(&quot;30&quot;; [.P27]; 1)); 0; IF(SEARCH(&quot;30&quot;; [.P27]; 1)=9; 1; 0))" office:value-type="float" office:value="1" calcext:value-type="float">
            <text:p>1</text:p>
          </table:table-cell>
          <table:table-cell office:value-type="float" office:value="240286003000007" calcext:value-type="float">
            <text:p>240286003000007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string" calcext:value-type="string">
            <text:p>#N/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ATCH([.L27]; [.$A$2:.$A$86]; 0)" office:value-type="string" office:string-value="" calcext:value-type="error">
            <text:p>#N/D</text:p>
          </table:table-cell>
          <table:table-cell table:formula="of:=IF(NOT(ISNA([.W27])); INDEX([.$A$2:.$G$86]; [.W27]; MATCH(&quot;JORNADA&quot;; [.$A$1:.$G$1]; 0)); &quot;&quot;)">
            <text:p/>
          </table:table-cell>
          <table:table-cell table:formula="of:=IF(NOT(ISNA([.W27])); INDEX([.$A$2:.$G$86]; [.W27]; MATCH(&quot;SIRNH&quot;; [.$A$1:.$G$1]; 0)); &quot;&quot;)">
            <text:p/>
          </table:table-cell>
          <table:table-cell table:formula="of:=IF(NOT(ISNA([.W27])); INDEX([.$A$2:.$G$86]; [.W27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600 <text:s text:c="2"/>10005</text:p>
          </table:table-cell>
          <table:table-cell office:value-type="float" office:value="20857961" calcext:value-type="float">
            <text:p>20857961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table:formula="of:=IF(ISNA(VLOOKUP([.A28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8]; [.$A$2:.$A$86]; 1; 0)); &quot;ERROR&quot;; &quot;OK&quot;)" office:value-type="string" office:string-value="OK" calcext:value-type="string">
            <text:p>OK</text:p>
          </table:table-cell>
          <table:table-cell table:formula="of:=IF([.O28]=1; SUBSTITUTE([.P28]; &quot;30&quot;; &quot;30 &quot;; 1); IF([.N28]=1; SUBSTITUTE([.P28];&quot;AL&quot;; &quot;AL &quot;; 1); IF([.M28]=1; SUBSTITUTE([.P28]; &quot;PR&quot;; &quot;PR &quot;; 1); SUBSTITUTE([.P28]; &quot; &quot;; &quot;  &quot;;1))))" office:value-type="string" office:string-value="2402860030 00604" calcext:value-type="string">
            <text:p>2402860030 00604</text:p>
          </table:table-cell>
          <table:table-cell table:formula="of:=IF(ISERROR(SEARCH(&quot;PR&quot;; [.P28]; 1)); 0; IF(SEARCH(&quot;PR&quot;; [.P28]; 1)=9; 1; 0))" office:value-type="float" office:value="0" calcext:value-type="float">
            <text:p>0</text:p>
          </table:table-cell>
          <table:table-cell table:formula="of:=IF(ISERROR(SEARCH(&quot;AL&quot;; [.P28]; 1)); 0; IF(SEARCH(&quot;AL&quot;; [.P28]; 1)=10; 1; 0))" office:value-type="float" office:value="0" calcext:value-type="float">
            <text:p>0</text:p>
          </table:table-cell>
          <table:table-cell table:formula="of:=IF(ISERROR(SEARCH(&quot;30&quot;; [.P28]; 1)); 0; IF(SEARCH(&quot;30&quot;; [.P28]; 1)=9; 1; 0))" office:value-type="float" office:value="1" calcext:value-type="float">
            <text:p>1</text:p>
          </table:table-cell>
          <table:table-cell office:value-type="float" office:value="240286003000604" calcext:value-type="float">
            <text:p>240286003000604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25" calcext:value-type="float">
            <text:p>2085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8]; [.$A$2:.$A$86]; 0)" office:value-type="float" office:value="55" calcext:value-type="float">
            <text:p>55</text:p>
          </table:table-cell>
          <table:table-cell table:formula="of:=IF(NOT(ISNA([.W28])); INDEX([.$A$2:.$G$86]; [.W28]; MATCH(&quot;JORNADA&quot;; [.$A$1:.$G$1]; 0)); &quot;&quot;)" office:value-type="float" office:value="0" calcext:value-type="float">
            <text:p>0</text:p>
          </table:table-cell>
          <table:table-cell table:formula="of:=IF(NOT(ISNA([.W28])); INDEX([.$A$2:.$G$86]; [.W28]; MATCH(&quot;SIRNH&quot;; [.$A$1:.$G$1]; 0)); &quot;&quot;)" office:value-type="float" office:value="20858125" calcext:value-type="float">
            <text:p>20858125</text:p>
          </table:table-cell>
          <table:table-cell table:formula="of:=IF(NOT(ISNA([.W28])); INDEX([.$A$2:.$G$86]; [.W28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600 <text:s text:c="2"/>10003</text:p>
          </table:table-cell>
          <table:table-cell office:value-type="float" office:value="20857967" calcext:value-type="float">
            <text:p>20857967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table:formula="of:=IF(ISNA(VLOOKUP([.A29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29]; [.$A$2:.$A$86]; 1; 0)); &quot;ERROR&quot;; &quot;OK&quot;)" office:value-type="string" office:string-value="OK" calcext:value-type="string">
            <text:p>OK</text:p>
          </table:table-cell>
          <table:table-cell table:formula="of:=IF([.O29]=1; SUBSTITUTE([.P29]; &quot;30&quot;; &quot;30 &quot;; 1); IF([.N29]=1; SUBSTITUTE([.P29];&quot;AL&quot;; &quot;AL &quot;; 1); IF([.M29]=1; SUBSTITUTE([.P29]; &quot;PR&quot;; &quot;PR &quot;; 1); SUBSTITUTE([.P29]; &quot; &quot;; &quot;  &quot;;1))))" office:value-type="string" office:string-value="24028600   10037" calcext:value-type="string">
            <text:p>24028600 <text:s text:c="2"/>10037</text:p>
          </table:table-cell>
          <table:table-cell table:formula="of:=IF(ISERROR(SEARCH(&quot;PR&quot;; [.P29]; 1)); 0; IF(SEARCH(&quot;PR&quot;; [.P29]; 1)=9; 1; 0))" office:value-type="float" office:value="0" calcext:value-type="float">
            <text:p>0</text:p>
          </table:table-cell>
          <table:table-cell table:formula="of:=IF(ISERROR(SEARCH(&quot;AL&quot;; [.P29]; 1)); 0; IF(SEARCH(&quot;AL&quot;; [.P29]; 1)=10; 1; 0))" office:value-type="float" office:value="0" calcext:value-type="float">
            <text:p>0</text:p>
          </table:table-cell>
          <table:table-cell table:formula="of:=IF(ISERROR(SEARCH(&quot;30&quot;; [.P29]; 1)); 0; IF(SEARCH(&quot;30&quot;; [.P29]; 1)=9; 1; 0))" office:value-type="float" office:value="0" calcext:value-type="float">
            <text:p>0</text:p>
          </table:table-cell>
          <table:table-cell office:value-type="string" calcext:value-type="string">
            <text:p>24028600 <text:s/>10037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50" calcext:value-type="float">
            <text:p>208581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29]; [.$A$2:.$A$86]; 0)" office:value-type="float" office:value="41" calcext:value-type="float">
            <text:p>41</text:p>
          </table:table-cell>
          <table:table-cell table:formula="of:=IF(NOT(ISNA([.W29])); INDEX([.$A$2:.$G$86]; [.W29]; MATCH(&quot;JORNADA&quot;; [.$A$1:.$G$1]; 0)); &quot;&quot;)" office:value-type="float" office:value="7" calcext:value-type="float">
            <text:p>7</text:p>
          </table:table-cell>
          <table:table-cell table:formula="of:=IF(NOT(ISNA([.W29])); INDEX([.$A$2:.$G$86]; [.W29]; MATCH(&quot;SIRNH&quot;; [.$A$1:.$G$1]; 0)); &quot;&quot;)" office:value-type="float" office:value="20858150" calcext:value-type="float">
            <text:p>20858150</text:p>
          </table:table-cell>
          <table:table-cell table:formula="of:=IF(NOT(ISNA([.W29])); INDEX([.$A$2:.$G$86]; [.W29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600 <text:s text:c="2"/>10006</text:p>
          </table:table-cell>
          <table:table-cell office:value-type="float" office:value="20857968" calcext:value-type="float">
            <text:p>20857968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table:formula="of:=IF(ISNA(VLOOKUP([.A30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0]; [.$A$2:.$A$86]; 1; 0)); &quot;ERROR&quot;; &quot;OK&quot;)" office:value-type="string" office:string-value="OK" calcext:value-type="string">
            <text:p>OK</text:p>
          </table:table-cell>
          <table:table-cell table:formula="of:=IF([.O30]=1; SUBSTITUTE([.P30]; &quot;30&quot;; &quot;30 &quot;; 1); IF([.N30]=1; SUBSTITUTE([.P30];&quot;AL&quot;; &quot;AL &quot;; 1); IF([.M30]=1; SUBSTITUTE([.P30]; &quot;PR&quot;; &quot;PR &quot;; 1); SUBSTITUTE([.P30]; &quot; &quot;; &quot;  &quot;;1))))" office:value-type="string" office:string-value="24028600   10038" calcext:value-type="string">
            <text:p>24028600 <text:s text:c="2"/>10038</text:p>
          </table:table-cell>
          <table:table-cell table:formula="of:=IF(ISERROR(SEARCH(&quot;PR&quot;; [.P30]; 1)); 0; IF(SEARCH(&quot;PR&quot;; [.P30]; 1)=9; 1; 0))" office:value-type="float" office:value="0" calcext:value-type="float">
            <text:p>0</text:p>
          </table:table-cell>
          <table:table-cell table:formula="of:=IF(ISERROR(SEARCH(&quot;AL&quot;; [.P30]; 1)); 0; IF(SEARCH(&quot;AL&quot;; [.P30]; 1)=10; 1; 0))" office:value-type="float" office:value="0" calcext:value-type="float">
            <text:p>0</text:p>
          </table:table-cell>
          <table:table-cell table:formula="of:=IF(ISERROR(SEARCH(&quot;30&quot;; [.P30]; 1)); 0; IF(SEARCH(&quot;30&quot;; [.P30]; 1)=9; 1; 0))" office:value-type="float" office:value="0" calcext:value-type="float">
            <text:p>0</text:p>
          </table:table-cell>
          <table:table-cell office:value-type="string" calcext:value-type="string">
            <text:p>24028600 <text:s/>10038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9" calcext:value-type="float">
            <text:p>20858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30]; [.$A$2:.$A$86]; 0)" office:value-type="float" office:value="40" calcext:value-type="float">
            <text:p>40</text:p>
          </table:table-cell>
          <table:table-cell table:formula="of:=IF(NOT(ISNA([.W30])); INDEX([.$A$2:.$G$86]; [.W30]; MATCH(&quot;JORNADA&quot;; [.$A$1:.$G$1]; 0)); &quot;&quot;)" office:value-type="float" office:value="0" calcext:value-type="float">
            <text:p>0</text:p>
          </table:table-cell>
          <table:table-cell table:formula="of:=IF(NOT(ISNA([.W30])); INDEX([.$A$2:.$G$86]; [.W30]; MATCH(&quot;SIRNH&quot;; [.$A$1:.$G$1]; 0)); &quot;&quot;)" office:value-type="float" office:value="20858149" calcext:value-type="float">
            <text:p>20858149</text:p>
          </table:table-cell>
          <table:table-cell table:formula="of:=IF(NOT(ISNA([.W30])); INDEX([.$A$2:.$G$86]; [.W30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600 <text:s text:c="2"/>10004</text:p>
          </table:table-cell>
          <table:table-cell office:value-type="float" office:value="20857970" calcext:value-type="float">
            <text:p>20857970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table:formula="of:=IF(ISNA(VLOOKUP([.A31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1]; [.$A$2:.$A$86]; 1; 0)); &quot;ERROR&quot;; &quot;OK&quot;)" office:value-type="string" office:string-value="OK" calcext:value-type="string">
            <text:p>OK</text:p>
          </table:table-cell>
          <table:table-cell table:formula="of:=IF([.O31]=1; SUBSTITUTE([.P31]; &quot;30&quot;; &quot;30 &quot;; 1); IF([.N31]=1; SUBSTITUTE([.P31];&quot;AL&quot;; &quot;AL &quot;; 1); IF([.M31]=1; SUBSTITUTE([.P31]; &quot;PR&quot;; &quot;PR &quot;; 1); SUBSTITUTE([.P31]; &quot; &quot;; &quot;  &quot;;1))))" office:value-type="string" office:string-value="24028600   10039" calcext:value-type="string">
            <text:p>24028600 <text:s text:c="2"/>10039</text:p>
          </table:table-cell>
          <table:table-cell table:formula="of:=IF(ISERROR(SEARCH(&quot;PR&quot;; [.P31]; 1)); 0; IF(SEARCH(&quot;PR&quot;; [.P31]; 1)=9; 1; 0))" office:value-type="float" office:value="0" calcext:value-type="float">
            <text:p>0</text:p>
          </table:table-cell>
          <table:table-cell table:formula="of:=IF(ISERROR(SEARCH(&quot;AL&quot;; [.P31]; 1)); 0; IF(SEARCH(&quot;AL&quot;; [.P31]; 1)=10; 1; 0))" office:value-type="float" office:value="0" calcext:value-type="float">
            <text:p>0</text:p>
          </table:table-cell>
          <table:table-cell table:formula="of:=IF(ISERROR(SEARCH(&quot;30&quot;; [.P31]; 1)); 0; IF(SEARCH(&quot;30&quot;; [.P31]; 1)=9; 1; 0))" office:value-type="float" office:value="0" calcext:value-type="float">
            <text:p>0</text:p>
          </table:table-cell>
          <table:table-cell office:value-type="string" calcext:value-type="string">
            <text:p>24028600 <text:s/>10039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8" calcext:value-type="float">
            <text:p>208581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31]; [.$A$2:.$A$86]; 0)" office:value-type="float" office:value="39" calcext:value-type="float">
            <text:p>39</text:p>
          </table:table-cell>
          <table:table-cell table:formula="of:=IF(NOT(ISNA([.W31])); INDEX([.$A$2:.$G$86]; [.W31]; MATCH(&quot;JORNADA&quot;; [.$A$1:.$G$1]; 0)); &quot;&quot;)" office:value-type="float" office:value="7" calcext:value-type="float">
            <text:p>7</text:p>
          </table:table-cell>
          <table:table-cell table:formula="of:=IF(NOT(ISNA([.W31])); INDEX([.$A$2:.$G$86]; [.W31]; MATCH(&quot;SIRNH&quot;; [.$A$1:.$G$1]; 0)); &quot;&quot;)" office:value-type="float" office:value="20858148" calcext:value-type="float">
            <text:p>20858148</text:p>
          </table:table-cell>
          <table:table-cell table:formula="of:=IF(NOT(ISNA([.W31])); INDEX([.$A$2:.$G$86]; [.W31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600 <text:s text:c="2"/>00002</text:p>
          </table:table-cell>
          <table:table-cell office:value-type="float" office:value="20858009" calcext:value-type="float">
            <text:p>20858009</text:p>
          </table:table-cell>
          <table:table-cell office:value-type="string" calcext:value-type="string">
            <text:p>Auxiliar Administrativo "F" 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18.04</text:p>
          </table:table-cell>
          <table:table-cell table:formula="of:=IF(ISNA(VLOOKUP([.A32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2]; [.$A$2:.$A$86]; 1; 0)); &quot;ERROR&quot;; &quot;OK&quot;)" office:value-type="string" office:string-value="OK" calcext:value-type="string">
            <text:p>OK</text:p>
          </table:table-cell>
          <table:table-cell table:formula="of:=IF([.O32]=1; SUBSTITUTE([.P32]; &quot;30&quot;; &quot;30 &quot;; 1); IF([.N32]=1; SUBSTITUTE([.P32];&quot;AL&quot;; &quot;AL &quot;; 1); IF([.M32]=1; SUBSTITUTE([.P32]; &quot;PR&quot;; &quot;PR &quot;; 1); SUBSTITUTE([.P32]; &quot; &quot;; &quot;  &quot;;1))))" office:value-type="string" office:string-value="24028600   10040" calcext:value-type="string">
            <text:p>24028600 <text:s text:c="2"/>10040</text:p>
          </table:table-cell>
          <table:table-cell table:formula="of:=IF(ISERROR(SEARCH(&quot;PR&quot;; [.P32]; 1)); 0; IF(SEARCH(&quot;PR&quot;; [.P32]; 1)=9; 1; 0))" office:value-type="float" office:value="0" calcext:value-type="float">
            <text:p>0</text:p>
          </table:table-cell>
          <table:table-cell table:formula="of:=IF(ISERROR(SEARCH(&quot;AL&quot;; [.P32]; 1)); 0; IF(SEARCH(&quot;AL&quot;; [.P32]; 1)=10; 1; 0))" office:value-type="float" office:value="0" calcext:value-type="float">
            <text:p>0</text:p>
          </table:table-cell>
          <table:table-cell table:formula="of:=IF(ISERROR(SEARCH(&quot;30&quot;; [.P32]; 1)); 0; IF(SEARCH(&quot;30&quot;; [.P32]; 1)=9; 1; 0))" office:value-type="float" office:value="0" calcext:value-type="float">
            <text:p>0</text:p>
          </table:table-cell>
          <table:table-cell office:value-type="string" calcext:value-type="string">
            <text:p>24028600 <text:s/>10040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6" calcext:value-type="float">
            <text:p>2085814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32]; [.$A$2:.$A$86]; 0)" office:value-type="float" office:value="38" calcext:value-type="float">
            <text:p>38</text:p>
          </table:table-cell>
          <table:table-cell table:formula="of:=IF(NOT(ISNA([.W32])); INDEX([.$A$2:.$G$86]; [.W32]; MATCH(&quot;JORNADA&quot;; [.$A$1:.$G$1]; 0)); &quot;&quot;)" office:value-type="float" office:value="7" calcext:value-type="float">
            <text:p>7</text:p>
          </table:table-cell>
          <table:table-cell table:formula="of:=IF(NOT(ISNA([.W32])); INDEX([.$A$2:.$G$86]; [.W32]; MATCH(&quot;SIRNH&quot;; [.$A$1:.$G$1]; 0)); &quot;&quot;)" office:value-type="float" office:value="20858146" calcext:value-type="float">
            <text:p>20858146</text:p>
          </table:table-cell>
          <table:table-cell table:formula="of:=IF(NOT(ISNA([.W32])); INDEX([.$A$2:.$G$86]; [.W32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500 <text:s text:c="2"/>00009</text:p>
          </table:table-cell>
          <table:table-cell office:value-type="float" office:value="20858022" calcext:value-type="float">
            <text:p>20858022</text:p>
          </table:table-cell>
          <table:table-cell office:value-type="string" calcext:value-type="string">
            <text:p>Ayudante de Ingeniero 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35.13</text:p>
          </table:table-cell>
          <table:table-cell table:formula="of:=IF(ISNA(VLOOKUP([.A33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3]; [.$A$2:.$A$86]; 1; 0)); &quot;ERROR&quot;; &quot;OK&quot;)" office:value-type="string" office:string-value="ERROR" calcext:value-type="string">
            <text:p>ERROR</text:p>
          </table:table-cell>
          <table:table-cell table:formula="of:=IF([.O33]=1; SUBSTITUTE([.P33]; &quot;30&quot;; &quot;30 &quot;; 1); IF([.N33]=1; SUBSTITUTE([.P33];&quot;AL&quot;; &quot;AL &quot;; 1); IF([.M33]=1; SUBSTITUTE([.P33]; &quot;PR&quot;; &quot;PR &quot;; 1); SUBSTITUTE([.P33]; &quot; &quot;; &quot;  &quot;;1))))" office:value-type="string" office:string-value="24028600   10041" calcext:value-type="string">
            <text:p>24028600 <text:s text:c="2"/>10041</text:p>
          </table:table-cell>
          <table:table-cell table:formula="of:=IF(ISERROR(SEARCH(&quot;PR&quot;; [.P33]; 1)); 0; IF(SEARCH(&quot;PR&quot;; [.P33]; 1)=9; 1; 0))" office:value-type="float" office:value="0" calcext:value-type="float">
            <text:p>0</text:p>
          </table:table-cell>
          <table:table-cell table:formula="of:=IF(ISERROR(SEARCH(&quot;AL&quot;; [.P33]; 1)); 0; IF(SEARCH(&quot;AL&quot;; [.P33]; 1)=10; 1; 0))" office:value-type="float" office:value="0" calcext:value-type="float">
            <text:p>0</text:p>
          </table:table-cell>
          <table:table-cell table:formula="of:=IF(ISERROR(SEARCH(&quot;30&quot;; [.P33]; 1)); 0; IF(SEARCH(&quot;30&quot;; [.P33]; 1)=9; 1; 0))" office:value-type="float" office:value="0" calcext:value-type="float">
            <text:p>0</text:p>
          </table:table-cell>
          <table:table-cell office:value-type="string" calcext:value-type="string">
            <text:p>24028600 <text:s/>10041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string" calcext:value-type="string">
            <text:p>#N/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ATCH([.L33]; [.$A$2:.$A$86]; 0)" office:value-type="string" office:string-value="" calcext:value-type="error">
            <text:p>#N/D</text:p>
          </table:table-cell>
          <table:table-cell table:formula="of:=IF(NOT(ISNA([.W33])); INDEX([.$A$2:.$G$86]; [.W33]; MATCH(&quot;JORNADA&quot;; [.$A$1:.$G$1]; 0)); &quot;&quot;)">
            <text:p/>
          </table:table-cell>
          <table:table-cell table:formula="of:=IF(NOT(ISNA([.W33])); INDEX([.$A$2:.$G$86]; [.W33]; MATCH(&quot;SIRNH&quot;; [.$A$1:.$G$1]; 0)); &quot;&quot;)">
            <text:p/>
          </table:table-cell>
          <table:table-cell table:formula="of:=IF(NOT(ISNA([.W33])); INDEX([.$A$2:.$G$86]; [.W33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<text:s text:c="2"/>00007</text:p>
          </table:table-cell>
          <table:table-cell office:value-type="float" office:value="20858033" calcext:value-type="float">
            <text:p>20858033</text:p>
          </table:table-cell>
          <table:table-cell office:value-type="string" calcext:value-type="string">
            <text:p>Operador "A" de Captura de Datos 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29.07</text:p>
          </table:table-cell>
          <table:table-cell table:formula="of:=IF(ISNA(VLOOKUP([.A34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4]; [.$A$2:.$A$86]; 1; 0)); &quot;ERROR&quot;; &quot;OK&quot;)" office:value-type="string" office:string-value="OK" calcext:value-type="string">
            <text:p>OK</text:p>
          </table:table-cell>
          <table:table-cell table:formula="of:=IF([.O34]=1; SUBSTITUTE([.P34]; &quot;30&quot;; &quot;30 &quot;; 1); IF([.N34]=1; SUBSTITUTE([.P34];&quot;AL&quot;; &quot;AL &quot;; 1); IF([.M34]=1; SUBSTITUTE([.P34]; &quot;PR&quot;; &quot;PR &quot;; 1); SUBSTITUTE([.P34]; &quot; &quot;; &quot;  &quot;;1))))" office:value-type="string" office:string-value="24028600   10042" calcext:value-type="string">
            <text:p>24028600 <text:s text:c="2"/>10042</text:p>
          </table:table-cell>
          <table:table-cell table:formula="of:=IF(ISERROR(SEARCH(&quot;PR&quot;; [.P34]; 1)); 0; IF(SEARCH(&quot;PR&quot;; [.P34]; 1)=9; 1; 0))" office:value-type="float" office:value="0" calcext:value-type="float">
            <text:p>0</text:p>
          </table:table-cell>
          <table:table-cell table:formula="of:=IF(ISERROR(SEARCH(&quot;AL&quot;; [.P34]; 1)); 0; IF(SEARCH(&quot;AL&quot;; [.P34]; 1)=10; 1; 0))" office:value-type="float" office:value="0" calcext:value-type="float">
            <text:p>0</text:p>
          </table:table-cell>
          <table:table-cell table:formula="of:=IF(ISERROR(SEARCH(&quot;30&quot;; [.P34]; 1)); 0; IF(SEARCH(&quot;30&quot;; [.P34]; 1)=9; 1; 0))" office:value-type="float" office:value="0" calcext:value-type="float">
            <text:p>0</text:p>
          </table:table-cell>
          <table:table-cell office:value-type="string" calcext:value-type="string">
            <text:p>24028600 <text:s/>10042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3" calcext:value-type="float">
            <text:p>208581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34]; [.$A$2:.$A$86]; 0)" office:value-type="float" office:value="37" calcext:value-type="float">
            <text:p>37</text:p>
          </table:table-cell>
          <table:table-cell table:formula="of:=IF(NOT(ISNA([.W34])); INDEX([.$A$2:.$G$86]; [.W34]; MATCH(&quot;JORNADA&quot;; [.$A$1:.$G$1]; 0)); &quot;&quot;)" office:value-type="float" office:value="7" calcext:value-type="float">
            <text:p>7</text:p>
          </table:table-cell>
          <table:table-cell table:formula="of:=IF(NOT(ISNA([.W34])); INDEX([.$A$2:.$G$86]; [.W34]; MATCH(&quot;SIRNH&quot;; [.$A$1:.$G$1]; 0)); &quot;&quot;)" office:value-type="float" office:value="20858143" calcext:value-type="float">
            <text:p>20858143</text:p>
          </table:table-cell>
          <table:table-cell table:formula="of:=IF(NOT(ISNA([.W34])); INDEX([.$A$2:.$G$86]; [.W34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600 <text:s text:c="2"/>10001</text:p>
          </table:table-cell>
          <table:table-cell office:value-type="float" office:value="20858038" calcext:value-type="float">
            <text:p>20858038</text:p>
          </table:table-cell>
          <table:table-cell office:value-type="string" calcext:value-type="string">
            <text:p>Jefe "B" de Transportes 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.81.01</text:p>
          </table:table-cell>
          <table:table-cell table:formula="of:=IF(ISNA(VLOOKUP([.A35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5]; [.$A$2:.$A$86]; 1; 0)); &quot;ERROR&quot;; &quot;OK&quot;)" office:value-type="string" office:string-value="OK" calcext:value-type="string">
            <text:p>OK</text:p>
          </table:table-cell>
          <table:table-cell table:formula="of:=IF([.O35]=1; SUBSTITUTE([.P35]; &quot;30&quot;; &quot;30 &quot;; 1); IF([.N35]=1; SUBSTITUTE([.P35];&quot;AL&quot;; &quot;AL &quot;; 1); IF([.M35]=1; SUBSTITUTE([.P35]; &quot;PR&quot;; &quot;PR &quot;; 1); SUBSTITUTE([.P35]; &quot; &quot;; &quot;  &quot;;1))))" office:value-type="string" office:string-value="24028600   10043" calcext:value-type="string">
            <text:p>24028600 <text:s text:c="2"/>10043</text:p>
          </table:table-cell>
          <table:table-cell table:formula="of:=IF(ISERROR(SEARCH(&quot;PR&quot;; [.P35]; 1)); 0; IF(SEARCH(&quot;PR&quot;; [.P35]; 1)=9; 1; 0))" office:value-type="float" office:value="0" calcext:value-type="float">
            <text:p>0</text:p>
          </table:table-cell>
          <table:table-cell table:formula="of:=IF(ISERROR(SEARCH(&quot;AL&quot;; [.P35]; 1)); 0; IF(SEARCH(&quot;AL&quot;; [.P35]; 1)=10; 1; 0))" office:value-type="float" office:value="0" calcext:value-type="float">
            <text:p>0</text:p>
          </table:table-cell>
          <table:table-cell table:formula="of:=IF(ISERROR(SEARCH(&quot;30&quot;; [.P35]; 1)); 0; IF(SEARCH(&quot;30&quot;; [.P35]; 1)=9; 1; 0))" office:value-type="float" office:value="0" calcext:value-type="float">
            <text:p>0</text:p>
          </table:table-cell>
          <table:table-cell office:value-type="string" calcext:value-type="string">
            <text:p>24028600 <text:s/>10043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42" calcext:value-type="float">
            <text:p>208581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35]; [.$A$2:.$A$86]; 0)" office:value-type="float" office:value="36" calcext:value-type="float">
            <text:p>36</text:p>
          </table:table-cell>
          <table:table-cell table:formula="of:=IF(NOT(ISNA([.W35])); INDEX([.$A$2:.$G$86]; [.W35]; MATCH(&quot;JORNADA&quot;; [.$A$1:.$G$1]; 0)); &quot;&quot;)" office:value-type="float" office:value="7" calcext:value-type="float">
            <text:p>7</text:p>
          </table:table-cell>
          <table:table-cell table:formula="of:=IF(NOT(ISNA([.W35])); INDEX([.$A$2:.$G$86]; [.W35]; MATCH(&quot;SIRNH&quot;; [.$A$1:.$G$1]; 0)); &quot;&quot;)" office:value-type="float" office:value="20858142" calcext:value-type="float">
            <text:p>20858142</text:p>
          </table:table-cell>
          <table:table-cell table:formula="of:=IF(NOT(ISNA([.W35])); INDEX([.$A$2:.$G$86]; [.W35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600 <text:s text:c="2"/>10002</text:p>
          </table:table-cell>
          <table:table-cell office:value-type="float" office:value="20858094" calcext:value-type="float">
            <text:p>20858094</text:p>
          </table:table-cell>
          <table:table-cell office:value-type="string" calcext:value-type="string">
            <text:p>Mayordomo de Transporte de Equipos de Perforación y/o Terminación y Reparación de Pozos 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52.11</text:p>
          </table:table-cell>
          <table:table-cell table:formula="of:=IF(ISNA(VLOOKUP([.A36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6]; [.$A$2:.$A$86]; 1; 0)); &quot;ERROR&quot;; &quot;OK&quot;)" office:value-type="string" office:string-value="OK" calcext:value-type="string">
            <text:p>OK</text:p>
          </table:table-cell>
          <table:table-cell table:formula="of:=IF([.O36]=1; SUBSTITUTE([.P36]; &quot;30&quot;; &quot;30 &quot;; 1); IF([.N36]=1; SUBSTITUTE([.P36];&quot;AL&quot;; &quot;AL &quot;; 1); IF([.M36]=1; SUBSTITUTE([.P36]; &quot;PR&quot;; &quot;PR &quot;; 1); SUBSTITUTE([.P36]; &quot; &quot;; &quot;  &quot;;1))))" office:value-type="string" office:string-value="2402860030 30301" calcext:value-type="string">
            <text:p>2402860030 30301</text:p>
          </table:table-cell>
          <table:table-cell table:formula="of:=IF(ISERROR(SEARCH(&quot;PR&quot;; [.P36]; 1)); 0; IF(SEARCH(&quot;PR&quot;; [.P36]; 1)=9; 1; 0))" office:value-type="float" office:value="0" calcext:value-type="float">
            <text:p>0</text:p>
          </table:table-cell>
          <table:table-cell table:formula="of:=IF(ISERROR(SEARCH(&quot;AL&quot;; [.P36]; 1)); 0; IF(SEARCH(&quot;AL&quot;; [.P36]; 1)=10; 1; 0))" office:value-type="float" office:value="0" calcext:value-type="float">
            <text:p>0</text:p>
          </table:table-cell>
          <table:table-cell table:formula="of:=IF(ISERROR(SEARCH(&quot;30&quot;; [.P36]; 1)); 0; IF(SEARCH(&quot;30&quot;; [.P36]; 1)=9; 1; 0))" office:value-type="float" office:value="1" calcext:value-type="float">
            <text:p>1</text:p>
          </table:table-cell>
          <table:table-cell office:value-type="float" office:value="240286003030301" calcext:value-type="float">
            <text:p>240286003030301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74" calcext:value-type="float">
            <text:p>20858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36]; [.$A$2:.$A$86]; 0)" office:value-type="float" office:value="57" calcext:value-type="float">
            <text:p>57</text:p>
          </table:table-cell>
          <table:table-cell table:formula="of:=IF(NOT(ISNA([.W36])); INDEX([.$A$2:.$G$86]; [.W36]; MATCH(&quot;JORNADA&quot;; [.$A$1:.$G$1]; 0)); &quot;&quot;)" office:value-type="float" office:value="0" calcext:value-type="float">
            <text:p>0</text:p>
          </table:table-cell>
          <table:table-cell table:formula="of:=IF(NOT(ISNA([.W36])); INDEX([.$A$2:.$G$86]; [.W36]; MATCH(&quot;SIRNH&quot;; [.$A$1:.$G$1]; 0)); &quot;&quot;)" office:value-type="float" office:value="20858174" calcext:value-type="float">
            <text:p>20858174</text:p>
          </table:table-cell>
          <table:table-cell table:formula="of:=IF(NOT(ISNA([.W36])); INDEX([.$A$2:.$G$86]; [.W36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600 <text:s text:c="2"/>10043</text:p>
          </table:table-cell>
          <table:table-cell office:value-type="float" office:value="20858142" calcext:value-type="float">
            <text:p>20858142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37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7]; [.$A$2:.$A$86]; 1; 0)); &quot;ERROR&quot;; &quot;OK&quot;)" office:value-type="string" office:string-value="OK" calcext:value-type="string">
            <text:p>OK</text:p>
          </table:table-cell>
          <table:table-cell table:formula="of:=IF([.O37]=1; SUBSTITUTE([.P37]; &quot;30&quot;; &quot;30 &quot;; 1); IF([.N37]=1; SUBSTITUTE([.P37];&quot;AL&quot;; &quot;AL &quot;; 1); IF([.M37]=1; SUBSTITUTE([.P37]; &quot;PR&quot;; &quot;PR &quot;; 1); SUBSTITUTE([.P37]; &quot; &quot;; &quot;  &quot;;1))))" office:value-type="string" office:string-value="2402860030 31129" calcext:value-type="string">
            <text:p>2402860030 31129</text:p>
          </table:table-cell>
          <table:table-cell table:formula="of:=IF(ISERROR(SEARCH(&quot;PR&quot;; [.P37]; 1)); 0; IF(SEARCH(&quot;PR&quot;; [.P37]; 1)=9; 1; 0))" office:value-type="float" office:value="0" calcext:value-type="float">
            <text:p>0</text:p>
          </table:table-cell>
          <table:table-cell table:formula="of:=IF(ISERROR(SEARCH(&quot;AL&quot;; [.P37]; 1)); 0; IF(SEARCH(&quot;AL&quot;; [.P37]; 1)=10; 1; 0))" office:value-type="float" office:value="0" calcext:value-type="float">
            <text:p>0</text:p>
          </table:table-cell>
          <table:table-cell table:formula="of:=IF(ISERROR(SEARCH(&quot;30&quot;; [.P37]; 1)); 0; IF(SEARCH(&quot;30&quot;; [.P37]; 1)=9; 1; 0))" office:value-type="float" office:value="1" calcext:value-type="float">
            <text:p>1</text:p>
          </table:table-cell>
          <table:table-cell office:value-type="float" office:value="240286003031129" calcext:value-type="float">
            <text:p>240286003031129</text:p>
          </table:table-cell>
          <table:table-cell office:value-type="string" calcext:value-type="string">
            <text:p>08.61.07</text:p>
          </table:table-cell>
          <table:table-cell office:value-type="float" office:value="86107" calcext:value-type="float">
            <text:p>86107</text:p>
          </table:table-cell>
          <table:table-cell office:value-type="float" office:value="20858173" calcext:value-type="float">
            <text:p>208581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37]; [.$A$2:.$A$86]; 0)" office:value-type="float" office:value="56" calcext:value-type="float">
            <text:p>56</text:p>
          </table:table-cell>
          <table:table-cell table:formula="of:=IF(NOT(ISNA([.W37])); INDEX([.$A$2:.$G$86]; [.W37]; MATCH(&quot;JORNADA&quot;; [.$A$1:.$G$1]; 0)); &quot;&quot;)" office:value-type="float" office:value="7" calcext:value-type="float">
            <text:p>7</text:p>
          </table:table-cell>
          <table:table-cell table:formula="of:=IF(NOT(ISNA([.W37])); INDEX([.$A$2:.$G$86]; [.W37]; MATCH(&quot;SIRNH&quot;; [.$A$1:.$G$1]; 0)); &quot;&quot;)" office:value-type="float" office:value="20858173" calcext:value-type="float">
            <text:p>20858173</text:p>
          </table:table-cell>
          <table:table-cell table:formula="of:=IF(NOT(ISNA([.W37])); INDEX([.$A$2:.$G$86]; [.W37]; MATCH(&quot;CLASIF&quot;; [.$A$1:.$G$1]; 0)); &quot;&quot;)" office:value-type="string" office:string-value="08.61.07" calcext:value-type="string">
            <text:p>08.61.07</text:p>
          </table:table-cell>
        </table:table-row>
        <table:table-row table:style-name="ro2">
          <table:table-cell office:value-type="string" calcext:value-type="string">
            <text:p>24028600 <text:s text:c="2"/>10042</text:p>
          </table:table-cell>
          <table:table-cell office:value-type="float" office:value="20858143" calcext:value-type="float">
            <text:p>20858143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38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8]; [.$A$2:.$A$86]; 1; 0)); &quot;ERROR&quot;; &quot;OK&quot;)" office:value-type="string" office:string-value="ERROR" calcext:value-type="string">
            <text:p>ERROR</text:p>
          </table:table-cell>
          <table:table-cell table:formula="of:=IF([.O38]=1; SUBSTITUTE([.P38]; &quot;30&quot;; &quot;30 &quot;; 1); IF([.N38]=1; SUBSTITUTE([.P38];&quot;AL&quot;; &quot;AL &quot;; 1); IF([.M38]=1; SUBSTITUTE([.P38]; &quot;PR&quot;; &quot;PR &quot;; 1); SUBSTITUTE([.P38]; &quot; &quot;; &quot;  &quot;;1))))" office:value-type="string" office:string-value="2381610030 10040797" calcext:value-type="string">
            <text:p>2381610030 10040797</text:p>
          </table:table-cell>
          <table:table-cell table:formula="of:=IF(ISERROR(SEARCH(&quot;PR&quot;; [.P38]; 1)); 0; IF(SEARCH(&quot;PR&quot;; [.P38]; 1)=9; 1; 0))" office:value-type="float" office:value="0" calcext:value-type="float">
            <text:p>0</text:p>
          </table:table-cell>
          <table:table-cell table:formula="of:=IF(ISERROR(SEARCH(&quot;AL&quot;; [.P38]; 1)); 0; IF(SEARCH(&quot;AL&quot;; [.P38]; 1)=10; 1; 0))" office:value-type="float" office:value="0" calcext:value-type="float">
            <text:p>0</text:p>
          </table:table-cell>
          <table:table-cell table:formula="of:=IF(ISERROR(SEARCH(&quot;30&quot;; [.P38]; 1)); 0; IF(SEARCH(&quot;30&quot;; [.P38]; 1)=9; 1; 0))" office:value-type="float" office:value="1" calcext:value-type="float">
            <text:p>1</text:p>
          </table:table-cell>
          <table:table-cell office:value-type="string" calcext:value-type="string">
            <text:p>238161003010040797</text:p>
          </table:table-cell>
          <table:table-cell office:value-type="string" calcext:value-type="string">
            <text:p>22.81.01</text:p>
          </table:table-cell>
          <table:table-cell office:value-type="float" office:value="228101" calcext:value-type="float">
            <text:p>228101</text:p>
          </table:table-cell>
          <table:table-cell office:value-type="string" calcext:value-type="string">
            <text:p>#N/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38]; [.$A$2:.$A$86]; 0)" office:value-type="string" office:string-value="" calcext:value-type="error">
            <text:p>#N/D</text:p>
          </table:table-cell>
          <table:table-cell table:formula="of:=IF(NOT(ISNA([.W38])); INDEX([.$A$2:.$G$86]; [.W38]; MATCH(&quot;JORNADA&quot;; [.$A$1:.$G$1]; 0)); &quot;&quot;)">
            <text:p/>
          </table:table-cell>
          <table:table-cell table:formula="of:=IF(NOT(ISNA([.W38])); INDEX([.$A$2:.$G$86]; [.W38]; MATCH(&quot;SIRNH&quot;; [.$A$1:.$G$1]; 0)); &quot;&quot;)">
            <text:p/>
          </table:table-cell>
          <table:table-cell table:formula="of:=IF(NOT(ISNA([.W38])); INDEX([.$A$2:.$G$86]; [.W38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600 <text:s text:c="2"/>10040</text:p>
          </table:table-cell>
          <table:table-cell office:value-type="float" office:value="20858146" calcext:value-type="float">
            <text:p>20858146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39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39]; [.$A$2:.$A$86]; 1; 0)); &quot;ERROR&quot;; &quot;OK&quot;)" office:value-type="string" office:string-value="ERROR" calcext:value-type="string">
            <text:p>ERROR</text:p>
          </table:table-cell>
          <table:table-cell table:formula="of:=IF([.O39]=1; SUBSTITUTE([.P39]; &quot;30&quot;; &quot;30 &quot;; 1); IF([.N39]=1; SUBSTITUTE([.P39];&quot;AL&quot;; &quot;AL &quot;; 1); IF([.M39]=1; SUBSTITUTE([.P39]; &quot;PR&quot;; &quot;PR &quot;; 1); SUBSTITUTE([.P39]; &quot; &quot;; &quot;  &quot;;1))))" office:value-type="string" office:string-value="2381610030 10040798" calcext:value-type="string">
            <text:p>2381610030 10040798</text:p>
          </table:table-cell>
          <table:table-cell table:formula="of:=IF(ISERROR(SEARCH(&quot;PR&quot;; [.P39]; 1)); 0; IF(SEARCH(&quot;PR&quot;; [.P39]; 1)=9; 1; 0))" office:value-type="float" office:value="0" calcext:value-type="float">
            <text:p>0</text:p>
          </table:table-cell>
          <table:table-cell table:formula="of:=IF(ISERROR(SEARCH(&quot;AL&quot;; [.P39]; 1)); 0; IF(SEARCH(&quot;AL&quot;; [.P39]; 1)=10; 1; 0))" office:value-type="float" office:value="0" calcext:value-type="float">
            <text:p>0</text:p>
          </table:table-cell>
          <table:table-cell table:formula="of:=IF(ISERROR(SEARCH(&quot;30&quot;; [.P39]; 1)); 0; IF(SEARCH(&quot;30&quot;; [.P39]; 1)=9; 1; 0))" office:value-type="float" office:value="1" calcext:value-type="float">
            <text:p>1</text:p>
          </table:table-cell>
          <table:table-cell office:value-type="string" calcext:value-type="string">
            <text:p>238161003010040798</text:p>
          </table:table-cell>
          <table:table-cell office:value-type="string" calcext:value-type="string">
            <text:p>22.81.01</text:p>
          </table:table-cell>
          <table:table-cell office:value-type="float" office:value="228101" calcext:value-type="float">
            <text:p>228101</text:p>
          </table:table-cell>
          <table:table-cell office:value-type="string" calcext:value-type="string">
            <text:p>#N/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39]; [.$A$2:.$A$86]; 0)" office:value-type="string" office:string-value="" calcext:value-type="error">
            <text:p>#N/D</text:p>
          </table:table-cell>
          <table:table-cell table:formula="of:=IF(NOT(ISNA([.W39])); INDEX([.$A$2:.$G$86]; [.W39]; MATCH(&quot;JORNADA&quot;; [.$A$1:.$G$1]; 0)); &quot;&quot;)">
            <text:p/>
          </table:table-cell>
          <table:table-cell table:formula="of:=IF(NOT(ISNA([.W39])); INDEX([.$A$2:.$G$86]; [.W39]; MATCH(&quot;SIRNH&quot;; [.$A$1:.$G$1]; 0)); &quot;&quot;)">
            <text:p/>
          </table:table-cell>
          <table:table-cell table:formula="of:=IF(NOT(ISNA([.W39])); INDEX([.$A$2:.$G$86]; [.W39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600 <text:s text:c="2"/>10039</text:p>
          </table:table-cell>
          <table:table-cell office:value-type="float" office:value="20858148" calcext:value-type="float">
            <text:p>20858148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40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0]; [.$A$2:.$A$86]; 1; 0)); &quot;ERROR&quot;; &quot;OK&quot;)" office:value-type="string" office:string-value="OK" calcext:value-type="string">
            <text:p>OK</text:p>
          </table:table-cell>
          <table:table-cell table:formula="of:=IF([.O40]=1; SUBSTITUTE([.P40]; &quot;30&quot;; &quot;30 &quot;; 1); IF([.N40]=1; SUBSTITUTE([.P40];&quot;AL&quot;; &quot;AL &quot;; 1); IF([.M40]=1; SUBSTITUTE([.P40]; &quot;PR&quot;; &quot;PR &quot;; 1); SUBSTITUTE([.P40]; &quot; &quot;; &quot;  &quot;;1))))" office:value-type="string" office:string-value="24028600   10016" calcext:value-type="string">
            <text:p>24028600 <text:s text:c="2"/>10016</text:p>
          </table:table-cell>
          <table:table-cell table:formula="of:=IF(ISERROR(SEARCH(&quot;PR&quot;; [.P40]; 1)); 0; IF(SEARCH(&quot;PR&quot;; [.P40]; 1)=9; 1; 0))" office:value-type="float" office:value="0" calcext:value-type="float">
            <text:p>0</text:p>
          </table:table-cell>
          <table:table-cell table:formula="of:=IF(ISERROR(SEARCH(&quot;AL&quot;; [.P40]; 1)); 0; IF(SEARCH(&quot;AL&quot;; [.P40]; 1)=10; 1; 0))" office:value-type="float" office:value="0" calcext:value-type="float">
            <text:p>0</text:p>
          </table:table-cell>
          <table:table-cell table:formula="of:=IF(ISERROR(SEARCH(&quot;30&quot;; [.P40]; 1)); 0; IF(SEARCH(&quot;30&quot;; [.P40]; 1)=9; 1; 0))" office:value-type="float" office:value="0" calcext:value-type="float">
            <text:p>0</text:p>
          </table:table-cell>
          <table:table-cell office:value-type="string" calcext:value-type="string">
            <text:p>24028600 <text:s/>1001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0" calcext:value-type="float">
            <text:p>208578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40]; [.$A$2:.$A$86]; 0)" office:value-type="float" office:value="3" calcext:value-type="float">
            <text:p>3</text:p>
          </table:table-cell>
          <table:table-cell table:formula="of:=IF(NOT(ISNA([.W40])); INDEX([.$A$2:.$G$86]; [.W40]; MATCH(&quot;JORNADA&quot;; [.$A$1:.$G$1]; 0)); &quot;&quot;)" office:value-type="float" office:value="1" calcext:value-type="float">
            <text:p>1</text:p>
          </table:table-cell>
          <table:table-cell table:formula="of:=IF(NOT(ISNA([.W40])); INDEX([.$A$2:.$G$86]; [.W40]; MATCH(&quot;SIRNH&quot;; [.$A$1:.$G$1]; 0)); &quot;&quot;)" office:value-type="float" office:value="20857870" calcext:value-type="float">
            <text:p>20857870</text:p>
          </table:table-cell>
          <table:table-cell table:formula="of:=IF(NOT(ISNA([.W40])); INDEX([.$A$2:.$G$86]; [.W40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 <text:s text:c="2"/>10038</text:p>
          </table:table-cell>
          <table:table-cell office:value-type="float" office:value="20858149" calcext:value-type="float">
            <text:p>20858149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.61.07</text:p>
          </table:table-cell>
          <table:table-cell table:formula="of:=IF(ISNA(VLOOKUP([.A41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1]; [.$A$2:.$A$86]; 1; 0)); &quot;ERROR&quot;; &quot;OK&quot;)" office:value-type="string" office:string-value="OK" calcext:value-type="string">
            <text:p>OK</text:p>
          </table:table-cell>
          <table:table-cell table:formula="of:=IF([.O41]=1; SUBSTITUTE([.P41]; &quot;30&quot;; &quot;30 &quot;; 1); IF([.N41]=1; SUBSTITUTE([.P41];&quot;AL&quot;; &quot;AL &quot;; 1); IF([.M41]=1; SUBSTITUTE([.P41]; &quot;PR&quot;; &quot;PR &quot;; 1); SUBSTITUTE([.P41]; &quot; &quot;; &quot;  &quot;;1))))" office:value-type="string" office:string-value="24028600   10017" calcext:value-type="string">
            <text:p>24028600 <text:s text:c="2"/>10017</text:p>
          </table:table-cell>
          <table:table-cell table:formula="of:=IF(ISERROR(SEARCH(&quot;PR&quot;; [.P41]; 1)); 0; IF(SEARCH(&quot;PR&quot;; [.P41]; 1)=9; 1; 0))" office:value-type="float" office:value="0" calcext:value-type="float">
            <text:p>0</text:p>
          </table:table-cell>
          <table:table-cell table:formula="of:=IF(ISERROR(SEARCH(&quot;AL&quot;; [.P41]; 1)); 0; IF(SEARCH(&quot;AL&quot;; [.P41]; 1)=10; 1; 0))" office:value-type="float" office:value="0" calcext:value-type="float">
            <text:p>0</text:p>
          </table:table-cell>
          <table:table-cell table:formula="of:=IF(ISERROR(SEARCH(&quot;30&quot;; [.P41]; 1)); 0; IF(SEARCH(&quot;30&quot;; [.P41]; 1)=9; 1; 0))" office:value-type="float" office:value="0" calcext:value-type="float">
            <text:p>0</text:p>
          </table:table-cell>
          <table:table-cell office:value-type="string" calcext:value-type="string">
            <text:p>24028600 <text:s/>10017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1" calcext:value-type="float">
            <text:p>2085787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41]; [.$A$2:.$A$86]; 0)" office:value-type="float" office:value="4" calcext:value-type="float">
            <text:p>4</text:p>
          </table:table-cell>
          <table:table-cell table:formula="of:=IF(NOT(ISNA([.W41])); INDEX([.$A$2:.$G$86]; [.W41]; MATCH(&quot;JORNADA&quot;; [.$A$1:.$G$1]; 0)); &quot;&quot;)" office:value-type="float" office:value="1" calcext:value-type="float">
            <text:p>1</text:p>
          </table:table-cell>
          <table:table-cell table:formula="of:=IF(NOT(ISNA([.W41])); INDEX([.$A$2:.$G$86]; [.W41]; MATCH(&quot;SIRNH&quot;; [.$A$1:.$G$1]; 0)); &quot;&quot;)" office:value-type="float" office:value="20857871" calcext:value-type="float">
            <text:p>20857871</text:p>
          </table:table-cell>
          <table:table-cell table:formula="of:=IF(NOT(ISNA([.W41])); INDEX([.$A$2:.$G$86]; [.W41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 <text:s text:c="2"/>10037</text:p>
          </table:table-cell>
          <table:table-cell office:value-type="float" office:value="20858150" calcext:value-type="float">
            <text:p>20858150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42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2]; [.$A$2:.$A$86]; 1; 0)); &quot;ERROR&quot;; &quot;OK&quot;)" office:value-type="string" office:string-value="OK" calcext:value-type="string">
            <text:p>OK</text:p>
          </table:table-cell>
          <table:table-cell table:formula="of:=IF([.O42]=1; SUBSTITUTE([.P42]; &quot;30&quot;; &quot;30 &quot;; 1); IF([.N42]=1; SUBSTITUTE([.P42];&quot;AL&quot;; &quot;AL &quot;; 1); IF([.M42]=1; SUBSTITUTE([.P42]; &quot;PR&quot;; &quot;PR &quot;; 1); SUBSTITUTE([.P42]; &quot; &quot;; &quot;  &quot;;1))))" office:value-type="string" office:string-value="24028600   10023" calcext:value-type="string">
            <text:p>24028600 <text:s text:c="2"/>10023</text:p>
          </table:table-cell>
          <table:table-cell table:formula="of:=IF(ISERROR(SEARCH(&quot;PR&quot;; [.P42]; 1)); 0; IF(SEARCH(&quot;PR&quot;; [.P42]; 1)=9; 1; 0))" office:value-type="float" office:value="0" calcext:value-type="float">
            <text:p>0</text:p>
          </table:table-cell>
          <table:table-cell table:formula="of:=IF(ISERROR(SEARCH(&quot;AL&quot;; [.P42]; 1)); 0; IF(SEARCH(&quot;AL&quot;; [.P42]; 1)=10; 1; 0))" office:value-type="float" office:value="0" calcext:value-type="float">
            <text:p>0</text:p>
          </table:table-cell>
          <table:table-cell table:formula="of:=IF(ISERROR(SEARCH(&quot;30&quot;; [.P42]; 1)); 0; IF(SEARCH(&quot;30&quot;; [.P42]; 1)=9; 1; 0))" office:value-type="float" office:value="0" calcext:value-type="float">
            <text:p>0</text:p>
          </table:table-cell>
          <table:table-cell office:value-type="string" calcext:value-type="string">
            <text:p>24028600 <text:s/>1002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5" calcext:value-type="float">
            <text:p>2085789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42]; [.$A$2:.$A$86]; 0)" office:value-type="float" office:value="17" calcext:value-type="float">
            <text:p>17</text:p>
          </table:table-cell>
          <table:table-cell table:formula="of:=IF(NOT(ISNA([.W42])); INDEX([.$A$2:.$G$86]; [.W42]; MATCH(&quot;JORNADA&quot;; [.$A$1:.$G$1]; 0)); &quot;&quot;)" office:value-type="float" office:value="1" calcext:value-type="float">
            <text:p>1</text:p>
          </table:table-cell>
          <table:table-cell table:formula="of:=IF(NOT(ISNA([.W42])); INDEX([.$A$2:.$G$86]; [.W42]; MATCH(&quot;SIRNH&quot;; [.$A$1:.$G$1]; 0)); &quot;&quot;)" office:value-type="float" office:value="20857895" calcext:value-type="float">
            <text:p>20857895</text:p>
          </table:table-cell>
          <table:table-cell table:formula="of:=IF(NOT(ISNA([.W42])); INDEX([.$A$2:.$G$86]; [.W42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82024910 <text:s text:c="2"/>00001</text:p>
          </table:table-cell>
          <table:table-cell office:value-type="float" office:value="20858746" calcext:value-type="float">
            <text:p>20858746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5.02</text:p>
          </table:table-cell>
          <table:table-cell table:formula="of:=IF(ISNA(VLOOKUP([.A43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3]; [.$A$2:.$A$86]; 1; 0)); &quot;ERROR&quot;; &quot;OK&quot;)" office:value-type="string" office:string-value="OK" calcext:value-type="string">
            <text:p>OK</text:p>
          </table:table-cell>
          <table:table-cell table:formula="of:=IF([.O43]=1; SUBSTITUTE([.P43]; &quot;30&quot;; &quot;30 &quot;; 1); IF([.N43]=1; SUBSTITUTE([.P43];&quot;AL&quot;; &quot;AL &quot;; 1); IF([.M43]=1; SUBSTITUTE([.P43]; &quot;PR&quot;; &quot;PR &quot;; 1); SUBSTITUTE([.P43]; &quot; &quot;; &quot;  &quot;;1))))" office:value-type="string" office:string-value="24028600   10024" calcext:value-type="string">
            <text:p>24028600 <text:s text:c="2"/>10024</text:p>
          </table:table-cell>
          <table:table-cell table:formula="of:=IF(ISERROR(SEARCH(&quot;PR&quot;; [.P43]; 1)); 0; IF(SEARCH(&quot;PR&quot;; [.P43]; 1)=9; 1; 0))" office:value-type="float" office:value="0" calcext:value-type="float">
            <text:p>0</text:p>
          </table:table-cell>
          <table:table-cell table:formula="of:=IF(ISERROR(SEARCH(&quot;AL&quot;; [.P43]; 1)); 0; IF(SEARCH(&quot;AL&quot;; [.P43]; 1)=10; 1; 0))" office:value-type="float" office:value="0" calcext:value-type="float">
            <text:p>0</text:p>
          </table:table-cell>
          <table:table-cell table:formula="of:=IF(ISERROR(SEARCH(&quot;30&quot;; [.P43]; 1)); 0; IF(SEARCH(&quot;30&quot;; [.P43]; 1)=9; 1; 0))" office:value-type="float" office:value="0" calcext:value-type="float">
            <text:p>0</text:p>
          </table:table-cell>
          <table:table-cell office:value-type="string" calcext:value-type="string">
            <text:p>24028600 <text:s/>1002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0" calcext:value-type="float">
            <text:p>2085789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43]; [.$A$2:.$A$86]; 0)" office:value-type="float" office:value="12" calcext:value-type="float">
            <text:p>12</text:p>
          </table:table-cell>
          <table:table-cell table:formula="of:=IF(NOT(ISNA([.W43])); INDEX([.$A$2:.$G$86]; [.W43]; MATCH(&quot;JORNADA&quot;; [.$A$1:.$G$1]; 0)); &quot;&quot;)" office:value-type="float" office:value="1" calcext:value-type="float">
            <text:p>1</text:p>
          </table:table-cell>
          <table:table-cell table:formula="of:=IF(NOT(ISNA([.W43])); INDEX([.$A$2:.$G$86]; [.W43]; MATCH(&quot;SIRNH&quot;; [.$A$1:.$G$1]; 0)); &quot;&quot;)" office:value-type="float" office:value="20857890" calcext:value-type="float">
            <text:p>20857890</text:p>
          </table:table-cell>
          <table:table-cell table:formula="of:=IF(NOT(ISNA([.W43])); INDEX([.$A$2:.$G$86]; [.W43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82024961 <text:s text:c="2"/>00011</text:p>
          </table:table-cell>
          <table:table-cell office:value-type="float" office:value="20858751" calcext:value-type="float">
            <text:p>20858751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85.02</text:p>
          </table:table-cell>
          <table:table-cell table:formula="of:=IF(ISNA(VLOOKUP([.A44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4]; [.$A$2:.$A$86]; 1; 0)); &quot;ERROR&quot;; &quot;OK&quot;)" office:value-type="string" office:string-value="OK" calcext:value-type="string">
            <text:p>OK</text:p>
          </table:table-cell>
          <table:table-cell table:formula="of:=IF([.O44]=1; SUBSTITUTE([.P44]; &quot;30&quot;; &quot;30 &quot;; 1); IF([.N44]=1; SUBSTITUTE([.P44];&quot;AL&quot;; &quot;AL &quot;; 1); IF([.M44]=1; SUBSTITUTE([.P44]; &quot;PR&quot;; &quot;PR &quot;; 1); SUBSTITUTE([.P44]; &quot; &quot;; &quot;  &quot;;1))))" office:value-type="string" office:string-value="24028600   10025" calcext:value-type="string">
            <text:p>24028600 <text:s text:c="2"/>10025</text:p>
          </table:table-cell>
          <table:table-cell table:formula="of:=IF(ISERROR(SEARCH(&quot;PR&quot;; [.P44]; 1)); 0; IF(SEARCH(&quot;PR&quot;; [.P44]; 1)=9; 1; 0))" office:value-type="float" office:value="0" calcext:value-type="float">
            <text:p>0</text:p>
          </table:table-cell>
          <table:table-cell table:formula="of:=IF(ISERROR(SEARCH(&quot;AL&quot;; [.P44]; 1)); 0; IF(SEARCH(&quot;AL&quot;; [.P44]; 1)=10; 1; 0))" office:value-type="float" office:value="0" calcext:value-type="float">
            <text:p>0</text:p>
          </table:table-cell>
          <table:table-cell table:formula="of:=IF(ISERROR(SEARCH(&quot;30&quot;; [.P44]; 1)); 0; IF(SEARCH(&quot;30&quot;; [.P44]; 1)=9; 1; 0))" office:value-type="float" office:value="0" calcext:value-type="float">
            <text:p>0</text:p>
          </table:table-cell>
          <table:table-cell office:value-type="string" calcext:value-type="string">
            <text:p>24028600 <text:s/>1002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6" calcext:value-type="float">
            <text:p>2085787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44]; [.$A$2:.$A$86]; 0)" office:value-type="float" office:value="9" calcext:value-type="float">
            <text:p>9</text:p>
          </table:table-cell>
          <table:table-cell table:formula="of:=IF(NOT(ISNA([.W44])); INDEX([.$A$2:.$G$86]; [.W44]; MATCH(&quot;JORNADA&quot;; [.$A$1:.$G$1]; 0)); &quot;&quot;)" office:value-type="float" office:value="1" calcext:value-type="float">
            <text:p>1</text:p>
          </table:table-cell>
          <table:table-cell table:formula="of:=IF(NOT(ISNA([.W44])); INDEX([.$A$2:.$G$86]; [.W44]; MATCH(&quot;SIRNH&quot;; [.$A$1:.$G$1]; 0)); &quot;&quot;)" office:value-type="float" office:value="20857876" calcext:value-type="float">
            <text:p>20857876</text:p>
          </table:table-cell>
          <table:table-cell table:formula="of:=IF(NOT(ISNA([.W44])); INDEX([.$A$2:.$G$86]; [.W44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82024981 <text:s text:c="2"/>00003</text:p>
          </table:table-cell>
          <table:table-cell office:value-type="float" office:value="20858756" calcext:value-type="float">
            <text:p>20858756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85.02</text:p>
          </table:table-cell>
          <table:table-cell table:formula="of:=IF(ISNA(VLOOKUP([.A45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5]; [.$A$2:.$A$86]; 1; 0)); &quot;ERROR&quot;; &quot;OK&quot;)" office:value-type="string" office:string-value="OK" calcext:value-type="string">
            <text:p>OK</text:p>
          </table:table-cell>
          <table:table-cell table:formula="of:=IF([.O45]=1; SUBSTITUTE([.P45]; &quot;30&quot;; &quot;30 &quot;; 1); IF([.N45]=1; SUBSTITUTE([.P45];&quot;AL&quot;; &quot;AL &quot;; 1); IF([.M45]=1; SUBSTITUTE([.P45]; &quot;PR&quot;; &quot;PR &quot;; 1); SUBSTITUTE([.P45]; &quot; &quot;; &quot;  &quot;;1))))" office:value-type="string" office:string-value="24028600   10026" calcext:value-type="string">
            <text:p>24028600 <text:s text:c="2"/>10026</text:p>
          </table:table-cell>
          <table:table-cell table:formula="of:=IF(ISERROR(SEARCH(&quot;PR&quot;; [.P45]; 1)); 0; IF(SEARCH(&quot;PR&quot;; [.P45]; 1)=9; 1; 0))" office:value-type="float" office:value="0" calcext:value-type="float">
            <text:p>0</text:p>
          </table:table-cell>
          <table:table-cell table:formula="of:=IF(ISERROR(SEARCH(&quot;AL&quot;; [.P45]; 1)); 0; IF(SEARCH(&quot;AL&quot;; [.P45]; 1)=10; 1; 0))" office:value-type="float" office:value="0" calcext:value-type="float">
            <text:p>0</text:p>
          </table:table-cell>
          <table:table-cell table:formula="of:=IF(ISERROR(SEARCH(&quot;30&quot;; [.P45]; 1)); 0; IF(SEARCH(&quot;30&quot;; [.P45]; 1)=9; 1; 0))" office:value-type="float" office:value="0" calcext:value-type="float">
            <text:p>0</text:p>
          </table:table-cell>
          <table:table-cell office:value-type="string" calcext:value-type="string">
            <text:p>24028600 <text:s/>1002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68" calcext:value-type="float">
            <text:p>2085786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45]; [.$A$2:.$A$86]; 0)" office:value-type="float" office:value="1" calcext:value-type="float">
            <text:p>1</text:p>
          </table:table-cell>
          <table:table-cell table:formula="of:=IF(NOT(ISNA([.W45])); INDEX([.$A$2:.$G$86]; [.W45]; MATCH(&quot;JORNADA&quot;; [.$A$1:.$G$1]; 0)); &quot;&quot;)" office:value-type="float" office:value="1" calcext:value-type="float">
            <text:p>1</text:p>
          </table:table-cell>
          <table:table-cell table:formula="of:=IF(NOT(ISNA([.W45])); INDEX([.$A$2:.$G$86]; [.W45]; MATCH(&quot;SIRNH&quot;; [.$A$1:.$G$1]; 0)); &quot;&quot;)" office:value-type="float" office:value="20857868" calcext:value-type="float">
            <text:p>20857868</text:p>
          </table:table-cell>
          <table:table-cell table:formula="of:=IF(NOT(ISNA([.W45])); INDEX([.$A$2:.$G$86]; [.W45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82024901 <text:s text:c="2"/>00003</text:p>
          </table:table-cell>
          <table:table-cell office:value-type="float" office:value="20858765" calcext:value-type="float">
            <text:p>20858765</text:p>
          </table:table-cell>
          <table:table-cell office:value-type="string" calcext:value-type="string">
            <text:p>Oficinista de Primera 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44.06</text:p>
          </table:table-cell>
          <table:table-cell table:formula="of:=IF(ISNA(VLOOKUP([.A46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6]; [.$A$2:.$A$86]; 1; 0)); &quot;ERROR&quot;; &quot;OK&quot;)" office:value-type="string" office:string-value="OK" calcext:value-type="string">
            <text:p>OK</text:p>
          </table:table-cell>
          <table:table-cell table:formula="of:=IF([.O46]=1; SUBSTITUTE([.P46]; &quot;30&quot;; &quot;30 &quot;; 1); IF([.N46]=1; SUBSTITUTE([.P46];&quot;AL&quot;; &quot;AL &quot;; 1); IF([.M46]=1; SUBSTITUTE([.P46]; &quot;PR&quot;; &quot;PR &quot;; 1); SUBSTITUTE([.P46]; &quot; &quot;; &quot;  &quot;;1))))" office:value-type="string" office:string-value="24028600   10027" calcext:value-type="string">
            <text:p>24028600 <text:s text:c="2"/>10027</text:p>
          </table:table-cell>
          <table:table-cell table:formula="of:=IF(ISERROR(SEARCH(&quot;PR&quot;; [.P46]; 1)); 0; IF(SEARCH(&quot;PR&quot;; [.P46]; 1)=9; 1; 0))" office:value-type="float" office:value="0" calcext:value-type="float">
            <text:p>0</text:p>
          </table:table-cell>
          <table:table-cell table:formula="of:=IF(ISERROR(SEARCH(&quot;AL&quot;; [.P46]; 1)); 0; IF(SEARCH(&quot;AL&quot;; [.P46]; 1)=10; 1; 0))" office:value-type="float" office:value="0" calcext:value-type="float">
            <text:p>0</text:p>
          </table:table-cell>
          <table:table-cell table:formula="of:=IF(ISERROR(SEARCH(&quot;30&quot;; [.P46]; 1)); 0; IF(SEARCH(&quot;30&quot;; [.P46]; 1)=9; 1; 0))" office:value-type="float" office:value="0" calcext:value-type="float">
            <text:p>0</text:p>
          </table:table-cell>
          <table:table-cell office:value-type="string" calcext:value-type="string">
            <text:p>24028600 <text:s/>10027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89" calcext:value-type="float">
            <text:p>208578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46]; [.$A$2:.$A$86]; 0)" office:value-type="float" office:value="11" calcext:value-type="float">
            <text:p>11</text:p>
          </table:table-cell>
          <table:table-cell table:formula="of:=IF(NOT(ISNA([.W46])); INDEX([.$A$2:.$G$86]; [.W46]; MATCH(&quot;JORNADA&quot;; [.$A$1:.$G$1]; 0)); &quot;&quot;)" office:value-type="float" office:value="1" calcext:value-type="float">
            <text:p>1</text:p>
          </table:table-cell>
          <table:table-cell table:formula="of:=IF(NOT(ISNA([.W46])); INDEX([.$A$2:.$G$86]; [.W46]; MATCH(&quot;SIRNH&quot;; [.$A$1:.$G$1]; 0)); &quot;&quot;)" office:value-type="float" office:value="20857889" calcext:value-type="float">
            <text:p>20857889</text:p>
          </table:table-cell>
          <table:table-cell table:formula="of:=IF(NOT(ISNA([.W46])); INDEX([.$A$2:.$G$86]; [.W46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900 <text:s text:c="2"/>60000</text:p>
          </table:table-cell>
          <table:table-cell office:value-type="float" office:value="20864044" calcext:value-type="float">
            <text:p>20864044</text:p>
          </table:table-cell>
          <table:table-cell office:value-type="string" calcext:value-type="string">
            <text:p>Auxiliar Técnico “B” (PEP) 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17.10</text:p>
          </table:table-cell>
          <table:table-cell table:formula="of:=IF(ISNA(VLOOKUP([.A47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7]; [.$A$2:.$A$86]; 1; 0)); &quot;ERROR&quot;; &quot;OK&quot;)" office:value-type="string" office:string-value="ERROR" calcext:value-type="string">
            <text:p>ERROR</text:p>
          </table:table-cell>
          <table:table-cell table:formula="of:=IF([.O47]=1; SUBSTITUTE([.P47]; &quot;30&quot;; &quot;30 &quot;; 1); IF([.N47]=1; SUBSTITUTE([.P47];&quot;AL&quot;; &quot;AL &quot;; 1); IF([.M47]=1; SUBSTITUTE([.P47]; &quot;PR&quot;; &quot;PR &quot;; 1); SUBSTITUTE([.P47]; &quot; &quot;; &quot;  &quot;;1))))" office:value-type="string" office:string-value="24028600   10028" calcext:value-type="string">
            <text:p>24028600 <text:s text:c="2"/>10028</text:p>
          </table:table-cell>
          <table:table-cell table:formula="of:=IF(ISERROR(SEARCH(&quot;PR&quot;; [.P47]; 1)); 0; IF(SEARCH(&quot;PR&quot;; [.P47]; 1)=9; 1; 0))" office:value-type="float" office:value="0" calcext:value-type="float">
            <text:p>0</text:p>
          </table:table-cell>
          <table:table-cell table:formula="of:=IF(ISERROR(SEARCH(&quot;AL&quot;; [.P47]; 1)); 0; IF(SEARCH(&quot;AL&quot;; [.P47]; 1)=10; 1; 0))" office:value-type="float" office:value="0" calcext:value-type="float">
            <text:p>0</text:p>
          </table:table-cell>
          <table:table-cell table:formula="of:=IF(ISERROR(SEARCH(&quot;30&quot;; [.P47]; 1)); 0; IF(SEARCH(&quot;30&quot;; [.P47]; 1)=9; 1; 0))" office:value-type="float" office:value="0" calcext:value-type="float">
            <text:p>0</text:p>
          </table:table-cell>
          <table:table-cell office:value-type="string" calcext:value-type="string">
            <text:p>24028600 <text:s/>10028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47]; [.$A$2:.$A$86]; 0)" office:value-type="string" office:string-value="" calcext:value-type="error">
            <text:p>#N/D</text:p>
          </table:table-cell>
          <table:table-cell table:formula="of:=IF(NOT(ISNA([.W47])); INDEX([.$A$2:.$G$86]; [.W47]; MATCH(&quot;JORNADA&quot;; [.$A$1:.$G$1]; 0)); &quot;&quot;)">
            <text:p/>
          </table:table-cell>
          <table:table-cell table:formula="of:=IF(NOT(ISNA([.W47])); INDEX([.$A$2:.$G$86]; [.W47]; MATCH(&quot;SIRNH&quot;; [.$A$1:.$G$1]; 0)); &quot;&quot;)">
            <text:p/>
          </table:table-cell>
          <table:table-cell table:formula="of:=IF(NOT(ISNA([.W47])); INDEX([.$A$2:.$G$86]; [.W47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112410002AL 20903229</text:p>
          </table:table-cell>
          <table:table-cell office:value-type="float" office:value="20903229" calcext:value-type="float">
            <text:p>20903229</text:p>
          </table:table-cell>
          <table:table-cell office:value-type="string" calcext:value-type="string">
            <text:p>ESPECIALISTA TECNICO "B"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11.02</text:p>
          </table:table-cell>
          <table:table-cell table:formula="of:=IF(ISNA(VLOOKUP([.A48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8]; [.$A$2:.$A$86]; 1; 0)); &quot;ERROR&quot;; &quot;OK&quot;)" office:value-type="string" office:string-value="ERROR" calcext:value-type="string">
            <text:p>ERROR</text:p>
          </table:table-cell>
          <table:table-cell table:formula="of:=IF([.O48]=1; SUBSTITUTE([.P48]; &quot;30&quot;; &quot;30 &quot;; 1); IF([.N48]=1; SUBSTITUTE([.P48];&quot;AL&quot;; &quot;AL &quot;; 1); IF([.M48]=1; SUBSTITUTE([.P48]; &quot;PR&quot;; &quot;PR &quot;; 1); SUBSTITUTE([.P48]; &quot; &quot;; &quot;  &quot;;1))))" office:value-type="string" office:string-value="24028600   10030" calcext:value-type="string">
            <text:p>24028600 <text:s text:c="2"/>10030</text:p>
          </table:table-cell>
          <table:table-cell table:formula="of:=IF(ISERROR(SEARCH(&quot;PR&quot;; [.P48]; 1)); 0; IF(SEARCH(&quot;PR&quot;; [.P48]; 1)=9; 1; 0))" office:value-type="float" office:value="0" calcext:value-type="float">
            <text:p>0</text:p>
          </table:table-cell>
          <table:table-cell table:formula="of:=IF(ISERROR(SEARCH(&quot;AL&quot;; [.P48]; 1)); 0; IF(SEARCH(&quot;AL&quot;; [.P48]; 1)=10; 1; 0))" office:value-type="float" office:value="0" calcext:value-type="float">
            <text:p>0</text:p>
          </table:table-cell>
          <table:table-cell table:formula="of:=IF(ISERROR(SEARCH(&quot;30&quot;; [.P48]; 1)); 0; IF(SEARCH(&quot;30&quot;; [.P48]; 1)=9; 1; 0))" office:value-type="float" office:value="0" calcext:value-type="float">
            <text:p>0</text:p>
          </table:table-cell>
          <table:table-cell office:value-type="string" calcext:value-type="string">
            <text:p>24028600 <text:s/>1003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48]; [.$A$2:.$A$86]; 0)" office:value-type="string" office:string-value="" calcext:value-type="error">
            <text:p>#N/D</text:p>
          </table:table-cell>
          <table:table-cell table:formula="of:=IF(NOT(ISNA([.W48])); INDEX([.$A$2:.$G$86]; [.W48]; MATCH(&quot;JORNADA&quot;; [.$A$1:.$G$1]; 0)); &quot;&quot;)">
            <text:p/>
          </table:table-cell>
          <table:table-cell table:formula="of:=IF(NOT(ISNA([.W48])); INDEX([.$A$2:.$G$86]; [.W48]; MATCH(&quot;SIRNH&quot;; [.$A$1:.$G$1]; 0)); &quot;&quot;)">
            <text:p/>
          </table:table-cell>
          <table:table-cell table:formula="of:=IF(NOT(ISNA([.W48])); INDEX([.$A$2:.$G$86]; [.W48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112410002AL 20903304</text:p>
          </table:table-cell>
          <table:table-cell office:value-type="float" office:value="20903304" calcext:value-type="float">
            <text:p>20903304</text:p>
          </table:table-cell>
          <table:table-cell office:value-type="string" calcext:value-type="string">
            <text:p>ESPECIALISTA TÉCNICO "C"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11.02</text:p>
          </table:table-cell>
          <table:table-cell table:formula="of:=IF(ISNA(VLOOKUP([.A49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49]; [.$A$2:.$A$86]; 1; 0)); &quot;ERROR&quot;; &quot;OK&quot;)" office:value-type="string" office:string-value="ERROR" calcext:value-type="string">
            <text:p>ERROR</text:p>
          </table:table-cell>
          <table:table-cell table:formula="of:=IF([.O49]=1; SUBSTITUTE([.P49]; &quot;30&quot;; &quot;30 &quot;; 1); IF([.N49]=1; SUBSTITUTE([.P49];&quot;AL&quot;; &quot;AL &quot;; 1); IF([.M49]=1; SUBSTITUTE([.P49]; &quot;PR&quot;; &quot;PR &quot;; 1); SUBSTITUTE([.P49]; &quot; &quot;; &quot;  &quot;;1))))" office:value-type="string" office:string-value="24028600   10031" calcext:value-type="string">
            <text:p>24028600 <text:s text:c="2"/>10031</text:p>
          </table:table-cell>
          <table:table-cell table:formula="of:=IF(ISERROR(SEARCH(&quot;PR&quot;; [.P49]; 1)); 0; IF(SEARCH(&quot;PR&quot;; [.P49]; 1)=9; 1; 0))" office:value-type="float" office:value="0" calcext:value-type="float">
            <text:p>0</text:p>
          </table:table-cell>
          <table:table-cell table:formula="of:=IF(ISERROR(SEARCH(&quot;AL&quot;; [.P49]; 1)); 0; IF(SEARCH(&quot;AL&quot;; [.P49]; 1)=10; 1; 0))" office:value-type="float" office:value="0" calcext:value-type="float">
            <text:p>0</text:p>
          </table:table-cell>
          <table:table-cell table:formula="of:=IF(ISERROR(SEARCH(&quot;30&quot;; [.P49]; 1)); 0; IF(SEARCH(&quot;30&quot;; [.P49]; 1)=9; 1; 0))" office:value-type="float" office:value="0" calcext:value-type="float">
            <text:p>0</text:p>
          </table:table-cell>
          <table:table-cell office:value-type="string" calcext:value-type="string">
            <text:p>24028600 <text:s/>1003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49]; [.$A$2:.$A$86]; 0)" office:value-type="string" office:string-value="" calcext:value-type="error">
            <text:p>#N/D</text:p>
          </table:table-cell>
          <table:table-cell table:formula="of:=IF(NOT(ISNA([.W49])); INDEX([.$A$2:.$G$86]; [.W49]; MATCH(&quot;JORNADA&quot;; [.$A$1:.$G$1]; 0)); &quot;&quot;)">
            <text:p/>
          </table:table-cell>
          <table:table-cell table:formula="of:=IF(NOT(ISNA([.W49])); INDEX([.$A$2:.$G$86]; [.W49]; MATCH(&quot;SIRNH&quot;; [.$A$1:.$G$1]; 0)); &quot;&quot;)">
            <text:p/>
          </table:table-cell>
          <table:table-cell table:formula="of:=IF(NOT(ISNA([.W49])); INDEX([.$A$2:.$G$86]; [.W49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112410002AL 20903338</text:p>
          </table:table-cell>
          <table:table-cell office:value-type="float" office:value="20903338" calcext:value-type="float">
            <text:p>20903338</text:p>
          </table:table-cell>
          <table:table-cell office:value-type="string" calcext:value-type="string">
            <text:p>ESPECIALISTA TÉCNICO "D"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11.02</text:p>
          </table:table-cell>
          <table:table-cell table:formula="of:=IF(ISNA(VLOOKUP([.A50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50]; [.$A$2:.$A$86]; 1; 0)); &quot;ERROR&quot;; &quot;OK&quot;)" office:value-type="string" office:string-value="OK" calcext:value-type="string">
            <text:p>OK</text:p>
          </table:table-cell>
          <table:table-cell table:formula="of:=IF([.O50]=1; SUBSTITUTE([.P50]; &quot;30&quot;; &quot;30 &quot;; 1); IF([.N50]=1; SUBSTITUTE([.P50];&quot;AL&quot;; &quot;AL &quot;; 1); IF([.M50]=1; SUBSTITUTE([.P50]; &quot;PR&quot;; &quot;PR &quot;; 1); SUBSTITUTE([.P50]; &quot; &quot;; &quot;  &quot;;1))))" office:value-type="string" office:string-value="24028600   10032" calcext:value-type="string">
            <text:p>24028600 <text:s text:c="2"/>10032</text:p>
          </table:table-cell>
          <table:table-cell table:formula="of:=IF(ISERROR(SEARCH(&quot;PR&quot;; [.P50]; 1)); 0; IF(SEARCH(&quot;PR&quot;; [.P50]; 1)=9; 1; 0))" office:value-type="float" office:value="0" calcext:value-type="float">
            <text:p>0</text:p>
          </table:table-cell>
          <table:table-cell table:formula="of:=IF(ISERROR(SEARCH(&quot;AL&quot;; [.P50]; 1)); 0; IF(SEARCH(&quot;AL&quot;; [.P50]; 1)=10; 1; 0))" office:value-type="float" office:value="0" calcext:value-type="float">
            <text:p>0</text:p>
          </table:table-cell>
          <table:table-cell table:formula="of:=IF(ISERROR(SEARCH(&quot;30&quot;; [.P50]; 1)); 0; IF(SEARCH(&quot;30&quot;; [.P50]; 1)=9; 1; 0))" office:value-type="float" office:value="0" calcext:value-type="float">
            <text:p>0</text:p>
          </table:table-cell>
          <table:table-cell office:value-type="string" calcext:value-type="string">
            <text:p>24028600 <text:s/>1003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2" calcext:value-type="float">
            <text:p>2085789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50]; [.$A$2:.$A$86]; 0)" office:value-type="float" office:value="14" calcext:value-type="float">
            <text:p>14</text:p>
          </table:table-cell>
          <table:table-cell table:formula="of:=IF(NOT(ISNA([.W50])); INDEX([.$A$2:.$G$86]; [.W50]; MATCH(&quot;JORNADA&quot;; [.$A$1:.$G$1]; 0)); &quot;&quot;)" office:value-type="float" office:value="1" calcext:value-type="float">
            <text:p>1</text:p>
          </table:table-cell>
          <table:table-cell table:formula="of:=IF(NOT(ISNA([.W50])); INDEX([.$A$2:.$G$86]; [.W50]; MATCH(&quot;SIRNH&quot;; [.$A$1:.$G$1]; 0)); &quot;&quot;)" office:value-type="float" office:value="20857892" calcext:value-type="float">
            <text:p>20857892</text:p>
          </table:table-cell>
          <table:table-cell table:formula="of:=IF(NOT(ISNA([.W50])); INDEX([.$A$2:.$G$86]; [.W50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90030 04050</text:p>
          </table:table-cell>
          <table:table-cell office:value-type="float" office:value="20855184" calcext:value-type="float">
            <text:p>20855184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85.02</text:p>
          </table:table-cell>
          <table:table-cell table:formula="of:=IF(ISNA(VLOOKUP([.A51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1]; [.$A$2:.$A$86]; 1; 0)); &quot;ERROR&quot;; &quot;OK&quot;)" office:value-type="string" office:string-value="ERROR" calcext:value-type="string">
            <text:p>ERROR</text:p>
          </table:table-cell>
          <table:table-cell table:formula="of:=IF([.O51]=1; SUBSTITUTE([.P51]; &quot;30&quot;; &quot;30 &quot;; 1); IF([.N51]=1; SUBSTITUTE([.P51];&quot;AL&quot;; &quot;AL &quot;; 1); IF([.M51]=1; SUBSTITUTE([.P51]; &quot;PR&quot;; &quot;PR &quot;; 1); SUBSTITUTE([.P51]; &quot; &quot;; &quot;  &quot;;1))))" office:value-type="string" office:string-value="24028600   10033" calcext:value-type="string">
            <text:p>24028600 <text:s text:c="2"/>10033</text:p>
          </table:table-cell>
          <table:table-cell table:formula="of:=IF(ISERROR(SEARCH(&quot;PR&quot;; [.P51]; 1)); 0; IF(SEARCH(&quot;PR&quot;; [.P51]; 1)=9; 1; 0))" office:value-type="float" office:value="0" calcext:value-type="float">
            <text:p>0</text:p>
          </table:table-cell>
          <table:table-cell table:formula="of:=IF(ISERROR(SEARCH(&quot;AL&quot;; [.P51]; 1)); 0; IF(SEARCH(&quot;AL&quot;; [.P51]; 1)=10; 1; 0))" office:value-type="float" office:value="0" calcext:value-type="float">
            <text:p>0</text:p>
          </table:table-cell>
          <table:table-cell table:formula="of:=IF(ISERROR(SEARCH(&quot;30&quot;; [.P51]; 1)); 0; IF(SEARCH(&quot;30&quot;; [.P51]; 1)=9; 1; 0))" office:value-type="float" office:value="0" calcext:value-type="float">
            <text:p>0</text:p>
          </table:table-cell>
          <table:table-cell office:value-type="string" calcext:value-type="string">
            <text:p>24028600 <text:s/>1003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51]; [.$A$2:.$A$86]; 0)" office:value-type="string" office:string-value="" calcext:value-type="error">
            <text:p>#N/D</text:p>
          </table:table-cell>
          <table:table-cell table:formula="of:=IF(NOT(ISNA([.W51])); INDEX([.$A$2:.$G$86]; [.W51]; MATCH(&quot;JORNADA&quot;; [.$A$1:.$G$1]; 0)); &quot;&quot;)">
            <text:p/>
          </table:table-cell>
          <table:table-cell table:formula="of:=IF(NOT(ISNA([.W51])); INDEX([.$A$2:.$G$86]; [.W51]; MATCH(&quot;SIRNH&quot;; [.$A$1:.$G$1]; 0)); &quot;&quot;)">
            <text:p/>
          </table:table-cell>
          <table:table-cell table:formula="of:=IF(NOT(ISNA([.W51])); INDEX([.$A$2:.$G$86]; [.W51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60030 31012</text:p>
          </table:table-cell>
          <table:table-cell office:value-type="float" office:value="20857958" calcext:value-type="float">
            <text:p>20857958</text:p>
          </table:table-cell>
          <table:table-cell office:value-type="string" calcext:value-type="string">
            <text:p>Operador Especialista-Equipo Mecánico (Gruero) 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62.02</text:p>
          </table:table-cell>
          <table:table-cell table:formula="of:=IF(ISNA(VLOOKUP([.A52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2]; [.$A$2:.$A$86]; 1; 0)); &quot;ERROR&quot;; &quot;OK&quot;)" office:value-type="string" office:string-value="OK" calcext:value-type="string">
            <text:p>OK</text:p>
          </table:table-cell>
          <table:table-cell table:formula="of:=IF([.O52]=1; SUBSTITUTE([.P52]; &quot;30&quot;; &quot;30 &quot;; 1); IF([.N52]=1; SUBSTITUTE([.P52];&quot;AL&quot;; &quot;AL &quot;; 1); IF([.M52]=1; SUBSTITUTE([.P52]; &quot;PR&quot;; &quot;PR &quot;; 1); SUBSTITUTE([.P52]; &quot; &quot;; &quot;  &quot;;1))))" office:value-type="string" office:string-value="24028600   10035" calcext:value-type="string">
            <text:p>24028600 <text:s text:c="2"/>10035</text:p>
          </table:table-cell>
          <table:table-cell table:formula="of:=IF(ISERROR(SEARCH(&quot;PR&quot;; [.P52]; 1)); 0; IF(SEARCH(&quot;PR&quot;; [.P52]; 1)=9; 1; 0))" office:value-type="float" office:value="0" calcext:value-type="float">
            <text:p>0</text:p>
          </table:table-cell>
          <table:table-cell table:formula="of:=IF(ISERROR(SEARCH(&quot;AL&quot;; [.P52]; 1)); 0; IF(SEARCH(&quot;AL&quot;; [.P52]; 1)=10; 1; 0))" office:value-type="float" office:value="0" calcext:value-type="float">
            <text:p>0</text:p>
          </table:table-cell>
          <table:table-cell table:formula="of:=IF(ISERROR(SEARCH(&quot;30&quot;; [.P52]; 1)); 0; IF(SEARCH(&quot;30&quot;; [.P52]; 1)=9; 1; 0))" office:value-type="float" office:value="0" calcext:value-type="float">
            <text:p>0</text:p>
          </table:table-cell>
          <table:table-cell office:value-type="string" calcext:value-type="string">
            <text:p>24028600 <text:s/>1003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4" calcext:value-type="float">
            <text:p>2085789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52]; [.$A$2:.$A$86]; 0)" office:value-type="float" office:value="16" calcext:value-type="float">
            <text:p>16</text:p>
          </table:table-cell>
          <table:table-cell table:formula="of:=IF(NOT(ISNA([.W52])); INDEX([.$A$2:.$G$86]; [.W52]; MATCH(&quot;JORNADA&quot;; [.$A$1:.$G$1]; 0)); &quot;&quot;)" office:value-type="float" office:value="1" calcext:value-type="float">
            <text:p>1</text:p>
          </table:table-cell>
          <table:table-cell table:formula="of:=IF(NOT(ISNA([.W52])); INDEX([.$A$2:.$G$86]; [.W52]; MATCH(&quot;SIRNH&quot;; [.$A$1:.$G$1]; 0)); &quot;&quot;)" office:value-type="float" office:value="20857894" calcext:value-type="float">
            <text:p>20857894</text:p>
          </table:table-cell>
          <table:table-cell table:formula="of:=IF(NOT(ISNA([.W52])); INDEX([.$A$2:.$G$86]; [.W52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30 93001</text:p>
          </table:table-cell>
          <table:table-cell office:value-type="float" office:value="20857969" calcext:value-type="float">
            <text:p>20857969</text:p>
          </table:table-cell>
          <table:table-cell office:value-type="string" calcext:value-type="string">
            <text:p>Operador Especialista-Equipo Mecánico (Tractorista y Conformadorista) 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62.03</text:p>
          </table:table-cell>
          <table:table-cell table:formula="of:=IF(ISNA(VLOOKUP([.A53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3]; [.$A$2:.$A$86]; 1; 0)); &quot;ERROR&quot;; &quot;OK&quot;)" office:value-type="string" office:string-value="OK" calcext:value-type="string">
            <text:p>OK</text:p>
          </table:table-cell>
          <table:table-cell table:formula="of:=IF([.O53]=1; SUBSTITUTE([.P53]; &quot;30&quot;; &quot;30 &quot;; 1); IF([.N53]=1; SUBSTITUTE([.P53];&quot;AL&quot;; &quot;AL &quot;; 1); IF([.M53]=1; SUBSTITUTE([.P53]; &quot;PR&quot;; &quot;PR &quot;; 1); SUBSTITUTE([.P53]; &quot; &quot;; &quot;  &quot;;1))))" office:value-type="string" office:string-value="24028600   10036" calcext:value-type="string">
            <text:p>24028600 <text:s text:c="2"/>10036</text:p>
          </table:table-cell>
          <table:table-cell table:formula="of:=IF(ISERROR(SEARCH(&quot;PR&quot;; [.P53]; 1)); 0; IF(SEARCH(&quot;PR&quot;; [.P53]; 1)=9; 1; 0))" office:value-type="float" office:value="0" calcext:value-type="float">
            <text:p>0</text:p>
          </table:table-cell>
          <table:table-cell table:formula="of:=IF(ISERROR(SEARCH(&quot;AL&quot;; [.P53]; 1)); 0; IF(SEARCH(&quot;AL&quot;; [.P53]; 1)=10; 1; 0))" office:value-type="float" office:value="0" calcext:value-type="float">
            <text:p>0</text:p>
          </table:table-cell>
          <table:table-cell table:formula="of:=IF(ISERROR(SEARCH(&quot;30&quot;; [.P53]; 1)); 0; IF(SEARCH(&quot;30&quot;; [.P53]; 1)=9; 1; 0))" office:value-type="float" office:value="0" calcext:value-type="float">
            <text:p>0</text:p>
          </table:table-cell>
          <table:table-cell office:value-type="string" calcext:value-type="string">
            <text:p>24028600 <text:s/>1003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88" calcext:value-type="float">
            <text:p>208578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53]; [.$A$2:.$A$86]; 0)" office:value-type="float" office:value="10" calcext:value-type="float">
            <text:p>10</text:p>
          </table:table-cell>
          <table:table-cell table:formula="of:=IF(NOT(ISNA([.W53])); INDEX([.$A$2:.$G$86]; [.W53]; MATCH(&quot;JORNADA&quot;; [.$A$1:.$G$1]; 0)); &quot;&quot;)" office:value-type="float" office:value="1" calcext:value-type="float">
            <text:p>1</text:p>
          </table:table-cell>
          <table:table-cell table:formula="of:=IF(NOT(ISNA([.W53])); INDEX([.$A$2:.$G$86]; [.W53]; MATCH(&quot;SIRNH&quot;; [.$A$1:.$G$1]; 0)); &quot;&quot;)" office:value-type="float" office:value="20857888" calcext:value-type="float">
            <text:p>20857888</text:p>
          </table:table-cell>
          <table:table-cell table:formula="of:=IF(NOT(ISNA([.W53])); INDEX([.$A$2:.$G$86]; [.W53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30 94100</text:p>
          </table:table-cell>
          <table:table-cell office:value-type="float" office:value="20857971" calcext:value-type="float">
            <text:p>20857971</text:p>
          </table:table-cell>
          <table:table-cell office:value-type="string" calcext:value-type="string">
            <text:p>Operador Especialista-Equipo Mecánico (Gruero) 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62.02</text:p>
          </table:table-cell>
          <table:table-cell table:formula="of:=IF(ISNA(VLOOKUP([.A54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4]; [.$A$2:.$A$86]; 1; 0)); &quot;ERROR&quot;; &quot;OK&quot;)" office:value-type="string" office:string-value="OK" calcext:value-type="string">
            <text:p>OK</text:p>
          </table:table-cell>
          <table:table-cell table:formula="of:=IF([.O54]=1; SUBSTITUTE([.P54]; &quot;30&quot;; &quot;30 &quot;; 1); IF([.N54]=1; SUBSTITUTE([.P54];&quot;AL&quot;; &quot;AL &quot;; 1); IF([.M54]=1; SUBSTITUTE([.P54]; &quot;PR&quot;; &quot;PR &quot;; 1); SUBSTITUTE([.P54]; &quot; &quot;; &quot;  &quot;;1))))" office:value-type="string" office:string-value="2381610030 00030503" calcext:value-type="string">
            <text:p>2381610030 00030503</text:p>
          </table:table-cell>
          <table:table-cell table:formula="of:=IF(ISERROR(SEARCH(&quot;PR&quot;; [.P54]; 1)); 0; IF(SEARCH(&quot;PR&quot;; [.P54]; 1)=9; 1; 0))" office:value-type="float" office:value="0" calcext:value-type="float">
            <text:p>0</text:p>
          </table:table-cell>
          <table:table-cell table:formula="of:=IF(ISERROR(SEARCH(&quot;AL&quot;; [.P54]; 1)); 0; IF(SEARCH(&quot;AL&quot;; [.P54]; 1)=10; 1; 0))" office:value-type="float" office:value="0" calcext:value-type="float">
            <text:p>0</text:p>
          </table:table-cell>
          <table:table-cell table:formula="of:=IF(ISERROR(SEARCH(&quot;30&quot;; [.P54]; 1)); 0; IF(SEARCH(&quot;30&quot;; [.P54]; 1)=9; 1; 0))" office:value-type="float" office:value="1" calcext:value-type="float">
            <text:p>1</text:p>
          </table:table-cell>
          <table:table-cell office:value-type="string" calcext:value-type="string">
            <text:p>23816100300003050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9468" calcext:value-type="float">
            <text:p>2085946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54]; [.$A$2:.$A$86]; 0)" office:value-type="float" office:value="58" calcext:value-type="float">
            <text:p>58</text:p>
          </table:table-cell>
          <table:table-cell table:formula="of:=IF(NOT(ISNA([.W54])); INDEX([.$A$2:.$G$86]; [.W54]; MATCH(&quot;JORNADA&quot;; [.$A$1:.$G$1]; 0)); &quot;&quot;)" office:value-type="float" office:value="1" calcext:value-type="float">
            <text:p>1</text:p>
          </table:table-cell>
          <table:table-cell table:formula="of:=IF(NOT(ISNA([.W54])); INDEX([.$A$2:.$G$86]; [.W54]; MATCH(&quot;SIRNH&quot;; [.$A$1:.$G$1]; 0)); &quot;&quot;)" office:value-type="float" office:value="20859468" calcext:value-type="float">
            <text:p>20859468</text:p>
          </table:table-cell>
          <table:table-cell table:formula="of:=IF(NOT(ISNA([.W54])); INDEX([.$A$2:.$G$86]; [.W54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30 30303</text:p>
          </table:table-cell>
          <table:table-cell office:value-type="float" office:value="20858028" calcext:value-type="float">
            <text:p>20858028</text:p>
          </table:table-cell>
          <table:table-cell office:value-type="string" calcext:value-type="string">
            <text:p>Operador Especialista-Equipo Mecánico (Contraincendio)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72.01</text:p>
          </table:table-cell>
          <table:table-cell table:formula="of:=IF(ISNA(VLOOKUP([.A55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5]; [.$A$2:.$A$86]; 1; 0)); &quot;ERROR&quot;; &quot;OK&quot;)" office:value-type="string" office:string-value="OK" calcext:value-type="string">
            <text:p>OK</text:p>
          </table:table-cell>
          <table:table-cell table:formula="of:=IF([.O55]=1; SUBSTITUTE([.P55]; &quot;30&quot;; &quot;30 &quot;; 1); IF([.N55]=1; SUBSTITUTE([.P55];&quot;AL&quot;; &quot;AL &quot;; 1); IF([.M55]=1; SUBSTITUTE([.P55]; &quot;PR&quot;; &quot;PR &quot;; 1); SUBSTITUTE([.P55]; &quot; &quot;; &quot;  &quot;;1))))" office:value-type="string" office:string-value="2381610030 00050901" calcext:value-type="string">
            <text:p>2381610030 00050901</text:p>
          </table:table-cell>
          <table:table-cell table:formula="of:=IF(ISERROR(SEARCH(&quot;PR&quot;; [.P55]; 1)); 0; IF(SEARCH(&quot;PR&quot;; [.P55]; 1)=9; 1; 0))" office:value-type="float" office:value="0" calcext:value-type="float">
            <text:p>0</text:p>
          </table:table-cell>
          <table:table-cell table:formula="of:=IF(ISERROR(SEARCH(&quot;AL&quot;; [.P55]; 1)); 0; IF(SEARCH(&quot;AL&quot;; [.P55]; 1)=10; 1; 0))" office:value-type="float" office:value="0" calcext:value-type="float">
            <text:p>0</text:p>
          </table:table-cell>
          <table:table-cell table:formula="of:=IF(ISERROR(SEARCH(&quot;30&quot;; [.P55]; 1)); 0; IF(SEARCH(&quot;30&quot;; [.P55]; 1)=9; 1; 0))" office:value-type="float" office:value="1" calcext:value-type="float">
            <text:p>1</text:p>
          </table:table-cell>
          <table:table-cell office:value-type="string" calcext:value-type="string">
            <text:p>23816100300005090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61497" calcext:value-type="float">
            <text:p>2086149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55]; [.$A$2:.$A$86]; 0)" office:value-type="float" office:value="59" calcext:value-type="float">
            <text:p>59</text:p>
          </table:table-cell>
          <table:table-cell table:formula="of:=IF(NOT(ISNA([.W55])); INDEX([.$A$2:.$G$86]; [.W55]; MATCH(&quot;JORNADA&quot;; [.$A$1:.$G$1]; 0)); &quot;&quot;)" office:value-type="float" office:value="1" calcext:value-type="float">
            <text:p>1</text:p>
          </table:table-cell>
          <table:table-cell table:formula="of:=IF(NOT(ISNA([.W55])); INDEX([.$A$2:.$G$86]; [.W55]; MATCH(&quot;SIRNH&quot;; [.$A$1:.$G$1]; 0)); &quot;&quot;)" office:value-type="float" office:value="20861497" calcext:value-type="float">
            <text:p>20861497</text:p>
          </table:table-cell>
          <table:table-cell table:formula="of:=IF(NOT(ISNA([.W55])); INDEX([.$A$2:.$G$86]; [.W55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30 00604</text:p>
          </table:table-cell>
          <table:table-cell office:value-type="float" office:value="20858125" calcext:value-type="float">
            <text:p>20858125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.61.07</text:p>
          </table:table-cell>
          <table:table-cell table:formula="of:=IF(ISNA(VLOOKUP([.A56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6]; [.$A$2:.$A$86]; 1; 0)); &quot;ERROR&quot;; &quot;OK&quot;)" office:value-type="string" office:string-value="OK" calcext:value-type="string">
            <text:p>OK</text:p>
          </table:table-cell>
          <table:table-cell table:formula="of:=IF([.O56]=1; SUBSTITUTE([.P56]; &quot;30&quot;; &quot;30 &quot;; 1); IF([.N56]=1; SUBSTITUTE([.P56];&quot;AL&quot;; &quot;AL &quot;; 1); IF([.M56]=1; SUBSTITUTE([.P56]; &quot;PR&quot;; &quot;PR &quot;; 1); SUBSTITUTE([.P56]; &quot; &quot;; &quot;  &quot;;1))))" office:value-type="string" office:string-value="2381610030 00050904" calcext:value-type="string">
            <text:p>2381610030 00050904</text:p>
          </table:table-cell>
          <table:table-cell table:formula="of:=IF(ISERROR(SEARCH(&quot;PR&quot;; [.P56]; 1)); 0; IF(SEARCH(&quot;PR&quot;; [.P56]; 1)=9; 1; 0))" office:value-type="float" office:value="0" calcext:value-type="float">
            <text:p>0</text:p>
          </table:table-cell>
          <table:table-cell table:formula="of:=IF(ISERROR(SEARCH(&quot;AL&quot;; [.P56]; 1)); 0; IF(SEARCH(&quot;AL&quot;; [.P56]; 1)=10; 1; 0))" office:value-type="float" office:value="0" calcext:value-type="float">
            <text:p>0</text:p>
          </table:table-cell>
          <table:table-cell table:formula="of:=IF(ISERROR(SEARCH(&quot;30&quot;; [.P56]; 1)); 0; IF(SEARCH(&quot;30&quot;; [.P56]; 1)=9; 1; 0))" office:value-type="float" office:value="1" calcext:value-type="float">
            <text:p>1</text:p>
          </table:table-cell>
          <table:table-cell office:value-type="string" calcext:value-type="string">
            <text:p>23816100300005090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61600" calcext:value-type="float">
            <text:p>208616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56]; [.$A$2:.$A$86]; 0)" office:value-type="float" office:value="60" calcext:value-type="float">
            <text:p>60</text:p>
          </table:table-cell>
          <table:table-cell table:formula="of:=IF(NOT(ISNA([.W56])); INDEX([.$A$2:.$G$86]; [.W56]; MATCH(&quot;JORNADA&quot;; [.$A$1:.$G$1]; 0)); &quot;&quot;)" office:value-type="float" office:value="5" calcext:value-type="float">
            <text:p>5</text:p>
          </table:table-cell>
          <table:table-cell table:formula="of:=IF(NOT(ISNA([.W56])); INDEX([.$A$2:.$G$86]; [.W56]; MATCH(&quot;SIRNH&quot;; [.$A$1:.$G$1]; 0)); &quot;&quot;)" office:value-type="float" office:value="20861600" calcext:value-type="float">
            <text:p>20861600</text:p>
          </table:table-cell>
          <table:table-cell table:formula="of:=IF(NOT(ISNA([.W56])); INDEX([.$A$2:.$G$86]; [.W56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30 31129</text:p>
          </table:table-cell>
          <table:table-cell office:value-type="float" office:value="20858173" calcext:value-type="float">
            <text:p>20858173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57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7]; [.$A$2:.$A$86]; 1; 0)); &quot;ERROR&quot;; &quot;OK&quot;)" office:value-type="string" office:string-value="OK" calcext:value-type="string">
            <text:p>OK</text:p>
          </table:table-cell>
          <table:table-cell table:formula="of:=IF([.O57]=1; SUBSTITUTE([.P57]; &quot;30&quot;; &quot;30 &quot;; 1); IF([.N57]=1; SUBSTITUTE([.P57];&quot;AL&quot;; &quot;AL &quot;; 1); IF([.M57]=1; SUBSTITUTE([.P57]; &quot;PR&quot;; &quot;PR &quot;; 1); SUBSTITUTE([.P57]; &quot; &quot;; &quot;  &quot;;1))))" office:value-type="string" office:string-value="2381610030 10025020" calcext:value-type="string">
            <text:p>2381610030 10025020</text:p>
          </table:table-cell>
          <table:table-cell table:formula="of:=IF(ISERROR(SEARCH(&quot;PR&quot;; [.P57]; 1)); 0; IF(SEARCH(&quot;PR&quot;; [.P57]; 1)=9; 1; 0))" office:value-type="float" office:value="0" calcext:value-type="float">
            <text:p>0</text:p>
          </table:table-cell>
          <table:table-cell table:formula="of:=IF(ISERROR(SEARCH(&quot;AL&quot;; [.P57]; 1)); 0; IF(SEARCH(&quot;AL&quot;; [.P57]; 1)=10; 1; 0))" office:value-type="float" office:value="0" calcext:value-type="float">
            <text:p>0</text:p>
          </table:table-cell>
          <table:table-cell table:formula="of:=IF(ISERROR(SEARCH(&quot;30&quot;; [.P57]; 1)); 0; IF(SEARCH(&quot;30&quot;; [.P57]; 1)=9; 1; 0))" office:value-type="float" office:value="1" calcext:value-type="float">
            <text:p>1</text:p>
          </table:table-cell>
          <table:table-cell office:value-type="string" calcext:value-type="string">
            <text:p>23816100301002502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39" calcext:value-type="float">
            <text:p>2087353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57]; [.$A$2:.$A$86]; 0)" office:value-type="float" office:value="64" calcext:value-type="float">
            <text:p>64</text:p>
          </table:table-cell>
          <table:table-cell table:formula="of:=IF(NOT(ISNA([.W57])); INDEX([.$A$2:.$G$86]; [.W57]; MATCH(&quot;JORNADA&quot;; [.$A$1:.$G$1]; 0)); &quot;&quot;)" office:value-type="float" office:value="1" calcext:value-type="float">
            <text:p>1</text:p>
          </table:table-cell>
          <table:table-cell table:formula="of:=IF(NOT(ISNA([.W57])); INDEX([.$A$2:.$G$86]; [.W57]; MATCH(&quot;SIRNH&quot;; [.$A$1:.$G$1]; 0)); &quot;&quot;)" office:value-type="float" office:value="20873539" calcext:value-type="float">
            <text:p>20873539</text:p>
          </table:table-cell>
          <table:table-cell table:formula="of:=IF(NOT(ISNA([.W57])); INDEX([.$A$2:.$G$86]; [.W57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30 30301</text:p>
          </table:table-cell>
          <table:table-cell office:value-type="float" office:value="20858174" calcext:value-type="float">
            <text:p>20858174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.61.07</text:p>
          </table:table-cell>
          <table:table-cell table:formula="of:=IF(ISNA(VLOOKUP([.A58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8]; [.$A$2:.$A$86]; 1; 0)); &quot;ERROR&quot;; &quot;OK&quot;)" office:value-type="string" office:string-value="OK" calcext:value-type="string">
            <text:p>OK</text:p>
          </table:table-cell>
          <table:table-cell table:formula="of:=IF([.O58]=1; SUBSTITUTE([.P58]; &quot;30&quot;; &quot;30 &quot;; 1); IF([.N58]=1; SUBSTITUTE([.P58];&quot;AL&quot;; &quot;AL &quot;; 1); IF([.M58]=1; SUBSTITUTE([.P58]; &quot;PR&quot;; &quot;PR &quot;; 1); SUBSTITUTE([.P58]; &quot; &quot;; &quot;  &quot;;1))))" office:value-type="string" office:string-value="2381610030 10025021" calcext:value-type="string">
            <text:p>2381610030 10025021</text:p>
          </table:table-cell>
          <table:table-cell table:formula="of:=IF(ISERROR(SEARCH(&quot;PR&quot;; [.P58]; 1)); 0; IF(SEARCH(&quot;PR&quot;; [.P58]; 1)=9; 1; 0))" office:value-type="float" office:value="0" calcext:value-type="float">
            <text:p>0</text:p>
          </table:table-cell>
          <table:table-cell table:formula="of:=IF(ISERROR(SEARCH(&quot;AL&quot;; [.P58]; 1)); 0; IF(SEARCH(&quot;AL&quot;; [.P58]; 1)=10; 1; 0))" office:value-type="float" office:value="0" calcext:value-type="float">
            <text:p>0</text:p>
          </table:table-cell>
          <table:table-cell table:formula="of:=IF(ISERROR(SEARCH(&quot;30&quot;; [.P58]; 1)); 0; IF(SEARCH(&quot;30&quot;; [.P58]; 1)=9; 1; 0))" office:value-type="float" office:value="1" calcext:value-type="float">
            <text:p>1</text:p>
          </table:table-cell>
          <table:table-cell office:value-type="string" calcext:value-type="string">
            <text:p>23816100301002502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40" calcext:value-type="float">
            <text:p>208735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58]; [.$A$2:.$A$86]; 0)" office:value-type="float" office:value="65" calcext:value-type="float">
            <text:p>65</text:p>
          </table:table-cell>
          <table:table-cell table:formula="of:=IF(NOT(ISNA([.W58])); INDEX([.$A$2:.$G$86]; [.W58]; MATCH(&quot;JORNADA&quot;; [.$A$1:.$G$1]; 0)); &quot;&quot;)" office:value-type="float" office:value="1" calcext:value-type="float">
            <text:p>1</text:p>
          </table:table-cell>
          <table:table-cell table:formula="of:=IF(NOT(ISNA([.W58])); INDEX([.$A$2:.$G$86]; [.W58]; MATCH(&quot;SIRNH&quot;; [.$A$1:.$G$1]; 0)); &quot;&quot;)" office:value-type="float" office:value="20873540" calcext:value-type="float">
            <text:p>20873540</text:p>
          </table:table-cell>
          <table:table-cell table:formula="of:=IF(NOT(ISNA([.W58])); INDEX([.$A$2:.$G$86]; [.W58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00030503</text:p>
          </table:table-cell>
          <table:table-cell office:value-type="float" office:value="20859468" calcext:value-type="float">
            <text:p>20859468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59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59]; [.$A$2:.$A$86]; 1; 0)); &quot;ERROR&quot;; &quot;OK&quot;)" office:value-type="string" office:string-value="OK" calcext:value-type="string">
            <text:p>OK</text:p>
          </table:table-cell>
          <table:table-cell table:formula="of:=IF([.O59]=1; SUBSTITUTE([.P59]; &quot;30&quot;; &quot;30 &quot;; 1); IF([.N59]=1; SUBSTITUTE([.P59];&quot;AL&quot;; &quot;AL &quot;; 1); IF([.M59]=1; SUBSTITUTE([.P59]; &quot;PR&quot;; &quot;PR &quot;; 1); SUBSTITUTE([.P59]; &quot; &quot;; &quot;  &quot;;1))))" office:value-type="string" office:string-value="2381610030 10025023" calcext:value-type="string">
            <text:p>2381610030 10025023</text:p>
          </table:table-cell>
          <table:table-cell table:formula="of:=IF(ISERROR(SEARCH(&quot;PR&quot;; [.P59]; 1)); 0; IF(SEARCH(&quot;PR&quot;; [.P59]; 1)=9; 1; 0))" office:value-type="float" office:value="0" calcext:value-type="float">
            <text:p>0</text:p>
          </table:table-cell>
          <table:table-cell table:formula="of:=IF(ISERROR(SEARCH(&quot;AL&quot;; [.P59]; 1)); 0; IF(SEARCH(&quot;AL&quot;; [.P59]; 1)=10; 1; 0))" office:value-type="float" office:value="0" calcext:value-type="float">
            <text:p>0</text:p>
          </table:table-cell>
          <table:table-cell table:formula="of:=IF(ISERROR(SEARCH(&quot;30&quot;; [.P59]; 1)); 0; IF(SEARCH(&quot;30&quot;; [.P59]; 1)=9; 1; 0))" office:value-type="float" office:value="1" calcext:value-type="float">
            <text:p>1</text:p>
          </table:table-cell>
          <table:table-cell office:value-type="string" calcext:value-type="string">
            <text:p>23816100301002502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41" calcext:value-type="float">
            <text:p>208735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59]; [.$A$2:.$A$86]; 0)" office:value-type="float" office:value="66" calcext:value-type="float">
            <text:p>66</text:p>
          </table:table-cell>
          <table:table-cell table:formula="of:=IF(NOT(ISNA([.W59])); INDEX([.$A$2:.$G$86]; [.W59]; MATCH(&quot;JORNADA&quot;; [.$A$1:.$G$1]; 0)); &quot;&quot;)" office:value-type="float" office:value="1" calcext:value-type="float">
            <text:p>1</text:p>
          </table:table-cell>
          <table:table-cell table:formula="of:=IF(NOT(ISNA([.W59])); INDEX([.$A$2:.$G$86]; [.W59]; MATCH(&quot;SIRNH&quot;; [.$A$1:.$G$1]; 0)); &quot;&quot;)" office:value-type="float" office:value="20873541" calcext:value-type="float">
            <text:p>20873541</text:p>
          </table:table-cell>
          <table:table-cell table:formula="of:=IF(NOT(ISNA([.W59])); INDEX([.$A$2:.$G$86]; [.W59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00050901</text:p>
          </table:table-cell>
          <table:table-cell office:value-type="float" office:value="20861497" calcext:value-type="float">
            <text:p>20861497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60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0]; [.$A$2:.$A$86]; 1; 0)); &quot;ERROR&quot;; &quot;OK&quot;)" office:value-type="string" office:string-value="OK" calcext:value-type="string">
            <text:p>OK</text:p>
          </table:table-cell>
          <table:table-cell table:formula="of:=IF([.O60]=1; SUBSTITUTE([.P60]; &quot;30&quot;; &quot;30 &quot;; 1); IF([.N60]=1; SUBSTITUTE([.P60];&quot;AL&quot;; &quot;AL &quot;; 1); IF([.M60]=1; SUBSTITUTE([.P60]; &quot;PR&quot;; &quot;PR &quot;; 1); SUBSTITUTE([.P60]; &quot; &quot;; &quot;  &quot;;1))))" office:value-type="string" office:string-value="2381610030 10025024" calcext:value-type="string">
            <text:p>2381610030 10025024</text:p>
          </table:table-cell>
          <table:table-cell table:formula="of:=IF(ISERROR(SEARCH(&quot;PR&quot;; [.P60]; 1)); 0; IF(SEARCH(&quot;PR&quot;; [.P60]; 1)=9; 1; 0))" office:value-type="float" office:value="0" calcext:value-type="float">
            <text:p>0</text:p>
          </table:table-cell>
          <table:table-cell table:formula="of:=IF(ISERROR(SEARCH(&quot;AL&quot;; [.P60]; 1)); 0; IF(SEARCH(&quot;AL&quot;; [.P60]; 1)=10; 1; 0))" office:value-type="float" office:value="0" calcext:value-type="float">
            <text:p>0</text:p>
          </table:table-cell>
          <table:table-cell table:formula="of:=IF(ISERROR(SEARCH(&quot;30&quot;; [.P60]; 1)); 0; IF(SEARCH(&quot;30&quot;; [.P60]; 1)=9; 1; 0))" office:value-type="float" office:value="1" calcext:value-type="float">
            <text:p>1</text:p>
          </table:table-cell>
          <table:table-cell office:value-type="string" calcext:value-type="string">
            <text:p>23816100301002502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42" calcext:value-type="float">
            <text:p>2087354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60]; [.$A$2:.$A$86]; 0)" office:value-type="float" office:value="67" calcext:value-type="float">
            <text:p>67</text:p>
          </table:table-cell>
          <table:table-cell table:formula="of:=IF(NOT(ISNA([.W60])); INDEX([.$A$2:.$G$86]; [.W60]; MATCH(&quot;JORNADA&quot;; [.$A$1:.$G$1]; 0)); &quot;&quot;)" office:value-type="float" office:value="1" calcext:value-type="float">
            <text:p>1</text:p>
          </table:table-cell>
          <table:table-cell table:formula="of:=IF(NOT(ISNA([.W60])); INDEX([.$A$2:.$G$86]; [.W60]; MATCH(&quot;SIRNH&quot;; [.$A$1:.$G$1]; 0)); &quot;&quot;)" office:value-type="float" office:value="20873542" calcext:value-type="float">
            <text:p>20873542</text:p>
          </table:table-cell>
          <table:table-cell table:formula="of:=IF(NOT(ISNA([.W60])); INDEX([.$A$2:.$G$86]; [.W60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00050904</text:p>
          </table:table-cell>
          <table:table-cell office:value-type="float" office:value="20861600" calcext:value-type="float">
            <text:p>20861600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85.02</text:p>
          </table:table-cell>
          <table:table-cell table:formula="of:=IF(ISNA(VLOOKUP([.A61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1]; [.$A$2:.$A$86]; 1; 0)); &quot;ERROR&quot;; &quot;OK&quot;)" office:value-type="string" office:string-value="OK" calcext:value-type="string">
            <text:p>OK</text:p>
          </table:table-cell>
          <table:table-cell table:formula="of:=IF([.O61]=1; SUBSTITUTE([.P61]; &quot;30&quot;; &quot;30 &quot;; 1); IF([.N61]=1; SUBSTITUTE([.P61];&quot;AL&quot;; &quot;AL &quot;; 1); IF([.M61]=1; SUBSTITUTE([.P61]; &quot;PR&quot;; &quot;PR &quot;; 1); SUBSTITUTE([.P61]; &quot; &quot;; &quot;  &quot;;1))))" office:value-type="string" office:string-value="2381610030 10025025" calcext:value-type="string">
            <text:p>2381610030 10025025</text:p>
          </table:table-cell>
          <table:table-cell table:formula="of:=IF(ISERROR(SEARCH(&quot;PR&quot;; [.P61]; 1)); 0; IF(SEARCH(&quot;PR&quot;; [.P61]; 1)=9; 1; 0))" office:value-type="float" office:value="0" calcext:value-type="float">
            <text:p>0</text:p>
          </table:table-cell>
          <table:table-cell table:formula="of:=IF(ISERROR(SEARCH(&quot;AL&quot;; [.P61]; 1)); 0; IF(SEARCH(&quot;AL&quot;; [.P61]; 1)=10; 1; 0))" office:value-type="float" office:value="0" calcext:value-type="float">
            <text:p>0</text:p>
          </table:table-cell>
          <table:table-cell table:formula="of:=IF(ISERROR(SEARCH(&quot;30&quot;; [.P61]; 1)); 0; IF(SEARCH(&quot;30&quot;; [.P61]; 1)=9; 1; 0))" office:value-type="float" office:value="1" calcext:value-type="float">
            <text:p>1</text:p>
          </table:table-cell>
          <table:table-cell office:value-type="string" calcext:value-type="string">
            <text:p>23816100301002502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3543" calcext:value-type="float">
            <text:p>2087354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61]; [.$A$2:.$A$86]; 0)" office:value-type="float" office:value="68" calcext:value-type="float">
            <text:p>68</text:p>
          </table:table-cell>
          <table:table-cell table:formula="of:=IF(NOT(ISNA([.W61])); INDEX([.$A$2:.$G$86]; [.W61]; MATCH(&quot;JORNADA&quot;; [.$A$1:.$G$1]; 0)); &quot;&quot;)" office:value-type="float" office:value="1" calcext:value-type="float">
            <text:p>1</text:p>
          </table:table-cell>
          <table:table-cell table:formula="of:=IF(NOT(ISNA([.W61])); INDEX([.$A$2:.$G$86]; [.W61]; MATCH(&quot;SIRNH&quot;; [.$A$1:.$G$1]; 0)); &quot;&quot;)" office:value-type="float" office:value="20873543" calcext:value-type="float">
            <text:p>20873543</text:p>
          </table:table-cell>
          <table:table-cell table:formula="of:=IF(NOT(ISNA([.W61])); INDEX([.$A$2:.$G$86]; [.W61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90030 04025</text:p>
          </table:table-cell>
          <table:table-cell office:value-type="float" office:value="20869174" calcext:value-type="float">
            <text:p>20869174</text:p>
          </table:table-cell>
          <table:table-cell office:value-type="string" calcext:value-type="string">
            <text:p>Encargado de Unidad de Transporte para Movimiento Equipo Perforación y/o Terminación y Reparación de Pozos 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52.09</text:p>
          </table:table-cell>
          <table:table-cell table:formula="of:=IF(ISNA(VLOOKUP([.A62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2]; [.$A$2:.$A$86]; 1; 0)); &quot;ERROR&quot;; &quot;OK&quot;)" office:value-type="string" office:string-value="OK" calcext:value-type="string">
            <text:p>OK</text:p>
          </table:table-cell>
          <table:table-cell table:formula="of:=IF([.O62]=1; SUBSTITUTE([.P62]; &quot;30&quot;; &quot;30 &quot;; 1); IF([.N62]=1; SUBSTITUTE([.P62];&quot;AL&quot;; &quot;AL &quot;; 1); IF([.M62]=1; SUBSTITUTE([.P62]; &quot;PR&quot;; &quot;PR &quot;; 1); SUBSTITUTE([.P62]; &quot; &quot;; &quot;  &quot;;1))))" office:value-type="string" office:string-value="2381610030 10040793" calcext:value-type="string">
            <text:p>2381610030 10040793</text:p>
          </table:table-cell>
          <table:table-cell table:formula="of:=IF(ISERROR(SEARCH(&quot;PR&quot;; [.P62]; 1)); 0; IF(SEARCH(&quot;PR&quot;; [.P62]; 1)=9; 1; 0))" office:value-type="float" office:value="0" calcext:value-type="float">
            <text:p>0</text:p>
          </table:table-cell>
          <table:table-cell table:formula="of:=IF(ISERROR(SEARCH(&quot;AL&quot;; [.P62]; 1)); 0; IF(SEARCH(&quot;AL&quot;; [.P62]; 1)=10; 1; 0))" office:value-type="float" office:value="0" calcext:value-type="float">
            <text:p>0</text:p>
          </table:table-cell>
          <table:table-cell table:formula="of:=IF(ISERROR(SEARCH(&quot;30&quot;; [.P62]; 1)); 0; IF(SEARCH(&quot;30&quot;; [.P62]; 1)=9; 1; 0))" office:value-type="float" office:value="1" calcext:value-type="float">
            <text:p>1</text:p>
          </table:table-cell>
          <table:table-cell office:value-type="string" calcext:value-type="string">
            <text:p>23816100301004079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7252" calcext:value-type="float">
            <text:p>2087725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MATCH([.L62]; [.$A$2:.$A$86]; 0)" office:value-type="float" office:value="69" calcext:value-type="float">
            <text:p>69</text:p>
          </table:table-cell>
          <table:table-cell table:formula="of:=IF(NOT(ISNA([.W62])); INDEX([.$A$2:.$G$86]; [.W62]; MATCH(&quot;JORNADA&quot;; [.$A$1:.$G$1]; 0)); &quot;&quot;)" office:value-type="float" office:value="1" calcext:value-type="float">
            <text:p>1</text:p>
          </table:table-cell>
          <table:table-cell table:formula="of:=IF(NOT(ISNA([.W62])); INDEX([.$A$2:.$G$86]; [.W62]; MATCH(&quot;SIRNH&quot;; [.$A$1:.$G$1]; 0)); &quot;&quot;)" office:value-type="float" office:value="20877252" calcext:value-type="float">
            <text:p>20877252</text:p>
          </table:table-cell>
          <table:table-cell table:formula="of:=IF(NOT(ISNA([.W62])); INDEX([.$A$2:.$G$86]; [.W62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90030 04026</text:p>
          </table:table-cell>
          <table:table-cell office:value-type="float" office:value="20869175" calcext:value-type="float">
            <text:p>20869175</text:p>
          </table:table-cell>
          <table:table-cell office:value-type="string" calcext:value-type="string">
            <text:p>Ayudante de Operador Especialista-Equipo Mecánico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.62.09</text:p>
          </table:table-cell>
          <table:table-cell table:formula="of:=IF(ISNA(VLOOKUP([.A63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3]; [.$A$2:.$A$86]; 1; 0)); &quot;ERROR&quot;; &quot;OK&quot;)" office:value-type="string" office:string-value="OK" calcext:value-type="string">
            <text:p>OK</text:p>
          </table:table-cell>
          <table:table-cell table:formula="of:=IF([.O63]=1; SUBSTITUTE([.P63]; &quot;30&quot;; &quot;30 &quot;; 1); IF([.N63]=1; SUBSTITUTE([.P63];&quot;AL&quot;; &quot;AL &quot;; 1); IF([.M63]=1; SUBSTITUTE([.P63]; &quot;PR&quot;; &quot;PR &quot;; 1); SUBSTITUTE([.P63]; &quot; &quot;; &quot;  &quot;;1))))" office:value-type="string" office:string-value="2381610030 10040796" calcext:value-type="string">
            <text:p>2381610030 10040796</text:p>
          </table:table-cell>
          <table:table-cell table:formula="of:=IF(ISERROR(SEARCH(&quot;PR&quot;; [.P63]; 1)); 0; IF(SEARCH(&quot;PR&quot;; [.P63]; 1)=9; 1; 0))" office:value-type="float" office:value="0" calcext:value-type="float">
            <text:p>0</text:p>
          </table:table-cell>
          <table:table-cell table:formula="of:=IF(ISERROR(SEARCH(&quot;AL&quot;; [.P63]; 1)); 0; IF(SEARCH(&quot;AL&quot;; [.P63]; 1)=10; 1; 0))" office:value-type="float" office:value="0" calcext:value-type="float">
            <text:p>0</text:p>
          </table:table-cell>
          <table:table-cell table:formula="of:=IF(ISERROR(SEARCH(&quot;30&quot;; [.P63]; 1)); 0; IF(SEARCH(&quot;30&quot;; [.P63]; 1)=9; 1; 0))" office:value-type="float" office:value="1" calcext:value-type="float">
            <text:p>1</text:p>
          </table:table-cell>
          <table:table-cell office:value-type="string" calcext:value-type="string">
            <text:p>23816100301004079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77253" calcext:value-type="float">
            <text:p>208772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63]; [.$A$2:.$A$86]; 0)" office:value-type="float" office:value="70" calcext:value-type="float">
            <text:p>70</text:p>
          </table:table-cell>
          <table:table-cell table:formula="of:=IF(NOT(ISNA([.W63])); INDEX([.$A$2:.$G$86]; [.W63]; MATCH(&quot;JORNADA&quot;; [.$A$1:.$G$1]; 0)); &quot;&quot;)" office:value-type="float" office:value="2" calcext:value-type="float">
            <text:p>2</text:p>
          </table:table-cell>
          <table:table-cell table:formula="of:=IF(NOT(ISNA([.W63])); INDEX([.$A$2:.$G$86]; [.W63]; MATCH(&quot;SIRNH&quot;; [.$A$1:.$G$1]; 0)); &quot;&quot;)" office:value-type="float" office:value="20877253" calcext:value-type="float">
            <text:p>20877253</text:p>
          </table:table-cell>
          <table:table-cell table:formula="of:=IF(NOT(ISNA([.W63])); INDEX([.$A$2:.$G$86]; [.W63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90030 04027</text:p>
          </table:table-cell>
          <table:table-cell office:value-type="float" office:value="20869183" calcext:value-type="float">
            <text:p>20869183</text:p>
          </table:table-cell>
          <table:table-cell office:value-type="string" calcext:value-type="string">
            <text:p>Ayudante de Operador Especialista-Equipo Mecánico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.62.09</text:p>
          </table:table-cell>
          <table:table-cell table:formula="of:=IF(ISNA(VLOOKUP([.A64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4]; [.$A$2:.$A$86]; 1; 0)); &quot;ERROR&quot;; &quot;OK&quot;)" office:value-type="string" office:string-value="OK" calcext:value-type="string">
            <text:p>OK</text:p>
          </table:table-cell>
          <table:table-cell table:formula="of:=IF([.O64]=1; SUBSTITUTE([.P64]; &quot;30&quot;; &quot;30 &quot;; 1); IF([.N64]=1; SUBSTITUTE([.P64];&quot;AL&quot;; &quot;AL &quot;; 1); IF([.M64]=1; SUBSTITUTE([.P64]; &quot;PR&quot;; &quot;PR &quot;; 1); SUBSTITUTE([.P64]; &quot; &quot;; &quot;  &quot;;1))))" office:value-type="string" office:string-value="24028600   10015" calcext:value-type="string">
            <text:p>24028600 <text:s text:c="2"/>10015</text:p>
          </table:table-cell>
          <table:table-cell table:formula="of:=IF(ISERROR(SEARCH(&quot;PR&quot;; [.P64]; 1)); 0; IF(SEARCH(&quot;PR&quot;; [.P64]; 1)=9; 1; 0))" office:value-type="float" office:value="0" calcext:value-type="float">
            <text:p>0</text:p>
          </table:table-cell>
          <table:table-cell table:formula="of:=IF(ISERROR(SEARCH(&quot;AL&quot;; [.P64]; 1)); 0; IF(SEARCH(&quot;AL&quot;; [.P64]; 1)=10; 1; 0))" office:value-type="float" office:value="0" calcext:value-type="float">
            <text:p>0</text:p>
          </table:table-cell>
          <table:table-cell table:formula="of:=IF(ISERROR(SEARCH(&quot;30&quot;; [.P64]; 1)); 0; IF(SEARCH(&quot;30&quot;; [.P64]; 1)=9; 1; 0))" office:value-type="float" office:value="0" calcext:value-type="float">
            <text:p>0</text:p>
          </table:table-cell>
          <table:table-cell office:value-type="string" calcext:value-type="string">
            <text:p>24028600 <text:s/>1001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69" calcext:value-type="float">
            <text:p>208578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64]; [.$A$2:.$A$86]; 0)" office:value-type="float" office:value="2" calcext:value-type="float">
            <text:p>2</text:p>
          </table:table-cell>
          <table:table-cell table:formula="of:=IF(NOT(ISNA([.W64])); INDEX([.$A$2:.$G$86]; [.W64]; MATCH(&quot;JORNADA&quot;; [.$A$1:.$G$1]; 0)); &quot;&quot;)" office:value-type="float" office:value="0" calcext:value-type="float">
            <text:p>0</text:p>
          </table:table-cell>
          <table:table-cell table:formula="of:=IF(NOT(ISNA([.W64])); INDEX([.$A$2:.$G$86]; [.W64]; MATCH(&quot;SIRNH&quot;; [.$A$1:.$G$1]; 0)); &quot;&quot;)" office:value-type="float" office:value="20857869" calcext:value-type="float">
            <text:p>20857869</text:p>
          </table:table-cell>
          <table:table-cell table:formula="of:=IF(NOT(ISNA([.W64])); INDEX([.$A$2:.$G$86]; [.W64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10025020</text:p>
          </table:table-cell>
          <table:table-cell office:value-type="float" office:value="20873539" calcext:value-type="float">
            <text:p>20873539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65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5]; [.$A$2:.$A$86]; 1; 0)); &quot;ERROR&quot;; &quot;OK&quot;)" office:value-type="string" office:string-value="OK" calcext:value-type="string">
            <text:p>OK</text:p>
          </table:table-cell>
          <table:table-cell table:formula="of:=IF([.O65]=1; SUBSTITUTE([.P65]; &quot;30&quot;; &quot;30 &quot;; 1); IF([.N65]=1; SUBSTITUTE([.P65];&quot;AL&quot;; &quot;AL &quot;; 1); IF([.M65]=1; SUBSTITUTE([.P65]; &quot;PR&quot;; &quot;PR &quot;; 1); SUBSTITUTE([.P65]; &quot; &quot;; &quot;  &quot;;1))))" office:value-type="string" office:string-value="24028600   10018" calcext:value-type="string">
            <text:p>24028600 <text:s text:c="2"/>10018</text:p>
          </table:table-cell>
          <table:table-cell table:formula="of:=IF(ISERROR(SEARCH(&quot;PR&quot;; [.P65]; 1)); 0; IF(SEARCH(&quot;PR&quot;; [.P65]; 1)=9; 1; 0))" office:value-type="float" office:value="0" calcext:value-type="float">
            <text:p>0</text:p>
          </table:table-cell>
          <table:table-cell table:formula="of:=IF(ISERROR(SEARCH(&quot;AL&quot;; [.P65]; 1)); 0; IF(SEARCH(&quot;AL&quot;; [.P65]; 1)=10; 1; 0))" office:value-type="float" office:value="0" calcext:value-type="float">
            <text:p>0</text:p>
          </table:table-cell>
          <table:table-cell table:formula="of:=IF(ISERROR(SEARCH(&quot;30&quot;; [.P65]; 1)); 0; IF(SEARCH(&quot;30&quot;; [.P65]; 1)=9; 1; 0))" office:value-type="float" office:value="0" calcext:value-type="float">
            <text:p>0</text:p>
          </table:table-cell>
          <table:table-cell office:value-type="string" calcext:value-type="string">
            <text:p>24028600 <text:s/>10018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2" calcext:value-type="float">
            <text:p>208578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65]; [.$A$2:.$A$86]; 0)" office:value-type="float" office:value="5" calcext:value-type="float">
            <text:p>5</text:p>
          </table:table-cell>
          <table:table-cell table:formula="of:=IF(NOT(ISNA([.W65])); INDEX([.$A$2:.$G$86]; [.W65]; MATCH(&quot;JORNADA&quot;; [.$A$1:.$G$1]; 0)); &quot;&quot;)" office:value-type="float" office:value="0" calcext:value-type="float">
            <text:p>0</text:p>
          </table:table-cell>
          <table:table-cell table:formula="of:=IF(NOT(ISNA([.W65])); INDEX([.$A$2:.$G$86]; [.W65]; MATCH(&quot;SIRNH&quot;; [.$A$1:.$G$1]; 0)); &quot;&quot;)" office:value-type="float" office:value="20857872" calcext:value-type="float">
            <text:p>20857872</text:p>
          </table:table-cell>
          <table:table-cell table:formula="of:=IF(NOT(ISNA([.W65])); INDEX([.$A$2:.$G$86]; [.W65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10025021</text:p>
          </table:table-cell>
          <table:table-cell office:value-type="float" office:value="20873540" calcext:value-type="float">
            <text:p>20873540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66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6]; [.$A$2:.$A$86]; 1; 0)); &quot;ERROR&quot;; &quot;OK&quot;)" office:value-type="string" office:string-value="OK" calcext:value-type="string">
            <text:p>OK</text:p>
          </table:table-cell>
          <table:table-cell table:formula="of:=IF([.O66]=1; SUBSTITUTE([.P66]; &quot;30&quot;; &quot;30 &quot;; 1); IF([.N66]=1; SUBSTITUTE([.P66];&quot;AL&quot;; &quot;AL &quot;; 1); IF([.M66]=1; SUBSTITUTE([.P66]; &quot;PR&quot;; &quot;PR &quot;; 1); SUBSTITUTE([.P66]; &quot; &quot;; &quot;  &quot;;1))))" office:value-type="string" office:string-value="24028600   10019" calcext:value-type="string">
            <text:p>24028600 <text:s text:c="2"/>10019</text:p>
          </table:table-cell>
          <table:table-cell table:formula="of:=IF(ISERROR(SEARCH(&quot;PR&quot;; [.P66]; 1)); 0; IF(SEARCH(&quot;PR&quot;; [.P66]; 1)=9; 1; 0))" office:value-type="float" office:value="0" calcext:value-type="float">
            <text:p>0</text:p>
          </table:table-cell>
          <table:table-cell table:formula="of:=IF(ISERROR(SEARCH(&quot;AL&quot;; [.P66]; 1)); 0; IF(SEARCH(&quot;AL&quot;; [.P66]; 1)=10; 1; 0))" office:value-type="float" office:value="0" calcext:value-type="float">
            <text:p>0</text:p>
          </table:table-cell>
          <table:table-cell table:formula="of:=IF(ISERROR(SEARCH(&quot;30&quot;; [.P66]; 1)); 0; IF(SEARCH(&quot;30&quot;; [.P66]; 1)=9; 1; 0))" office:value-type="float" office:value="0" calcext:value-type="float">
            <text:p>0</text:p>
          </table:table-cell>
          <table:table-cell office:value-type="string" calcext:value-type="string">
            <text:p>24028600 <text:s/>10019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3" calcext:value-type="float">
            <text:p>20857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66]; [.$A$2:.$A$86]; 0)" office:value-type="float" office:value="6" calcext:value-type="float">
            <text:p>6</text:p>
          </table:table-cell>
          <table:table-cell table:formula="of:=IF(NOT(ISNA([.W66])); INDEX([.$A$2:.$G$86]; [.W66]; MATCH(&quot;JORNADA&quot;; [.$A$1:.$G$1]; 0)); &quot;&quot;)" office:value-type="float" office:value="0" calcext:value-type="float">
            <text:p>0</text:p>
          </table:table-cell>
          <table:table-cell table:formula="of:=IF(NOT(ISNA([.W66])); INDEX([.$A$2:.$G$86]; [.W66]; MATCH(&quot;SIRNH&quot;; [.$A$1:.$G$1]; 0)); &quot;&quot;)" office:value-type="float" office:value="20857873" calcext:value-type="float">
            <text:p>20857873</text:p>
          </table:table-cell>
          <table:table-cell table:formula="of:=IF(NOT(ISNA([.W66])); INDEX([.$A$2:.$G$86]; [.W66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10025023</text:p>
          </table:table-cell>
          <table:table-cell office:value-type="float" office:value="20873541" calcext:value-type="float">
            <text:p>20873541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67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7]; [.$A$2:.$A$86]; 1; 0)); &quot;ERROR&quot;; &quot;OK&quot;)" office:value-type="string" office:string-value="OK" calcext:value-type="string">
            <text:p>OK</text:p>
          </table:table-cell>
          <table:table-cell table:formula="of:=IF([.O67]=1; SUBSTITUTE([.P67]; &quot;30&quot;; &quot;30 &quot;; 1); IF([.N67]=1; SUBSTITUTE([.P67];&quot;AL&quot;; &quot;AL &quot;; 1); IF([.M67]=1; SUBSTITUTE([.P67]; &quot;PR&quot;; &quot;PR &quot;; 1); SUBSTITUTE([.P67]; &quot; &quot;; &quot;  &quot;;1))))" office:value-type="string" office:string-value="24028600   10020" calcext:value-type="string">
            <text:p>24028600 <text:s text:c="2"/>10020</text:p>
          </table:table-cell>
          <table:table-cell table:formula="of:=IF(ISERROR(SEARCH(&quot;PR&quot;; [.P67]; 1)); 0; IF(SEARCH(&quot;PR&quot;; [.P67]; 1)=9; 1; 0))" office:value-type="float" office:value="0" calcext:value-type="float">
            <text:p>0</text:p>
          </table:table-cell>
          <table:table-cell table:formula="of:=IF(ISERROR(SEARCH(&quot;AL&quot;; [.P67]; 1)); 0; IF(SEARCH(&quot;AL&quot;; [.P67]; 1)=10; 1; 0))" office:value-type="float" office:value="0" calcext:value-type="float">
            <text:p>0</text:p>
          </table:table-cell>
          <table:table-cell table:formula="of:=IF(ISERROR(SEARCH(&quot;30&quot;; [.P67]; 1)); 0; IF(SEARCH(&quot;30&quot;; [.P67]; 1)=9; 1; 0))" office:value-type="float" office:value="0" calcext:value-type="float">
            <text:p>0</text:p>
          </table:table-cell>
          <table:table-cell office:value-type="string" calcext:value-type="string">
            <text:p>24028600 <text:s/>1002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4" calcext:value-type="float">
            <text:p>208578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67]; [.$A$2:.$A$86]; 0)" office:value-type="float" office:value="7" calcext:value-type="float">
            <text:p>7</text:p>
          </table:table-cell>
          <table:table-cell table:formula="of:=IF(NOT(ISNA([.W67])); INDEX([.$A$2:.$G$86]; [.W67]; MATCH(&quot;JORNADA&quot;; [.$A$1:.$G$1]; 0)); &quot;&quot;)" office:value-type="float" office:value="0" calcext:value-type="float">
            <text:p>0</text:p>
          </table:table-cell>
          <table:table-cell table:formula="of:=IF(NOT(ISNA([.W67])); INDEX([.$A$2:.$G$86]; [.W67]; MATCH(&quot;SIRNH&quot;; [.$A$1:.$G$1]; 0)); &quot;&quot;)" office:value-type="float" office:value="20857874" calcext:value-type="float">
            <text:p>20857874</text:p>
          </table:table-cell>
          <table:table-cell table:formula="of:=IF(NOT(ISNA([.W67])); INDEX([.$A$2:.$G$86]; [.W67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10025024</text:p>
          </table:table-cell>
          <table:table-cell office:value-type="float" office:value="20873542" calcext:value-type="float">
            <text:p>20873542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68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8]; [.$A$2:.$A$86]; 1; 0)); &quot;ERROR&quot;; &quot;OK&quot;)" office:value-type="string" office:string-value="OK" calcext:value-type="string">
            <text:p>OK</text:p>
          </table:table-cell>
          <table:table-cell table:formula="of:=IF([.O68]=1; SUBSTITUTE([.P68]; &quot;30&quot;; &quot;30 &quot;; 1); IF([.N68]=1; SUBSTITUTE([.P68];&quot;AL&quot;; &quot;AL &quot;; 1); IF([.M68]=1; SUBSTITUTE([.P68]; &quot;PR&quot;; &quot;PR &quot;; 1); SUBSTITUTE([.P68]; &quot; &quot;; &quot;  &quot;;1))))" office:value-type="string" office:string-value="24028600   10021" calcext:value-type="string">
            <text:p>24028600 <text:s text:c="2"/>10021</text:p>
          </table:table-cell>
          <table:table-cell table:formula="of:=IF(ISERROR(SEARCH(&quot;PR&quot;; [.P68]; 1)); 0; IF(SEARCH(&quot;PR&quot;; [.P68]; 1)=9; 1; 0))" office:value-type="float" office:value="0" calcext:value-type="float">
            <text:p>0</text:p>
          </table:table-cell>
          <table:table-cell table:formula="of:=IF(ISERROR(SEARCH(&quot;AL&quot;; [.P68]; 1)); 0; IF(SEARCH(&quot;AL&quot;; [.P68]; 1)=10; 1; 0))" office:value-type="float" office:value="0" calcext:value-type="float">
            <text:p>0</text:p>
          </table:table-cell>
          <table:table-cell table:formula="of:=IF(ISERROR(SEARCH(&quot;30&quot;; [.P68]; 1)); 0; IF(SEARCH(&quot;30&quot;; [.P68]; 1)=9; 1; 0))" office:value-type="float" office:value="0" calcext:value-type="float">
            <text:p>0</text:p>
          </table:table-cell>
          <table:table-cell office:value-type="string" calcext:value-type="string">
            <text:p>24028600 <text:s/>1002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75" calcext:value-type="float">
            <text:p>20857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68]; [.$A$2:.$A$86]; 0)" office:value-type="float" office:value="8" calcext:value-type="float">
            <text:p>8</text:p>
          </table:table-cell>
          <table:table-cell table:formula="of:=IF(NOT(ISNA([.W68])); INDEX([.$A$2:.$G$86]; [.W68]; MATCH(&quot;JORNADA&quot;; [.$A$1:.$G$1]; 0)); &quot;&quot;)" office:value-type="float" office:value="0" calcext:value-type="float">
            <text:p>0</text:p>
          </table:table-cell>
          <table:table-cell table:formula="of:=IF(NOT(ISNA([.W68])); INDEX([.$A$2:.$G$86]; [.W68]; MATCH(&quot;SIRNH&quot;; [.$A$1:.$G$1]; 0)); &quot;&quot;)" office:value-type="float" office:value="20857875" calcext:value-type="float">
            <text:p>20857875</text:p>
          </table:table-cell>
          <table:table-cell table:formula="of:=IF(NOT(ISNA([.W68])); INDEX([.$A$2:.$G$86]; [.W68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10025025</text:p>
          </table:table-cell>
          <table:table-cell office:value-type="float" office:value="20873543" calcext:value-type="float">
            <text:p>20873543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69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69]; [.$A$2:.$A$86]; 1; 0)); &quot;ERROR&quot;; &quot;OK&quot;)" office:value-type="string" office:string-value="OK" calcext:value-type="string">
            <text:p>OK</text:p>
          </table:table-cell>
          <table:table-cell table:formula="of:=IF([.O69]=1; SUBSTITUTE([.P69]; &quot;30&quot;; &quot;30 &quot;; 1); IF([.N69]=1; SUBSTITUTE([.P69];&quot;AL&quot;; &quot;AL &quot;; 1); IF([.M69]=1; SUBSTITUTE([.P69]; &quot;PR&quot;; &quot;PR &quot;; 1); SUBSTITUTE([.P69]; &quot; &quot;; &quot;  &quot;;1))))" office:value-type="string" office:string-value="24028600   10022" calcext:value-type="string">
            <text:p>24028600 <text:s text:c="2"/>10022</text:p>
          </table:table-cell>
          <table:table-cell table:formula="of:=IF(ISERROR(SEARCH(&quot;PR&quot;; [.P69]; 1)); 0; IF(SEARCH(&quot;PR&quot;; [.P69]; 1)=9; 1; 0))" office:value-type="float" office:value="0" calcext:value-type="float">
            <text:p>0</text:p>
          </table:table-cell>
          <table:table-cell table:formula="of:=IF(ISERROR(SEARCH(&quot;AL&quot;; [.P69]; 1)); 0; IF(SEARCH(&quot;AL&quot;; [.P69]; 1)=10; 1; 0))" office:value-type="float" office:value="0" calcext:value-type="float">
            <text:p>0</text:p>
          </table:table-cell>
          <table:table-cell table:formula="of:=IF(ISERROR(SEARCH(&quot;30&quot;; [.P69]; 1)); 0; IF(SEARCH(&quot;30&quot;; [.P69]; 1)=9; 1; 0))" office:value-type="float" office:value="0" calcext:value-type="float">
            <text:p>0</text:p>
          </table:table-cell>
          <table:table-cell office:value-type="string" calcext:value-type="string">
            <text:p>24028600 <text:s/>1002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6" calcext:value-type="float">
            <text:p>20857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69]; [.$A$2:.$A$86]; 0)" office:value-type="float" office:value="18" calcext:value-type="float">
            <text:p>18</text:p>
          </table:table-cell>
          <table:table-cell table:formula="of:=IF(NOT(ISNA([.W69])); INDEX([.$A$2:.$G$86]; [.W69]; MATCH(&quot;JORNADA&quot;; [.$A$1:.$G$1]; 0)); &quot;&quot;)" office:value-type="float" office:value="0" calcext:value-type="float">
            <text:p>0</text:p>
          </table:table-cell>
          <table:table-cell table:formula="of:=IF(NOT(ISNA([.W69])); INDEX([.$A$2:.$G$86]; [.W69]; MATCH(&quot;SIRNH&quot;; [.$A$1:.$G$1]; 0)); &quot;&quot;)" office:value-type="float" office:value="20857896" calcext:value-type="float">
            <text:p>20857896</text:p>
          </table:table-cell>
          <table:table-cell table:formula="of:=IF(NOT(ISNA([.W69])); INDEX([.$A$2:.$G$86]; [.W69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10040793</text:p>
          </table:table-cell>
          <table:table-cell office:value-type="float" office:value="20877252" calcext:value-type="float">
            <text:p>20877252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85.02</text:p>
          </table:table-cell>
          <table:table-cell table:formula="of:=IF(ISNA(VLOOKUP([.A70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70]; [.$A$2:.$A$86]; 1; 0)); &quot;ERROR&quot;; &quot;OK&quot;)" office:value-type="string" office:string-value="OK" calcext:value-type="string">
            <text:p>OK</text:p>
          </table:table-cell>
          <table:table-cell table:formula="of:=IF([.O70]=1; SUBSTITUTE([.P70]; &quot;30&quot;; &quot;30 &quot;; 1); IF([.N70]=1; SUBSTITUTE([.P70];&quot;AL&quot;; &quot;AL &quot;; 1); IF([.M70]=1; SUBSTITUTE([.P70]; &quot;PR&quot;; &quot;PR &quot;; 1); SUBSTITUTE([.P70]; &quot; &quot;; &quot;  &quot;;1))))" office:value-type="string" office:string-value="24028600   10029" calcext:value-type="string">
            <text:p>24028600 <text:s text:c="2"/>10029</text:p>
          </table:table-cell>
          <table:table-cell table:formula="of:=IF(ISERROR(SEARCH(&quot;PR&quot;; [.P70]; 1)); 0; IF(SEARCH(&quot;PR&quot;; [.P70]; 1)=9; 1; 0))" office:value-type="float" office:value="0" calcext:value-type="float">
            <text:p>0</text:p>
          </table:table-cell>
          <table:table-cell table:formula="of:=IF(ISERROR(SEARCH(&quot;AL&quot;; [.P70]; 1)); 0; IF(SEARCH(&quot;AL&quot;; [.P70]; 1)=10; 1; 0))" office:value-type="float" office:value="0" calcext:value-type="float">
            <text:p>0</text:p>
          </table:table-cell>
          <table:table-cell table:formula="of:=IF(ISERROR(SEARCH(&quot;30&quot;; [.P70]; 1)); 0; IF(SEARCH(&quot;30&quot;; [.P70]; 1)=9; 1; 0))" office:value-type="float" office:value="0" calcext:value-type="float">
            <text:p>0</text:p>
          </table:table-cell>
          <table:table-cell office:value-type="string" calcext:value-type="string">
            <text:p>24028600 <text:s/>10029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1" calcext:value-type="float">
            <text:p>20857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70]; [.$A$2:.$A$86]; 0)" office:value-type="float" office:value="13" calcext:value-type="float">
            <text:p>13</text:p>
          </table:table-cell>
          <table:table-cell table:formula="of:=IF(NOT(ISNA([.W70])); INDEX([.$A$2:.$G$86]; [.W70]; MATCH(&quot;JORNADA&quot;; [.$A$1:.$G$1]; 0)); &quot;&quot;)" office:value-type="float" office:value="0" calcext:value-type="float">
            <text:p>0</text:p>
          </table:table-cell>
          <table:table-cell table:formula="of:=IF(NOT(ISNA([.W70])); INDEX([.$A$2:.$G$86]; [.W70]; MATCH(&quot;SIRNH&quot;; [.$A$1:.$G$1]; 0)); &quot;&quot;)" office:value-type="float" office:value="20857891" calcext:value-type="float">
            <text:p>20857891</text:p>
          </table:table-cell>
          <table:table-cell table:formula="of:=IF(NOT(ISNA([.W70])); INDEX([.$A$2:.$G$86]; [.W70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381610030 10040796</text:p>
          </table:table-cell>
          <table:table-cell office:value-type="float" office:value="20877253" calcext:value-type="float">
            <text:p>20877253</text:p>
          </table:table-cell>
          <table:table-cell office:value-type="string" calcext:value-type="string">
            <text:p>Chofer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85.02</text:p>
          </table:table-cell>
          <table:table-cell table:formula="of:=IF(ISNA(VLOOKUP([.A71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71]; [.$A$2:.$A$86]; 1; 0)); &quot;ERROR&quot;; &quot;OK&quot;)" office:value-type="string" office:string-value="OK" calcext:value-type="string">
            <text:p>OK</text:p>
          </table:table-cell>
          <table:table-cell table:formula="of:=IF([.O71]=1; SUBSTITUTE([.P71]; &quot;30&quot;; &quot;30 &quot;; 1); IF([.N71]=1; SUBSTITUTE([.P71];&quot;AL&quot;; &quot;AL &quot;; 1); IF([.M71]=1; SUBSTITUTE([.P71]; &quot;PR&quot;; &quot;PR &quot;; 1); SUBSTITUTE([.P71]; &quot; &quot;; &quot;  &quot;;1))))" office:value-type="string" office:string-value="24028600   10034" calcext:value-type="string">
            <text:p>24028600 <text:s text:c="2"/>10034</text:p>
          </table:table-cell>
          <table:table-cell table:formula="of:=IF(ISERROR(SEARCH(&quot;PR&quot;; [.P71]; 1)); 0; IF(SEARCH(&quot;PR&quot;; [.P71]; 1)=9; 1; 0))" office:value-type="float" office:value="0" calcext:value-type="float">
            <text:p>0</text:p>
          </table:table-cell>
          <table:table-cell table:formula="of:=IF(ISERROR(SEARCH(&quot;AL&quot;; [.P71]; 1)); 0; IF(SEARCH(&quot;AL&quot;; [.P71]; 1)=10; 1; 0))" office:value-type="float" office:value="0" calcext:value-type="float">
            <text:p>0</text:p>
          </table:table-cell>
          <table:table-cell table:formula="of:=IF(ISERROR(SEARCH(&quot;30&quot;; [.P71]; 1)); 0; IF(SEARCH(&quot;30&quot;; [.P71]; 1)=9; 1; 0))" office:value-type="float" office:value="0" calcext:value-type="float">
            <text:p>0</text:p>
          </table:table-cell>
          <table:table-cell office:value-type="string" calcext:value-type="string">
            <text:p>24028600 <text:s/>1003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7893" calcext:value-type="float">
            <text:p>20857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71]; [.$A$2:.$A$86]; 0)" office:value-type="float" office:value="15" calcext:value-type="float">
            <text:p>15</text:p>
          </table:table-cell>
          <table:table-cell table:formula="of:=IF(NOT(ISNA([.W71])); INDEX([.$A$2:.$G$86]; [.W71]; MATCH(&quot;JORNADA&quot;; [.$A$1:.$G$1]; 0)); &quot;&quot;)" office:value-type="float" office:value="0" calcext:value-type="float">
            <text:p>0</text:p>
          </table:table-cell>
          <table:table-cell table:formula="of:=IF(NOT(ISNA([.W71])); INDEX([.$A$2:.$G$86]; [.W71]; MATCH(&quot;SIRNH&quot;; [.$A$1:.$G$1]; 0)); &quot;&quot;)" office:value-type="float" office:value="20857893" calcext:value-type="float">
            <text:p>20857893</text:p>
          </table:table-cell>
          <table:table-cell table:formula="of:=IF(NOT(ISNA([.W71])); INDEX([.$A$2:.$G$86]; [.W71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600 <text:s text:c="2"/>10010</text:p>
          </table:table-cell>
          <table:table-cell office:value-type="float" office:value="36660" calcext:value-type="float">
            <text:p>36660</text:p>
          </table:table-cell>
          <table:table-cell office:value-type="string" calcext:value-type="string">
            <text:p>Chofer Mecánico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85.02</text:p>
          </table:table-cell>
          <table:table-cell table:formula="of:=IF(ISNA(VLOOKUP([.A72]; [.$L$2:.$L$99]; 1; 0)); &quot;ERROR&quot;; &quot;OK&quot;)" office:value-type="string" office:string-value="OK" calcext:value-type="string">
            <text:p>OK</text:p>
          </table:table-cell>
          <table:table-cell table:number-columns-repeated="3"/>
          <table:table-cell table:formula="of:=IF(ISNA(VLOOKUP([.L72]; [.$A$2:.$A$86]; 1; 0)); &quot;ERROR&quot;; &quot;OK&quot;)" office:value-type="string" office:string-value="ERROR" calcext:value-type="string">
            <text:p>ERROR</text:p>
          </table:table-cell>
          <table:table-cell table:formula="of:=IF([.O72]=1; SUBSTITUTE([.P72]; &quot;30&quot;; &quot;30 &quot;; 1); IF([.N72]=1; SUBSTITUTE([.P72];&quot;AL&quot;; &quot;AL &quot;; 1); IF([.M72]=1; SUBSTITUTE([.P72]; &quot;PR&quot;; &quot;PR &quot;; 1); SUBSTITUTE([.P72]; &quot; &quot;; &quot;  &quot;;1))))" office:value-type="string" office:string-value="24028500   00047" calcext:value-type="string">
            <text:p>24028500 <text:s text:c="2"/>00047</text:p>
          </table:table-cell>
          <table:table-cell table:formula="of:=IF(ISERROR(SEARCH(&quot;PR&quot;; [.P72]; 1)); 0; IF(SEARCH(&quot;PR&quot;; [.P72]; 1)=9; 1; 0))" office:value-type="float" office:value="0" calcext:value-type="float">
            <text:p>0</text:p>
          </table:table-cell>
          <table:table-cell table:formula="of:=IF(ISERROR(SEARCH(&quot;AL&quot;; [.P72]; 1)); 0; IF(SEARCH(&quot;AL&quot;; [.P72]; 1)=10; 1; 0))" office:value-type="float" office:value="0" calcext:value-type="float">
            <text:p>0</text:p>
          </table:table-cell>
          <table:table-cell table:formula="of:=IF(ISERROR(SEARCH(&quot;30&quot;; [.P72]; 1)); 0; IF(SEARCH(&quot;30&quot;; [.P72]; 1)=9; 1; 0))" office:value-type="float" office:value="0" calcext:value-type="float">
            <text:p>0</text:p>
          </table:table-cell>
          <table:table-cell office:value-type="string" calcext:value-type="string">
            <text:p>24028500 <text:s/>00047</text:p>
          </table:table-cell>
          <table:table-cell office:value-type="string" calcext:value-type="string">
            <text:p>17.85.02</text:p>
          </table:table-cell>
          <table:table-cell office:value-type="float" office:value="178502" calcext:value-type="float">
            <text:p>17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72]; [.$A$2:.$A$86]; 0)" office:value-type="string" office:string-value="" calcext:value-type="error">
            <text:p>#N/D</text:p>
          </table:table-cell>
          <table:table-cell table:formula="of:=IF(NOT(ISNA([.W72])); INDEX([.$A$2:.$G$86]; [.W72]; MATCH(&quot;JORNADA&quot;; [.$A$1:.$G$1]; 0)); &quot;&quot;)">
            <text:p/>
          </table:table-cell>
          <table:table-cell table:formula="of:=IF(NOT(ISNA([.W72])); INDEX([.$A$2:.$G$86]; [.W72]; MATCH(&quot;SIRNH&quot;; [.$A$1:.$G$1]; 0)); &quot;&quot;)">
            <text:p/>
          </table:table-cell>
          <table:table-cell table:formula="of:=IF(NOT(ISNA([.W72])); INDEX([.$A$2:.$G$86]; [.W72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400 <text:s text:c="2"/>00001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Auxiliar Administrativo "F" 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18.04</text:p>
          </table:table-cell>
          <table:table-cell table:formula="of:=IF(ISNA(VLOOKUP([.A73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73]; [.$A$2:.$A$86]; 1; 0)); &quot;ERROR&quot;; &quot;OK&quot;)" office:value-type="string" office:string-value="ERROR" calcext:value-type="string">
            <text:p>ERROR</text:p>
          </table:table-cell>
          <table:table-cell table:formula="of:=IF([.O73]=1; SUBSTITUTE([.P73]; &quot;30&quot;; &quot;30 &quot;; 1); IF([.N73]=1; SUBSTITUTE([.P73];&quot;AL&quot;; &quot;AL &quot;; 1); IF([.M73]=1; SUBSTITUTE([.P73]; &quot;PR&quot;; &quot;PR &quot;; 1); SUBSTITUTE([.P73]; &quot; &quot;; &quot;  &quot;;1))))" office:value-type="string" office:string-value="24027200   00007" calcext:value-type="string">
            <text:p>24027200 <text:s text:c="2"/>00007</text:p>
          </table:table-cell>
          <table:table-cell table:formula="of:=IF(ISERROR(SEARCH(&quot;PR&quot;; [.P73]; 1)); 0; IF(SEARCH(&quot;PR&quot;; [.P73]; 1)=9; 1; 0))" office:value-type="float" office:value="0" calcext:value-type="float">
            <text:p>0</text:p>
          </table:table-cell>
          <table:table-cell table:formula="of:=IF(ISERROR(SEARCH(&quot;AL&quot;; [.P73]; 1)); 0; IF(SEARCH(&quot;AL&quot;; [.P73]; 1)=10; 1; 0))" office:value-type="float" office:value="0" calcext:value-type="float">
            <text:p>0</text:p>
          </table:table-cell>
          <table:table-cell table:formula="of:=IF(ISERROR(SEARCH(&quot;30&quot;; [.P73]; 1)); 0; IF(SEARCH(&quot;30&quot;; [.P73]; 1)=9; 1; 0))" office:value-type="float" office:value="0" calcext:value-type="float">
            <text:p>0</text:p>
          </table:table-cell>
          <table:table-cell office:value-type="string" calcext:value-type="string">
            <text:p>24027200 <text:s/>00007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73]; [.$A$2:.$A$86]; 0)" office:value-type="string" office:string-value="" calcext:value-type="error">
            <text:p>#N/D</text:p>
          </table:table-cell>
          <table:table-cell table:formula="of:=IF(NOT(ISNA([.W73])); INDEX([.$A$2:.$G$86]; [.W73]; MATCH(&quot;JORNADA&quot;; [.$A$1:.$G$1]; 0)); &quot;&quot;)">
            <text:p/>
          </table:table-cell>
          <table:table-cell table:formula="of:=IF(NOT(ISNA([.W73])); INDEX([.$A$2:.$G$86]; [.W73]; MATCH(&quot;SIRNH&quot;; [.$A$1:.$G$1]; 0)); &quot;&quot;)">
            <text:p/>
          </table:table-cell>
          <table:table-cell table:formula="of:=IF(NOT(ISNA([.W73])); INDEX([.$A$2:.$G$86]; [.W73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<text:s text:c="2"/>00031</text:p>
          </table:table-cell>
          <table:table-cell office:value-type="float" office:value="36578" calcext:value-type="float">
            <text:p>36578</text:p>
          </table:table-cell>
          <table:table-cell office:value-type="string" calcext:value-type="string">
            <text:p>Oficinista de Cuarta 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A(VLOOKUP([.A74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74]; [.$A$2:.$A$86]; 1; 0)); &quot;ERROR&quot;; &quot;OK&quot;)" office:value-type="string" office:string-value="ERROR" calcext:value-type="string">
            <text:p>ERROR</text:p>
          </table:table-cell>
          <table:table-cell table:formula="of:=IF([.O74]=1; SUBSTITUTE([.P74]; &quot;30&quot;; &quot;30 &quot;; 1); IF([.N74]=1; SUBSTITUTE([.P74];&quot;AL&quot;; &quot;AL &quot;; 1); IF([.M74]=1; SUBSTITUTE([.P74]; &quot;PR&quot;; &quot;PR &quot;; 1); SUBSTITUTE([.P74]; &quot; &quot;; &quot;  &quot;;1))))" office:value-type="string" office:string-value="24027200   00029" calcext:value-type="string">
            <text:p>24027200 <text:s text:c="2"/>00029</text:p>
          </table:table-cell>
          <table:table-cell table:formula="of:=IF(ISERROR(SEARCH(&quot;PR&quot;; [.P74]; 1)); 0; IF(SEARCH(&quot;PR&quot;; [.P74]; 1)=9; 1; 0))" office:value-type="float" office:value="0" calcext:value-type="float">
            <text:p>0</text:p>
          </table:table-cell>
          <table:table-cell table:formula="of:=IF(ISERROR(SEARCH(&quot;AL&quot;; [.P74]; 1)); 0; IF(SEARCH(&quot;AL&quot;; [.P74]; 1)=10; 1; 0))" office:value-type="float" office:value="0" calcext:value-type="float">
            <text:p>0</text:p>
          </table:table-cell>
          <table:table-cell table:formula="of:=IF(ISERROR(SEARCH(&quot;30&quot;; [.P74]; 1)); 0; IF(SEARCH(&quot;30&quot;; [.P74]; 1)=9; 1; 0))" office:value-type="float" office:value="0" calcext:value-type="float">
            <text:p>0</text:p>
          </table:table-cell>
          <table:table-cell office:value-type="string" calcext:value-type="string">
            <text:p>24027200 <text:s/>00029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74]; [.$A$2:.$A$86]; 0)" office:value-type="string" office:string-value="" calcext:value-type="error">
            <text:p>#N/D</text:p>
          </table:table-cell>
          <table:table-cell table:formula="of:=IF(NOT(ISNA([.W74])); INDEX([.$A$2:.$G$86]; [.W74]; MATCH(&quot;JORNADA&quot;; [.$A$1:.$G$1]; 0)); &quot;&quot;)">
            <text:p/>
          </table:table-cell>
          <table:table-cell table:formula="of:=IF(NOT(ISNA([.W74])); INDEX([.$A$2:.$G$86]; [.W74]; MATCH(&quot;SIRNH&quot;; [.$A$1:.$G$1]; 0)); &quot;&quot;)">
            <text:p/>
          </table:table-cell>
          <table:table-cell table:formula="of:=IF(NOT(ISNA([.W74])); INDEX([.$A$2:.$G$86]; [.W74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<text:s text:c="2"/>00090</text:p>
          </table:table-cell>
          <table:table-cell office:value-type="float" office:value="36574" calcext:value-type="float">
            <text:p>36574</text:p>
          </table:table-cell>
          <table:table-cell office:value-type="string" calcext:value-type="string">
            <text:p>Oficinista de Cuarta 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A(VLOOKUP([.A75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75]; [.$A$2:.$A$86]; 1; 0)); &quot;ERROR&quot;; &quot;OK&quot;)" office:value-type="string" office:string-value="OK" calcext:value-type="string">
            <text:p>OK</text:p>
          </table:table-cell>
          <table:table-cell table:formula="of:=IF([.O75]=1; SUBSTITUTE([.P75]; &quot;30&quot;; &quot;30 &quot;; 1); IF([.N75]=1; SUBSTITUTE([.P75];&quot;AL&quot;; &quot;AL &quot;; 1); IF([.M75]=1; SUBSTITUTE([.P75]; &quot;PR&quot;; &quot;PR &quot;; 1); SUBSTITUTE([.P75]; &quot; &quot;; &quot;  &quot;;1))))" office:value-type="string" office:string-value="2402890030 04050" calcext:value-type="string">
            <text:p>2402890030 04050</text:p>
          </table:table-cell>
          <table:table-cell table:formula="of:=IF(ISERROR(SEARCH(&quot;PR&quot;; [.P75]; 1)); 0; IF(SEARCH(&quot;PR&quot;; [.P75]; 1)=9; 1; 0))" office:value-type="float" office:value="0" calcext:value-type="float">
            <text:p>0</text:p>
          </table:table-cell>
          <table:table-cell table:formula="of:=IF(ISERROR(SEARCH(&quot;AL&quot;; [.P75]; 1)); 0; IF(SEARCH(&quot;AL&quot;; [.P75]; 1)=10; 1; 0))" office:value-type="float" office:value="0" calcext:value-type="float">
            <text:p>0</text:p>
          </table:table-cell>
          <table:table-cell table:formula="of:=IF(ISERROR(SEARCH(&quot;30&quot;; [.P75]; 1)); 0; IF(SEARCH(&quot;30&quot;; [.P75]; 1)=9; 1; 0))" office:value-type="float" office:value="1" calcext:value-type="float">
            <text:p>1</text:p>
          </table:table-cell>
          <table:table-cell office:value-type="float" office:value="240289003004050" calcext:value-type="float">
            <text:p>24028900300405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5184" calcext:value-type="float">
            <text:p>208551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75]; [.$A$2:.$A$86]; 0)" office:value-type="float" office:value="50" calcext:value-type="float">
            <text:p>50</text:p>
          </table:table-cell>
          <table:table-cell table:formula="of:=IF(NOT(ISNA([.W75])); INDEX([.$A$2:.$G$86]; [.W75]; MATCH(&quot;JORNADA&quot;; [.$A$1:.$G$1]; 0)); &quot;&quot;)" office:value-type="float" office:value="7" calcext:value-type="float">
            <text:p>7</text:p>
          </table:table-cell>
          <table:table-cell table:formula="of:=IF(NOT(ISNA([.W75])); INDEX([.$A$2:.$G$86]; [.W75]; MATCH(&quot;SIRNH&quot;; [.$A$1:.$G$1]; 0)); &quot;&quot;)" office:value-type="float" office:value="20855184" calcext:value-type="float">
            <text:p>20855184</text:p>
          </table:table-cell>
          <table:table-cell table:formula="of:=IF(NOT(ISNA([.W75])); INDEX([.$A$2:.$G$86]; [.W75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office:value-type="string" calcext:value-type="string">
            <text:p>24028500 <text:s text:c="2"/>00027</text:p>
          </table:table-cell>
          <table:table-cell office:value-type="float" office:value="36768" calcext:value-type="float">
            <text:p>36768</text:p>
          </table:table-cell>
          <table:table-cell office:value-type="string" calcext:value-type="string">
            <text:p>Operario de Primera (Electricista) 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A(VLOOKUP([.A76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76]; [.$A$2:.$A$86]; 1; 0)); &quot;ERROR&quot;; &quot;OK&quot;)" office:value-type="string" office:string-value="ERROR" calcext:value-type="string">
            <text:p>ERROR</text:p>
          </table:table-cell>
          <table:table-cell table:formula="of:=IF([.O76]=1; SUBSTITUTE([.P76]; &quot;30&quot;; &quot;30 &quot;; 1); IF([.N76]=1; SUBSTITUTE([.P76];&quot;AL&quot;; &quot;AL &quot;; 1); IF([.M76]=1; SUBSTITUTE([.P76]; &quot;PR&quot;; &quot;PR &quot;; 1); SUBSTITUTE([.P76]; &quot; &quot;; &quot;  &quot;;1))))" office:value-type="string" office:string-value="24028500   00064" calcext:value-type="string">
            <text:p>24028500 <text:s text:c="2"/>00064</text:p>
          </table:table-cell>
          <table:table-cell table:formula="of:=IF(ISERROR(SEARCH(&quot;PR&quot;; [.P76]; 1)); 0; IF(SEARCH(&quot;PR&quot;; [.P76]; 1)=9; 1; 0))" office:value-type="float" office:value="0" calcext:value-type="float">
            <text:p>0</text:p>
          </table:table-cell>
          <table:table-cell table:formula="of:=IF(ISERROR(SEARCH(&quot;AL&quot;; [.P76]; 1)); 0; IF(SEARCH(&quot;AL&quot;; [.P76]; 1)=10; 1; 0))" office:value-type="float" office:value="0" calcext:value-type="float">
            <text:p>0</text:p>
          </table:table-cell>
          <table:table-cell table:formula="of:=IF(ISERROR(SEARCH(&quot;30&quot;; [.P76]; 1)); 0; IF(SEARCH(&quot;30&quot;; [.P76]; 1)=9; 1; 0))" office:value-type="float" office:value="0" calcext:value-type="float">
            <text:p>0</text:p>
          </table:table-cell>
          <table:table-cell office:value-type="string" calcext:value-type="string">
            <text:p>24028500 <text:s/>00064</text:p>
          </table:table-cell>
          <table:table-cell office:value-type="string" calcext:value-type="string">
            <text:p>15.62.07</text:p>
          </table:table-cell>
          <table:table-cell office:value-type="float" office:value="156207" calcext:value-type="float">
            <text:p>156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76]; [.$A$2:.$A$86]; 0)" office:value-type="string" office:string-value="" calcext:value-type="error">
            <text:p>#N/D</text:p>
          </table:table-cell>
          <table:table-cell table:formula="of:=IF(NOT(ISNA([.W76])); INDEX([.$A$2:.$G$86]; [.W76]; MATCH(&quot;JORNADA&quot;; [.$A$1:.$G$1]; 0)); &quot;&quot;)">
            <text:p/>
          </table:table-cell>
          <table:table-cell table:formula="of:=IF(NOT(ISNA([.W76])); INDEX([.$A$2:.$G$86]; [.W76]; MATCH(&quot;SIRNH&quot;; [.$A$1:.$G$1]; 0)); &quot;&quot;)">
            <text:p/>
          </table:table-cell>
          <table:table-cell table:formula="of:=IF(NOT(ISNA([.W76])); INDEX([.$A$2:.$G$86]; [.W76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<text:s text:c="2"/>00024</text:p>
          </table:table-cell>
          <table:table-cell office:value-type="float" office:value="36999" calcext:value-type="float">
            <text:p>36999</text:p>
          </table:table-cell>
          <table:table-cell office:value-type="string" calcext:value-type="string">
            <text:p>Operario Especialista (Electricista) 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NA(VLOOKUP([.A77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77]; [.$A$2:.$A$86]; 1; 0)); &quot;ERROR&quot;; &quot;OK&quot;)" office:value-type="string" office:string-value="ERROR" calcext:value-type="string">
            <text:p>ERROR</text:p>
          </table:table-cell>
          <table:table-cell table:formula="of:=IF([.O77]=1; SUBSTITUTE([.P77]; &quot;30&quot;; &quot;30 &quot;; 1); IF([.N77]=1; SUBSTITUTE([.P77];&quot;AL&quot;; &quot;AL &quot;; 1); IF([.M77]=1; SUBSTITUTE([.P77]; &quot;PR&quot;; &quot;PR &quot;; 1); SUBSTITUTE([.P77]; &quot; &quot;; &quot;  &quot;;1))))" office:value-type="string" office:string-value="24028500   00081" calcext:value-type="string">
            <text:p>24028500 <text:s text:c="2"/>00081</text:p>
          </table:table-cell>
          <table:table-cell table:formula="of:=IF(ISERROR(SEARCH(&quot;PR&quot;; [.P77]; 1)); 0; IF(SEARCH(&quot;PR&quot;; [.P77]; 1)=9; 1; 0))" office:value-type="float" office:value="0" calcext:value-type="float">
            <text:p>0</text:p>
          </table:table-cell>
          <table:table-cell table:formula="of:=IF(ISERROR(SEARCH(&quot;AL&quot;; [.P77]; 1)); 0; IF(SEARCH(&quot;AL&quot;; [.P77]; 1)=10; 1; 0))" office:value-type="float" office:value="0" calcext:value-type="float">
            <text:p>0</text:p>
          </table:table-cell>
          <table:table-cell table:formula="of:=IF(ISERROR(SEARCH(&quot;30&quot;; [.P77]; 1)); 0; IF(SEARCH(&quot;30&quot;; [.P77]; 1)=9; 1; 0))" office:value-type="float" office:value="0" calcext:value-type="float">
            <text:p>0</text:p>
          </table:table-cell>
          <table:table-cell office:value-type="string" calcext:value-type="string">
            <text:p>24028500 <text:s/>00081</text:p>
          </table:table-cell>
          <table:table-cell office:value-type="string" calcext:value-type="string">
            <text:p>21.62.03</text:p>
          </table:table-cell>
          <table:table-cell office:value-type="float" office:value="216203" calcext:value-type="float">
            <text:p>216203</text:p>
          </table:table-cell>
          <table:table-cell office:value-type="string" calcext:value-type="string">
            <text:p>#N/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77]; [.$A$2:.$A$86]; 0)" office:value-type="string" office:string-value="" calcext:value-type="error">
            <text:p>#N/D</text:p>
          </table:table-cell>
          <table:table-cell table:formula="of:=IF(NOT(ISNA([.W77])); INDEX([.$A$2:.$G$86]; [.W77]; MATCH(&quot;JORNADA&quot;; [.$A$1:.$G$1]; 0)); &quot;&quot;)">
            <text:p/>
          </table:table-cell>
          <table:table-cell table:formula="of:=IF(NOT(ISNA([.W77])); INDEX([.$A$2:.$G$86]; [.W77]; MATCH(&quot;SIRNH&quot;; [.$A$1:.$G$1]; 0)); &quot;&quot;)">
            <text:p/>
          </table:table-cell>
          <table:table-cell table:formula="of:=IF(NOT(ISNA([.W77])); INDEX([.$A$2:.$G$86]; [.W77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<text:s text:c="2"/>00102</text:p>
          </table:table-cell>
          <table:table-cell office:value-type="float" office:value="37164" calcext:value-type="float">
            <text:p>37164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78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78]; [.$A$2:.$A$86]; 1; 0)); &quot;ERROR&quot;; &quot;OK&quot;)" office:value-type="string" office:string-value="ERROR" calcext:value-type="string">
            <text:p>ERROR</text:p>
          </table:table-cell>
          <table:table-cell table:formula="of:=IF([.O78]=1; SUBSTITUTE([.P78]; &quot;30&quot;; &quot;30 &quot;; 1); IF([.N78]=1; SUBSTITUTE([.P78];&quot;AL&quot;; &quot;AL &quot;; 1); IF([.M78]=1; SUBSTITUTE([.P78]; &quot;PR&quot;; &quot;PR &quot;; 1); SUBSTITUTE([.P78]; &quot; &quot;; &quot;  &quot;;1))))" office:value-type="string" office:string-value="24027200   00030" calcext:value-type="string">
            <text:p>24027200 <text:s text:c="2"/>00030</text:p>
          </table:table-cell>
          <table:table-cell table:formula="of:=IF(ISERROR(SEARCH(&quot;PR&quot;; [.P78]; 1)); 0; IF(SEARCH(&quot;PR&quot;; [.P78]; 1)=9; 1; 0))" office:value-type="float" office:value="0" calcext:value-type="float">
            <text:p>0</text:p>
          </table:table-cell>
          <table:table-cell table:formula="of:=IF(ISERROR(SEARCH(&quot;AL&quot;; [.P78]; 1)); 0; IF(SEARCH(&quot;AL&quot;; [.P78]; 1)=10; 1; 0))" office:value-type="float" office:value="0" calcext:value-type="float">
            <text:p>0</text:p>
          </table:table-cell>
          <table:table-cell table:formula="of:=IF(ISERROR(SEARCH(&quot;30&quot;; [.P78]; 1)); 0; IF(SEARCH(&quot;30&quot;; [.P78]; 1)=9; 1; 0))" office:value-type="float" office:value="0" calcext:value-type="float">
            <text:p>0</text:p>
          </table:table-cell>
          <table:table-cell office:value-type="string" calcext:value-type="string">
            <text:p>24027200 <text:s/>0003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ATCH([.L78]; [.$A$2:.$A$86]; 0)" office:value-type="string" office:string-value="" calcext:value-type="error">
            <text:p>#N/D</text:p>
          </table:table-cell>
          <table:table-cell table:formula="of:=IF(NOT(ISNA([.W78])); INDEX([.$A$2:.$G$86]; [.W78]; MATCH(&quot;JORNADA&quot;; [.$A$1:.$G$1]; 0)); &quot;&quot;)">
            <text:p/>
          </table:table-cell>
          <table:table-cell table:formula="of:=IF(NOT(ISNA([.W78])); INDEX([.$A$2:.$G$86]; [.W78]; MATCH(&quot;SIRNH&quot;; [.$A$1:.$G$1]; 0)); &quot;&quot;)">
            <text:p/>
          </table:table-cell>
          <table:table-cell table:formula="of:=IF(NOT(ISNA([.W78])); INDEX([.$A$2:.$G$86]; [.W78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<text:s text:c="2"/>00106</text:p>
          </table:table-cell>
          <table:table-cell office:value-type="float" office:value="37166" calcext:value-type="float">
            <text:p>37166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79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79]; [.$A$2:.$A$86]; 1; 0)); &quot;ERROR&quot;; &quot;OK&quot;)" office:value-type="string" office:string-value="ERROR" calcext:value-type="string">
            <text:p>ERROR</text:p>
          </table:table-cell>
          <table:table-cell table:formula="of:=IF([.O79]=1; SUBSTITUTE([.P79]; &quot;30&quot;; &quot;30 &quot;; 1); IF([.N79]=1; SUBSTITUTE([.P79];&quot;AL&quot;; &quot;AL &quot;; 1); IF([.M79]=1; SUBSTITUTE([.P79]; &quot;PR&quot;; &quot;PR &quot;; 1); SUBSTITUTE([.P79]; &quot; &quot;; &quot;  &quot;;1))))" office:value-type="string" office:string-value="2381610030 00030501" calcext:value-type="string">
            <text:p>2381610030 00030501</text:p>
          </table:table-cell>
          <table:table-cell table:formula="of:=IF(ISERROR(SEARCH(&quot;PR&quot;; [.P79]; 1)); 0; IF(SEARCH(&quot;PR&quot;; [.P79]; 1)=9; 1; 0))" office:value-type="float" office:value="0" calcext:value-type="float">
            <text:p>0</text:p>
          </table:table-cell>
          <table:table-cell table:formula="of:=IF(ISERROR(SEARCH(&quot;AL&quot;; [.P79]; 1)); 0; IF(SEARCH(&quot;AL&quot;; [.P79]; 1)=10; 1; 0))" office:value-type="float" office:value="0" calcext:value-type="float">
            <text:p>0</text:p>
          </table:table-cell>
          <table:table-cell table:formula="of:=IF(ISERROR(SEARCH(&quot;30&quot;; [.P79]; 1)); 0; IF(SEARCH(&quot;30&quot;; [.P79]; 1)=9; 1; 0))" office:value-type="float" office:value="1" calcext:value-type="float">
            <text:p>1</text:p>
          </table:table-cell>
          <table:table-cell office:value-type="string" calcext:value-type="string">
            <text:p>23816100300003050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79]; [.$A$2:.$A$86]; 0)" office:value-type="string" office:string-value="" calcext:value-type="error">
            <text:p>#N/D</text:p>
          </table:table-cell>
          <table:table-cell table:formula="of:=IF(NOT(ISNA([.W79])); INDEX([.$A$2:.$G$86]; [.W79]; MATCH(&quot;JORNADA&quot;; [.$A$1:.$G$1]; 0)); &quot;&quot;)">
            <text:p/>
          </table:table-cell>
          <table:table-cell table:formula="of:=IF(NOT(ISNA([.W79])); INDEX([.$A$2:.$G$86]; [.W79]; MATCH(&quot;SIRNH&quot;; [.$A$1:.$G$1]; 0)); &quot;&quot;)">
            <text:p/>
          </table:table-cell>
          <table:table-cell table:formula="of:=IF(NOT(ISNA([.W79])); INDEX([.$A$2:.$G$86]; [.W79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<text:s text:c="2"/>00099</text:p>
          </table:table-cell>
          <table:table-cell office:value-type="float" office:value="37733" calcext:value-type="float">
            <text:p>37733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80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80]; [.$A$2:.$A$86]; 1; 0)); &quot;ERROR&quot;; &quot;OK&quot;)" office:value-type="string" office:string-value="ERROR" calcext:value-type="string">
            <text:p>ERROR</text:p>
          </table:table-cell>
          <table:table-cell table:formula="of:=IF([.O80]=1; SUBSTITUTE([.P80]; &quot;30&quot;; &quot;30 &quot;; 1); IF([.N80]=1; SUBSTITUTE([.P80];&quot;AL&quot;; &quot;AL &quot;; 1); IF([.M80]=1; SUBSTITUTE([.P80]; &quot;PR&quot;; &quot;PR &quot;; 1); SUBSTITUTE([.P80]; &quot; &quot;; &quot;  &quot;;1))))" office:value-type="string" office:string-value="2381610030 00030502" calcext:value-type="string">
            <text:p>2381610030 00030502</text:p>
          </table:table-cell>
          <table:table-cell table:formula="of:=IF(ISERROR(SEARCH(&quot;PR&quot;; [.P80]; 1)); 0; IF(SEARCH(&quot;PR&quot;; [.P80]; 1)=9; 1; 0))" office:value-type="float" office:value="0" calcext:value-type="float">
            <text:p>0</text:p>
          </table:table-cell>
          <table:table-cell table:formula="of:=IF(ISERROR(SEARCH(&quot;AL&quot;; [.P80]; 1)); 0; IF(SEARCH(&quot;AL&quot;; [.P80]; 1)=10; 1; 0))" office:value-type="float" office:value="0" calcext:value-type="float">
            <text:p>0</text:p>
          </table:table-cell>
          <table:table-cell table:formula="of:=IF(ISERROR(SEARCH(&quot;30&quot;; [.P80]; 1)); 0; IF(SEARCH(&quot;30&quot;; [.P80]; 1)=9; 1; 0))" office:value-type="float" office:value="1" calcext:value-type="float">
            <text:p>1</text:p>
          </table:table-cell>
          <table:table-cell office:value-type="string" calcext:value-type="string">
            <text:p>23816100300003050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0]; [.$A$2:.$A$86]; 0)" office:value-type="string" office:string-value="" calcext:value-type="error">
            <text:p>#N/D</text:p>
          </table:table-cell>
          <table:table-cell table:formula="of:=IF(NOT(ISNA([.W80])); INDEX([.$A$2:.$G$86]; [.W80]; MATCH(&quot;JORNADA&quot;; [.$A$1:.$G$1]; 0)); &quot;&quot;)">
            <text:p/>
          </table:table-cell>
          <table:table-cell table:formula="of:=IF(NOT(ISNA([.W80])); INDEX([.$A$2:.$G$86]; [.W80]; MATCH(&quot;SIRNH&quot;; [.$A$1:.$G$1]; 0)); &quot;&quot;)">
            <text:p/>
          </table:table-cell>
          <table:table-cell table:formula="of:=IF(NOT(ISNA([.W80])); INDEX([.$A$2:.$G$86]; [.W80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<text:s text:c="2"/>00107</text:p>
          </table:table-cell>
          <table:table-cell office:value-type="float" office:value="37158" calcext:value-type="float">
            <text:p>37158</text:p>
          </table:table-cell>
          <table:table-cell office:value-type="string" calcext:value-type="string">
            <text:p>Obrero General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8.61.07</text:p>
          </table:table-cell>
          <table:table-cell table:formula="of:=IF(ISNA(VLOOKUP([.A81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81]; [.$A$2:.$A$86]; 1; 0)); &quot;ERROR&quot;; &quot;OK&quot;)" office:value-type="string" office:string-value="ERROR" calcext:value-type="string">
            <text:p>ERROR</text:p>
          </table:table-cell>
          <table:table-cell table:formula="of:=IF([.O81]=1; SUBSTITUTE([.P81]; &quot;30&quot;; &quot;30 &quot;; 1); IF([.N81]=1; SUBSTITUTE([.P81];&quot;AL&quot;; &quot;AL &quot;; 1); IF([.M81]=1; SUBSTITUTE([.P81]; &quot;PR&quot;; &quot;PR &quot;; 1); SUBSTITUTE([.P81]; &quot; &quot;; &quot;  &quot;;1))))" office:value-type="string" office:string-value="2381610030 00050902" calcext:value-type="string">
            <text:p>2381610030 00050902</text:p>
          </table:table-cell>
          <table:table-cell table:formula="of:=IF(ISERROR(SEARCH(&quot;PR&quot;; [.P81]; 1)); 0; IF(SEARCH(&quot;PR&quot;; [.P81]; 1)=9; 1; 0))" office:value-type="float" office:value="0" calcext:value-type="float">
            <text:p>0</text:p>
          </table:table-cell>
          <table:table-cell table:formula="of:=IF(ISERROR(SEARCH(&quot;AL&quot;; [.P81]; 1)); 0; IF(SEARCH(&quot;AL&quot;; [.P81]; 1)=10; 1; 0))" office:value-type="float" office:value="0" calcext:value-type="float">
            <text:p>0</text:p>
          </table:table-cell>
          <table:table-cell table:formula="of:=IF(ISERROR(SEARCH(&quot;30&quot;; [.P81]; 1)); 0; IF(SEARCH(&quot;30&quot;; [.P81]; 1)=9; 1; 0))" office:value-type="float" office:value="1" calcext:value-type="float">
            <text:p>1</text:p>
          </table:table-cell>
          <table:table-cell office:value-type="string" calcext:value-type="string">
            <text:p>23816100300005090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1]; [.$A$2:.$A$86]; 0)" office:value-type="string" office:string-value="" calcext:value-type="error">
            <text:p>#N/D</text:p>
          </table:table-cell>
          <table:table-cell table:formula="of:=IF(NOT(ISNA([.W81])); INDEX([.$A$2:.$G$86]; [.W81]; MATCH(&quot;JORNADA&quot;; [.$A$1:.$G$1]; 0)); &quot;&quot;)">
            <text:p/>
          </table:table-cell>
          <table:table-cell table:formula="of:=IF(NOT(ISNA([.W81])); INDEX([.$A$2:.$G$86]; [.W81]; MATCH(&quot;SIRNH&quot;; [.$A$1:.$G$1]; 0)); &quot;&quot;)">
            <text:p/>
          </table:table-cell>
          <table:table-cell table:formula="of:=IF(NOT(ISNA([.W81])); INDEX([.$A$2:.$G$86]; [.W81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5500 60000</text:p>
          </table:table-cell>
          <table:table-cell office:value-type="float" office:value="20858741" calcext:value-type="float">
            <text:p>20858741</text:p>
          </table:table-cell>
          <table:table-cell office:value-type="string" calcext:value-type="string">
            <text:p>AUXILIAR ADMINISTRATIVO “D”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18.04</text:p>
          </table:table-cell>
          <table:table-cell table:formula="of:=IF(ISNA(VLOOKUP([.A82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82]; [.$A$2:.$A$86]; 1; 0)); &quot;ERROR&quot;; &quot;OK&quot;)" office:value-type="string" office:string-value="ERROR" calcext:value-type="string">
            <text:p>ERROR</text:p>
          </table:table-cell>
          <table:table-cell table:formula="of:=IF([.O82]=1; SUBSTITUTE([.P82]; &quot;30&quot;; &quot;30 &quot;; 1); IF([.N82]=1; SUBSTITUTE([.P82];&quot;AL&quot;; &quot;AL &quot;; 1); IF([.M82]=1; SUBSTITUTE([.P82]; &quot;PR&quot;; &quot;PR &quot;; 1); SUBSTITUTE([.P82]; &quot; &quot;; &quot;  &quot;;1))))" office:value-type="string" office:string-value="2381610030 00050903" calcext:value-type="string">
            <text:p>2381610030 00050903</text:p>
          </table:table-cell>
          <table:table-cell table:formula="of:=IF(ISERROR(SEARCH(&quot;PR&quot;; [.P82]; 1)); 0; IF(SEARCH(&quot;PR&quot;; [.P82]; 1)=9; 1; 0))" office:value-type="float" office:value="0" calcext:value-type="float">
            <text:p>0</text:p>
          </table:table-cell>
          <table:table-cell table:formula="of:=IF(ISERROR(SEARCH(&quot;AL&quot;; [.P82]; 1)); 0; IF(SEARCH(&quot;AL&quot;; [.P82]; 1)=10; 1; 0))" office:value-type="float" office:value="0" calcext:value-type="float">
            <text:p>0</text:p>
          </table:table-cell>
          <table:table-cell table:formula="of:=IF(ISERROR(SEARCH(&quot;30&quot;; [.P82]; 1)); 0; IF(SEARCH(&quot;30&quot;; [.P82]; 1)=9; 1; 0))" office:value-type="float" office:value="1" calcext:value-type="float">
            <text:p>1</text:p>
          </table:table-cell>
          <table:table-cell office:value-type="string" calcext:value-type="string">
            <text:p>23816100300005090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2]; [.$A$2:.$A$86]; 0)" office:value-type="string" office:string-value="" calcext:value-type="error">
            <text:p>#N/D</text:p>
          </table:table-cell>
          <table:table-cell table:formula="of:=IF(NOT(ISNA([.W82])); INDEX([.$A$2:.$G$86]; [.W82]; MATCH(&quot;JORNADA&quot;; [.$A$1:.$G$1]; 0)); &quot;&quot;)">
            <text:p/>
          </table:table-cell>
          <table:table-cell table:formula="of:=IF(NOT(ISNA([.W82])); INDEX([.$A$2:.$G$86]; [.W82]; MATCH(&quot;SIRNH&quot;; [.$A$1:.$G$1]; 0)); &quot;&quot;)">
            <text:p/>
          </table:table-cell>
          <table:table-cell table:formula="of:=IF(NOT(ISNA([.W82])); INDEX([.$A$2:.$G$86]; [.W82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00008</text:p>
          </table:table-cell>
          <table:table-cell office:value-type="float" office:value="20858024" calcext:value-type="float">
            <text:p>20858024</text:p>
          </table:table-cell>
          <table:table-cell office:value-type="string" calcext:value-type="string">
            <text:p>AUXILIAR ADMINISTRATIVO “D”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18.04</text:p>
          </table:table-cell>
          <table:table-cell table:formula="of:=IF(ISNA(VLOOKUP([.A83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83]; [.$A$2:.$A$86]; 1; 0)); &quot;ERROR&quot;; &quot;OK&quot;)" office:value-type="string" office:string-value="ERROR" calcext:value-type="string">
            <text:p>ERROR</text:p>
          </table:table-cell>
          <table:table-cell table:formula="of:=IF([.O83]=1; SUBSTITUTE([.P83]; &quot;30&quot;; &quot;30 &quot;; 1); IF([.N83]=1; SUBSTITUTE([.P83];&quot;AL&quot;; &quot;AL &quot;; 1); IF([.M83]=1; SUBSTITUTE([.P83]; &quot;PR&quot;; &quot;PR &quot;; 1); SUBSTITUTE([.P83]; &quot; &quot;; &quot;  &quot;;1))))" office:value-type="string" office:string-value="2381610030 10025022" calcext:value-type="string">
            <text:p>2381610030 10025022</text:p>
          </table:table-cell>
          <table:table-cell table:formula="of:=IF(ISERROR(SEARCH(&quot;PR&quot;; [.P83]; 1)); 0; IF(SEARCH(&quot;PR&quot;; [.P83]; 1)=9; 1; 0))" office:value-type="float" office:value="0" calcext:value-type="float">
            <text:p>0</text:p>
          </table:table-cell>
          <table:table-cell table:formula="of:=IF(ISERROR(SEARCH(&quot;AL&quot;; [.P83]; 1)); 0; IF(SEARCH(&quot;AL&quot;; [.P83]; 1)=10; 1; 0))" office:value-type="float" office:value="0" calcext:value-type="float">
            <text:p>0</text:p>
          </table:table-cell>
          <table:table-cell table:formula="of:=IF(ISERROR(SEARCH(&quot;30&quot;; [.P83]; 1)); 0; IF(SEARCH(&quot;30&quot;; [.P83]; 1)=9; 1; 0))" office:value-type="float" office:value="1" calcext:value-type="float">
            <text:p>1</text:p>
          </table:table-cell>
          <table:table-cell office:value-type="string" calcext:value-type="string">
            <text:p>23816100301002502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3]; [.$A$2:.$A$86]; 0)" office:value-type="string" office:string-value="" calcext:value-type="error">
            <text:p>#N/D</text:p>
          </table:table-cell>
          <table:table-cell table:formula="of:=IF(NOT(ISNA([.W83])); INDEX([.$A$2:.$G$86]; [.W83]; MATCH(&quot;JORNADA&quot;; [.$A$1:.$G$1]; 0)); &quot;&quot;)">
            <text:p/>
          </table:table-cell>
          <table:table-cell table:formula="of:=IF(NOT(ISNA([.W83])); INDEX([.$A$2:.$G$86]; [.W83]; MATCH(&quot;SIRNH&quot;; [.$A$1:.$G$1]; 0)); &quot;&quot;)">
            <text:p/>
          </table:table-cell>
          <table:table-cell table:formula="of:=IF(NOT(ISNA([.W83])); INDEX([.$A$2:.$G$86]; [.W83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600 00001</text:p>
          </table:table-cell>
          <table:table-cell office:value-type="float" office:value="20858035" calcext:value-type="float">
            <text:p>20858035</text:p>
          </table:table-cell>
          <table:table-cell office:value-type="string" calcext:value-type="string">
            <text:p>OPERADOR “A” DE CAPTURA DE DATO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29.07</text:p>
          </table:table-cell>
          <table:table-cell table:formula="of:=IF(ISNA(VLOOKUP([.A84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84]; [.$A$2:.$A$86]; 1; 0)); &quot;ERROR&quot;; &quot;OK&quot;)" office:value-type="string" office:string-value="ERROR" calcext:value-type="string">
            <text:p>ERROR</text:p>
          </table:table-cell>
          <table:table-cell table:formula="of:=IF([.O84]=1; SUBSTITUTE([.P84]; &quot;30&quot;; &quot;30 &quot;; 1); IF([.N84]=1; SUBSTITUTE([.P84];&quot;AL&quot;; &quot;AL &quot;; 1); IF([.M84]=1; SUBSTITUTE([.P84]; &quot;PR&quot;; &quot;PR &quot;; 1); SUBSTITUTE([.P84]; &quot; &quot;; &quot;  &quot;;1))))" office:value-type="string" office:string-value="2381610030 10025076" calcext:value-type="string">
            <text:p>2381610030 10025076</text:p>
          </table:table-cell>
          <table:table-cell table:formula="of:=IF(ISERROR(SEARCH(&quot;PR&quot;; [.P84]; 1)); 0; IF(SEARCH(&quot;PR&quot;; [.P84]; 1)=9; 1; 0))" office:value-type="float" office:value="0" calcext:value-type="float">
            <text:p>0</text:p>
          </table:table-cell>
          <table:table-cell table:formula="of:=IF(ISERROR(SEARCH(&quot;AL&quot;; [.P84]; 1)); 0; IF(SEARCH(&quot;AL&quot;; [.P84]; 1)=10; 1; 0))" office:value-type="float" office:value="0" calcext:value-type="float">
            <text:p>0</text:p>
          </table:table-cell>
          <table:table-cell table:formula="of:=IF(ISERROR(SEARCH(&quot;30&quot;; [.P84]; 1)); 0; IF(SEARCH(&quot;30&quot;; [.P84]; 1)=9; 1; 0))" office:value-type="float" office:value="1" calcext:value-type="float">
            <text:p>1</text:p>
          </table:table-cell>
          <table:table-cell office:value-type="string" calcext:value-type="string">
            <text:p>238161003010025076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4]; [.$A$2:.$A$86]; 0)" office:value-type="string" office:string-value="" calcext:value-type="error">
            <text:p>#N/D</text:p>
          </table:table-cell>
          <table:table-cell table:formula="of:=IF(NOT(ISNA([.W84])); INDEX([.$A$2:.$G$86]; [.W84]; MATCH(&quot;JORNADA&quot;; [.$A$1:.$G$1]; 0)); &quot;&quot;)">
            <text:p/>
          </table:table-cell>
          <table:table-cell table:formula="of:=IF(NOT(ISNA([.W84])); INDEX([.$A$2:.$G$86]; [.W84]; MATCH(&quot;SIRNH&quot;; [.$A$1:.$G$1]; 0)); &quot;&quot;)">
            <text:p/>
          </table:table-cell>
          <table:table-cell table:formula="of:=IF(NOT(ISNA([.W84])); INDEX([.$A$2:.$G$86]; [.W84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00004</text:p>
          </table:table-cell>
          <table:table-cell office:value-type="float" office:value="20857955" calcext:value-type="float">
            <text:p>20857955</text:p>
          </table:table-cell>
          <table:table-cell office:value-type="string" calcext:value-type="string">
            <text:p>ENCARGADO “D” (OTROS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96.01</text:p>
          </table:table-cell>
          <table:table-cell table:formula="of:=IF(ISNA(VLOOKUP([.A85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85]; [.$A$2:.$A$86]; 1; 0)); &quot;ERROR&quot;; &quot;OK&quot;)" office:value-type="string" office:string-value="ERROR" calcext:value-type="string">
            <text:p>ERROR</text:p>
          </table:table-cell>
          <table:table-cell table:formula="of:=IF([.O85]=1; SUBSTITUTE([.P85]; &quot;30&quot;; &quot;30 &quot;; 1); IF([.N85]=1; SUBSTITUTE([.P85];&quot;AL&quot;; &quot;AL &quot;; 1); IF([.M85]=1; SUBSTITUTE([.P85]; &quot;PR&quot;; &quot;PR &quot;; 1); SUBSTITUTE([.P85]; &quot; &quot;; &quot;  &quot;;1))))" office:value-type="string" office:string-value="2381610030 10040790" calcext:value-type="string">
            <text:p>2381610030 10040790</text:p>
          </table:table-cell>
          <table:table-cell table:formula="of:=IF(ISERROR(SEARCH(&quot;PR&quot;; [.P85]; 1)); 0; IF(SEARCH(&quot;PR&quot;; [.P85]; 1)=9; 1; 0))" office:value-type="float" office:value="0" calcext:value-type="float">
            <text:p>0</text:p>
          </table:table-cell>
          <table:table-cell table:formula="of:=IF(ISERROR(SEARCH(&quot;AL&quot;; [.P85]; 1)); 0; IF(SEARCH(&quot;AL&quot;; [.P85]; 1)=10; 1; 0))" office:value-type="float" office:value="0" calcext:value-type="float">
            <text:p>0</text:p>
          </table:table-cell>
          <table:table-cell table:formula="of:=IF(ISERROR(SEARCH(&quot;30&quot;; [.P85]; 1)); 0; IF(SEARCH(&quot;30&quot;; [.P85]; 1)=9; 1; 0))" office:value-type="float" office:value="1" calcext:value-type="float">
            <text:p>1</text:p>
          </table:table-cell>
          <table:table-cell office:value-type="string" calcext:value-type="string">
            <text:p>238161003010040790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5]; [.$A$2:.$A$86]; 0)" office:value-type="string" office:string-value="" calcext:value-type="error">
            <text:p>#N/D</text:p>
          </table:table-cell>
          <table:table-cell table:formula="of:=IF(NOT(ISNA([.W85])); INDEX([.$A$2:.$G$86]; [.W85]; MATCH(&quot;JORNADA&quot;; [.$A$1:.$G$1]; 0)); &quot;&quot;)">
            <text:p/>
          </table:table-cell>
          <table:table-cell table:formula="of:=IF(NOT(ISNA([.W85])); INDEX([.$A$2:.$G$86]; [.W85]; MATCH(&quot;SIRNH&quot;; [.$A$1:.$G$1]; 0)); &quot;&quot;)">
            <text:p/>
          </table:table-cell>
          <table:table-cell table:formula="of:=IF(NOT(ISNA([.W85])); INDEX([.$A$2:.$G$86]; [.W85]; MATCH(&quot;CLASIF&quot;; [.$A$1:.$G$1]; 0)); &quot;&quot;)">
            <text:p/>
          </table:table-cell>
        </table:table-row>
        <table:table-row table:style-name="ro2">
          <table:table-cell office:value-type="string" calcext:value-type="string">
            <text:p>24028500 00005</text:p>
          </table:table-cell>
          <table:table-cell office:value-type="float" office:value="20857935" calcext:value-type="float">
            <text:p>20857935</text:p>
          </table:table-cell>
          <table:table-cell office:value-type="string" calcext:value-type="string">
            <text:p>OFICINISTA DE TERCER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44.06</text:p>
          </table:table-cell>
          <table:table-cell table:formula="of:=IF(ISNA(VLOOKUP([.A86]; [.$L$2:.$L$99]; 1; 0)); &quot;ERROR&quot;; &quot;OK&quot;)" office:value-type="string" office:string-value="ERROR" calcext:value-type="string">
            <text:p>ERROR</text:p>
          </table:table-cell>
          <table:table-cell table:number-columns-repeated="3"/>
          <table:table-cell table:formula="of:=IF(ISNA(VLOOKUP([.L86]; [.$A$2:.$A$86]; 1; 0)); &quot;ERROR&quot;; &quot;OK&quot;)" office:value-type="string" office:string-value="ERROR" calcext:value-type="string">
            <text:p>ERROR</text:p>
          </table:table-cell>
          <table:table-cell table:formula="of:=IF([.O86]=1; SUBSTITUTE([.P86]; &quot;30&quot;; &quot;30 &quot;; 1); IF([.N86]=1; SUBSTITUTE([.P86];&quot;AL&quot;; &quot;AL &quot;; 1); IF([.M86]=1; SUBSTITUTE([.P86]; &quot;PR&quot;; &quot;PR &quot;; 1); SUBSTITUTE([.P86]; &quot; &quot;; &quot;  &quot;;1))))" office:value-type="string" office:string-value="2381610030 10040791" calcext:value-type="string">
            <text:p>2381610030 10040791</text:p>
          </table:table-cell>
          <table:table-cell table:formula="of:=IF(ISERROR(SEARCH(&quot;PR&quot;; [.P86]; 1)); 0; IF(SEARCH(&quot;PR&quot;; [.P86]; 1)=9; 1; 0))" office:value-type="float" office:value="0" calcext:value-type="float">
            <text:p>0</text:p>
          </table:table-cell>
          <table:table-cell table:formula="of:=IF(ISERROR(SEARCH(&quot;AL&quot;; [.P86]; 1)); 0; IF(SEARCH(&quot;AL&quot;; [.P86]; 1)=10; 1; 0))" office:value-type="float" office:value="0" calcext:value-type="float">
            <text:p>0</text:p>
          </table:table-cell>
          <table:table-cell table:formula="of:=IF(ISERROR(SEARCH(&quot;30&quot;; [.P86]; 1)); 0; IF(SEARCH(&quot;30&quot;; [.P86]; 1)=9; 1; 0))" office:value-type="float" office:value="1" calcext:value-type="float">
            <text:p>1</text:p>
          </table:table-cell>
          <table:table-cell office:value-type="string" calcext:value-type="string">
            <text:p>23816100301004079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6]; [.$A$2:.$A$86]; 0)" office:value-type="string" office:string-value="" calcext:value-type="error">
            <text:p>#N/D</text:p>
          </table:table-cell>
          <table:table-cell table:formula="of:=IF(NOT(ISNA([.W86])); INDEX([.$A$2:.$G$86]; [.W86]; MATCH(&quot;JORNADA&quot;; [.$A$1:.$G$1]; 0)); &quot;&quot;)">
            <text:p/>
          </table:table-cell>
          <table:table-cell table:formula="of:=IF(NOT(ISNA([.W86])); INDEX([.$A$2:.$G$86]; [.W86]; MATCH(&quot;SIRNH&quot;; [.$A$1:.$G$1]; 0)); &quot;&quot;)">
            <text:p/>
          </table:table-cell>
          <table:table-cell table:formula="of:=IF(NOT(ISNA([.W86])); INDEX([.$A$2:.$G$86]; [.W86]; MATCH(&quot;CLASIF&quot;; [.$A$1:.$G$1]; 0)); &quot;&quot;)">
            <text:p/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87]; [.$A$2:.$A$86]; 1; 0)); &quot;ERROR&quot;; &quot;OK&quot;)" office:value-type="string" office:string-value="ERROR" calcext:value-type="string">
            <text:p>ERROR</text:p>
          </table:table-cell>
          <table:table-cell table:formula="of:=IF([.O87]=1; SUBSTITUTE([.P87]; &quot;30&quot;; &quot;30 &quot;; 1); IF([.N87]=1; SUBSTITUTE([.P87];&quot;AL&quot;; &quot;AL &quot;; 1); IF([.M87]=1; SUBSTITUTE([.P87]; &quot;PR&quot;; &quot;PR &quot;; 1); SUBSTITUTE([.P87]; &quot; &quot;; &quot;  &quot;;1))))" office:value-type="string" office:string-value="2381610030 10040792" calcext:value-type="string">
            <text:p>2381610030 10040792</text:p>
          </table:table-cell>
          <table:table-cell table:formula="of:=IF(ISERROR(SEARCH(&quot;PR&quot;; [.P87]; 1)); 0; IF(SEARCH(&quot;PR&quot;; [.P87]; 1)=9; 1; 0))" office:value-type="float" office:value="0" calcext:value-type="float">
            <text:p>0</text:p>
          </table:table-cell>
          <table:table-cell table:formula="of:=IF(ISERROR(SEARCH(&quot;AL&quot;; [.P87]; 1)); 0; IF(SEARCH(&quot;AL&quot;; [.P87]; 1)=10; 1; 0))" office:value-type="float" office:value="0" calcext:value-type="float">
            <text:p>0</text:p>
          </table:table-cell>
          <table:table-cell table:formula="of:=IF(ISERROR(SEARCH(&quot;30&quot;; [.P87]; 1)); 0; IF(SEARCH(&quot;30&quot;; [.P87]; 1)=9; 1; 0))" office:value-type="float" office:value="1" calcext:value-type="float">
            <text:p>1</text:p>
          </table:table-cell>
          <table:table-cell office:value-type="string" calcext:value-type="string">
            <text:p>238161003010040792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7]; [.$A$2:.$A$86]; 0)" office:value-type="string" office:string-value="" calcext:value-type="error">
            <text:p>#N/D</text:p>
          </table:table-cell>
          <table:table-cell table:formula="of:=IF(NOT(ISNA([.W87])); INDEX([.$A$2:.$G$86]; [.W87]; MATCH(&quot;JORNADA&quot;; [.$A$1:.$G$1]; 0)); &quot;&quot;)">
            <text:p/>
          </table:table-cell>
          <table:table-cell table:formula="of:=IF(NOT(ISNA([.W87])); INDEX([.$A$2:.$G$86]; [.W87]; MATCH(&quot;SIRNH&quot;; [.$A$1:.$G$1]; 0)); &quot;&quot;)">
            <text:p/>
          </table:table-cell>
          <table:table-cell table:formula="of:=IF(NOT(ISNA([.W87])); INDEX([.$A$2:.$G$86]; [.W87]; MATCH(&quot;CLASIF&quot;; [.$A$1:.$G$1]; 0)); &quot;&quot;)">
            <text:p/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88]; [.$A$2:.$A$86]; 1; 0)); &quot;ERROR&quot;; &quot;OK&quot;)" office:value-type="string" office:string-value="ERROR" calcext:value-type="string">
            <text:p>ERROR</text:p>
          </table:table-cell>
          <table:table-cell table:formula="of:=IF([.O88]=1; SUBSTITUTE([.P88]; &quot;30&quot;; &quot;30 &quot;; 1); IF([.N88]=1; SUBSTITUTE([.P88];&quot;AL&quot;; &quot;AL &quot;; 1); IF([.M88]=1; SUBSTITUTE([.P88]; &quot;PR&quot;; &quot;PR &quot;; 1); SUBSTITUTE([.P88]; &quot; &quot;; &quot;  &quot;;1))))" office:value-type="string" office:string-value="2381610030 10040794" calcext:value-type="string">
            <text:p>2381610030 10040794</text:p>
          </table:table-cell>
          <table:table-cell table:formula="of:=IF(ISERROR(SEARCH(&quot;PR&quot;; [.P88]; 1)); 0; IF(SEARCH(&quot;PR&quot;; [.P88]; 1)=9; 1; 0))" office:value-type="float" office:value="0" calcext:value-type="float">
            <text:p>0</text:p>
          </table:table-cell>
          <table:table-cell table:formula="of:=IF(ISERROR(SEARCH(&quot;AL&quot;; [.P88]; 1)); 0; IF(SEARCH(&quot;AL&quot;; [.P88]; 1)=10; 1; 0))" office:value-type="float" office:value="0" calcext:value-type="float">
            <text:p>0</text:p>
          </table:table-cell>
          <table:table-cell table:formula="of:=IF(ISERROR(SEARCH(&quot;30&quot;; [.P88]; 1)); 0; IF(SEARCH(&quot;30&quot;; [.P88]; 1)=9; 1; 0))" office:value-type="float" office:value="1" calcext:value-type="float">
            <text:p>1</text:p>
          </table:table-cell>
          <table:table-cell office:value-type="string" calcext:value-type="string">
            <text:p>238161003010040794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8]; [.$A$2:.$A$86]; 0)" office:value-type="string" office:string-value="" calcext:value-type="error">
            <text:p>#N/D</text:p>
          </table:table-cell>
          <table:table-cell table:formula="of:=IF(NOT(ISNA([.W88])); INDEX([.$A$2:.$G$86]; [.W88]; MATCH(&quot;JORNADA&quot;; [.$A$1:.$G$1]; 0)); &quot;&quot;)">
            <text:p/>
          </table:table-cell>
          <table:table-cell table:formula="of:=IF(NOT(ISNA([.W88])); INDEX([.$A$2:.$G$86]; [.W88]; MATCH(&quot;SIRNH&quot;; [.$A$1:.$G$1]; 0)); &quot;&quot;)">
            <text:p/>
          </table:table-cell>
          <table:table-cell table:formula="of:=IF(NOT(ISNA([.W88])); INDEX([.$A$2:.$G$86]; [.W88]; MATCH(&quot;CLASIF&quot;; [.$A$1:.$G$1]; 0)); &quot;&quot;)">
            <text:p/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89]; [.$A$2:.$A$86]; 1; 0)); &quot;ERROR&quot;; &quot;OK&quot;)" office:value-type="string" office:string-value="ERROR" calcext:value-type="string">
            <text:p>ERROR</text:p>
          </table:table-cell>
          <table:table-cell table:formula="of:=IF([.O89]=1; SUBSTITUTE([.P89]; &quot;30&quot;; &quot;30 &quot;; 1); IF([.N89]=1; SUBSTITUTE([.P89];&quot;AL&quot;; &quot;AL &quot;; 1); IF([.M89]=1; SUBSTITUTE([.P89]; &quot;PR&quot;; &quot;PR &quot;; 1); SUBSTITUTE([.P89]; &quot; &quot;; &quot;  &quot;;1))))" office:value-type="string" office:string-value="2381610030 10040795" calcext:value-type="string">
            <text:p>2381610030 10040795</text:p>
          </table:table-cell>
          <table:table-cell table:formula="of:=IF(ISERROR(SEARCH(&quot;PR&quot;; [.P89]; 1)); 0; IF(SEARCH(&quot;PR&quot;; [.P89]; 1)=9; 1; 0))" office:value-type="float" office:value="0" calcext:value-type="float">
            <text:p>0</text:p>
          </table:table-cell>
          <table:table-cell table:formula="of:=IF(ISERROR(SEARCH(&quot;AL&quot;; [.P89]; 1)); 0; IF(SEARCH(&quot;AL&quot;; [.P89]; 1)=10; 1; 0))" office:value-type="float" office:value="0" calcext:value-type="float">
            <text:p>0</text:p>
          </table:table-cell>
          <table:table-cell table:formula="of:=IF(ISERROR(SEARCH(&quot;30&quot;; [.P89]; 1)); 0; IF(SEARCH(&quot;30&quot;; [.P89]; 1)=9; 1; 0))" office:value-type="float" office:value="1" calcext:value-type="float">
            <text:p>1</text:p>
          </table:table-cell>
          <table:table-cell office:value-type="string" calcext:value-type="string">
            <text:p>238161003010040795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MATCH([.L89]; [.$A$2:.$A$86]; 0)" office:value-type="string" office:string-value="" calcext:value-type="error">
            <text:p>#N/D</text:p>
          </table:table-cell>
          <table:table-cell table:formula="of:=IF(NOT(ISNA([.W89])); INDEX([.$A$2:.$G$86]; [.W89]; MATCH(&quot;JORNADA&quot;; [.$A$1:.$G$1]; 0)); &quot;&quot;)">
            <text:p/>
          </table:table-cell>
          <table:table-cell table:formula="of:=IF(NOT(ISNA([.W89])); INDEX([.$A$2:.$G$86]; [.W89]; MATCH(&quot;SIRNH&quot;; [.$A$1:.$G$1]; 0)); &quot;&quot;)">
            <text:p/>
          </table:table-cell>
          <table:table-cell table:formula="of:=IF(NOT(ISNA([.W89])); INDEX([.$A$2:.$G$86]; [.W89]; MATCH(&quot;CLASIF&quot;; [.$A$1:.$G$1]; 0)); &quot;&quot;)">
            <text:p/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0]; [.$A$2:.$A$86]; 1; 0)); &quot;ERROR&quot;; &quot;OK&quot;)" office:value-type="string" office:string-value="ERROR" calcext:value-type="string">
            <text:p>ERROR</text:p>
          </table:table-cell>
          <table:table-cell table:formula="of:=IF([.O90]=1; SUBSTITUTE([.P90]; &quot;30&quot;; &quot;30 &quot;; 1); IF([.N90]=1; SUBSTITUTE([.P90];&quot;AL&quot;; &quot;AL &quot;; 1); IF([.M90]=1; SUBSTITUTE([.P90]; &quot;PR&quot;; &quot;PR &quot;; 1); SUBSTITUTE([.P90]; &quot; &quot;; &quot;  &quot;;1))))" office:value-type="string" office:string-value="24028500   00065" calcext:value-type="string">
            <text:p>24028500 <text:s text:c="2"/>00065</text:p>
          </table:table-cell>
          <table:table-cell table:formula="of:=IF(ISERROR(SEARCH(&quot;PR&quot;; [.P90]; 1)); 0; IF(SEARCH(&quot;PR&quot;; [.P90]; 1)=9; 1; 0))" office:value-type="float" office:value="0" calcext:value-type="float">
            <text:p>0</text:p>
          </table:table-cell>
          <table:table-cell table:formula="of:=IF(ISERROR(SEARCH(&quot;AL&quot;; [.P90]; 1)); 0; IF(SEARCH(&quot;AL&quot;; [.P90]; 1)=10; 1; 0))" office:value-type="float" office:value="0" calcext:value-type="float">
            <text:p>0</text:p>
          </table:table-cell>
          <table:table-cell table:formula="of:=IF(ISERROR(SEARCH(&quot;30&quot;; [.P90]; 1)); 0; IF(SEARCH(&quot;30&quot;; [.P90]; 1)=9; 1; 0))" office:value-type="float" office:value="0" calcext:value-type="float">
            <text:p>0</text:p>
          </table:table-cell>
          <table:table-cell office:value-type="string" calcext:value-type="string">
            <text:p>24028500 <text:s/>00065</text:p>
          </table:table-cell>
          <table:table-cell office:value-type="string" calcext:value-type="string">
            <text:p>15.62.07</text:p>
          </table:table-cell>
          <table:table-cell office:value-type="float" office:value="156207" calcext:value-type="float">
            <text:p>156207</text:p>
          </table:table-cell>
          <table:table-cell office:value-type="string" calcext:value-type="string">
            <text:p>#N/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ATCH([.L90]; [.$A$2:.$A$86]; 0)" office:value-type="string" office:string-value="" calcext:value-type="error">
            <text:p>#N/D</text:p>
          </table:table-cell>
          <table:table-cell table:formula="of:=IF(NOT(ISNA([.W90])); INDEX([.$A$2:.$G$86]; [.W90]; MATCH(&quot;JORNADA&quot;; [.$A$1:.$G$1]; 0)); &quot;&quot;)">
            <text:p/>
          </table:table-cell>
          <table:table-cell table:formula="of:=IF(NOT(ISNA([.W90])); INDEX([.$A$2:.$G$86]; [.W90]; MATCH(&quot;SIRNH&quot;; [.$A$1:.$G$1]; 0)); &quot;&quot;)">
            <text:p/>
          </table:table-cell>
          <table:table-cell table:formula="of:=IF(NOT(ISNA([.W90])); INDEX([.$A$2:.$G$86]; [.W90]; MATCH(&quot;CLASIF&quot;; [.$A$1:.$G$1]; 0)); &quot;&quot;)">
            <text:p/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1]; [.$A$2:.$A$86]; 1; 0)); &quot;ERROR&quot;; &quot;OK&quot;)" office:value-type="string" office:string-value="OK" calcext:value-type="string">
            <text:p>OK</text:p>
          </table:table-cell>
          <table:table-cell table:formula="of:=IF([.O91]=1; SUBSTITUTE([.P91]; &quot;30&quot;; &quot;30 &quot;; 1); IF([.N91]=1; SUBSTITUTE([.P91];&quot;AL&quot;; &quot;AL &quot;; 1); IF([.M91]=1; SUBSTITUTE([.P91]; &quot;PR&quot;; &quot;PR &quot;; 1); SUBSTITUTE([.P91]; &quot; &quot;; &quot;  &quot;;1))))" office:value-type="string" office:string-value="24028600   00002" calcext:value-type="string">
            <text:p>24028600 <text:s text:c="2"/>00002</text:p>
          </table:table-cell>
          <table:table-cell table:formula="of:=IF(ISERROR(SEARCH(&quot;PR&quot;; [.P91]; 1)); 0; IF(SEARCH(&quot;PR&quot;; [.P91]; 1)=9; 1; 0))" office:value-type="float" office:value="0" calcext:value-type="float">
            <text:p>0</text:p>
          </table:table-cell>
          <table:table-cell table:formula="of:=IF(ISERROR(SEARCH(&quot;AL&quot;; [.P91]; 1)); 0; IF(SEARCH(&quot;AL&quot;; [.P91]; 1)=10; 1; 0))" office:value-type="float" office:value="0" calcext:value-type="float">
            <text:p>0</text:p>
          </table:table-cell>
          <table:table-cell table:formula="of:=IF(ISERROR(SEARCH(&quot;30&quot;; [.P91]; 1)); 0; IF(SEARCH(&quot;30&quot;; [.P91]; 1)=9; 1; 0))" office:value-type="float" office:value="0" calcext:value-type="float">
            <text:p>0</text:p>
          </table:table-cell>
          <table:table-cell office:value-type="string" calcext:value-type="string">
            <text:p>24028600 <text:s/>00002</text:p>
          </table:table-cell>
          <table:table-cell office:value-type="string" calcext:value-type="string">
            <text:p>22.18.04</text:p>
          </table:table-cell>
          <table:table-cell office:value-type="float" office:value="221804" calcext:value-type="float">
            <text:p>221804</text:p>
          </table:table-cell>
          <table:table-cell office:value-type="float" office:value="20858009" calcext:value-type="float">
            <text:p>20858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1]; [.$A$2:.$A$86]; 0)" office:value-type="float" office:value="31" calcext:value-type="float">
            <text:p>31</text:p>
          </table:table-cell>
          <table:table-cell table:formula="of:=IF(NOT(ISNA([.W91])); INDEX([.$A$2:.$G$86]; [.W91]; MATCH(&quot;JORNADA&quot;; [.$A$1:.$G$1]; 0)); &quot;&quot;)" office:value-type="float" office:value="0" calcext:value-type="float">
            <text:p>0</text:p>
          </table:table-cell>
          <table:table-cell table:formula="of:=IF(NOT(ISNA([.W91])); INDEX([.$A$2:.$G$86]; [.W91]; MATCH(&quot;SIRNH&quot;; [.$A$1:.$G$1]; 0)); &quot;&quot;)" office:value-type="float" office:value="20858009" calcext:value-type="float">
            <text:p>20858009</text:p>
          </table:table-cell>
          <table:table-cell table:formula="of:=IF(NOT(ISNA([.W91])); INDEX([.$A$2:.$G$86]; [.W91]; MATCH(&quot;CLASIF&quot;; [.$A$1:.$G$1]; 0)); &quot;&quot;)" office:value-type="string" office:string-value="22.18.04" calcext:value-type="string">
            <text:p>22.18.04</text:p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2]; [.$A$2:.$A$86]; 1; 0)); &quot;ERROR&quot;; &quot;OK&quot;)" office:value-type="string" office:string-value="OK" calcext:value-type="string">
            <text:p>OK</text:p>
          </table:table-cell>
          <table:table-cell table:formula="of:=IF([.O92]=1; SUBSTITUTE([.P92]; &quot;30&quot;; &quot;30 &quot;; 1); IF([.N92]=1; SUBSTITUTE([.P92];&quot;AL&quot;; &quot;AL &quot;; 1); IF([.M92]=1; SUBSTITUTE([.P92]; &quot;PR&quot;; &quot;PR &quot;; 1); SUBSTITUTE([.P92]; &quot; &quot;; &quot;  &quot;;1))))" office:value-type="string" office:string-value="24028500   00009" calcext:value-type="string">
            <text:p>24028500 <text:s text:c="2"/>00009</text:p>
          </table:table-cell>
          <table:table-cell table:formula="of:=IF(ISERROR(SEARCH(&quot;PR&quot;; [.P92]; 1)); 0; IF(SEARCH(&quot;PR&quot;; [.P92]; 1)=9; 1; 0))" office:value-type="float" office:value="0" calcext:value-type="float">
            <text:p>0</text:p>
          </table:table-cell>
          <table:table-cell table:formula="of:=IF(ISERROR(SEARCH(&quot;AL&quot;; [.P92]; 1)); 0; IF(SEARCH(&quot;AL&quot;; [.P92]; 1)=10; 1; 0))" office:value-type="float" office:value="0" calcext:value-type="float">
            <text:p>0</text:p>
          </table:table-cell>
          <table:table-cell table:formula="of:=IF(ISERROR(SEARCH(&quot;30&quot;; [.P92]; 1)); 0; IF(SEARCH(&quot;30&quot;; [.P92]; 1)=9; 1; 0))" office:value-type="float" office:value="0" calcext:value-type="float">
            <text:p>0</text:p>
          </table:table-cell>
          <table:table-cell office:value-type="string" calcext:value-type="string">
            <text:p>24028500 <text:s/>00009</text:p>
          </table:table-cell>
          <table:table-cell office:value-type="string" calcext:value-type="string">
            <text:p>24.35.13</text:p>
          </table:table-cell>
          <table:table-cell office:value-type="float" office:value="243513" calcext:value-type="float">
            <text:p>243513</text:p>
          </table:table-cell>
          <table:table-cell office:value-type="float" office:value="20858022" calcext:value-type="float">
            <text:p>20858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2]; [.$A$2:.$A$86]; 0)" office:value-type="float" office:value="32" calcext:value-type="float">
            <text:p>32</text:p>
          </table:table-cell>
          <table:table-cell table:formula="of:=IF(NOT(ISNA([.W92])); INDEX([.$A$2:.$G$86]; [.W92]; MATCH(&quot;JORNADA&quot;; [.$A$1:.$G$1]; 0)); &quot;&quot;)" office:value-type="float" office:value="0" calcext:value-type="float">
            <text:p>0</text:p>
          </table:table-cell>
          <table:table-cell table:formula="of:=IF(NOT(ISNA([.W92])); INDEX([.$A$2:.$G$86]; [.W92]; MATCH(&quot;SIRNH&quot;; [.$A$1:.$G$1]; 0)); &quot;&quot;)" office:value-type="float" office:value="20858022" calcext:value-type="float">
            <text:p>20858022</text:p>
          </table:table-cell>
          <table:table-cell table:formula="of:=IF(NOT(ISNA([.W92])); INDEX([.$A$2:.$G$86]; [.W92]; MATCH(&quot;CLASIF&quot;; [.$A$1:.$G$1]; 0)); &quot;&quot;)" office:value-type="string" office:string-value="24.35.13" calcext:value-type="string">
            <text:p>24.35.13</text:p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3]; [.$A$2:.$A$86]; 1; 0)); &quot;ERROR&quot;; &quot;OK&quot;)" office:value-type="string" office:string-value="OK" calcext:value-type="string">
            <text:p>OK</text:p>
          </table:table-cell>
          <table:table-cell table:formula="of:=IF([.O93]=1; SUBSTITUTE([.P93]; &quot;30&quot;; &quot;30 &quot;; 1); IF([.N93]=1; SUBSTITUTE([.P93];&quot;AL&quot;; &quot;AL &quot;; 1); IF([.M93]=1; SUBSTITUTE([.P93]; &quot;PR&quot;; &quot;PR &quot;; 1); SUBSTITUTE([.P93]; &quot; &quot;; &quot;  &quot;;1))))" office:value-type="string" office:string-value="82024910   00001" calcext:value-type="string">
            <text:p>82024910 <text:s text:c="2"/>00001</text:p>
          </table:table-cell>
          <table:table-cell table:formula="of:=IF(ISERROR(SEARCH(&quot;PR&quot;; [.P93]; 1)); 0; IF(SEARCH(&quot;PR&quot;; [.P93]; 1)=9; 1; 0))" office:value-type="float" office:value="0" calcext:value-type="float">
            <text:p>0</text:p>
          </table:table-cell>
          <table:table-cell table:formula="of:=IF(ISERROR(SEARCH(&quot;AL&quot;; [.P93]; 1)); 0; IF(SEARCH(&quot;AL&quot;; [.P93]; 1)=10; 1; 0))" office:value-type="float" office:value="0" calcext:value-type="float">
            <text:p>0</text:p>
          </table:table-cell>
          <table:table-cell table:formula="of:=IF(ISERROR(SEARCH(&quot;30&quot;; [.P93]; 1)); 0; IF(SEARCH(&quot;30&quot;; [.P93]; 1)=9; 1; 0))" office:value-type="float" office:value="0" calcext:value-type="float">
            <text:p>0</text:p>
          </table:table-cell>
          <table:table-cell office:value-type="string" calcext:value-type="string">
            <text:p>82024910 <text:s/>0000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8746" calcext:value-type="float">
            <text:p>20858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3]; [.$A$2:.$A$86]; 0)" office:value-type="float" office:value="42" calcext:value-type="float">
            <text:p>42</text:p>
          </table:table-cell>
          <table:table-cell table:formula="of:=IF(NOT(ISNA([.W93])); INDEX([.$A$2:.$G$86]; [.W93]; MATCH(&quot;JORNADA&quot;; [.$A$1:.$G$1]; 0)); &quot;&quot;)" office:value-type="float" office:value="0" calcext:value-type="float">
            <text:p>0</text:p>
          </table:table-cell>
          <table:table-cell table:formula="of:=IF(NOT(ISNA([.W93])); INDEX([.$A$2:.$G$86]; [.W93]; MATCH(&quot;SIRNH&quot;; [.$A$1:.$G$1]; 0)); &quot;&quot;)" office:value-type="float" office:value="20858746" calcext:value-type="float">
            <text:p>20858746</text:p>
          </table:table-cell>
          <table:table-cell table:formula="of:=IF(NOT(ISNA([.W93])); INDEX([.$A$2:.$G$86]; [.W93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4]; [.$A$2:.$A$86]; 1; 0)); &quot;ERROR&quot;; &quot;OK&quot;)" office:value-type="string" office:string-value="OK" calcext:value-type="string">
            <text:p>OK</text:p>
          </table:table-cell>
          <table:table-cell table:formula="of:=IF([.O94]=1; SUBSTITUTE([.P94]; &quot;30&quot;; &quot;30 &quot;; 1); IF([.N94]=1; SUBSTITUTE([.P94];&quot;AL&quot;; &quot;AL &quot;; 1); IF([.M94]=1; SUBSTITUTE([.P94]; &quot;PR&quot;; &quot;PR &quot;; 1); SUBSTITUTE([.P94]; &quot; &quot;; &quot;  &quot;;1))))" office:value-type="string" office:string-value="82024961   00011" calcext:value-type="string">
            <text:p>82024961 <text:s text:c="2"/>00011</text:p>
          </table:table-cell>
          <table:table-cell table:formula="of:=IF(ISERROR(SEARCH(&quot;PR&quot;; [.P94]; 1)); 0; IF(SEARCH(&quot;PR&quot;; [.P94]; 1)=9; 1; 0))" office:value-type="float" office:value="0" calcext:value-type="float">
            <text:p>0</text:p>
          </table:table-cell>
          <table:table-cell table:formula="of:=IF(ISERROR(SEARCH(&quot;AL&quot;; [.P94]; 1)); 0; IF(SEARCH(&quot;AL&quot;; [.P94]; 1)=10; 1; 0))" office:value-type="float" office:value="0" calcext:value-type="float">
            <text:p>0</text:p>
          </table:table-cell>
          <table:table-cell table:formula="of:=IF(ISERROR(SEARCH(&quot;30&quot;; [.P94]; 1)); 0; IF(SEARCH(&quot;30&quot;; [.P94]; 1)=9; 1; 0))" office:value-type="float" office:value="0" calcext:value-type="float">
            <text:p>0</text:p>
          </table:table-cell>
          <table:table-cell office:value-type="string" calcext:value-type="string">
            <text:p>82024961 <text:s/>00011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8751" calcext:value-type="float">
            <text:p>208587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4]; [.$A$2:.$A$86]; 0)" office:value-type="float" office:value="43" calcext:value-type="float">
            <text:p>43</text:p>
          </table:table-cell>
          <table:table-cell table:formula="of:=IF(NOT(ISNA([.W94])); INDEX([.$A$2:.$G$86]; [.W94]; MATCH(&quot;JORNADA&quot;; [.$A$1:.$G$1]; 0)); &quot;&quot;)" office:value-type="float" office:value="7" calcext:value-type="float">
            <text:p>7</text:p>
          </table:table-cell>
          <table:table-cell table:formula="of:=IF(NOT(ISNA([.W94])); INDEX([.$A$2:.$G$86]; [.W94]; MATCH(&quot;SIRNH&quot;; [.$A$1:.$G$1]; 0)); &quot;&quot;)" office:value-type="float" office:value="20858751" calcext:value-type="float">
            <text:p>20858751</text:p>
          </table:table-cell>
          <table:table-cell table:formula="of:=IF(NOT(ISNA([.W94])); INDEX([.$A$2:.$G$86]; [.W94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5]; [.$A$2:.$A$86]; 1; 0)); &quot;ERROR&quot;; &quot;OK&quot;)" office:value-type="string" office:string-value="OK" calcext:value-type="string">
            <text:p>OK</text:p>
          </table:table-cell>
          <table:table-cell table:formula="of:=IF([.O95]=1; SUBSTITUTE([.P95]; &quot;30&quot;; &quot;30 &quot;; 1); IF([.N95]=1; SUBSTITUTE([.P95];&quot;AL&quot;; &quot;AL &quot;; 1); IF([.M95]=1; SUBSTITUTE([.P95]; &quot;PR&quot;; &quot;PR &quot;; 1); SUBSTITUTE([.P95]; &quot; &quot;; &quot;  &quot;;1))))" office:value-type="string" office:string-value="82024981   00003" calcext:value-type="string">
            <text:p>82024981 <text:s text:c="2"/>00003</text:p>
          </table:table-cell>
          <table:table-cell table:formula="of:=IF(ISERROR(SEARCH(&quot;PR&quot;; [.P95]; 1)); 0; IF(SEARCH(&quot;PR&quot;; [.P95]; 1)=9; 1; 0))" office:value-type="float" office:value="0" calcext:value-type="float">
            <text:p>0</text:p>
          </table:table-cell>
          <table:table-cell table:formula="of:=IF(ISERROR(SEARCH(&quot;AL&quot;; [.P95]; 1)); 0; IF(SEARCH(&quot;AL&quot;; [.P95]; 1)=10; 1; 0))" office:value-type="float" office:value="0" calcext:value-type="float">
            <text:p>0</text:p>
          </table:table-cell>
          <table:table-cell table:formula="of:=IF(ISERROR(SEARCH(&quot;30&quot;; [.P95]; 1)); 0; IF(SEARCH(&quot;30&quot;; [.P95]; 1)=9; 1; 0))" office:value-type="float" office:value="0" calcext:value-type="float">
            <text:p>0</text:p>
          </table:table-cell>
          <table:table-cell office:value-type="string" calcext:value-type="string">
            <text:p>82024981 <text:s/>00003</text:p>
          </table:table-cell>
          <table:table-cell office:value-type="string" calcext:value-type="string">
            <text:p>15.85.02</text:p>
          </table:table-cell>
          <table:table-cell office:value-type="float" office:value="158502" calcext:value-type="float">
            <text:p>158502</text:p>
          </table:table-cell>
          <table:table-cell office:value-type="float" office:value="20858756" calcext:value-type="float">
            <text:p>208587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5]; [.$A$2:.$A$86]; 0)" office:value-type="float" office:value="44" calcext:value-type="float">
            <text:p>44</text:p>
          </table:table-cell>
          <table:table-cell table:formula="of:=IF(NOT(ISNA([.W95])); INDEX([.$A$2:.$G$86]; [.W95]; MATCH(&quot;JORNADA&quot;; [.$A$1:.$G$1]; 0)); &quot;&quot;)" office:value-type="float" office:value="7" calcext:value-type="float">
            <text:p>7</text:p>
          </table:table-cell>
          <table:table-cell table:formula="of:=IF(NOT(ISNA([.W95])); INDEX([.$A$2:.$G$86]; [.W95]; MATCH(&quot;SIRNH&quot;; [.$A$1:.$G$1]; 0)); &quot;&quot;)" office:value-type="float" office:value="20858756" calcext:value-type="float">
            <text:p>20858756</text:p>
          </table:table-cell>
          <table:table-cell table:formula="of:=IF(NOT(ISNA([.W95])); INDEX([.$A$2:.$G$86]; [.W95]; MATCH(&quot;CLASIF&quot;; [.$A$1:.$G$1]; 0)); &quot;&quot;)" office:value-type="string" office:string-value="15.85.02" calcext:value-type="string">
            <text:p>15.85.02</text:p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6]; [.$A$2:.$A$86]; 1; 0)); &quot;ERROR&quot;; &quot;OK&quot;)" office:value-type="string" office:string-value="OK" calcext:value-type="string">
            <text:p>OK</text:p>
          </table:table-cell>
          <table:table-cell table:formula="of:=IF([.O96]=1; SUBSTITUTE([.P96]; &quot;30&quot;; &quot;30 &quot;; 1); IF([.N96]=1; SUBSTITUTE([.P96];&quot;AL&quot;; &quot;AL &quot;; 1); IF([.M96]=1; SUBSTITUTE([.P96]; &quot;PR&quot;; &quot;PR &quot;; 1); SUBSTITUTE([.P96]; &quot; &quot;; &quot;  &quot;;1))))" office:value-type="string" office:string-value="82024901   00003" calcext:value-type="string">
            <text:p>82024901 <text:s text:c="2"/>00003</text:p>
          </table:table-cell>
          <table:table-cell table:formula="of:=IF(ISERROR(SEARCH(&quot;PR&quot;; [.P96]; 1)); 0; IF(SEARCH(&quot;PR&quot;; [.P96]; 1)=9; 1; 0))" office:value-type="float" office:value="0" calcext:value-type="float">
            <text:p>0</text:p>
          </table:table-cell>
          <table:table-cell table:formula="of:=IF(ISERROR(SEARCH(&quot;AL&quot;; [.P96]; 1)); 0; IF(SEARCH(&quot;AL&quot;; [.P96]; 1)=10; 1; 0))" office:value-type="float" office:value="0" calcext:value-type="float">
            <text:p>0</text:p>
          </table:table-cell>
          <table:table-cell table:formula="of:=IF(ISERROR(SEARCH(&quot;30&quot;; [.P96]; 1)); 0; IF(SEARCH(&quot;30&quot;; [.P96]; 1)=9; 1; 0))" office:value-type="float" office:value="0" calcext:value-type="float">
            <text:p>0</text:p>
          </table:table-cell>
          <table:table-cell office:value-type="string" calcext:value-type="string">
            <text:p>82024901 <text:s/>00003</text:p>
          </table:table-cell>
          <table:table-cell office:value-type="string" calcext:value-type="string">
            <text:p>23.44.06</text:p>
          </table:table-cell>
          <table:table-cell office:value-type="float" office:value="234406" calcext:value-type="float">
            <text:p>234406</text:p>
          </table:table-cell>
          <table:table-cell office:value-type="float" office:value="20858765" calcext:value-type="float">
            <text:p>20858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6]; [.$A$2:.$A$86]; 0)" office:value-type="float" office:value="45" calcext:value-type="float">
            <text:p>45</text:p>
          </table:table-cell>
          <table:table-cell table:formula="of:=IF(NOT(ISNA([.W96])); INDEX([.$A$2:.$G$86]; [.W96]; MATCH(&quot;JORNADA&quot;; [.$A$1:.$G$1]; 0)); &quot;&quot;)" office:value-type="float" office:value="0" calcext:value-type="float">
            <text:p>0</text:p>
          </table:table-cell>
          <table:table-cell table:formula="of:=IF(NOT(ISNA([.W96])); INDEX([.$A$2:.$G$86]; [.W96]; MATCH(&quot;SIRNH&quot;; [.$A$1:.$G$1]; 0)); &quot;&quot;)" office:value-type="float" office:value="20858765" calcext:value-type="float">
            <text:p>20858765</text:p>
          </table:table-cell>
          <table:table-cell table:formula="of:=IF(NOT(ISNA([.W96])); INDEX([.$A$2:.$G$86]; [.W96]; MATCH(&quot;CLASIF&quot;; [.$A$1:.$G$1]; 0)); &quot;&quot;)" office:value-type="string" office:string-value="23.44.06" calcext:value-type="string">
            <text:p>23.44.06</text:p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7]; [.$A$2:.$A$86]; 1; 0)); &quot;ERROR&quot;; &quot;OK&quot;)" office:value-type="string" office:string-value="OK" calcext:value-type="string">
            <text:p>OK</text:p>
          </table:table-cell>
          <table:table-cell table:formula="of:=IF([.O97]=1; SUBSTITUTE([.P97]; &quot;30&quot;; &quot;30 &quot;; 1); IF([.N97]=1; SUBSTITUTE([.P97];&quot;AL&quot;; &quot;AL &quot;; 1); IF([.M97]=1; SUBSTITUTE([.P97]; &quot;PR&quot;; &quot;PR &quot;; 1); SUBSTITUTE([.P97]; &quot; &quot;; &quot;  &quot;;1))))" office:value-type="string" office:string-value="112410002AL 20903229" calcext:value-type="string">
            <text:p>112410002AL 20903229</text:p>
          </table:table-cell>
          <table:table-cell table:formula="of:=IF(ISERROR(SEARCH(&quot;PR&quot;; [.P97]; 1)); 0; IF(SEARCH(&quot;PR&quot;; [.P97]; 1)=9; 1; 0))" office:value-type="float" office:value="0" calcext:value-type="float">
            <text:p>0</text:p>
          </table:table-cell>
          <table:table-cell table:formula="of:=IF(ISERROR(SEARCH(&quot;AL&quot;; [.P97]; 1)); 0; IF(SEARCH(&quot;AL&quot;; [.P97]; 1)=10; 1; 0))" office:value-type="float" office:value="1" calcext:value-type="float">
            <text:p>1</text:p>
          </table:table-cell>
          <table:table-cell table:formula="of:=IF(ISERROR(SEARCH(&quot;30&quot;; [.P97]; 1)); 0; IF(SEARCH(&quot;30&quot;; [.P97]; 1)=9; 1; 0))" office:value-type="float" office:value="0" calcext:value-type="float">
            <text:p>0</text:p>
          </table:table-cell>
          <table:table-cell office:value-type="string" calcext:value-type="string">
            <text:p>112410002AL20903229</text:p>
          </table:table-cell>
          <table:table-cell office:value-type="string" calcext:value-type="string">
            <text:p>37.11.02</text:p>
          </table:table-cell>
          <table:table-cell office:value-type="float" office:value="371102" calcext:value-type="float">
            <text:p>371102</text:p>
          </table:table-cell>
          <table:table-cell office:value-type="float" office:value="20903229" calcext:value-type="float">
            <text:p>20903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7]; [.$A$2:.$A$86]; 0)" office:value-type="float" office:value="47" calcext:value-type="float">
            <text:p>47</text:p>
          </table:table-cell>
          <table:table-cell table:formula="of:=IF(NOT(ISNA([.W97])); INDEX([.$A$2:.$G$86]; [.W97]; MATCH(&quot;JORNADA&quot;; [.$A$1:.$G$1]; 0)); &quot;&quot;)" office:value-type="float" office:value="0" calcext:value-type="float">
            <text:p>0</text:p>
          </table:table-cell>
          <table:table-cell table:formula="of:=IF(NOT(ISNA([.W97])); INDEX([.$A$2:.$G$86]; [.W97]; MATCH(&quot;SIRNH&quot;; [.$A$1:.$G$1]; 0)); &quot;&quot;)" office:value-type="float" office:value="20903229" calcext:value-type="float">
            <text:p>20903229</text:p>
          </table:table-cell>
          <table:table-cell table:formula="of:=IF(NOT(ISNA([.W97])); INDEX([.$A$2:.$G$86]; [.W97]; MATCH(&quot;CLASIF&quot;; [.$A$1:.$G$1]; 0)); &quot;&quot;)" office:value-type="string" office:string-value="37.11.02" calcext:value-type="string">
            <text:p>37.11.02</text:p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8]; [.$A$2:.$A$86]; 1; 0)); &quot;ERROR&quot;; &quot;OK&quot;)" office:value-type="string" office:string-value="OK" calcext:value-type="string">
            <text:p>OK</text:p>
          </table:table-cell>
          <table:table-cell table:formula="of:=IF([.O98]=1; SUBSTITUTE([.P98]; &quot;30&quot;; &quot;30 &quot;; 1); IF([.N98]=1; SUBSTITUTE([.P98];&quot;AL&quot;; &quot;AL &quot;; 1); IF([.M98]=1; SUBSTITUTE([.P98]; &quot;PR&quot;; &quot;PR &quot;; 1); SUBSTITUTE([.P98]; &quot; &quot;; &quot;  &quot;;1))))" office:value-type="string" office:string-value="112410002AL 20903304" calcext:value-type="string">
            <text:p>112410002AL 20903304</text:p>
          </table:table-cell>
          <table:table-cell table:formula="of:=IF(ISERROR(SEARCH(&quot;PR&quot;; [.P98]; 1)); 0; IF(SEARCH(&quot;PR&quot;; [.P98]; 1)=9; 1; 0))" office:value-type="float" office:value="0" calcext:value-type="float">
            <text:p>0</text:p>
          </table:table-cell>
          <table:table-cell table:formula="of:=IF(ISERROR(SEARCH(&quot;AL&quot;; [.P98]; 1)); 0; IF(SEARCH(&quot;AL&quot;; [.P98]; 1)=10; 1; 0))" office:value-type="float" office:value="1" calcext:value-type="float">
            <text:p>1</text:p>
          </table:table-cell>
          <table:table-cell table:formula="of:=IF(ISERROR(SEARCH(&quot;30&quot;; [.P98]; 1)); 0; IF(SEARCH(&quot;30&quot;; [.P98]; 1)=9; 1; 0))" office:value-type="float" office:value="0" calcext:value-type="float">
            <text:p>0</text:p>
          </table:table-cell>
          <table:table-cell office:value-type="string" calcext:value-type="string">
            <text:p>112410002AL20903304</text:p>
          </table:table-cell>
          <table:table-cell office:value-type="string" calcext:value-type="string">
            <text:p>35.11.02</text:p>
          </table:table-cell>
          <table:table-cell office:value-type="float" office:value="351102" calcext:value-type="float">
            <text:p>351102</text:p>
          </table:table-cell>
          <table:table-cell office:value-type="float" office:value="20903304" calcext:value-type="float">
            <text:p>20903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L98]; [.$A$2:.$A$86]; 0)" office:value-type="float" office:value="48" calcext:value-type="float">
            <text:p>48</text:p>
          </table:table-cell>
          <table:table-cell table:formula="of:=IF(NOT(ISNA([.W98])); INDEX([.$A$2:.$G$86]; [.W98]; MATCH(&quot;JORNADA&quot;; [.$A$1:.$G$1]; 0)); &quot;&quot;)" office:value-type="float" office:value="0" calcext:value-type="float">
            <text:p>0</text:p>
          </table:table-cell>
          <table:table-cell table:formula="of:=IF(NOT(ISNA([.W98])); INDEX([.$A$2:.$G$86]; [.W98]; MATCH(&quot;SIRNH&quot;; [.$A$1:.$G$1]; 0)); &quot;&quot;)" office:value-type="float" office:value="20903304" calcext:value-type="float">
            <text:p>20903304</text:p>
          </table:table-cell>
          <table:table-cell table:formula="of:=IF(NOT(ISNA([.W98])); INDEX([.$A$2:.$G$86]; [.W98]; MATCH(&quot;CLASIF&quot;; [.$A$1:.$G$1]; 0)); &quot;&quot;)" office:value-type="string" office:string-value="35.11.02" calcext:value-type="string">
            <text:p>35.11.02</text:p>
          </table:table-cell>
        </table:table-row>
        <table:table-row table:style-name="ro2">
          <table:table-cell table:style-name="Default"/>
          <table:table-cell table:number-columns-repeated="9"/>
          <table:table-cell table:formula="of:=IF(ISNA(VLOOKUP([.L99]; [.$A$2:.$A$86]; 1; 0)); &quot;ERROR&quot;; &quot;OK&quot;)" office:value-type="string" office:string-value="ERROR" calcext:value-type="string">
            <text:p>ERROR</text:p>
          </table:table-cell>
          <table:table-cell table:style-name="ce13" table:formula="of:=IF([.O99]=1; SUBSTITUTE([.P99]; &quot;30&quot;; &quot;30 &quot;; 1); IF([.N99]=1; SUBSTITUTE([.P99];&quot;AL&quot;; &quot;AL &quot;; 1); IF([.M99]=1; SUBSTITUTE([.P99]; &quot;PR&quot;; &quot;PR &quot;; 1); SUBSTITUTE([.P99]; &quot; &quot;; &quot;  &quot;;1))))" office:value-type="string" office:string-value="20926100PR 10073243" calcext:value-type="string">
            <text:p>20926100PR 10073243</text:p>
          </table:table-cell>
          <table:table-cell table:style-name="ce16" table:formula="of:=IF(ISERROR(SEARCH(&quot;PR&quot;; [.P99]; 1)); 0; IF(SEARCH(&quot;PR&quot;; [.P99]; 1)=9; 1; 0))" office:value-type="float" office:value="1" calcext:value-type="float">
            <text:p>1</text:p>
          </table:table-cell>
          <table:table-cell table:style-name="ce16" table:formula="of:=IF(ISERROR(SEARCH(&quot;AL&quot;; [.P99]; 1)); 0; IF(SEARCH(&quot;AL&quot;; [.P99]; 1)=10; 1; 0))" office:value-type="float" office:value="0" calcext:value-type="float">
            <text:p>0</text:p>
          </table:table-cell>
          <table:table-cell table:style-name="ce16" table:formula="of:=IF(ISERROR(SEARCH(&quot;30&quot;; [.P99]; 1)); 0; IF(SEARCH(&quot;30&quot;; [.P99]; 1)=9; 1; 0))" office:value-type="float" office:value="0" calcext:value-type="float">
            <text:p>0</text:p>
          </table:table-cell>
          <table:table-cell table:style-name="ce18" office:value-type="string" calcext:value-type="string">
            <text:p>20926100PR10073243</text:p>
          </table:table-cell>
          <table:table-cell table:style-name="ce19" office:value-type="string" calcext:value-type="string">
            <text:p>33.11.02</text:p>
          </table:table-cell>
          <table:table-cell table:style-name="ce19" office:value-type="float" office:value="331102" calcext:value-type="float">
            <text:p>331102</text:p>
          </table:table-cell>
          <table:table-cell table:style-name="ce19" office:value-type="float" office:value="20903338" calcext:value-type="float">
            <text:p>20903338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formula="of:=MATCH([.L99]; [.$A$2:.$A$86]; 0)" office:value-type="string" office:string-value="" calcext:value-type="error">
            <text:p>#N/D</text:p>
          </table:table-cell>
          <table:table-cell table:formula="of:=IF(NOT(ISNA([.W99])); INDEX([.$A$2:.$G$86]; [.W99]; MATCH(&quot;JORNADA&quot;; [.$A$1:.$G$1]; 0)); &quot;&quot;)">
            <text:p/>
          </table:table-cell>
          <table:table-cell table:formula="of:=IF(NOT(ISNA([.W99])); INDEX([.$A$2:.$G$86]; [.W99]; MATCH(&quot;SIRNH&quot;; [.$A$1:.$G$1]; 0)); &quot;&quot;)">
            <text:p/>
          </table:table-cell>
          <table:table-cell table:formula="of:=IF(NOT(ISNA([.W99])); INDEX([.$A$2:.$G$86]; [.W99]; MATCH(&quot;CLASIF&quot;; [.$A$1:.$G$1]; 0)); &quot;&quot;)">
            <text:p/>
          </table:table-cell>
        </table:table-row>
        <table:table-row table:style-name="ro1">
          <table:table-cell table:style-name="Default"/>
          <table:table-cell table:number-columns-repeated="10"/>
          <table:table-cell table:style-name="ce14"/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</table:table-row>
        <calcext:conditional-formats>
          <calcext:conditional-format calcext:target-range-address="Cruce.L2:Cruce.L100">
            <calcext:condition calcext:apply-style-name="Error" calcext:value="formula-is([.$K2]=&quot;ERROR&quot;)" calcext:base-cell-address="Cruce.L2"/>
          </calcext:conditional-format>
          <calcext:conditional-format calcext:target-range-address="Cruce.A2:Cruce.A86">
            <calcext:condition calcext:apply-style-name="Bad" calcext:value="formula-is([.$G2]=&quot;ERROR&quot;)" calcext:base-cell-address="Cruce.A2"/>
          </calcext:conditional-format>
          <calcext:conditional-format calcext:target-range-address="Cruce.X2:Cruce.X99">
            <calcext:condition calcext:apply-style-name="Note" calcext:value="formula-is(AND([.$T2]&lt;&gt;[.$X2]; [.$X2]&lt;&gt;&quot;&quot;))" calcext:base-cell-address="Cruce.X2"/>
          </calcext:conditional-format>
          <calcext:conditional-format calcext:target-range-address="Cruce.Y2:Cruce.Y99">
            <calcext:condition calcext:apply-style-name="Note" calcext:value="formula-is(AND([.$Y2]&lt;&gt;&quot;&quot;; [.$S2]&lt;&gt;[.$Y2]))" calcext:base-cell-address="Cruce.Y2"/>
          </calcext:conditional-format>
          <calcext:conditional-format calcext:target-range-address="Cruce.Z2:Cruce.Z99">
            <calcext:condition calcext:apply-style-name="Note" calcext:value="formula-is(AND([.$Z2]&lt;&gt;&quot;&quot;; [.$Q2]&lt;&gt;[.$Z2]))" calcext:base-cell-address="Cruce.Z2"/>
          </calcext:conditional-format>
        </calcext:conditional-formats>
      </table:table>
      <table:table table:name="Datos" table:style-name="ta1">
        <table:table-column table:style-name="co1" table:default-cell-style-name="Default"/>
        <table:table-column table:style-name="co19" table:default-cell-style-name="Default"/>
        <table:table-column table:style-name="co2" table:number-columns-repeated="14" table:default-cell-style-name="Default"/>
        <table:table-row table:style-name="ro1">
          <table:table-cell table:style-name="ce5" office:value-type="string" calcext:value-type="string">
            <text:p>CLAVE</text:p>
          </table:table-cell>
          <table:table-cell office:value-type="string" calcext:value-type="string">
            <text:p>DESC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VE_PUESTO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DEPTO</text:p>
          </table:table-cell>
          <table:table-cell office:value-type="string" calcext:value-type="string">
            <text:p>CLAVE_DESCANSO</text:p>
          </table:table-cell>
          <table:table-cell office:value-type="string" calcext:value-type="string">
            <text:p>CLAVE_JORNADA</text:p>
          </table:table-cell>
          <table:table-cell office:value-type="string" calcext:value-type="string">
            <text:p>RESIDE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SIRHN</text:p>
          </table:table-cell>
          <table:table-cell office:value-type="string" calcext:value-type="string">
            <text:p>POSFIN</text:p>
          </table:table-cell>
        </table:table-row>
        <table:table-row table:style-name="ro1">
          <table:table-cell office:value-type="string" calcext:value-type="string">
            <text:p>24028400 <text:s text:c="2"/>00001</text:p>
          </table:table-cell>
          <table:table-cell office:value-type="string" calcext:value-type="string">
            <text:p>Auxiliar Administrativo "F" </text:p>
          </table:table-cell>
          <table:table-cell office:value-type="string" calcext:value-type="string">
            <text:p>DEFINITIVA</text:p>
          </table:table-cell>
          <table:table-cell office:value-type="float" office:value="221804" calcext:value-type="float">
            <text:p>2218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T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41610" calcext:value-type="float">
            <text:p>41610</text:p>
          </table:table-cell>
        </table:table-row>
        <table:table-row table:style-name="ro1">
          <table:table-cell office:value-type="string" calcext:value-type="string">
            <text:p>24028500 <text:s text:c="2"/>00031</text:p>
          </table:table-cell>
          <table:table-cell office:value-type="string" calcext:value-type="string">
            <text:p>Oficinista de Cuarta </text:p>
          </table:table-cell>
          <table:table-cell office:value-type="string" calcext:value-type="string">
            <text:p>DEFINITIVA</text:p>
          </table:table-cell>
          <table:table-cell office:value-type="float" office:value="164406" calcext:value-type="float">
            <text:p>16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T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36578" calcext:value-type="float">
            <text:p>36578</text:p>
          </table:table-cell>
        </table:table-row>
        <table:table-row table:style-name="ro1">
          <table:table-cell office:value-type="string" calcext:value-type="string">
            <text:p>24028500 <text:s text:c="2"/>00090</text:p>
          </table:table-cell>
          <table:table-cell office:value-type="string" calcext:value-type="string">
            <text:p>Oficinista de Cuarta </text:p>
          </table:table-cell>
          <table:table-cell office:value-type="string" calcext:value-type="string">
            <text:p>DEFINITIVA</text:p>
          </table:table-cell>
          <table:table-cell office:value-type="float" office:value="164406" calcext:value-type="float">
            <text:p>16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T. Personal</text:p>
          </table:table-cell>
          <table:table-cell office:value-type="string" calcext:value-type="string">
            <text:p>CHOFERES</text:p>
          </table:table-cell>
          <table:table-cell table:number-columns-repeated="2" office:value-type="float" office:value="36574" calcext:value-type="float">
            <text:p>36574</text:p>
          </table:table-cell>
        </table:table-row>
        <table:table-row table:style-name="ro1">
          <table:table-cell office:value-type="string" calcext:value-type="string">
            <text:p>24028500 <text:s text:c="2"/>00027</text:p>
          </table:table-cell>
          <table:table-cell office:value-type="string" calcext:value-type="string">
            <text:p>Operario de Primera (Electricista) </text:p>
          </table:table-cell>
          <table:table-cell office:value-type="string" calcext:value-type="string">
            <text:p>DEFINITIVA</text:p>
          </table:table-cell>
          <table:table-cell office:value-type="float" office:value="216309" calcext:value-type="float">
            <text:p>2163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ANO</text:p>
          </table:table-cell>
          <table:table-cell table:number-columns-repeated="2"/>
          <table:table-cell office:value-type="string" calcext:value-type="string">
            <text:p>Materiales</text:p>
          </table:table-cell>
          <table:table-cell office:value-type="string" calcext:value-type="string">
            <text:p>TALLERES</text:p>
          </table:table-cell>
          <table:table-cell table:number-columns-repeated="2" office:value-type="float" office:value="36768" calcext:value-type="float">
            <text:p>36768</text:p>
          </table:table-cell>
        </table:table-row>
        <table:table-row table:style-name="ro1">
          <table:table-cell office:value-type="string" calcext:value-type="string">
            <text:p>24028500 <text:s text:c="2"/>00024</text:p>
          </table:table-cell>
          <table:table-cell office:value-type="string" calcext:value-type="string">
            <text:p>Operario Especialista (Electricista) </text:p>
          </table:table-cell>
          <table:table-cell office:value-type="string" calcext:value-type="string">
            <text:p>DEFINITIVA</text:p>
          </table:table-cell>
          <table:table-cell office:value-type="float" office:value="236309" calcext:value-type="float">
            <text:p>2363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ANO</text:p>
          </table:table-cell>
          <table:table-cell table:number-columns-repeated="2"/>
          <table:table-cell office:value-type="string" calcext:value-type="string">
            <text:p>Materiales</text:p>
          </table:table-cell>
          <table:table-cell office:value-type="string" calcext:value-type="string">
            <text:p>TALLERES</text:p>
          </table:table-cell>
          <table:table-cell table:number-columns-repeated="2" office:value-type="float" office:value="36999" calcext:value-type="float">
            <text:p>36999</text:p>
          </table:table-cell>
        </table:table-row>
        <table:table-row table:style-name="ro1">
          <table:table-cell office:value-type="string" calcext:value-type="string">
            <text:p>24028500 <text:s text:c="2"/>00102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2"/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64" calcext:value-type="float">
            <text:p>37164</text:p>
          </table:table-cell>
        </table:table-row>
        <table:table-row table:style-name="ro1">
          <table:table-cell office:value-type="string" calcext:value-type="string">
            <text:p>24028500 <text:s text:c="2"/>00106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2"/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66" calcext:value-type="float">
            <text:p>37166</text:p>
          </table:table-cell>
        </table:table-row>
        <table:table-row table:style-name="ro1">
          <table:table-cell office:value-type="string" calcext:value-type="string">
            <text:p>24028500 <text:s text:c="2"/>00099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2"/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733" calcext:value-type="float">
            <text:p>37733</text:p>
          </table:table-cell>
        </table:table-row>
        <table:table-row table:style-name="ro1">
          <table:table-cell office:value-type="string" calcext:value-type="string">
            <text:p>24028500 <text:s text:c="2"/>00107</text:p>
          </table:table-cell>
          <table:table-cell office:value-type="string" calcext:value-type="string">
            <text:p>Obrero General </text:p>
          </table:table-cell>
          <table:table-cell office:value-type="string" calcext:value-type="string">
            <text:p>DEFINITIVA</text:p>
          </table:table-cell>
          <table:table-cell office:value-type="float" office:value="86107" calcext:value-type="float">
            <text:p>86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ANO</text:p>
          </table:table-cell>
          <table:table-cell table:number-columns-repeated="2"/>
          <table:table-cell office:value-type="string" calcext:value-type="string">
            <text:p>Materiales</text:p>
          </table:table-cell>
          <table:table-cell office:value-type="string" calcext:value-type="string">
            <text:p>PESADO</text:p>
          </table:table-cell>
          <table:table-cell table:number-columns-repeated="2" office:value-type="float" office:value="37158" calcext:value-type="float">
            <text:p>37158</text:p>
          </table:table-cell>
        </table:table-row>
        <table:table-row table:style-name="ro1">
          <table:table-cell office:value-type="string" calcext:value-type="string">
            <text:p>24025500 <text:s text:c="2"/>60000</text:p>
          </table:table-cell>
          <table:table-cell office:value-type="string" calcext:value-type="string">
            <text:p>AUXILIAR ADMINISTRATIVO “D”</text:p>
          </table:table-cell>
          <table:table-cell office:value-type="string" calcext:value-type="string">
            <text:p>DEFINITIVA</text:p>
          </table:table-cell>
          <table:table-cell office:value-type="float" office:value="24184" calcext:value-type="float">
            <text:p>241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Liquidos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8741" calcext:value-type="float">
            <text:p>20858741</text:p>
          </table:table-cell>
        </table:table-row>
        <table:table-row table:style-name="ro1">
          <table:table-cell office:value-type="string" calcext:value-type="string">
            <text:p>24028500 <text:s text:c="2"/>00008</text:p>
          </table:table-cell>
          <table:table-cell office:value-type="string" calcext:value-type="string">
            <text:p>AUXILIAR ADMINISTRATIVO “D”</text:p>
          </table:table-cell>
          <table:table-cell office:value-type="string" calcext:value-type="string">
            <text:p>DEFINITIVA</text:p>
          </table:table-cell>
          <table:table-cell office:value-type="float" office:value="24184" calcext:value-type="float">
            <text:p>241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3"/>
          <table:table-cell office:value-type="string" calcext:value-type="string">
            <text:p>ADMVO</text:p>
          </table:table-cell>
          <table:table-cell table:number-columns-repeated="2" office:value-type="float" office:value="20858024" calcext:value-type="float">
            <text:p>20858024</text:p>
          </table:table-cell>
        </table:table-row>
        <table:table-row table:style-name="ro1">
          <table:table-cell office:value-type="string" calcext:value-type="string">
            <text:p>24028600 <text:s text:c="2"/>00001</text:p>
          </table:table-cell>
          <table:table-cell office:value-type="string" calcext:value-type="string">
            <text:p>OPERADOR “A” DE CAPTURA DE DATOS</text:p>
          </table:table-cell>
          <table:table-cell office:value-type="string" calcext:value-type="string">
            <text:p>DEFINITIVA</text:p>
          </table:table-cell>
          <table:table-cell office:value-type="float" office:value="232907" calcext:value-type="float">
            <text:p>2329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T. Personal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8035" calcext:value-type="float">
            <text:p>20858035</text:p>
          </table:table-cell>
        </table:table-row>
        <table:table-row table:style-name="ro1">
          <table:table-cell office:value-type="string" calcext:value-type="string">
            <text:p>24028500 <text:s text:c="2"/>00004</text:p>
          </table:table-cell>
          <table:table-cell office:value-type="string" calcext:value-type="string">
            <text:p>ENCARGADO “D” (OTROS)</text:p>
          </table:table-cell>
          <table:table-cell office:value-type="string" calcext:value-type="string">
            <text:p>DEFINITIVA</text:p>
          </table:table-cell>
          <table:table-cell office:value-type="float" office:value="209601" calcext:value-type="float">
            <text:p>2096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3"/>
          <table:table-cell office:value-type="string" calcext:value-type="string">
            <text:p>ADMVO</text:p>
          </table:table-cell>
          <table:table-cell table:number-columns-repeated="2" office:value-type="float" office:value="20857955" calcext:value-type="float">
            <text:p>20857955</text:p>
          </table:table-cell>
        </table:table-row>
        <table:table-row table:style-name="ro1">
          <table:table-cell office:value-type="string" calcext:value-type="string">
            <text:p>24028500 <text:s text:c="2"/>00005</text:p>
          </table:table-cell>
          <table:table-cell office:value-type="string" calcext:value-type="string">
            <text:p>OFICINISTA DE TERCERA</text:p>
          </table:table-cell>
          <table:table-cell office:value-type="string" calcext:value-type="string">
            <text:p>DEFINITIVA</text:p>
          </table:table-cell>
          <table:table-cell office:value-type="float" office:value="184406" calcext:value-type="float">
            <text:p>1844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T. Personal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857935" calcext:value-type="float">
            <text:p>20857935</text:p>
          </table:table-cell>
        </table:table-row>
        <table:table-row table:style-name="ro1">
          <table:table-cell office:value-type="string" calcext:value-type="string">
            <text:p>112410002AL 20903338</text:p>
          </table:table-cell>
          <table:table-cell office:value-type="string" calcext:value-type="string">
            <text:p>ESPECIALISTA TÉCNICO "D"</text:p>
          </table:table-cell>
          <table:table-cell office:value-type="string" calcext:value-type="string">
            <text:p>DEFINITIVA</text:p>
          </table:table-cell>
          <table:table-cell office:value-type="float" office:value="331102" calcext:value-type="float">
            <text:p>331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AMIRA</text:p>
          </table:table-cell>
          <table:table-cell table:number-columns-repeated="2"/>
          <table:table-cell office:value-type="string" calcext:value-type="string">
            <text:p>Jefatura</text:p>
          </table:table-cell>
          <table:table-cell office:value-type="string" calcext:value-type="string">
            <text:p>ADMVO</text:p>
          </table:table-cell>
          <table:table-cell table:number-columns-repeated="2" office:value-type="float" office:value="20903338" calcext:value-type="float">
            <text:p>20903338</text:p>
          </table:table-cell>
        </table:table-row>
      </table:table>
      <table:table table:name="Estructura" table:style-name="ta1">
        <table:table-column table:style-name="co2" table:number-columns-repeated="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18" table:default-cell-style-name="Default"/>
        <table:table-column table:style-name="co2" table:visibility="collapse" table:default-cell-style-name="Default"/>
        <table:table-column table:style-name="co2" table:number-columns-repeated="996" table:default-cell-style-name="Default"/>
        <table:table-row table:style-name="ro1">
          <table:table-cell table:style-name="ce43" office:value-type="string" calcext:value-type="string">
            <text:p>Columnas:</text:p>
          </table:table-cell>
          <table:table-cell table:style-name="ce51" table:formula="of:=COUNTA([$Datos.$A1:.$AMJ1])" office:value-type="float" office:value="16" calcext:value-type="float">
            <text:p>16</text:p>
          </table:table-cell>
          <table:table-cell table:number-columns-repeated="1022"/>
        </table:table-row>
        <table:table-row table:style-name="ro1" table:visibility="collapse"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1" calcext:value-type="float">
            <text:p>1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formula="of:=IF(COLUMN()&lt;=[.$B$1]; 1; 0)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996"/>
        </table:table-row>
        <table:table-row table:style-name="ro1">
          <table:table-cell table:style-name="ce45" table:formula="of:=IF([.A2]=1; LOWER(OFFSET([Datos.$A$1]; 0; COLUMN()-1; 1; 1)); &quot;&quot;)" office:value-type="string" office:string-value="clave" calcext:value-type="string">
            <text:p>clave</text:p>
          </table:table-cell>
          <table:table-cell table:style-name="ce45" table:formula="of:=IF([.B2]=1; LOWER(OFFSET([Datos.$A$1]; 0; COLUMN()-1; 1; 1)); &quot;&quot;)" office:value-type="string" office:string-value="descr" calcext:value-type="string">
            <text:p>descr</text:p>
          </table:table-cell>
          <table:table-cell table:style-name="ce45" table:formula="of:=IF([.C2]=1; LOWER(OFFSET([Datos.$A$1]; 0; COLUMN()-1; 1; 1)); &quot;&quot;)" office:value-type="string" office:string-value="tipo" calcext:value-type="string">
            <text:p>tipo</text:p>
          </table:table-cell>
          <table:table-cell table:style-name="ce45" table:formula="of:=IF([.D2]=1; LOWER(OFFSET([Datos.$A$1]; 0; COLUMN()-1; 1; 1)); &quot;&quot;)" office:value-type="string" office:string-value="clave_puesto" calcext:value-type="string">
            <text:p>clave_puesto</text:p>
          </table:table-cell>
          <table:table-cell table:style-name="ce45" table:formula="of:=IF([.E2]=1; LOWER(OFFSET([Datos.$A$1]; 0; COLUMN()-1; 1; 1)); &quot;&quot;)" office:value-type="string" office:string-value="activa" calcext:value-type="string">
            <text:p>activa</text:p>
          </table:table-cell>
          <table:table-cell table:style-name="ce45" table:formula="of:=IF([.F2]=1; LOWER(OFFSET([Datos.$A$1]; 0; COLUMN()-1; 1; 1)); &quot;&quot;)" office:value-type="string" office:string-value="visible" calcext:value-type="string">
            <text:p>visible</text:p>
          </table:table-cell>
          <table:table-cell table:style-name="ce45" table:formula="of:=IF([.G2]=1; LOWER(OFFSET([Datos.$A$1]; 0; COLUMN()-1; 1; 1)); &quot;&quot;)" office:value-type="string" office:string-value="depto" calcext:value-type="string">
            <text:p>depto</text:p>
          </table:table-cell>
          <table:table-cell table:style-name="ce45" table:formula="of:=IF([.H2]=1; LOWER(OFFSET([Datos.$A$1]; 0; COLUMN()-1; 1; 1)); &quot;&quot;)" office:value-type="string" office:string-value="clave_descanso" calcext:value-type="string">
            <text:p>clave_descanso</text:p>
          </table:table-cell>
          <table:table-cell table:style-name="ce45" table:formula="of:=IF([.I2]=1; LOWER(OFFSET([Datos.$A$1]; 0; COLUMN()-1; 1; 1)); &quot;&quot;)" office:value-type="string" office:string-value="clave_jornada" calcext:value-type="string">
            <text:p>clave_jornada</text:p>
          </table:table-cell>
          <table:table-cell table:style-name="ce45" table:formula="of:=IF([.J2]=1; LOWER(OFFSET([Datos.$A$1]; 0; COLUMN()-1; 1; 1)); &quot;&quot;)" office:value-type="string" office:string-value="residencia" calcext:value-type="string">
            <text:p>residencia</text:p>
          </table:table-cell>
          <table:table-cell table:style-name="ce45" table:formula="of:=IF([.K2]=1; LOWER(OFFSET([Datos.$A$1]; 0; COLUMN()-1; 1; 1)); &quot;&quot;)" office:value-type="string" office:string-value="localidad" calcext:value-type="string">
            <text:p>localidad</text:p>
          </table:table-cell>
          <table:table-cell table:style-name="ce45" table:formula="of:=IF([.L2]=1; LOWER(OFFSET([Datos.$A$1]; 0; COLUMN()-1; 1; 1)); &quot;&quot;)" office:value-type="string" office:string-value="taller" calcext:value-type="string">
            <text:p>taller</text:p>
          </table:table-cell>
          <table:table-cell table:style-name="ce45" table:formula="of:=IF([.M2]=1; LOWER(OFFSET([Datos.$A$1]; 0; COLUMN()-1; 1; 1)); &quot;&quot;)" office:value-type="string" office:string-value="funcion" calcext:value-type="string">
            <text:p>funcion</text:p>
          </table:table-cell>
          <table:table-cell table:style-name="ce45" table:formula="of:=IF([.N2]=1; LOWER(OFFSET([Datos.$A$1]; 0; COLUMN()-1; 1; 1)); &quot;&quot;)" office:value-type="string" office:string-value="grupo" calcext:value-type="string">
            <text:p>grupo</text:p>
          </table:table-cell>
          <table:table-cell table:style-name="ce45" table:formula="of:=IF([.O2]=1; LOWER(OFFSET([Datos.$A$1]; 0; COLUMN()-1; 1; 1)); &quot;&quot;)" office:value-type="string" office:string-value="sirhn" calcext:value-type="string">
            <text:p>sirhn</text:p>
          </table:table-cell>
          <table:table-cell table:style-name="ce45" table:formula="of:=IF([.P2]=1; LOWER(OFFSET([Datos.$A$1]; 0; COLUMN()-1; 1; 1)); &quot;&quot;)" office:value-type="string" office:string-value="posfin" calcext:value-type="string">
            <text:p>posfin</text:p>
          </table:table-cell>
          <table:table-cell table:style-name="ce45" table:formula="of:=IF([.Q2]=1; LOWER(OFFSET([Datos.$A$1]; 0; COLUMN()-1; 1; 1)); &quot;&quot;)">
            <text:p/>
          </table:table-cell>
          <table:table-cell table:style-name="ce45" table:formula="of:=IF([.R2]=1; LOWER(OFFSET([Datos.$A$1]; 0; COLUMN()-1; 1; 1)); &quot;&quot;)">
            <text:p/>
          </table:table-cell>
          <table:table-cell table:style-name="ce45" table:formula="of:=IF([.S2]=1; LOWER(OFFSET([Datos.$A$1]; 0; COLUMN()-1; 1; 1)); &quot;&quot;)">
            <text:p/>
          </table:table-cell>
          <table:table-cell table:style-name="ce45" table:formula="of:=IF([.T2]=1; LOWER(OFFSET([Datos.$A$1]; 0; COLUMN()-1; 1; 1)); &quot;&quot;)">
            <text:p/>
          </table:table-cell>
          <table:table-cell table:style-name="ce45" table:formula="of:=IF([.U2]=1; LOWER(OFFSET([Datos.$A$1]; 0; COLUMN()-1; 1; 1)); &quot;&quot;)">
            <text:p/>
          </table:table-cell>
          <table:table-cell table:style-name="ce45" table:formula="of:=IF([.V2]=1; LOWER(OFFSET([Datos.$A$1]; 0; COLUMN()-1; 1; 1)); &quot;&quot;)">
            <text:p/>
          </table:table-cell>
          <table:table-cell table:style-name="ce45" table:formula="of:=IF([.W2]=1; LOWER(OFFSET([Datos.$A$1]; 0; COLUMN()-1; 1; 1)); &quot;&quot;)">
            <text:p/>
          </table:table-cell>
          <table:table-cell table:style-name="ce45" table:formula="of:=IF([.X2]=1; LOWER(OFFSET([Datos.$A$1]; 0; COLUMN()-1; 1; 1)); &quot;&quot;)">
            <text:p/>
          </table:table-cell>
          <table:table-cell table:style-name="ce45" table:formula="of:=IF([.Y2]=1; LOWER(OFFSET([Datos.$A$1]; 0; COLUMN()-1; 1; 1)); &quot;&quot;)">
            <text:p/>
          </table:table-cell>
          <table:table-cell table:style-name="ce45" table:formula="of:=IF([.Z2]=1; LOWER(OFFSET([Datos.$A$1]; 0; COLUMN()-1; 1; 1)); &quot;&quot;)">
            <text:p/>
          </table:table-cell>
          <table:table-cell table:style-name="ce45" table:number-columns-repeated="2"/>
          <table:table-cell table:number-columns-repeated="996"/>
        </table:table-row>
        <table:table-row table:style-name="ro1" table:visibility="collapse">
          <table:table-cell table:style-name="ce45" table:formula="of:=IFERROR(VLOOKUP([.A5]; [.$A$12:.$B$14]; 2; 0); &quot;&quot;)" office:value-type="string" office:string-value="'" calcext:value-type="string">
            <text:p>'</text:p>
          </table:table-cell>
          <table:table-cell table:style-name="ce45" table:formula="of:=IFERROR(VLOOKUP([.B5]; [.$A$12:.$B$14]; 2; 0); &quot;&quot;)" office:value-type="string" office:string-value="'" calcext:value-type="string">
            <text:p>'</text:p>
          </table:table-cell>
          <table:table-cell table:style-name="ce45" table:formula="of:=IFERROR(VLOOKUP([.C5]; [.$A$12:.$B$14]; 2; 0); &quot;&quot;)" office:value-type="string" office:string-value="'" calcext:value-type="string">
            <text:p>'</text:p>
          </table:table-cell>
          <table:table-cell table:style-name="ce45" table:formula="of:=IFERROR(VLOOKUP([.D5]; [.$A$12:.$B$14]; 2; 0); &quot;&quot;)" office:value-type="float" office:value="0" calcext:value-type="float">
            <text:p/>
          </table:table-cell>
          <table:table-cell table:style-name="ce45" table:formula="of:=IFERROR(VLOOKUP([.E5]; [.$A$12:.$B$14]; 2; 0); &quot;&quot;)" office:value-type="float" office:value="0" calcext:value-type="float">
            <text:p/>
          </table:table-cell>
          <table:table-cell table:style-name="ce45" table:formula="of:=IFERROR(VLOOKUP([.F5]; [.$A$12:.$B$14]; 2; 0); &quot;&quot;)" office:value-type="float" office:value="0" calcext:value-type="float">
            <text:p/>
          </table:table-cell>
          <table:table-cell table:style-name="ce45" table:formula="of:=IFERROR(VLOOKUP([.G5]; [.$A$12:.$B$14]; 2; 0); &quot;&quot;)" office:value-type="float" office:value="0" calcext:value-type="float">
            <text:p/>
          </table:table-cell>
          <table:table-cell table:style-name="ce45" table:formula="of:=IFERROR(VLOOKUP([.H5]; [.$A$12:.$B$14]; 2; 0); &quot;&quot;)" office:value-type="string" office:string-value="'" calcext:value-type="string">
            <text:p>'</text:p>
          </table:table-cell>
          <table:table-cell table:style-name="ce45" table:formula="of:=IFERROR(VLOOKUP([.I5]; [.$A$12:.$B$14]; 2; 0); &quot;&quot;)" office:value-type="float" office:value="0" calcext:value-type="float">
            <text:p/>
          </table:table-cell>
          <table:table-cell table:style-name="ce45" table:formula="of:=IFERROR(VLOOKUP([.J5]; [.$A$12:.$B$14]; 2; 0); &quot;&quot;)" office:value-type="string" office:string-value="'" calcext:value-type="string">
            <text:p>'</text:p>
          </table:table-cell>
          <table:table-cell table:style-name="ce45" table:formula="of:=IFERROR(VLOOKUP([.K5]; [.$A$12:.$B$14]; 2; 0); &quot;&quot;)" office:value-type="string" office:string-value="'" calcext:value-type="string">
            <text:p>'</text:p>
          </table:table-cell>
          <table:table-cell table:style-name="ce45" table:formula="of:=IFERROR(VLOOKUP([.L5]; [.$A$12:.$B$14]; 2; 0); &quot;&quot;)" office:value-type="string" office:string-value="'" calcext:value-type="string">
            <text:p>'</text:p>
          </table:table-cell>
          <table:table-cell table:style-name="ce45" table:formula="of:=IFERROR(VLOOKUP([.M5]; [.$A$12:.$B$14]; 2; 0); &quot;&quot;)" office:value-type="string" office:string-value="'" calcext:value-type="string">
            <text:p>'</text:p>
          </table:table-cell>
          <table:table-cell table:style-name="ce45" table:formula="of:=IFERROR(VLOOKUP([.N5]; [.$A$12:.$B$14]; 2; 0); &quot;&quot;)" office:value-type="string" office:string-value="'" calcext:value-type="string">
            <text:p>'</text:p>
          </table:table-cell>
          <table:table-cell table:style-name="ce45" table:formula="of:=IFERROR(VLOOKUP([.O5]; [.$A$12:.$B$14]; 2; 0); &quot;&quot;)" office:value-type="float" office:value="0" calcext:value-type="float">
            <text:p/>
          </table:table-cell>
          <table:table-cell table:style-name="ce45" table:formula="of:=IFERROR(VLOOKUP([.P5]; [.$A$12:.$B$14]; 2; 0); &quot;&quot;)" office:value-type="float" office:value="0" calcext:value-type="float">
            <text:p/>
          </table:table-cell>
          <table:table-cell table:style-name="ce45" table:formula="of:=IFERROR(VLOOKUP([.Q5]; [.$A$12:.$B$14]; 2; 0); &quot;&quot;)">
            <text:p/>
          </table:table-cell>
          <table:table-cell table:style-name="ce45" table:formula="of:=IFERROR(VLOOKUP([.R5]; [.$A$12:.$B$14]; 2; 0); &quot;&quot;)">
            <text:p/>
          </table:table-cell>
          <table:table-cell table:style-name="ce45" table:formula="of:=IFERROR(VLOOKUP([.S5]; [.$A$12:.$B$14]; 2; 0); &quot;&quot;)">
            <text:p/>
          </table:table-cell>
          <table:table-cell table:style-name="ce45" table:formula="of:=IFERROR(VLOOKUP([.T5]; [.$A$12:.$B$14]; 2; 0); &quot;&quot;)">
            <text:p/>
          </table:table-cell>
          <table:table-cell table:style-name="ce45" table:formula="of:=IFERROR(VLOOKUP([.U5]; [.$A$12:.$B$14]; 2; 0); &quot;&quot;)">
            <text:p/>
          </table:table-cell>
          <table:table-cell table:style-name="ce45" table:formula="of:=IFERROR(VLOOKUP([.V5]; [.$A$12:.$B$14]; 2; 0); &quot;&quot;)">
            <text:p/>
          </table:table-cell>
          <table:table-cell table:style-name="ce45" table:formula="of:=IFERROR(VLOOKUP([.W5]; [.$A$12:.$B$14]; 2; 0); &quot;&quot;)">
            <text:p/>
          </table:table-cell>
          <table:table-cell table:style-name="ce45" table:formula="of:=IFERROR(VLOOKUP([.X5]; [.$A$12:.$B$14]; 2; 0); &quot;&quot;)">
            <text:p/>
          </table:table-cell>
          <table:table-cell table:style-name="ce45" table:formula="of:=IFERROR(VLOOKUP([.Y5]; [.$A$12:.$B$14]; 2; 0); &quot;&quot;)">
            <text:p/>
          </table:table-cell>
          <table:table-cell table:style-name="ce45" table:formula="of:=IFERROR(VLOOKUP([.Z5]; [.$A$12:.$B$14]; 2; 0); &quot;&quot;)">
            <text:p/>
          </table:table-cell>
          <table:table-cell table:style-name="ce45" table:number-columns-repeated="2"/>
          <table:table-cell table:number-columns-repeated="996"/>
        </table:table-row>
        <table:table-row table:style-name="ro1">
          <table:table-cell table:number-columns-repeated="3" table:style-name="ce46" office:value-type="string" calcext:value-type="string">
            <text:p>string</text:p>
          </table:table-cell>
          <table:table-cell table:number-columns-repeated="4" table:style-name="ce46" office:value-type="string" calcext:value-type="string">
            <text:p>number</text:p>
          </table:table-cell>
          <table:table-cell table:style-name="ce46" office:value-type="string" calcext:value-type="string">
            <text:p>string</text:p>
          </table:table-cell>
          <table:table-cell table:style-name="ce46" office:value-type="string" calcext:value-type="string">
            <text:p>number</text:p>
          </table:table-cell>
          <table:table-cell table:number-columns-repeated="5" table:style-name="ce46" office:value-type="string" calcext:value-type="string">
            <text:p>string</text:p>
          </table:table-cell>
          <table:table-cell table:number-columns-repeated="2" table:style-name="ce46" office:value-type="string" calcext:value-type="string">
            <text:p>number</text:p>
          </table:table-cell>
          <table:table-cell table:style-name="ce46" table:number-columns-repeated="12"/>
          <table:table-cell table:style-name="ce54" table:number-columns-repeated="996"/>
        </table:table-row>
        <table:table-row table:style-name="ro1">
          <table:table-cell table:style-name="ce45" table:number-columns-repeated="28"/>
          <table:table-cell table:number-columns-repeated="996"/>
        </table:table-row>
        <table:table-row table:style-name="ro1">
          <table:table-cell office:value-type="string" calcext:value-type="string">
            <text:p>Habilitadas</text:p>
          </table:table-cell>
          <table:table-cell table:number-columns-repeated="1023"/>
        </table:table-row>
        <table:table-row table:style-name="ro1">
          <table:table-cell table:number-columns-repeated="16" table:style-name="ce47" office:value-type="float" office:value="1" calcext:value-type="float">
            <text:p>1</text:p>
          </table:table-cell>
          <table:table-cell table:style-name="ce53" table:number-columns-repeated="1008"/>
        </table:table-row>
        <table:table-row table:style-name="ro1">
          <table:table-cell table:style-name="ce44" table:number-columns-repeated="16"/>
          <table:table-cell table:number-columns-repeated="1008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48" office:value-type="string" calcext:value-type="string">
            <text:p>TYPE</text:p>
          </table:table-cell>
          <table:table-cell table:style-name="ce48" office:value-type="string" calcext:value-type="string">
            <text:p>DELIMITER</text:p>
          </table:table-cell>
          <table:table-cell table:number-columns-repeated="1022"/>
        </table:table-row>
        <table:table-row table:style-name="ro1" table:visibility="collapse">
          <table:table-cell table:style-name="ce49" office:value-type="string" calcext:value-type="string">
            <text:p>string</text:p>
          </table:table-cell>
          <table:table-cell table:style-name="ce49" office:value-type="string" calcext:value-type="string">
            <text:p>'</text:p>
          </table:table-cell>
          <table:table-cell table:number-columns-repeated="1022"/>
        </table:table-row>
        <table:table-row table:style-name="ro1" table:visibility="collapse">
          <table:table-cell table:style-name="ce49" office:value-type="string" calcext:value-type="string">
            <text:p>number</text:p>
          </table:table-cell>
          <table:table-cell table:style-name="ce49"/>
          <table:table-cell table:number-columns-repeated="1022"/>
        </table:table-row>
        <table:table-row table:style-name="ro1" table:visibility="collapse"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'</text:p>
          </table:table-cell>
          <table:table-cell table:number-columns-repeated="1022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style-name="ce43" office:value-type="string" calcext:value-type="string">
            <text:p>BD</text:p>
          </table:table-cell>
          <table:table-cell table:style-name="ce47" office:value-type="string" calcext:value-type="string">
            <text:p>syslog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Tabla</text:p>
          </table:table-cell>
          <table:table-cell table:style-name="ce47" office:value-type="string" calcext:value-type="string">
            <text:p>rh_plaz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ERT INTO {db}.{table} ({fields}) VALUES ({data}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visibility="collapse">
          <table:table-cell/>
          <table:table-cell table:formula="of:=IF([.A8]=1; [.A3]; &quot;&quot;) &amp; IF([.B8]=1; &quot;, &quot; &amp; [.B3]; &quot;&quot;) &amp; IF([.C8]=1; &quot;, &quot; &amp; [.C3]; &quot;&quot;) &amp; IF([.D8]=1; &quot;, &quot; &amp; [.D3]; &quot;&quot;) &amp; IF([.E8]=1; &quot;, &quot; &amp; [.E3]; &quot;&quot;) &amp; IF([.F8]=1; &quot;, &quot; &amp; [.F3]; &quot;&quot;) &amp; IF([.G8]=1; &quot;, &quot; &amp; [.G3]; &quot;&quot;) &amp; IF([.H8]=1; &quot;, &quot; &amp; [.H3]; &quot;&quot;) &amp; IF([.I8]=1; &quot;, &quot; &amp; [.I3]; &quot;&quot;) &amp; IF([.J8]=1; &quot;, &quot; &amp; [.J3]; &quot;&quot;) &amp; IF([.K8]=1; &quot;, &quot; &amp; [.K3]; &quot;&quot;) &amp; IF([.L8]=1; &quot;, &quot; &amp; [.L3]; &quot;&quot;) &amp; IF([.M8]=1; &quot;, &quot; &amp; [.M3]; &quot;&quot;) &amp; IF([.N8]=1; &quot;, &quot; &amp; [.N3]; &quot;&quot;) &amp; IF([.O8]=1; &quot;, &quot; &amp; [.O3]; &quot;&quot;) &amp; IF([.P8]=1; &quot;, &quot; &amp; [.P3]; &quot;&quot;) &amp; IF([.Q8]=1; &quot;, &quot; &amp; [.Q3]; &quot;&quot;) &amp; IF([.R8]=1; &quot;, &quot; &amp; [.R3]; &quot;&quot;) &amp; IF([.S8]=1; &quot;, &quot; &amp; [.S3]; &quot;&quot;) &amp; IF([.T8]=1; &quot;, &quot; &amp; [.T3]; &quot;&quot;) &amp; IF([.U8]=1; &quot;, &quot; &amp; [.U3]; &quot;&quot;) &amp; IF([.V8]=1; &quot;, &quot; &amp; [.V3]; &quot;&quot;) &amp; IF([.W8]=1; &quot;, &quot; &amp; [.W3]; &quot;&quot;) &amp; IF([.X8]=1; &quot;, &quot; &amp; [.X3]; &quot;&quot;) &amp; IF([.Y8]=1; &quot;, &quot; &amp; [.Y3]; &quot;&quot;) &amp; IF([.Z8]=1; &quot;, &quot; &amp; [.Z3]; &quot;&quot;)" office:value-type="string" office:string-value="clave, descr, tipo, clave_puesto, activa, visible, depto, clave_descanso, clave_jornada, residencia, localidad, taller, funcion, grupo, sirhn, posfin" calcext:value-type="string">
            <text:p>clave, descr, tipo, clave_puesto, activa, visible, depto, clave_descanso, clave_jornada, residencia, localidad, taller, funcion, grupo, sirhn, pos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os:</text:p>
          </table:table-cell>
          <table:table-cell table:formula="of:=IF(NOT(ISERROR(SEARCH(&quot;,&quot;; [.B22]; 1))); IF(SEARCH(&quot;,&quot;; [.B22]; 1)=1; TRIM(MID([.B22];2;LEN([.B22]))); [.B22]); &quot;&quot;)" office:value-type="string" office:string-value="clave, descr, tipo, clave_puesto, activa, visible, depto, clave_descanso, clave_jornada, residencia, localidad, taller, funcion, grupo, sirhn, posfin" calcext:value-type="string">
            <text:p>clave, descr, tipo, clave_puesto, activa, visible, depto, clave_descanso, clave_jornada, residencia, localidad, taller, funcion, grupo, sirhn, posf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/>
          <table:table-cell table:style-name="ce52" table:number-columns-repeated="25"/>
          <table:table-cell table:number-columns-repeated="998"/>
        </table:table-row>
        <table:table-row table:style-name="ro1">
          <table:table-cell table:formula="of:=MATCH(&quot;VALORES&quot;; [.A$1:.A$1048576]; 0)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ES</text:p>
          </table:table-cell>
          <table:table-cell table:number-columns-repeated="1023"/>
        </table:table-row>
        <table:table-row table:style-name="ro1">
          <table:table-cell table:formula="of:=IF([.A$8]=1; IF(LEN(INDEX(R_Data; ROW()-[.$A$26]; MATCH([.A$3]; R_ColumnNames; 0)))=0; &quot;NULL&quot;; T([.A$4]) &amp; INDEX(R_Data; ROW()-[.$A$26]; MATCH([.A$3]; R_ColumnNames; 0))&amp; T([.A$4]) ) ; &quot;&quot;)" office:value-type="string" office:string-value="'24028400   00001'" calcext:value-type="string">
            <text:p>'24028400 <text:s text:c="2"/>0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&quot;F&quot; '" calcext:value-type="string">
            <text:p>'Auxiliar Administrativo "F"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21804" calcext:value-type="string">
            <text:p>22180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T. Personal'" calcext:value-type="string">
            <text:p>'T. Personal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CHOFERES'" calcext:value-type="string">
            <text:p>'CHOFER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41610" calcext:value-type="string">
            <text:p>41610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41610" calcext:value-type="string">
            <text:p>41610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28])&gt;0; [.A28]; &quot;&quot;)&amp;IF(LEN([.B28])&gt;0; &quot;, &quot; &amp; [.B28]; &quot;&quot;)&amp;IF(LEN([.C28])&gt;0; &quot;, &quot; &amp; [.C28]; &quot;&quot;)&amp;IF(LEN([.D28])&gt;0; &quot;, &quot; &amp; [.D28]; &quot;&quot;)&amp;IF(LEN([.E28])&gt;0; &quot;, &quot; &amp; [.E28]; &quot;&quot;)&amp;IF(LEN([.F28])&gt;0; &quot;, &quot; &amp; [.F28]; &quot;&quot;)&amp;IF(LEN([.G28])&gt;0; &quot;, &quot; &amp; [.G28]; &quot;&quot;)&amp;IF(LEN([.H28])&gt;0; &quot;, &quot; &amp; [.H28]; &quot;&quot;)&amp;IF(LEN([.I28])&gt;0; &quot;, &quot; &amp; [.I28]; &quot;&quot;)&amp;IF(LEN([.J28])&gt;0; &quot;, &quot; &amp; [.J28]; &quot;&quot;)&amp;IF(LEN([.K28])&gt;0; &quot;, &quot; &amp; [.K28]; &quot;&quot;)&amp;IF(LEN([.L28])&gt;0; &quot;, &quot; &amp; [.L28]; &quot;&quot;)&amp;IF(LEN([.M28])&gt;0; &quot;, &quot; &amp; [.M28]; &quot;&quot;)&amp;IF(LEN([.N28])&gt;0; &quot;, &quot; &amp; [.N28]; &quot;&quot;)&amp;IF(LEN([.O28])&gt;0; &quot;, &quot; &amp; [.O28]; &quot;&quot;)&amp;IF(LEN([.P28])&gt;0; &quot;, &quot; &amp; [.P28]; &quot;&quot;)&amp;IF(LEN([.Q28])&gt;0; &quot;, &quot; &amp; [.Q28]; &quot;&quot;)&amp;IF(LEN([.R28])&gt;0; &quot;, &quot; &amp; [.R28]; &quot;&quot;)&amp;IF(LEN([.S28])&gt;0; &quot;, &quot; &amp; [.S28]; &quot;&quot;)&amp;IF(LEN([.T28])&gt;0; &quot;, &quot; &amp; [.T28]; &quot;&quot;)&amp;IF(LEN([.U28])&gt;0; &quot;, &quot; &amp; [.U28]; &quot;&quot;)&amp;IF(LEN([.V28])&gt;0; &quot;, &quot; &amp; [.V28]; &quot;&quot;)&amp;IF(LEN([.W28])&gt;0; &quot;, &quot; &amp; [.W28]; &quot;&quot;)&amp;IF(LEN([.X28])&gt;0; &quot;, &quot; &amp; [.X28]; &quot;&quot;)&amp;IF(LEN([.Y28])&gt;0; &quot;, &quot; &amp; [.Y28]; &quot;&quot;)&amp;IF(LEN([.Z28])&gt;0; &quot;, &quot; &amp; [.Z28]; &quot;&quot;)" office:value-type="string" office:string-value="'24028400   00001', 'Auxiliar Administrativo &quot;F&quot; ', 'DEFINITIVA', 221804, 1, 1, NULL, 'SD', 0, 'ALTAMIRA', NULL, NULL, 'T. Personal', 'CHOFERES', 41610, 41610" calcext:value-type="string">
            <text:p>'24028400 <text:s text:c="2"/>00001', 'Auxiliar Administrativo "F" ', 'DEFINITIVA', 221804, 1, 1, NULL, 'SD', 0, 'ALTAMIRA', NULL, NULL, 'T. Personal', 'CHOFERES', 41610, 41610</text:p>
          </table:table-cell>
          <table:table-cell table:style-name="ce5" table:formula="of:=IF(SEARCH(&quot;,&quot;; [.AB28]; 1)=1; TRIM(MID([.AB28]; SEARCH(&quot;,&quot;; [.AB28]; 1)+1; LEN([.AB28]))); [.AB28])" office:value-type="string" office:string-value="'24028400   00001', 'Auxiliar Administrativo &quot;F&quot; ', 'DEFINITIVA', 221804, 1, 1, NULL, 'SD', 0, 'ALTAMIRA', NULL, NULL, 'T. Personal', 'CHOFERES', 41610, 41610" calcext:value-type="string">
            <text:p>'24028400 <text:s text:c="2"/>00001', 'Auxiliar Administrativo "F" ', 'DEFINITIVA', 221804, 1, 1, NULL, 'SD', 0, 'ALTAMIRA', NULL, NULL, 'T. Personal', 'CHOFERES', 41610, 41610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31'" calcext:value-type="string">
            <text:p>'24028500 <text:s text:c="2"/>0003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Cuarta '" calcext:value-type="string">
            <text:p>'Oficinista de Cuarta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64406" calcext:value-type="string">
            <text:p>16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T. Personal'" calcext:value-type="string">
            <text:p>'T. Personal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CHOFERES'" calcext:value-type="string">
            <text:p>'CHOFER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36578" calcext:value-type="string">
            <text:p>36578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578" calcext:value-type="string">
            <text:p>3657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29])&gt;0; [.A29]; &quot;&quot;)&amp;IF(LEN([.B29])&gt;0; &quot;, &quot; &amp; [.B29]; &quot;&quot;)&amp;IF(LEN([.C29])&gt;0; &quot;, &quot; &amp; [.C29]; &quot;&quot;)&amp;IF(LEN([.D29])&gt;0; &quot;, &quot; &amp; [.D29]; &quot;&quot;)&amp;IF(LEN([.E29])&gt;0; &quot;, &quot; &amp; [.E29]; &quot;&quot;)&amp;IF(LEN([.F29])&gt;0; &quot;, &quot; &amp; [.F29]; &quot;&quot;)&amp;IF(LEN([.G29])&gt;0; &quot;, &quot; &amp; [.G29]; &quot;&quot;)&amp;IF(LEN([.H29])&gt;0; &quot;, &quot; &amp; [.H29]; &quot;&quot;)&amp;IF(LEN([.I29])&gt;0; &quot;, &quot; &amp; [.I29]; &quot;&quot;)&amp;IF(LEN([.J29])&gt;0; &quot;, &quot; &amp; [.J29]; &quot;&quot;)&amp;IF(LEN([.K29])&gt;0; &quot;, &quot; &amp; [.K29]; &quot;&quot;)&amp;IF(LEN([.L29])&gt;0; &quot;, &quot; &amp; [.L29]; &quot;&quot;)&amp;IF(LEN([.M29])&gt;0; &quot;, &quot; &amp; [.M29]; &quot;&quot;)&amp;IF(LEN([.N29])&gt;0; &quot;, &quot; &amp; [.N29]; &quot;&quot;)&amp;IF(LEN([.O29])&gt;0; &quot;, &quot; &amp; [.O29]; &quot;&quot;)&amp;IF(LEN([.P29])&gt;0; &quot;, &quot; &amp; [.P29]; &quot;&quot;)&amp;IF(LEN([.Q29])&gt;0; &quot;, &quot; &amp; [.Q29]; &quot;&quot;)&amp;IF(LEN([.R29])&gt;0; &quot;, &quot; &amp; [.R29]; &quot;&quot;)&amp;IF(LEN([.S29])&gt;0; &quot;, &quot; &amp; [.S29]; &quot;&quot;)&amp;IF(LEN([.T29])&gt;0; &quot;, &quot; &amp; [.T29]; &quot;&quot;)&amp;IF(LEN([.U29])&gt;0; &quot;, &quot; &amp; [.U29]; &quot;&quot;)&amp;IF(LEN([.V29])&gt;0; &quot;, &quot; &amp; [.V29]; &quot;&quot;)&amp;IF(LEN([.W29])&gt;0; &quot;, &quot; &amp; [.W29]; &quot;&quot;)&amp;IF(LEN([.X29])&gt;0; &quot;, &quot; &amp; [.X29]; &quot;&quot;)&amp;IF(LEN([.Y29])&gt;0; &quot;, &quot; &amp; [.Y29]; &quot;&quot;)&amp;IF(LEN([.Z29])&gt;0; &quot;, &quot; &amp; [.Z29]; &quot;&quot;)" office:value-type="string" office:string-value="'24028500   00031', 'Oficinista de Cuarta ', 'DEFINITIVA', 164406, 1, 1, NULL, 'SD', 0, 'ALTAMIRA', NULL, NULL, 'T. Personal', 'CHOFERES', 36578, 36578" calcext:value-type="string">
            <text:p>'24028500 <text:s text:c="2"/>00031', 'Oficinista de Cuarta ', 'DEFINITIVA', 164406, 1, 1, NULL, 'SD', 0, 'ALTAMIRA', NULL, NULL, 'T. Personal', 'CHOFERES', 36578, 36578</text:p>
          </table:table-cell>
          <table:table-cell table:style-name="ce5" table:formula="of:=IF(SEARCH(&quot;,&quot;; [.AB29]; 1)=1; TRIM(MID([.AB29]; SEARCH(&quot;,&quot;; [.AB29]; 1)+1; LEN([.AB29]))); [.AB29])" office:value-type="string" office:string-value="'24028500   00031', 'Oficinista de Cuarta ', 'DEFINITIVA', 164406, 1, 1, NULL, 'SD', 0, 'ALTAMIRA', NULL, NULL, 'T. Personal', 'CHOFERES', 36578, 36578" calcext:value-type="string">
            <text:p>'24028500 <text:s text:c="2"/>00031', 'Oficinista de Cuarta ', 'DEFINITIVA', 164406, 1, 1, NULL, 'SD', 0, 'ALTAMIRA', NULL, NULL, 'T. Personal', 'CHOFERES', 36578, 3657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90'" calcext:value-type="string">
            <text:p>'24028500 <text:s text:c="2"/>0009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Cuarta '" calcext:value-type="string">
            <text:p>'Oficinista de Cuarta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64406" calcext:value-type="string">
            <text:p>16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T. Personal'" calcext:value-type="string">
            <text:p>'T. Personal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CHOFERES'" calcext:value-type="string">
            <text:p>'CHOFER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36574" calcext:value-type="string">
            <text:p>36574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574" calcext:value-type="string">
            <text:p>3657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0])&gt;0; [.A30]; &quot;&quot;)&amp;IF(LEN([.B30])&gt;0; &quot;, &quot; &amp; [.B30]; &quot;&quot;)&amp;IF(LEN([.C30])&gt;0; &quot;, &quot; &amp; [.C30]; &quot;&quot;)&amp;IF(LEN([.D30])&gt;0; &quot;, &quot; &amp; [.D30]; &quot;&quot;)&amp;IF(LEN([.E30])&gt;0; &quot;, &quot; &amp; [.E30]; &quot;&quot;)&amp;IF(LEN([.F30])&gt;0; &quot;, &quot; &amp; [.F30]; &quot;&quot;)&amp;IF(LEN([.G30])&gt;0; &quot;, &quot; &amp; [.G30]; &quot;&quot;)&amp;IF(LEN([.H30])&gt;0; &quot;, &quot; &amp; [.H30]; &quot;&quot;)&amp;IF(LEN([.I30])&gt;0; &quot;, &quot; &amp; [.I30]; &quot;&quot;)&amp;IF(LEN([.J30])&gt;0; &quot;, &quot; &amp; [.J30]; &quot;&quot;)&amp;IF(LEN([.K30])&gt;0; &quot;, &quot; &amp; [.K30]; &quot;&quot;)&amp;IF(LEN([.L30])&gt;0; &quot;, &quot; &amp; [.L30]; &quot;&quot;)&amp;IF(LEN([.M30])&gt;0; &quot;, &quot; &amp; [.M30]; &quot;&quot;)&amp;IF(LEN([.N30])&gt;0; &quot;, &quot; &amp; [.N30]; &quot;&quot;)&amp;IF(LEN([.O30])&gt;0; &quot;, &quot; &amp; [.O30]; &quot;&quot;)&amp;IF(LEN([.P30])&gt;0; &quot;, &quot; &amp; [.P30]; &quot;&quot;)&amp;IF(LEN([.Q30])&gt;0; &quot;, &quot; &amp; [.Q30]; &quot;&quot;)&amp;IF(LEN([.R30])&gt;0; &quot;, &quot; &amp; [.R30]; &quot;&quot;)&amp;IF(LEN([.S30])&gt;0; &quot;, &quot; &amp; [.S30]; &quot;&quot;)&amp;IF(LEN([.T30])&gt;0; &quot;, &quot; &amp; [.T30]; &quot;&quot;)&amp;IF(LEN([.U30])&gt;0; &quot;, &quot; &amp; [.U30]; &quot;&quot;)&amp;IF(LEN([.V30])&gt;0; &quot;, &quot; &amp; [.V30]; &quot;&quot;)&amp;IF(LEN([.W30])&gt;0; &quot;, &quot; &amp; [.W30]; &quot;&quot;)&amp;IF(LEN([.X30])&gt;0; &quot;, &quot; &amp; [.X30]; &quot;&quot;)&amp;IF(LEN([.Y30])&gt;0; &quot;, &quot; &amp; [.Y30]; &quot;&quot;)&amp;IF(LEN([.Z30])&gt;0; &quot;, &quot; &amp; [.Z30]; &quot;&quot;)" office:value-type="string" office:string-value="'24028500   00090', 'Oficinista de Cuarta ', 'DEFINITIVA', 164406, 1, 1, NULL, 'SD', 0, 'ALTAMIRA', NULL, NULL, 'T. Personal', 'CHOFERES', 36574, 36574" calcext:value-type="string">
            <text:p>'24028500 <text:s text:c="2"/>00090', 'Oficinista de Cuarta ', 'DEFINITIVA', 164406, 1, 1, NULL, 'SD', 0, 'ALTAMIRA', NULL, NULL, 'T. Personal', 'CHOFERES', 36574, 36574</text:p>
          </table:table-cell>
          <table:table-cell table:style-name="ce5" table:formula="of:=IF(SEARCH(&quot;,&quot;; [.AB30]; 1)=1; TRIM(MID([.AB30]; SEARCH(&quot;,&quot;; [.AB30]; 1)+1; LEN([.AB30]))); [.AB30])" office:value-type="string" office:string-value="'24028500   00090', 'Oficinista de Cuarta ', 'DEFINITIVA', 164406, 1, 1, NULL, 'SD', 0, 'ALTAMIRA', NULL, NULL, 'T. Personal', 'CHOFERES', 36574, 36574" calcext:value-type="string">
            <text:p>'24028500 <text:s text:c="2"/>00090', 'Oficinista de Cuarta ', 'DEFINITIVA', 164406, 1, 1, NULL, 'SD', 0, 'ALTAMIRA', NULL, NULL, 'T. Personal', 'CHOFERES', 36574, 3657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27'" calcext:value-type="string">
            <text:p>'24028500 <text:s text:c="2"/>0002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rio de Primera (Electricista) '" calcext:value-type="string">
            <text:p>'Operario de Primera (Electricista)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16309" calcext:value-type="string">
            <text:p>2163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teriales'" calcext:value-type="string">
            <text:p>'Materiale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ALLERES'" calcext:value-type="string">
            <text:p>'TALLER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36768" calcext:value-type="string">
            <text:p>36768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768" calcext:value-type="string">
            <text:p>3676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1])&gt;0; [.A31]; &quot;&quot;)&amp;IF(LEN([.B31])&gt;0; &quot;, &quot; &amp; [.B31]; &quot;&quot;)&amp;IF(LEN([.C31])&gt;0; &quot;, &quot; &amp; [.C31]; &quot;&quot;)&amp;IF(LEN([.D31])&gt;0; &quot;, &quot; &amp; [.D31]; &quot;&quot;)&amp;IF(LEN([.E31])&gt;0; &quot;, &quot; &amp; [.E31]; &quot;&quot;)&amp;IF(LEN([.F31])&gt;0; &quot;, &quot; &amp; [.F31]; &quot;&quot;)&amp;IF(LEN([.G31])&gt;0; &quot;, &quot; &amp; [.G31]; &quot;&quot;)&amp;IF(LEN([.H31])&gt;0; &quot;, &quot; &amp; [.H31]; &quot;&quot;)&amp;IF(LEN([.I31])&gt;0; &quot;, &quot; &amp; [.I31]; &quot;&quot;)&amp;IF(LEN([.J31])&gt;0; &quot;, &quot; &amp; [.J31]; &quot;&quot;)&amp;IF(LEN([.K31])&gt;0; &quot;, &quot; &amp; [.K31]; &quot;&quot;)&amp;IF(LEN([.L31])&gt;0; &quot;, &quot; &amp; [.L31]; &quot;&quot;)&amp;IF(LEN([.M31])&gt;0; &quot;, &quot; &amp; [.M31]; &quot;&quot;)&amp;IF(LEN([.N31])&gt;0; &quot;, &quot; &amp; [.N31]; &quot;&quot;)&amp;IF(LEN([.O31])&gt;0; &quot;, &quot; &amp; [.O31]; &quot;&quot;)&amp;IF(LEN([.P31])&gt;0; &quot;, &quot; &amp; [.P31]; &quot;&quot;)&amp;IF(LEN([.Q31])&gt;0; &quot;, &quot; &amp; [.Q31]; &quot;&quot;)&amp;IF(LEN([.R31])&gt;0; &quot;, &quot; &amp; [.R31]; &quot;&quot;)&amp;IF(LEN([.S31])&gt;0; &quot;, &quot; &amp; [.S31]; &quot;&quot;)&amp;IF(LEN([.T31])&gt;0; &quot;, &quot; &amp; [.T31]; &quot;&quot;)&amp;IF(LEN([.U31])&gt;0; &quot;, &quot; &amp; [.U31]; &quot;&quot;)&amp;IF(LEN([.V31])&gt;0; &quot;, &quot; &amp; [.V31]; &quot;&quot;)&amp;IF(LEN([.W31])&gt;0; &quot;, &quot; &amp; [.W31]; &quot;&quot;)&amp;IF(LEN([.X31])&gt;0; &quot;, &quot; &amp; [.X31]; &quot;&quot;)&amp;IF(LEN([.Y31])&gt;0; &quot;, &quot; &amp; [.Y31]; &quot;&quot;)&amp;IF(LEN([.Z31])&gt;0; &quot;, &quot; &amp; [.Z31]; &quot;&quot;)" office:value-type="string" office:string-value="'24028500   00027', 'Operario de Primera (Electricista) ', 'DEFINITIVA', 216309, 1, 1, NULL, 'SD', 0, 'EBANO', NULL, NULL, 'Materiales', 'TALLERES', 36768, 36768" calcext:value-type="string">
            <text:p>'24028500 <text:s text:c="2"/>00027', 'Operario de Primera (Electricista) ', 'DEFINITIVA', 216309, 1, 1, NULL, 'SD', 0, 'EBANO', NULL, NULL, 'Materiales', 'TALLERES', 36768, 36768</text:p>
          </table:table-cell>
          <table:table-cell table:style-name="ce5" table:formula="of:=IF(SEARCH(&quot;,&quot;; [.AB31]; 1)=1; TRIM(MID([.AB31]; SEARCH(&quot;,&quot;; [.AB31]; 1)+1; LEN([.AB31]))); [.AB31])" office:value-type="string" office:string-value="'24028500   00027', 'Operario de Primera (Electricista) ', 'DEFINITIVA', 216309, 1, 1, NULL, 'SD', 0, 'EBANO', NULL, NULL, 'Materiales', 'TALLERES', 36768, 36768" calcext:value-type="string">
            <text:p>'24028500 <text:s text:c="2"/>00027', 'Operario de Primera (Electricista) ', 'DEFINITIVA', 216309, 1, 1, NULL, 'SD', 0, 'EBANO', NULL, NULL, 'Materiales', 'TALLERES', 36768, 3676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24'" calcext:value-type="string">
            <text:p>'24028500 <text:s text:c="2"/>0002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rio Especialista (Electricista) '" calcext:value-type="string">
            <text:p>'Operario Especialista (Electricista)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6309" calcext:value-type="string">
            <text:p>236309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teriales'" calcext:value-type="string">
            <text:p>'Materiale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TALLERES'" calcext:value-type="string">
            <text:p>'TALLERES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36999" calcext:value-type="string">
            <text:p>36999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6999" calcext:value-type="string">
            <text:p>36999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2])&gt;0; [.A32]; &quot;&quot;)&amp;IF(LEN([.B32])&gt;0; &quot;, &quot; &amp; [.B32]; &quot;&quot;)&amp;IF(LEN([.C32])&gt;0; &quot;, &quot; &amp; [.C32]; &quot;&quot;)&amp;IF(LEN([.D32])&gt;0; &quot;, &quot; &amp; [.D32]; &quot;&quot;)&amp;IF(LEN([.E32])&gt;0; &quot;, &quot; &amp; [.E32]; &quot;&quot;)&amp;IF(LEN([.F32])&gt;0; &quot;, &quot; &amp; [.F32]; &quot;&quot;)&amp;IF(LEN([.G32])&gt;0; &quot;, &quot; &amp; [.G32]; &quot;&quot;)&amp;IF(LEN([.H32])&gt;0; &quot;, &quot; &amp; [.H32]; &quot;&quot;)&amp;IF(LEN([.I32])&gt;0; &quot;, &quot; &amp; [.I32]; &quot;&quot;)&amp;IF(LEN([.J32])&gt;0; &quot;, &quot; &amp; [.J32]; &quot;&quot;)&amp;IF(LEN([.K32])&gt;0; &quot;, &quot; &amp; [.K32]; &quot;&quot;)&amp;IF(LEN([.L32])&gt;0; &quot;, &quot; &amp; [.L32]; &quot;&quot;)&amp;IF(LEN([.M32])&gt;0; &quot;, &quot; &amp; [.M32]; &quot;&quot;)&amp;IF(LEN([.N32])&gt;0; &quot;, &quot; &amp; [.N32]; &quot;&quot;)&amp;IF(LEN([.O32])&gt;0; &quot;, &quot; &amp; [.O32]; &quot;&quot;)&amp;IF(LEN([.P32])&gt;0; &quot;, &quot; &amp; [.P32]; &quot;&quot;)&amp;IF(LEN([.Q32])&gt;0; &quot;, &quot; &amp; [.Q32]; &quot;&quot;)&amp;IF(LEN([.R32])&gt;0; &quot;, &quot; &amp; [.R32]; &quot;&quot;)&amp;IF(LEN([.S32])&gt;0; &quot;, &quot; &amp; [.S32]; &quot;&quot;)&amp;IF(LEN([.T32])&gt;0; &quot;, &quot; &amp; [.T32]; &quot;&quot;)&amp;IF(LEN([.U32])&gt;0; &quot;, &quot; &amp; [.U32]; &quot;&quot;)&amp;IF(LEN([.V32])&gt;0; &quot;, &quot; &amp; [.V32]; &quot;&quot;)&amp;IF(LEN([.W32])&gt;0; &quot;, &quot; &amp; [.W32]; &quot;&quot;)&amp;IF(LEN([.X32])&gt;0; &quot;, &quot; &amp; [.X32]; &quot;&quot;)&amp;IF(LEN([.Y32])&gt;0; &quot;, &quot; &amp; [.Y32]; &quot;&quot;)&amp;IF(LEN([.Z32])&gt;0; &quot;, &quot; &amp; [.Z32]; &quot;&quot;)" office:value-type="string" office:string-value="'24028500   00024', 'Operario Especialista (Electricista) ', 'DEFINITIVA', 236309, 1, 1, NULL, 'SD', 0, 'EBANO', NULL, NULL, 'Materiales', 'TALLERES', 36999, 36999" calcext:value-type="string">
            <text:p>'24028500 <text:s text:c="2"/>00024', 'Operario Especialista (Electricista) ', 'DEFINITIVA', 236309, 1, 1, NULL, 'SD', 0, 'EBANO', NULL, NULL, 'Materiales', 'TALLERES', 36999, 36999</text:p>
          </table:table-cell>
          <table:table-cell table:style-name="ce5" table:formula="of:=IF(SEARCH(&quot;,&quot;; [.AB32]; 1)=1; TRIM(MID([.AB32]; SEARCH(&quot;,&quot;; [.AB32]; 1)+1; LEN([.AB32]))); [.AB32])" office:value-type="string" office:string-value="'24028500   00024', 'Operario Especialista (Electricista) ', 'DEFINITIVA', 236309, 1, 1, NULL, 'SD', 0, 'EBANO', NULL, NULL, 'Materiales', 'TALLERES', 36999, 36999" calcext:value-type="string">
            <text:p>'24028500 <text:s text:c="2"/>00024', 'Operario Especialista (Electricista) ', 'DEFINITIVA', 236309, 1, 1, NULL, 'SD', 0, 'EBANO', NULL, NULL, 'Materiales', 'TALLERES', 36999, 36999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2'" calcext:value-type="string">
            <text:p>'24028500 <text:s text:c="2"/>00102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teriales'" calcext:value-type="string">
            <text:p>'Materiale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PESADO'" calcext:value-type="string">
            <text:p>'PESAD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37164" calcext:value-type="string">
            <text:p>37164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64" calcext:value-type="string">
            <text:p>3716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3])&gt;0; [.A33]; &quot;&quot;)&amp;IF(LEN([.B33])&gt;0; &quot;, &quot; &amp; [.B33]; &quot;&quot;)&amp;IF(LEN([.C33])&gt;0; &quot;, &quot; &amp; [.C33]; &quot;&quot;)&amp;IF(LEN([.D33])&gt;0; &quot;, &quot; &amp; [.D33]; &quot;&quot;)&amp;IF(LEN([.E33])&gt;0; &quot;, &quot; &amp; [.E33]; &quot;&quot;)&amp;IF(LEN([.F33])&gt;0; &quot;, &quot; &amp; [.F33]; &quot;&quot;)&amp;IF(LEN([.G33])&gt;0; &quot;, &quot; &amp; [.G33]; &quot;&quot;)&amp;IF(LEN([.H33])&gt;0; &quot;, &quot; &amp; [.H33]; &quot;&quot;)&amp;IF(LEN([.I33])&gt;0; &quot;, &quot; &amp; [.I33]; &quot;&quot;)&amp;IF(LEN([.J33])&gt;0; &quot;, &quot; &amp; [.J33]; &quot;&quot;)&amp;IF(LEN([.K33])&gt;0; &quot;, &quot; &amp; [.K33]; &quot;&quot;)&amp;IF(LEN([.L33])&gt;0; &quot;, &quot; &amp; [.L33]; &quot;&quot;)&amp;IF(LEN([.M33])&gt;0; &quot;, &quot; &amp; [.M33]; &quot;&quot;)&amp;IF(LEN([.N33])&gt;0; &quot;, &quot; &amp; [.N33]; &quot;&quot;)&amp;IF(LEN([.O33])&gt;0; &quot;, &quot; &amp; [.O33]; &quot;&quot;)&amp;IF(LEN([.P33])&gt;0; &quot;, &quot; &amp; [.P33]; &quot;&quot;)&amp;IF(LEN([.Q33])&gt;0; &quot;, &quot; &amp; [.Q33]; &quot;&quot;)&amp;IF(LEN([.R33])&gt;0; &quot;, &quot; &amp; [.R33]; &quot;&quot;)&amp;IF(LEN([.S33])&gt;0; &quot;, &quot; &amp; [.S33]; &quot;&quot;)&amp;IF(LEN([.T33])&gt;0; &quot;, &quot; &amp; [.T33]; &quot;&quot;)&amp;IF(LEN([.U33])&gt;0; &quot;, &quot; &amp; [.U33]; &quot;&quot;)&amp;IF(LEN([.V33])&gt;0; &quot;, &quot; &amp; [.V33]; &quot;&quot;)&amp;IF(LEN([.W33])&gt;0; &quot;, &quot; &amp; [.W33]; &quot;&quot;)&amp;IF(LEN([.X33])&gt;0; &quot;, &quot; &amp; [.X33]; &quot;&quot;)&amp;IF(LEN([.Y33])&gt;0; &quot;, &quot; &amp; [.Y33]; &quot;&quot;)&amp;IF(LEN([.Z33])&gt;0; &quot;, &quot; &amp; [.Z33]; &quot;&quot;)" office:value-type="string" office:string-value="'24028500   00102', 'Obrero General ', 'DEFINITIVA', 86107, 1, 1, NULL, 'D', 7, 'EBANO', NULL, NULL, 'Materiales', 'PESADO', 37164, 37164" calcext:value-type="string">
            <text:p>'24028500 <text:s text:c="2"/>00102', 'Obrero General ', 'DEFINITIVA', 86107, 1, 1, NULL, 'D', 7, 'EBANO', NULL, NULL, 'Materiales', 'PESADO', 37164, 37164</text:p>
          </table:table-cell>
          <table:table-cell table:style-name="ce5" table:formula="of:=IF(SEARCH(&quot;,&quot;; [.AB33]; 1)=1; TRIM(MID([.AB33]; SEARCH(&quot;,&quot;; [.AB33]; 1)+1; LEN([.AB33]))); [.AB33])" office:value-type="string" office:string-value="'24028500   00102', 'Obrero General ', 'DEFINITIVA', 86107, 1, 1, NULL, 'D', 7, 'EBANO', NULL, NULL, 'Materiales', 'PESADO', 37164, 37164" calcext:value-type="string">
            <text:p>'24028500 <text:s text:c="2"/>00102', 'Obrero General ', 'DEFINITIVA', 86107, 1, 1, NULL, 'D', 7, 'EBANO', NULL, NULL, 'Materiales', 'PESADO', 37164, 3716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6'" calcext:value-type="string">
            <text:p>'24028500 <text:s text:c="2"/>00106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teriales'" calcext:value-type="string">
            <text:p>'Materiale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PESADO'" calcext:value-type="string">
            <text:p>'PESAD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37166" calcext:value-type="string">
            <text:p>37166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66" calcext:value-type="string">
            <text:p>37166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4])&gt;0; [.A34]; &quot;&quot;)&amp;IF(LEN([.B34])&gt;0; &quot;, &quot; &amp; [.B34]; &quot;&quot;)&amp;IF(LEN([.C34])&gt;0; &quot;, &quot; &amp; [.C34]; &quot;&quot;)&amp;IF(LEN([.D34])&gt;0; &quot;, &quot; &amp; [.D34]; &quot;&quot;)&amp;IF(LEN([.E34])&gt;0; &quot;, &quot; &amp; [.E34]; &quot;&quot;)&amp;IF(LEN([.F34])&gt;0; &quot;, &quot; &amp; [.F34]; &quot;&quot;)&amp;IF(LEN([.G34])&gt;0; &quot;, &quot; &amp; [.G34]; &quot;&quot;)&amp;IF(LEN([.H34])&gt;0; &quot;, &quot; &amp; [.H34]; &quot;&quot;)&amp;IF(LEN([.I34])&gt;0; &quot;, &quot; &amp; [.I34]; &quot;&quot;)&amp;IF(LEN([.J34])&gt;0; &quot;, &quot; &amp; [.J34]; &quot;&quot;)&amp;IF(LEN([.K34])&gt;0; &quot;, &quot; &amp; [.K34]; &quot;&quot;)&amp;IF(LEN([.L34])&gt;0; &quot;, &quot; &amp; [.L34]; &quot;&quot;)&amp;IF(LEN([.M34])&gt;0; &quot;, &quot; &amp; [.M34]; &quot;&quot;)&amp;IF(LEN([.N34])&gt;0; &quot;, &quot; &amp; [.N34]; &quot;&quot;)&amp;IF(LEN([.O34])&gt;0; &quot;, &quot; &amp; [.O34]; &quot;&quot;)&amp;IF(LEN([.P34])&gt;0; &quot;, &quot; &amp; [.P34]; &quot;&quot;)&amp;IF(LEN([.Q34])&gt;0; &quot;, &quot; &amp; [.Q34]; &quot;&quot;)&amp;IF(LEN([.R34])&gt;0; &quot;, &quot; &amp; [.R34]; &quot;&quot;)&amp;IF(LEN([.S34])&gt;0; &quot;, &quot; &amp; [.S34]; &quot;&quot;)&amp;IF(LEN([.T34])&gt;0; &quot;, &quot; &amp; [.T34]; &quot;&quot;)&amp;IF(LEN([.U34])&gt;0; &quot;, &quot; &amp; [.U34]; &quot;&quot;)&amp;IF(LEN([.V34])&gt;0; &quot;, &quot; &amp; [.V34]; &quot;&quot;)&amp;IF(LEN([.W34])&gt;0; &quot;, &quot; &amp; [.W34]; &quot;&quot;)&amp;IF(LEN([.X34])&gt;0; &quot;, &quot; &amp; [.X34]; &quot;&quot;)&amp;IF(LEN([.Y34])&gt;0; &quot;, &quot; &amp; [.Y34]; &quot;&quot;)&amp;IF(LEN([.Z34])&gt;0; &quot;, &quot; &amp; [.Z34]; &quot;&quot;)" office:value-type="string" office:string-value="'24028500   00106', 'Obrero General ', 'DEFINITIVA', 86107, 1, 1, NULL, 'D', 7, 'EBANO', NULL, NULL, 'Materiales', 'PESADO', 37166, 37166" calcext:value-type="string">
            <text:p>'24028500 <text:s text:c="2"/>00106', 'Obrero General ', 'DEFINITIVA', 86107, 1, 1, NULL, 'D', 7, 'EBANO', NULL, NULL, 'Materiales', 'PESADO', 37166, 37166</text:p>
          </table:table-cell>
          <table:table-cell table:style-name="ce5" table:formula="of:=IF(SEARCH(&quot;,&quot;; [.AB34]; 1)=1; TRIM(MID([.AB34]; SEARCH(&quot;,&quot;; [.AB34]; 1)+1; LEN([.AB34]))); [.AB34])" office:value-type="string" office:string-value="'24028500   00106', 'Obrero General ', 'DEFINITIVA', 86107, 1, 1, NULL, 'D', 7, 'EBANO', NULL, NULL, 'Materiales', 'PESADO', 37166, 37166" calcext:value-type="string">
            <text:p>'24028500 <text:s text:c="2"/>00106', 'Obrero General ', 'DEFINITIVA', 86107, 1, 1, NULL, 'D', 7, 'EBANO', NULL, NULL, 'Materiales', 'PESADO', 37166, 37166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99'" calcext:value-type="string">
            <text:p>'24028500 <text:s text:c="2"/>00099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teriales'" calcext:value-type="string">
            <text:p>'Materiale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PESADO'" calcext:value-type="string">
            <text:p>'PESAD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37733" calcext:value-type="string">
            <text:p>37733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733" calcext:value-type="string">
            <text:p>37733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5])&gt;0; [.A35]; &quot;&quot;)&amp;IF(LEN([.B35])&gt;0; &quot;, &quot; &amp; [.B35]; &quot;&quot;)&amp;IF(LEN([.C35])&gt;0; &quot;, &quot; &amp; [.C35]; &quot;&quot;)&amp;IF(LEN([.D35])&gt;0; &quot;, &quot; &amp; [.D35]; &quot;&quot;)&amp;IF(LEN([.E35])&gt;0; &quot;, &quot; &amp; [.E35]; &quot;&quot;)&amp;IF(LEN([.F35])&gt;0; &quot;, &quot; &amp; [.F35]; &quot;&quot;)&amp;IF(LEN([.G35])&gt;0; &quot;, &quot; &amp; [.G35]; &quot;&quot;)&amp;IF(LEN([.H35])&gt;0; &quot;, &quot; &amp; [.H35]; &quot;&quot;)&amp;IF(LEN([.I35])&gt;0; &quot;, &quot; &amp; [.I35]; &quot;&quot;)&amp;IF(LEN([.J35])&gt;0; &quot;, &quot; &amp; [.J35]; &quot;&quot;)&amp;IF(LEN([.K35])&gt;0; &quot;, &quot; &amp; [.K35]; &quot;&quot;)&amp;IF(LEN([.L35])&gt;0; &quot;, &quot; &amp; [.L35]; &quot;&quot;)&amp;IF(LEN([.M35])&gt;0; &quot;, &quot; &amp; [.M35]; &quot;&quot;)&amp;IF(LEN([.N35])&gt;0; &quot;, &quot; &amp; [.N35]; &quot;&quot;)&amp;IF(LEN([.O35])&gt;0; &quot;, &quot; &amp; [.O35]; &quot;&quot;)&amp;IF(LEN([.P35])&gt;0; &quot;, &quot; &amp; [.P35]; &quot;&quot;)&amp;IF(LEN([.Q35])&gt;0; &quot;, &quot; &amp; [.Q35]; &quot;&quot;)&amp;IF(LEN([.R35])&gt;0; &quot;, &quot; &amp; [.R35]; &quot;&quot;)&amp;IF(LEN([.S35])&gt;0; &quot;, &quot; &amp; [.S35]; &quot;&quot;)&amp;IF(LEN([.T35])&gt;0; &quot;, &quot; &amp; [.T35]; &quot;&quot;)&amp;IF(LEN([.U35])&gt;0; &quot;, &quot; &amp; [.U35]; &quot;&quot;)&amp;IF(LEN([.V35])&gt;0; &quot;, &quot; &amp; [.V35]; &quot;&quot;)&amp;IF(LEN([.W35])&gt;0; &quot;, &quot; &amp; [.W35]; &quot;&quot;)&amp;IF(LEN([.X35])&gt;0; &quot;, &quot; &amp; [.X35]; &quot;&quot;)&amp;IF(LEN([.Y35])&gt;0; &quot;, &quot; &amp; [.Y35]; &quot;&quot;)&amp;IF(LEN([.Z35])&gt;0; &quot;, &quot; &amp; [.Z35]; &quot;&quot;)" office:value-type="string" office:string-value="'24028500   00099', 'Obrero General ', 'DEFINITIVA', 86107, 1, 1, NULL, 'D', 7, 'EBANO', NULL, NULL, 'Materiales', 'PESADO', 37733, 37733" calcext:value-type="string">
            <text:p>'24028500 <text:s text:c="2"/>00099', 'Obrero General ', 'DEFINITIVA', 86107, 1, 1, NULL, 'D', 7, 'EBANO', NULL, NULL, 'Materiales', 'PESADO', 37733, 37733</text:p>
          </table:table-cell>
          <table:table-cell table:style-name="ce5" table:formula="of:=IF(SEARCH(&quot;,&quot;; [.AB35]; 1)=1; TRIM(MID([.AB35]; SEARCH(&quot;,&quot;; [.AB35]; 1)+1; LEN([.AB35]))); [.AB35])" office:value-type="string" office:string-value="'24028500   00099', 'Obrero General ', 'DEFINITIVA', 86107, 1, 1, NULL, 'D', 7, 'EBANO', NULL, NULL, 'Materiales', 'PESADO', 37733, 37733" calcext:value-type="string">
            <text:p>'24028500 <text:s text:c="2"/>00099', 'Obrero General ', 'DEFINITIVA', 86107, 1, 1, NULL, 'D', 7, 'EBANO', NULL, NULL, 'Materiales', 'PESADO', 37733, 37733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107'" calcext:value-type="string">
            <text:p>'24028500 <text:s text:c="2"/>00107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brero General '" calcext:value-type="string">
            <text:p>'Obrero General 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86107" calcext:value-type="string">
            <text:p>861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D'" calcext:value-type="string">
            <text:p>'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7" calcext:value-type="string">
            <text:p>7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EBANO'" calcext:value-type="string">
            <text:p>'EBANO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Materiales'" calcext:value-type="string">
            <text:p>'Materiale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PESADO'" calcext:value-type="string">
            <text:p>'PESAD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37158" calcext:value-type="string">
            <text:p>37158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37158" calcext:value-type="string">
            <text:p>3715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6])&gt;0; [.A36]; &quot;&quot;)&amp;IF(LEN([.B36])&gt;0; &quot;, &quot; &amp; [.B36]; &quot;&quot;)&amp;IF(LEN([.C36])&gt;0; &quot;, &quot; &amp; [.C36]; &quot;&quot;)&amp;IF(LEN([.D36])&gt;0; &quot;, &quot; &amp; [.D36]; &quot;&quot;)&amp;IF(LEN([.E36])&gt;0; &quot;, &quot; &amp; [.E36]; &quot;&quot;)&amp;IF(LEN([.F36])&gt;0; &quot;, &quot; &amp; [.F36]; &quot;&quot;)&amp;IF(LEN([.G36])&gt;0; &quot;, &quot; &amp; [.G36]; &quot;&quot;)&amp;IF(LEN([.H36])&gt;0; &quot;, &quot; &amp; [.H36]; &quot;&quot;)&amp;IF(LEN([.I36])&gt;0; &quot;, &quot; &amp; [.I36]; &quot;&quot;)&amp;IF(LEN([.J36])&gt;0; &quot;, &quot; &amp; [.J36]; &quot;&quot;)&amp;IF(LEN([.K36])&gt;0; &quot;, &quot; &amp; [.K36]; &quot;&quot;)&amp;IF(LEN([.L36])&gt;0; &quot;, &quot; &amp; [.L36]; &quot;&quot;)&amp;IF(LEN([.M36])&gt;0; &quot;, &quot; &amp; [.M36]; &quot;&quot;)&amp;IF(LEN([.N36])&gt;0; &quot;, &quot; &amp; [.N36]; &quot;&quot;)&amp;IF(LEN([.O36])&gt;0; &quot;, &quot; &amp; [.O36]; &quot;&quot;)&amp;IF(LEN([.P36])&gt;0; &quot;, &quot; &amp; [.P36]; &quot;&quot;)&amp;IF(LEN([.Q36])&gt;0; &quot;, &quot; &amp; [.Q36]; &quot;&quot;)&amp;IF(LEN([.R36])&gt;0; &quot;, &quot; &amp; [.R36]; &quot;&quot;)&amp;IF(LEN([.S36])&gt;0; &quot;, &quot; &amp; [.S36]; &quot;&quot;)&amp;IF(LEN([.T36])&gt;0; &quot;, &quot; &amp; [.T36]; &quot;&quot;)&amp;IF(LEN([.U36])&gt;0; &quot;, &quot; &amp; [.U36]; &quot;&quot;)&amp;IF(LEN([.V36])&gt;0; &quot;, &quot; &amp; [.V36]; &quot;&quot;)&amp;IF(LEN([.W36])&gt;0; &quot;, &quot; &amp; [.W36]; &quot;&quot;)&amp;IF(LEN([.X36])&gt;0; &quot;, &quot; &amp; [.X36]; &quot;&quot;)&amp;IF(LEN([.Y36])&gt;0; &quot;, &quot; &amp; [.Y36]; &quot;&quot;)&amp;IF(LEN([.Z36])&gt;0; &quot;, &quot; &amp; [.Z36]; &quot;&quot;)" office:value-type="string" office:string-value="'24028500   00107', 'Obrero General ', 'DEFINITIVA', 86107, 1, 1, NULL, 'D', 7, 'EBANO', NULL, NULL, 'Materiales', 'PESADO', 37158, 37158" calcext:value-type="string">
            <text:p>'24028500 <text:s text:c="2"/>00107', 'Obrero General ', 'DEFINITIVA', 86107, 1, 1, NULL, 'D', 7, 'EBANO', NULL, NULL, 'Materiales', 'PESADO', 37158, 37158</text:p>
          </table:table-cell>
          <table:table-cell table:style-name="ce5" table:formula="of:=IF(SEARCH(&quot;,&quot;; [.AB36]; 1)=1; TRIM(MID([.AB36]; SEARCH(&quot;,&quot;; [.AB36]; 1)+1; LEN([.AB36]))); [.AB36])" office:value-type="string" office:string-value="'24028500   00107', 'Obrero General ', 'DEFINITIVA', 86107, 1, 1, NULL, 'D', 7, 'EBANO', NULL, NULL, 'Materiales', 'PESADO', 37158, 37158" calcext:value-type="string">
            <text:p>'24028500 <text:s text:c="2"/>00107', 'Obrero General ', 'DEFINITIVA', 86107, 1, 1, NULL, 'D', 7, 'EBANO', NULL, NULL, 'Materiales', 'PESADO', 37158, 3715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5500   60000'" calcext:value-type="string">
            <text:p>'24025500 <text:s text:c="2"/>60000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“D”'" calcext:value-type="string">
            <text:p>'AUXILIAR ADMINISTRATIVO “D”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4184" calcext:value-type="string">
            <text:p>2418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Liquidos'" calcext:value-type="string">
            <text:p>'Liquidos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VO'" calcext:value-type="string">
            <text:p>'ADMV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20858741" calcext:value-type="string">
            <text:p>20858741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741" calcext:value-type="string">
            <text:p>20858741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7])&gt;0; [.A37]; &quot;&quot;)&amp;IF(LEN([.B37])&gt;0; &quot;, &quot; &amp; [.B37]; &quot;&quot;)&amp;IF(LEN([.C37])&gt;0; &quot;, &quot; &amp; [.C37]; &quot;&quot;)&amp;IF(LEN([.D37])&gt;0; &quot;, &quot; &amp; [.D37]; &quot;&quot;)&amp;IF(LEN([.E37])&gt;0; &quot;, &quot; &amp; [.E37]; &quot;&quot;)&amp;IF(LEN([.F37])&gt;0; &quot;, &quot; &amp; [.F37]; &quot;&quot;)&amp;IF(LEN([.G37])&gt;0; &quot;, &quot; &amp; [.G37]; &quot;&quot;)&amp;IF(LEN([.H37])&gt;0; &quot;, &quot; &amp; [.H37]; &quot;&quot;)&amp;IF(LEN([.I37])&gt;0; &quot;, &quot; &amp; [.I37]; &quot;&quot;)&amp;IF(LEN([.J37])&gt;0; &quot;, &quot; &amp; [.J37]; &quot;&quot;)&amp;IF(LEN([.K37])&gt;0; &quot;, &quot; &amp; [.K37]; &quot;&quot;)&amp;IF(LEN([.L37])&gt;0; &quot;, &quot; &amp; [.L37]; &quot;&quot;)&amp;IF(LEN([.M37])&gt;0; &quot;, &quot; &amp; [.M37]; &quot;&quot;)&amp;IF(LEN([.N37])&gt;0; &quot;, &quot; &amp; [.N37]; &quot;&quot;)&amp;IF(LEN([.O37])&gt;0; &quot;, &quot; &amp; [.O37]; &quot;&quot;)&amp;IF(LEN([.P37])&gt;0; &quot;, &quot; &amp; [.P37]; &quot;&quot;)&amp;IF(LEN([.Q37])&gt;0; &quot;, &quot; &amp; [.Q37]; &quot;&quot;)&amp;IF(LEN([.R37])&gt;0; &quot;, &quot; &amp; [.R37]; &quot;&quot;)&amp;IF(LEN([.S37])&gt;0; &quot;, &quot; &amp; [.S37]; &quot;&quot;)&amp;IF(LEN([.T37])&gt;0; &quot;, &quot; &amp; [.T37]; &quot;&quot;)&amp;IF(LEN([.U37])&gt;0; &quot;, &quot; &amp; [.U37]; &quot;&quot;)&amp;IF(LEN([.V37])&gt;0; &quot;, &quot; &amp; [.V37]; &quot;&quot;)&amp;IF(LEN([.W37])&gt;0; &quot;, &quot; &amp; [.W37]; &quot;&quot;)&amp;IF(LEN([.X37])&gt;0; &quot;, &quot; &amp; [.X37]; &quot;&quot;)&amp;IF(LEN([.Y37])&gt;0; &quot;, &quot; &amp; [.Y37]; &quot;&quot;)&amp;IF(LEN([.Z37])&gt;0; &quot;, &quot; &amp; [.Z37]; &quot;&quot;)" office:value-type="string" office:string-value="'24025500   60000', 'AUXILIAR ADMINISTRATIVO “D”', 'DEFINITIVA', 24184, 1, 1, NULL, 'SD', 0, 'ALTAMIRA', NULL, NULL, 'Liquidos', 'ADMVO', 20858741, 20858741" calcext:value-type="string">
            <text:p>'24025500 <text:s text:c="2"/>60000', 'AUXILIAR ADMINISTRATIVO “D”', 'DEFINITIVA', 24184, 1, 1, NULL, 'SD', 0, 'ALTAMIRA', NULL, NULL, 'Liquidos', 'ADMVO', 20858741, 20858741</text:p>
          </table:table-cell>
          <table:table-cell table:style-name="ce5" table:formula="of:=IF(SEARCH(&quot;,&quot;; [.AB37]; 1)=1; TRIM(MID([.AB37]; SEARCH(&quot;,&quot;; [.AB37]; 1)+1; LEN([.AB37]))); [.AB37])" office:value-type="string" office:string-value="'24025500   60000', 'AUXILIAR ADMINISTRATIVO “D”', 'DEFINITIVA', 24184, 1, 1, NULL, 'SD', 0, 'ALTAMIRA', NULL, NULL, 'Liquidos', 'ADMVO', 20858741, 20858741" calcext:value-type="string">
            <text:p>'24025500 <text:s text:c="2"/>60000', 'AUXILIAR ADMINISTRATIVO “D”', 'DEFINITIVA', 24184, 1, 1, NULL, 'SD', 0, 'ALTAMIRA', NULL, NULL, 'Liquidos', 'ADMVO', 20858741, 20858741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8'" calcext:value-type="string">
            <text:p>'24028500 <text:s text:c="2"/>0000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AUXILIAR ADMINISTRATIVO “D”'" calcext:value-type="string">
            <text:p>'AUXILIAR ADMINISTRATIVO “D”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4184" calcext:value-type="string">
            <text:p>24184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VO'" calcext:value-type="string">
            <text:p>'ADMV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20858024" calcext:value-type="string">
            <text:p>20858024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24" calcext:value-type="string">
            <text:p>20858024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8])&gt;0; [.A38]; &quot;&quot;)&amp;IF(LEN([.B38])&gt;0; &quot;, &quot; &amp; [.B38]; &quot;&quot;)&amp;IF(LEN([.C38])&gt;0; &quot;, &quot; &amp; [.C38]; &quot;&quot;)&amp;IF(LEN([.D38])&gt;0; &quot;, &quot; &amp; [.D38]; &quot;&quot;)&amp;IF(LEN([.E38])&gt;0; &quot;, &quot; &amp; [.E38]; &quot;&quot;)&amp;IF(LEN([.F38])&gt;0; &quot;, &quot; &amp; [.F38]; &quot;&quot;)&amp;IF(LEN([.G38])&gt;0; &quot;, &quot; &amp; [.G38]; &quot;&quot;)&amp;IF(LEN([.H38])&gt;0; &quot;, &quot; &amp; [.H38]; &quot;&quot;)&amp;IF(LEN([.I38])&gt;0; &quot;, &quot; &amp; [.I38]; &quot;&quot;)&amp;IF(LEN([.J38])&gt;0; &quot;, &quot; &amp; [.J38]; &quot;&quot;)&amp;IF(LEN([.K38])&gt;0; &quot;, &quot; &amp; [.K38]; &quot;&quot;)&amp;IF(LEN([.L38])&gt;0; &quot;, &quot; &amp; [.L38]; &quot;&quot;)&amp;IF(LEN([.M38])&gt;0; &quot;, &quot; &amp; [.M38]; &quot;&quot;)&amp;IF(LEN([.N38])&gt;0; &quot;, &quot; &amp; [.N38]; &quot;&quot;)&amp;IF(LEN([.O38])&gt;0; &quot;, &quot; &amp; [.O38]; &quot;&quot;)&amp;IF(LEN([.P38])&gt;0; &quot;, &quot; &amp; [.P38]; &quot;&quot;)&amp;IF(LEN([.Q38])&gt;0; &quot;, &quot; &amp; [.Q38]; &quot;&quot;)&amp;IF(LEN([.R38])&gt;0; &quot;, &quot; &amp; [.R38]; &quot;&quot;)&amp;IF(LEN([.S38])&gt;0; &quot;, &quot; &amp; [.S38]; &quot;&quot;)&amp;IF(LEN([.T38])&gt;0; &quot;, &quot; &amp; [.T38]; &quot;&quot;)&amp;IF(LEN([.U38])&gt;0; &quot;, &quot; &amp; [.U38]; &quot;&quot;)&amp;IF(LEN([.V38])&gt;0; &quot;, &quot; &amp; [.V38]; &quot;&quot;)&amp;IF(LEN([.W38])&gt;0; &quot;, &quot; &amp; [.W38]; &quot;&quot;)&amp;IF(LEN([.X38])&gt;0; &quot;, &quot; &amp; [.X38]; &quot;&quot;)&amp;IF(LEN([.Y38])&gt;0; &quot;, &quot; &amp; [.Y38]; &quot;&quot;)&amp;IF(LEN([.Z38])&gt;0; &quot;, &quot; &amp; [.Z38]; &quot;&quot;)" office:value-type="string" office:string-value="'24028500   00008', 'AUXILIAR ADMINISTRATIVO “D”', 'DEFINITIVA', 24184, 1, 1, NULL, 'SD', 0, 'ALTAMIRA', NULL, NULL, NULL, 'ADMVO', 20858024, 20858024" calcext:value-type="string">
            <text:p>'24028500 <text:s text:c="2"/>00008', 'AUXILIAR ADMINISTRATIVO “D”', 'DEFINITIVA', 24184, 1, 1, NULL, 'SD', 0, 'ALTAMIRA', NULL, NULL, NULL, 'ADMVO', 20858024, 20858024</text:p>
          </table:table-cell>
          <table:table-cell table:style-name="ce5" table:formula="of:=IF(SEARCH(&quot;,&quot;; [.AB38]; 1)=1; TRIM(MID([.AB38]; SEARCH(&quot;,&quot;; [.AB38]; 1)+1; LEN([.AB38]))); [.AB38])" office:value-type="string" office:string-value="'24028500   00008', 'AUXILIAR ADMINISTRATIVO “D”', 'DEFINITIVA', 24184, 1, 1, NULL, 'SD', 0, 'ALTAMIRA', NULL, NULL, NULL, 'ADMVO', 20858024, 20858024" calcext:value-type="string">
            <text:p>'24028500 <text:s text:c="2"/>00008', 'AUXILIAR ADMINISTRATIVO “D”', 'DEFINITIVA', 24184, 1, 1, NULL, 'SD', 0, 'ALTAMIRA', NULL, NULL, NULL, 'ADMVO', 20858024, 20858024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600   00001'" calcext:value-type="string">
            <text:p>'24028600 <text:s text:c="2"/>00001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PERADOR “A” DE CAPTURA DE DATOS'" calcext:value-type="string">
            <text:p>'OPERADOR “A” DE CAPTURA DE DATOS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32907" calcext:value-type="string">
            <text:p>232907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T. Personal'" calcext:value-type="string">
            <text:p>'T. Personal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VO'" calcext:value-type="string">
            <text:p>'ADMV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20858035" calcext:value-type="string">
            <text:p>20858035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8035" calcext:value-type="string">
            <text:p>2085803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39])&gt;0; [.A39]; &quot;&quot;)&amp;IF(LEN([.B39])&gt;0; &quot;, &quot; &amp; [.B39]; &quot;&quot;)&amp;IF(LEN([.C39])&gt;0; &quot;, &quot; &amp; [.C39]; &quot;&quot;)&amp;IF(LEN([.D39])&gt;0; &quot;, &quot; &amp; [.D39]; &quot;&quot;)&amp;IF(LEN([.E39])&gt;0; &quot;, &quot; &amp; [.E39]; &quot;&quot;)&amp;IF(LEN([.F39])&gt;0; &quot;, &quot; &amp; [.F39]; &quot;&quot;)&amp;IF(LEN([.G39])&gt;0; &quot;, &quot; &amp; [.G39]; &quot;&quot;)&amp;IF(LEN([.H39])&gt;0; &quot;, &quot; &amp; [.H39]; &quot;&quot;)&amp;IF(LEN([.I39])&gt;0; &quot;, &quot; &amp; [.I39]; &quot;&quot;)&amp;IF(LEN([.J39])&gt;0; &quot;, &quot; &amp; [.J39]; &quot;&quot;)&amp;IF(LEN([.K39])&gt;0; &quot;, &quot; &amp; [.K39]; &quot;&quot;)&amp;IF(LEN([.L39])&gt;0; &quot;, &quot; &amp; [.L39]; &quot;&quot;)&amp;IF(LEN([.M39])&gt;0; &quot;, &quot; &amp; [.M39]; &quot;&quot;)&amp;IF(LEN([.N39])&gt;0; &quot;, &quot; &amp; [.N39]; &quot;&quot;)&amp;IF(LEN([.O39])&gt;0; &quot;, &quot; &amp; [.O39]; &quot;&quot;)&amp;IF(LEN([.P39])&gt;0; &quot;, &quot; &amp; [.P39]; &quot;&quot;)&amp;IF(LEN([.Q39])&gt;0; &quot;, &quot; &amp; [.Q39]; &quot;&quot;)&amp;IF(LEN([.R39])&gt;0; &quot;, &quot; &amp; [.R39]; &quot;&quot;)&amp;IF(LEN([.S39])&gt;0; &quot;, &quot; &amp; [.S39]; &quot;&quot;)&amp;IF(LEN([.T39])&gt;0; &quot;, &quot; &amp; [.T39]; &quot;&quot;)&amp;IF(LEN([.U39])&gt;0; &quot;, &quot; &amp; [.U39]; &quot;&quot;)&amp;IF(LEN([.V39])&gt;0; &quot;, &quot; &amp; [.V39]; &quot;&quot;)&amp;IF(LEN([.W39])&gt;0; &quot;, &quot; &amp; [.W39]; &quot;&quot;)&amp;IF(LEN([.X39])&gt;0; &quot;, &quot; &amp; [.X39]; &quot;&quot;)&amp;IF(LEN([.Y39])&gt;0; &quot;, &quot; &amp; [.Y39]; &quot;&quot;)&amp;IF(LEN([.Z39])&gt;0; &quot;, &quot; &amp; [.Z39]; &quot;&quot;)" office:value-type="string" office:string-value="'24028600   00001', 'OPERADOR “A” DE CAPTURA DE DATOS', 'DEFINITIVA', 232907, 1, 1, NULL, 'SD', 0, 'ALTAMIRA', NULL, NULL, 'T. Personal', 'ADMVO', 20858035, 20858035" calcext:value-type="string">
            <text:p>'24028600 <text:s text:c="2"/>00001', 'OPERADOR “A” DE CAPTURA DE DATOS', 'DEFINITIVA', 232907, 1, 1, NULL, 'SD', 0, 'ALTAMIRA', NULL, NULL, 'T. Personal', 'ADMVO', 20858035, 20858035</text:p>
          </table:table-cell>
          <table:table-cell table:style-name="ce5" table:formula="of:=IF(SEARCH(&quot;,&quot;; [.AB39]; 1)=1; TRIM(MID([.AB39]; SEARCH(&quot;,&quot;; [.AB39]; 1)+1; LEN([.AB39]))); [.AB39])" office:value-type="string" office:string-value="'24028600   00001', 'OPERADOR “A” DE CAPTURA DE DATOS', 'DEFINITIVA', 232907, 1, 1, NULL, 'SD', 0, 'ALTAMIRA', NULL, NULL, 'T. Personal', 'ADMVO', 20858035, 20858035" calcext:value-type="string">
            <text:p>'24028600 <text:s text:c="2"/>00001', 'OPERADOR “A” DE CAPTURA DE DATOS', 'DEFINITIVA', 232907, 1, 1, NULL, 'SD', 0, 'ALTAMIRA', NULL, NULL, 'T. Personal', 'ADMVO', 20858035, 2085803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4'" calcext:value-type="string">
            <text:p>'24028500 <text:s text:c="2"/>00004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NCARGADO “D” (OTROS)'" calcext:value-type="string">
            <text:p>'ENCARGADO “D” (OTROS)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209601" calcext:value-type="string">
            <text:p>209601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VO'" calcext:value-type="string">
            <text:p>'ADMV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20857955" calcext:value-type="string">
            <text:p>20857955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55" calcext:value-type="string">
            <text:p>2085795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0])&gt;0; [.A40]; &quot;&quot;)&amp;IF(LEN([.B40])&gt;0; &quot;, &quot; &amp; [.B40]; &quot;&quot;)&amp;IF(LEN([.C40])&gt;0; &quot;, &quot; &amp; [.C40]; &quot;&quot;)&amp;IF(LEN([.D40])&gt;0; &quot;, &quot; &amp; [.D40]; &quot;&quot;)&amp;IF(LEN([.E40])&gt;0; &quot;, &quot; &amp; [.E40]; &quot;&quot;)&amp;IF(LEN([.F40])&gt;0; &quot;, &quot; &amp; [.F40]; &quot;&quot;)&amp;IF(LEN([.G40])&gt;0; &quot;, &quot; &amp; [.G40]; &quot;&quot;)&amp;IF(LEN([.H40])&gt;0; &quot;, &quot; &amp; [.H40]; &quot;&quot;)&amp;IF(LEN([.I40])&gt;0; &quot;, &quot; &amp; [.I40]; &quot;&quot;)&amp;IF(LEN([.J40])&gt;0; &quot;, &quot; &amp; [.J40]; &quot;&quot;)&amp;IF(LEN([.K40])&gt;0; &quot;, &quot; &amp; [.K40]; &quot;&quot;)&amp;IF(LEN([.L40])&gt;0; &quot;, &quot; &amp; [.L40]; &quot;&quot;)&amp;IF(LEN([.M40])&gt;0; &quot;, &quot; &amp; [.M40]; &quot;&quot;)&amp;IF(LEN([.N40])&gt;0; &quot;, &quot; &amp; [.N40]; &quot;&quot;)&amp;IF(LEN([.O40])&gt;0; &quot;, &quot; &amp; [.O40]; &quot;&quot;)&amp;IF(LEN([.P40])&gt;0; &quot;, &quot; &amp; [.P40]; &quot;&quot;)&amp;IF(LEN([.Q40])&gt;0; &quot;, &quot; &amp; [.Q40]; &quot;&quot;)&amp;IF(LEN([.R40])&gt;0; &quot;, &quot; &amp; [.R40]; &quot;&quot;)&amp;IF(LEN([.S40])&gt;0; &quot;, &quot; &amp; [.S40]; &quot;&quot;)&amp;IF(LEN([.T40])&gt;0; &quot;, &quot; &amp; [.T40]; &quot;&quot;)&amp;IF(LEN([.U40])&gt;0; &quot;, &quot; &amp; [.U40]; &quot;&quot;)&amp;IF(LEN([.V40])&gt;0; &quot;, &quot; &amp; [.V40]; &quot;&quot;)&amp;IF(LEN([.W40])&gt;0; &quot;, &quot; &amp; [.W40]; &quot;&quot;)&amp;IF(LEN([.X40])&gt;0; &quot;, &quot; &amp; [.X40]; &quot;&quot;)&amp;IF(LEN([.Y40])&gt;0; &quot;, &quot; &amp; [.Y40]; &quot;&quot;)&amp;IF(LEN([.Z40])&gt;0; &quot;, &quot; &amp; [.Z40]; &quot;&quot;)" office:value-type="string" office:string-value="'24028500   00004', 'ENCARGADO “D” (OTROS)', 'DEFINITIVA', 209601, 1, 1, NULL, 'SD', 0, 'ALTAMIRA', NULL, NULL, NULL, 'ADMVO', 20857955, 20857955" calcext:value-type="string">
            <text:p>'24028500 <text:s text:c="2"/>00004', 'ENCARGADO “D” (OTROS)', 'DEFINITIVA', 209601, 1, 1, NULL, 'SD', 0, 'ALTAMIRA', NULL, NULL, NULL, 'ADMVO', 20857955, 20857955</text:p>
          </table:table-cell>
          <table:table-cell table:style-name="ce5" table:formula="of:=IF(SEARCH(&quot;,&quot;; [.AB40]; 1)=1; TRIM(MID([.AB40]; SEARCH(&quot;,&quot;; [.AB40]; 1)+1; LEN([.AB40]))); [.AB40])" office:value-type="string" office:string-value="'24028500   00004', 'ENCARGADO “D” (OTROS)', 'DEFINITIVA', 209601, 1, 1, NULL, 'SD', 0, 'ALTAMIRA', NULL, NULL, NULL, 'ADMVO', 20857955, 20857955" calcext:value-type="string">
            <text:p>'24028500 <text:s text:c="2"/>00004', 'ENCARGADO “D” (OTROS)', 'DEFINITIVA', 209601, 1, 1, NULL, 'SD', 0, 'ALTAMIRA', NULL, NULL, NULL, 'ADMVO', 20857955, 2085795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24028500   00005'" calcext:value-type="string">
            <text:p>'24028500 <text:s text:c="2"/>00005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OFICINISTA DE TERCERA'" calcext:value-type="string">
            <text:p>'OFICINISTA DE TERCERA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184406" calcext:value-type="string">
            <text:p>184406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T. Personal'" calcext:value-type="string">
            <text:p>'T. Personal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VO'" calcext:value-type="string">
            <text:p>'ADMV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20857935" calcext:value-type="string">
            <text:p>20857935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857935" calcext:value-type="string">
            <text:p>20857935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1])&gt;0; [.A41]; &quot;&quot;)&amp;IF(LEN([.B41])&gt;0; &quot;, &quot; &amp; [.B41]; &quot;&quot;)&amp;IF(LEN([.C41])&gt;0; &quot;, &quot; &amp; [.C41]; &quot;&quot;)&amp;IF(LEN([.D41])&gt;0; &quot;, &quot; &amp; [.D41]; &quot;&quot;)&amp;IF(LEN([.E41])&gt;0; &quot;, &quot; &amp; [.E41]; &quot;&quot;)&amp;IF(LEN([.F41])&gt;0; &quot;, &quot; &amp; [.F41]; &quot;&quot;)&amp;IF(LEN([.G41])&gt;0; &quot;, &quot; &amp; [.G41]; &quot;&quot;)&amp;IF(LEN([.H41])&gt;0; &quot;, &quot; &amp; [.H41]; &quot;&quot;)&amp;IF(LEN([.I41])&gt;0; &quot;, &quot; &amp; [.I41]; &quot;&quot;)&amp;IF(LEN([.J41])&gt;0; &quot;, &quot; &amp; [.J41]; &quot;&quot;)&amp;IF(LEN([.K41])&gt;0; &quot;, &quot; &amp; [.K41]; &quot;&quot;)&amp;IF(LEN([.L41])&gt;0; &quot;, &quot; &amp; [.L41]; &quot;&quot;)&amp;IF(LEN([.M41])&gt;0; &quot;, &quot; &amp; [.M41]; &quot;&quot;)&amp;IF(LEN([.N41])&gt;0; &quot;, &quot; &amp; [.N41]; &quot;&quot;)&amp;IF(LEN([.O41])&gt;0; &quot;, &quot; &amp; [.O41]; &quot;&quot;)&amp;IF(LEN([.P41])&gt;0; &quot;, &quot; &amp; [.P41]; &quot;&quot;)&amp;IF(LEN([.Q41])&gt;0; &quot;, &quot; &amp; [.Q41]; &quot;&quot;)&amp;IF(LEN([.R41])&gt;0; &quot;, &quot; &amp; [.R41]; &quot;&quot;)&amp;IF(LEN([.S41])&gt;0; &quot;, &quot; &amp; [.S41]; &quot;&quot;)&amp;IF(LEN([.T41])&gt;0; &quot;, &quot; &amp; [.T41]; &quot;&quot;)&amp;IF(LEN([.U41])&gt;0; &quot;, &quot; &amp; [.U41]; &quot;&quot;)&amp;IF(LEN([.V41])&gt;0; &quot;, &quot; &amp; [.V41]; &quot;&quot;)&amp;IF(LEN([.W41])&gt;0; &quot;, &quot; &amp; [.W41]; &quot;&quot;)&amp;IF(LEN([.X41])&gt;0; &quot;, &quot; &amp; [.X41]; &quot;&quot;)&amp;IF(LEN([.Y41])&gt;0; &quot;, &quot; &amp; [.Y41]; &quot;&quot;)&amp;IF(LEN([.Z41])&gt;0; &quot;, &quot; &amp; [.Z41]; &quot;&quot;)" office:value-type="string" office:string-value="'24028500   00005', 'OFICINISTA DE TERCERA', 'DEFINITIVA', 184406, 1, 1, NULL, 'SD', 0, 'ALTAMIRA', NULL, NULL, 'T. Personal', 'ADMVO', 20857935, 20857935" calcext:value-type="string">
            <text:p>'24028500 <text:s text:c="2"/>00005', 'OFICINISTA DE TERCERA', 'DEFINITIVA', 184406, 1, 1, NULL, 'SD', 0, 'ALTAMIRA', NULL, NULL, 'T. Personal', 'ADMVO', 20857935, 20857935</text:p>
          </table:table-cell>
          <table:table-cell table:style-name="ce5" table:formula="of:=IF(SEARCH(&quot;,&quot;; [.AB41]; 1)=1; TRIM(MID([.AB41]; SEARCH(&quot;,&quot;; [.AB41]; 1)+1; LEN([.AB41]))); [.AB41])" office:value-type="string" office:string-value="'24028500   00005', 'OFICINISTA DE TERCERA', 'DEFINITIVA', 184406, 1, 1, NULL, 'SD', 0, 'ALTAMIRA', NULL, NULL, 'T. Personal', 'ADMVO', 20857935, 20857935" calcext:value-type="string">
            <text:p>'24028500 <text:s text:c="2"/>00005', 'OFICINISTA DE TERCERA', 'DEFINITIVA', 184406, 1, 1, NULL, 'SD', 0, 'ALTAMIRA', NULL, NULL, 'T. Personal', 'ADMVO', 20857935, 20857935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112410002AL 20903338'" calcext:value-type="string">
            <text:p>'112410002AL 20903338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'ESPECIALISTA TÉCNICO &quot;D&quot;'" calcext:value-type="string">
            <text:p>'ESPECIALISTA TÉCNICO "D"'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'DEFINITIVA'" calcext:value-type="string">
            <text:p>'DEFINITIVA'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331102" calcext:value-type="string">
            <text:p>331102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1" calcext:value-type="string">
            <text:p>1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1" calcext:value-type="string">
            <text:p>1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'SD'" calcext:value-type="string">
            <text:p>'SD'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0" calcext:value-type="string">
            <text:p>0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'ALTAMIRA'" calcext:value-type="string">
            <text:p>'ALTAMIRA'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'Jefatura'" calcext:value-type="string">
            <text:p>'Jefatura'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'ADMVO'" calcext:value-type="string">
            <text:p>'ADMVO'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20903338" calcext:value-type="string">
            <text:p>20903338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20903338" calcext:value-type="string">
            <text:p>20903338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2])&gt;0; [.A42]; &quot;&quot;)&amp;IF(LEN([.B42])&gt;0; &quot;, &quot; &amp; [.B42]; &quot;&quot;)&amp;IF(LEN([.C42])&gt;0; &quot;, &quot; &amp; [.C42]; &quot;&quot;)&amp;IF(LEN([.D42])&gt;0; &quot;, &quot; &amp; [.D42]; &quot;&quot;)&amp;IF(LEN([.E42])&gt;0; &quot;, &quot; &amp; [.E42]; &quot;&quot;)&amp;IF(LEN([.F42])&gt;0; &quot;, &quot; &amp; [.F42]; &quot;&quot;)&amp;IF(LEN([.G42])&gt;0; &quot;, &quot; &amp; [.G42]; &quot;&quot;)&amp;IF(LEN([.H42])&gt;0; &quot;, &quot; &amp; [.H42]; &quot;&quot;)&amp;IF(LEN([.I42])&gt;0; &quot;, &quot; &amp; [.I42]; &quot;&quot;)&amp;IF(LEN([.J42])&gt;0; &quot;, &quot; &amp; [.J42]; &quot;&quot;)&amp;IF(LEN([.K42])&gt;0; &quot;, &quot; &amp; [.K42]; &quot;&quot;)&amp;IF(LEN([.L42])&gt;0; &quot;, &quot; &amp; [.L42]; &quot;&quot;)&amp;IF(LEN([.M42])&gt;0; &quot;, &quot; &amp; [.M42]; &quot;&quot;)&amp;IF(LEN([.N42])&gt;0; &quot;, &quot; &amp; [.N42]; &quot;&quot;)&amp;IF(LEN([.O42])&gt;0; &quot;, &quot; &amp; [.O42]; &quot;&quot;)&amp;IF(LEN([.P42])&gt;0; &quot;, &quot; &amp; [.P42]; &quot;&quot;)&amp;IF(LEN([.Q42])&gt;0; &quot;, &quot; &amp; [.Q42]; &quot;&quot;)&amp;IF(LEN([.R42])&gt;0; &quot;, &quot; &amp; [.R42]; &quot;&quot;)&amp;IF(LEN([.S42])&gt;0; &quot;, &quot; &amp; [.S42]; &quot;&quot;)&amp;IF(LEN([.T42])&gt;0; &quot;, &quot; &amp; [.T42]; &quot;&quot;)&amp;IF(LEN([.U42])&gt;0; &quot;, &quot; &amp; [.U42]; &quot;&quot;)&amp;IF(LEN([.V42])&gt;0; &quot;, &quot; &amp; [.V42]; &quot;&quot;)&amp;IF(LEN([.W42])&gt;0; &quot;, &quot; &amp; [.W42]; &quot;&quot;)&amp;IF(LEN([.X42])&gt;0; &quot;, &quot; &amp; [.X42]; &quot;&quot;)&amp;IF(LEN([.Y42])&gt;0; &quot;, &quot; &amp; [.Y42]; &quot;&quot;)&amp;IF(LEN([.Z42])&gt;0; &quot;, &quot; &amp; [.Z42]; &quot;&quot;)" office:value-type="string" office:string-value="'112410002AL 20903338', 'ESPECIALISTA TÉCNICO &quot;D&quot;', 'DEFINITIVA', 331102, 1, 1, NULL, 'SD', 0, 'ALTAMIRA', NULL, NULL, 'Jefatura', 'ADMVO', 20903338, 20903338" calcext:value-type="string">
            <text:p>'112410002AL 20903338', 'ESPECIALISTA TÉCNICO "D"', 'DEFINITIVA', 331102, 1, 1, NULL, 'SD', 0, 'ALTAMIRA', NULL, NULL, 'Jefatura', 'ADMVO', 20903338, 20903338</text:p>
          </table:table-cell>
          <table:table-cell table:style-name="ce5" table:formula="of:=IF(SEARCH(&quot;,&quot;; [.AB42]; 1)=1; TRIM(MID([.AB42]; SEARCH(&quot;,&quot;; [.AB42]; 1)+1; LEN([.AB42]))); [.AB42])" office:value-type="string" office:string-value="'112410002AL 20903338', 'ESPECIALISTA TÉCNICO &quot;D&quot;', 'DEFINITIVA', 331102, 1, 1, NULL, 'SD', 0, 'ALTAMIRA', NULL, NULL, 'Jefatura', 'ADMVO', 20903338, 20903338" calcext:value-type="string">
            <text:p>'112410002AL 20903338', 'ESPECIALISTA TÉCNICO "D"', 'DEFINITIVA', 331102, 1, 1, NULL, 'SD', 0, 'ALTAMIRA', NULL, NULL, 'Jefatura', 'ADMVO', 20903338, 20903338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'" calcext:value-type="string">
            <text:p>'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NULL" calcext:value-type="string">
            <text:p>NULL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NULL" calcext:value-type="string">
            <text:p>NULL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NULL" calcext:value-type="string">
            <text:p>NULL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NULL" calcext:value-type="string">
            <text:p>NULL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NULL" calcext:value-type="string">
            <text:p>NULL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NULL" calcext:value-type="string">
            <text:p>NULL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3])&gt;0; [.A43]; &quot;&quot;)&amp;IF(LEN([.B43])&gt;0; &quot;, &quot; &amp; [.B43]; &quot;&quot;)&amp;IF(LEN([.C43])&gt;0; &quot;, &quot; &amp; [.C43]; &quot;&quot;)&amp;IF(LEN([.D43])&gt;0; &quot;, &quot; &amp; [.D43]; &quot;&quot;)&amp;IF(LEN([.E43])&gt;0; &quot;, &quot; &amp; [.E43]; &quot;&quot;)&amp;IF(LEN([.F43])&gt;0; &quot;, &quot; &amp; [.F43]; &quot;&quot;)&amp;IF(LEN([.G43])&gt;0; &quot;, &quot; &amp; [.G43]; &quot;&quot;)&amp;IF(LEN([.H43])&gt;0; &quot;, &quot; &amp; [.H43]; &quot;&quot;)&amp;IF(LEN([.I43])&gt;0; &quot;, &quot; &amp; [.I43]; &quot;&quot;)&amp;IF(LEN([.J43])&gt;0; &quot;, &quot; &amp; [.J43]; &quot;&quot;)&amp;IF(LEN([.K43])&gt;0; &quot;, &quot; &amp; [.K43]; &quot;&quot;)&amp;IF(LEN([.L43])&gt;0; &quot;, &quot; &amp; [.L43]; &quot;&quot;)&amp;IF(LEN([.M43])&gt;0; &quot;, &quot; &amp; [.M43]; &quot;&quot;)&amp;IF(LEN([.N43])&gt;0; &quot;, &quot; &amp; [.N43]; &quot;&quot;)&amp;IF(LEN([.O43])&gt;0; &quot;, &quot; &amp; [.O43]; &quot;&quot;)&amp;IF(LEN([.P43])&gt;0; &quot;, &quot; &amp; [.P43]; &quot;&quot;)&amp;IF(LEN([.Q43])&gt;0; &quot;, &quot; &amp; [.Q43]; &quot;&quot;)&amp;IF(LEN([.R43])&gt;0; &quot;, &quot; &amp; [.R43]; &quot;&quot;)&amp;IF(LEN([.S43])&gt;0; &quot;, &quot; &amp; [.S43]; &quot;&quot;)&amp;IF(LEN([.T43])&gt;0; &quot;, &quot; &amp; [.T43]; &quot;&quot;)&amp;IF(LEN([.U43])&gt;0; &quot;, &quot; &amp; [.U43]; &quot;&quot;)&amp;IF(LEN([.V43])&gt;0; &quot;, &quot; &amp; [.V43]; &quot;&quot;)&amp;IF(LEN([.W43])&gt;0; &quot;, &quot; &amp; [.W43]; &quot;&quot;)&amp;IF(LEN([.X43])&gt;0; &quot;, &quot; &amp; [.X43]; &quot;&quot;)&amp;IF(LEN([.Y43])&gt;0; &quot;, &quot; &amp; [.Y43]; &quot;&quot;)&amp;IF(LEN([.Z43])&gt;0; &quot;, &quot; &amp; [.Z43]; &quot;&quot;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style-name="ce5" table:formula="of:=IF(SEARCH(&quot;,&quot;; [.AB43]; 1)=1; TRIM(MID([.AB43]; SEARCH(&quot;,&quot;; [.AB43]; 1)+1; LEN([.AB43]))); [.AB43]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'" calcext:value-type="string">
            <text:p>'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NULL" calcext:value-type="string">
            <text:p>NULL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NULL" calcext:value-type="string">
            <text:p>NULL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NULL" calcext:value-type="string">
            <text:p>NULL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NULL" calcext:value-type="string">
            <text:p>NULL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NULL" calcext:value-type="string">
            <text:p>NULL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NULL" calcext:value-type="string">
            <text:p>NULL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4])&gt;0; [.A44]; &quot;&quot;)&amp;IF(LEN([.B44])&gt;0; &quot;, &quot; &amp; [.B44]; &quot;&quot;)&amp;IF(LEN([.C44])&gt;0; &quot;, &quot; &amp; [.C44]; &quot;&quot;)&amp;IF(LEN([.D44])&gt;0; &quot;, &quot; &amp; [.D44]; &quot;&quot;)&amp;IF(LEN([.E44])&gt;0; &quot;, &quot; &amp; [.E44]; &quot;&quot;)&amp;IF(LEN([.F44])&gt;0; &quot;, &quot; &amp; [.F44]; &quot;&quot;)&amp;IF(LEN([.G44])&gt;0; &quot;, &quot; &amp; [.G44]; &quot;&quot;)&amp;IF(LEN([.H44])&gt;0; &quot;, &quot; &amp; [.H44]; &quot;&quot;)&amp;IF(LEN([.I44])&gt;0; &quot;, &quot; &amp; [.I44]; &quot;&quot;)&amp;IF(LEN([.J44])&gt;0; &quot;, &quot; &amp; [.J44]; &quot;&quot;)&amp;IF(LEN([.K44])&gt;0; &quot;, &quot; &amp; [.K44]; &quot;&quot;)&amp;IF(LEN([.L44])&gt;0; &quot;, &quot; &amp; [.L44]; &quot;&quot;)&amp;IF(LEN([.M44])&gt;0; &quot;, &quot; &amp; [.M44]; &quot;&quot;)&amp;IF(LEN([.N44])&gt;0; &quot;, &quot; &amp; [.N44]; &quot;&quot;)&amp;IF(LEN([.O44])&gt;0; &quot;, &quot; &amp; [.O44]; &quot;&quot;)&amp;IF(LEN([.P44])&gt;0; &quot;, &quot; &amp; [.P44]; &quot;&quot;)&amp;IF(LEN([.Q44])&gt;0; &quot;, &quot; &amp; [.Q44]; &quot;&quot;)&amp;IF(LEN([.R44])&gt;0; &quot;, &quot; &amp; [.R44]; &quot;&quot;)&amp;IF(LEN([.S44])&gt;0; &quot;, &quot; &amp; [.S44]; &quot;&quot;)&amp;IF(LEN([.T44])&gt;0; &quot;, &quot; &amp; [.T44]; &quot;&quot;)&amp;IF(LEN([.U44])&gt;0; &quot;, &quot; &amp; [.U44]; &quot;&quot;)&amp;IF(LEN([.V44])&gt;0; &quot;, &quot; &amp; [.V44]; &quot;&quot;)&amp;IF(LEN([.W44])&gt;0; &quot;, &quot; &amp; [.W44]; &quot;&quot;)&amp;IF(LEN([.X44])&gt;0; &quot;, &quot; &amp; [.X44]; &quot;&quot;)&amp;IF(LEN([.Y44])&gt;0; &quot;, &quot; &amp; [.Y44]; &quot;&quot;)&amp;IF(LEN([.Z44])&gt;0; &quot;, &quot; &amp; [.Z44]; &quot;&quot;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style-name="ce5" table:formula="of:=IF(SEARCH(&quot;,&quot;; [.AB44]; 1)=1; TRIM(MID([.AB44]; SEARCH(&quot;,&quot;; [.AB44]; 1)+1; LEN([.AB44]))); [.AB44]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'" calcext:value-type="string">
            <text:p>'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NULL" calcext:value-type="string">
            <text:p>NULL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NULL" calcext:value-type="string">
            <text:p>NULL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NULL" calcext:value-type="string">
            <text:p>NULL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NULL" calcext:value-type="string">
            <text:p>NULL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NULL" calcext:value-type="string">
            <text:p>NULL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NULL" calcext:value-type="string">
            <text:p>NULL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5])&gt;0; [.A45]; &quot;&quot;)&amp;IF(LEN([.B45])&gt;0; &quot;, &quot; &amp; [.B45]; &quot;&quot;)&amp;IF(LEN([.C45])&gt;0; &quot;, &quot; &amp; [.C45]; &quot;&quot;)&amp;IF(LEN([.D45])&gt;0; &quot;, &quot; &amp; [.D45]; &quot;&quot;)&amp;IF(LEN([.E45])&gt;0; &quot;, &quot; &amp; [.E45]; &quot;&quot;)&amp;IF(LEN([.F45])&gt;0; &quot;, &quot; &amp; [.F45]; &quot;&quot;)&amp;IF(LEN([.G45])&gt;0; &quot;, &quot; &amp; [.G45]; &quot;&quot;)&amp;IF(LEN([.H45])&gt;0; &quot;, &quot; &amp; [.H45]; &quot;&quot;)&amp;IF(LEN([.I45])&gt;0; &quot;, &quot; &amp; [.I45]; &quot;&quot;)&amp;IF(LEN([.J45])&gt;0; &quot;, &quot; &amp; [.J45]; &quot;&quot;)&amp;IF(LEN([.K45])&gt;0; &quot;, &quot; &amp; [.K45]; &quot;&quot;)&amp;IF(LEN([.L45])&gt;0; &quot;, &quot; &amp; [.L45]; &quot;&quot;)&amp;IF(LEN([.M45])&gt;0; &quot;, &quot; &amp; [.M45]; &quot;&quot;)&amp;IF(LEN([.N45])&gt;0; &quot;, &quot; &amp; [.N45]; &quot;&quot;)&amp;IF(LEN([.O45])&gt;0; &quot;, &quot; &amp; [.O45]; &quot;&quot;)&amp;IF(LEN([.P45])&gt;0; &quot;, &quot; &amp; [.P45]; &quot;&quot;)&amp;IF(LEN([.Q45])&gt;0; &quot;, &quot; &amp; [.Q45]; &quot;&quot;)&amp;IF(LEN([.R45])&gt;0; &quot;, &quot; &amp; [.R45]; &quot;&quot;)&amp;IF(LEN([.S45])&gt;0; &quot;, &quot; &amp; [.S45]; &quot;&quot;)&amp;IF(LEN([.T45])&gt;0; &quot;, &quot; &amp; [.T45]; &quot;&quot;)&amp;IF(LEN([.U45])&gt;0; &quot;, &quot; &amp; [.U45]; &quot;&quot;)&amp;IF(LEN([.V45])&gt;0; &quot;, &quot; &amp; [.V45]; &quot;&quot;)&amp;IF(LEN([.W45])&gt;0; &quot;, &quot; &amp; [.W45]; &quot;&quot;)&amp;IF(LEN([.X45])&gt;0; &quot;, &quot; &amp; [.X45]; &quot;&quot;)&amp;IF(LEN([.Y45])&gt;0; &quot;, &quot; &amp; [.Y45]; &quot;&quot;)&amp;IF(LEN([.Z45])&gt;0; &quot;, &quot; &amp; [.Z45]; &quot;&quot;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style-name="ce5" table:formula="of:=IF(SEARCH(&quot;,&quot;; [.AB45]; 1)=1; TRIM(MID([.AB45]; SEARCH(&quot;,&quot;; [.AB45]; 1)+1; LEN([.AB45]))); [.AB45]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'" calcext:value-type="string">
            <text:p>'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NULL" calcext:value-type="string">
            <text:p>NULL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NULL" calcext:value-type="string">
            <text:p>NULL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NULL" calcext:value-type="string">
            <text:p>NULL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NULL" calcext:value-type="string">
            <text:p>NULL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NULL" calcext:value-type="string">
            <text:p>NULL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NULL" calcext:value-type="string">
            <text:p>NULL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6])&gt;0; [.A46]; &quot;&quot;)&amp;IF(LEN([.B46])&gt;0; &quot;, &quot; &amp; [.B46]; &quot;&quot;)&amp;IF(LEN([.C46])&gt;0; &quot;, &quot; &amp; [.C46]; &quot;&quot;)&amp;IF(LEN([.D46])&gt;0; &quot;, &quot; &amp; [.D46]; &quot;&quot;)&amp;IF(LEN([.E46])&gt;0; &quot;, &quot; &amp; [.E46]; &quot;&quot;)&amp;IF(LEN([.F46])&gt;0; &quot;, &quot; &amp; [.F46]; &quot;&quot;)&amp;IF(LEN([.G46])&gt;0; &quot;, &quot; &amp; [.G46]; &quot;&quot;)&amp;IF(LEN([.H46])&gt;0; &quot;, &quot; &amp; [.H46]; &quot;&quot;)&amp;IF(LEN([.I46])&gt;0; &quot;, &quot; &amp; [.I46]; &quot;&quot;)&amp;IF(LEN([.J46])&gt;0; &quot;, &quot; &amp; [.J46]; &quot;&quot;)&amp;IF(LEN([.K46])&gt;0; &quot;, &quot; &amp; [.K46]; &quot;&quot;)&amp;IF(LEN([.L46])&gt;0; &quot;, &quot; &amp; [.L46]; &quot;&quot;)&amp;IF(LEN([.M46])&gt;0; &quot;, &quot; &amp; [.M46]; &quot;&quot;)&amp;IF(LEN([.N46])&gt;0; &quot;, &quot; &amp; [.N46]; &quot;&quot;)&amp;IF(LEN([.O46])&gt;0; &quot;, &quot; &amp; [.O46]; &quot;&quot;)&amp;IF(LEN([.P46])&gt;0; &quot;, &quot; &amp; [.P46]; &quot;&quot;)&amp;IF(LEN([.Q46])&gt;0; &quot;, &quot; &amp; [.Q46]; &quot;&quot;)&amp;IF(LEN([.R46])&gt;0; &quot;, &quot; &amp; [.R46]; &quot;&quot;)&amp;IF(LEN([.S46])&gt;0; &quot;, &quot; &amp; [.S46]; &quot;&quot;)&amp;IF(LEN([.T46])&gt;0; &quot;, &quot; &amp; [.T46]; &quot;&quot;)&amp;IF(LEN([.U46])&gt;0; &quot;, &quot; &amp; [.U46]; &quot;&quot;)&amp;IF(LEN([.V46])&gt;0; &quot;, &quot; &amp; [.V46]; &quot;&quot;)&amp;IF(LEN([.W46])&gt;0; &quot;, &quot; &amp; [.W46]; &quot;&quot;)&amp;IF(LEN([.X46])&gt;0; &quot;, &quot; &amp; [.X46]; &quot;&quot;)&amp;IF(LEN([.Y46])&gt;0; &quot;, &quot; &amp; [.Y46]; &quot;&quot;)&amp;IF(LEN([.Z46])&gt;0; &quot;, &quot; &amp; [.Z46]; &quot;&quot;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style-name="ce5" table:formula="of:=IF(SEARCH(&quot;,&quot;; [.AB46]; 1)=1; TRIM(MID([.AB46]; SEARCH(&quot;,&quot;; [.AB46]; 1)+1; LEN([.AB46]))); [.AB46]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'" calcext:value-type="string">
            <text:p>'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NULL" calcext:value-type="string">
            <text:p>NULL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NULL" calcext:value-type="string">
            <text:p>NULL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NULL" calcext:value-type="string">
            <text:p>NULL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NULL" calcext:value-type="string">
            <text:p>NULL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NULL" calcext:value-type="string">
            <text:p>NULL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NULL" calcext:value-type="string">
            <text:p>NULL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7])&gt;0; [.A47]; &quot;&quot;)&amp;IF(LEN([.B47])&gt;0; &quot;, &quot; &amp; [.B47]; &quot;&quot;)&amp;IF(LEN([.C47])&gt;0; &quot;, &quot; &amp; [.C47]; &quot;&quot;)&amp;IF(LEN([.D47])&gt;0; &quot;, &quot; &amp; [.D47]; &quot;&quot;)&amp;IF(LEN([.E47])&gt;0; &quot;, &quot; &amp; [.E47]; &quot;&quot;)&amp;IF(LEN([.F47])&gt;0; &quot;, &quot; &amp; [.F47]; &quot;&quot;)&amp;IF(LEN([.G47])&gt;0; &quot;, &quot; &amp; [.G47]; &quot;&quot;)&amp;IF(LEN([.H47])&gt;0; &quot;, &quot; &amp; [.H47]; &quot;&quot;)&amp;IF(LEN([.I47])&gt;0; &quot;, &quot; &amp; [.I47]; &quot;&quot;)&amp;IF(LEN([.J47])&gt;0; &quot;, &quot; &amp; [.J47]; &quot;&quot;)&amp;IF(LEN([.K47])&gt;0; &quot;, &quot; &amp; [.K47]; &quot;&quot;)&amp;IF(LEN([.L47])&gt;0; &quot;, &quot; &amp; [.L47]; &quot;&quot;)&amp;IF(LEN([.M47])&gt;0; &quot;, &quot; &amp; [.M47]; &quot;&quot;)&amp;IF(LEN([.N47])&gt;0; &quot;, &quot; &amp; [.N47]; &quot;&quot;)&amp;IF(LEN([.O47])&gt;0; &quot;, &quot; &amp; [.O47]; &quot;&quot;)&amp;IF(LEN([.P47])&gt;0; &quot;, &quot; &amp; [.P47]; &quot;&quot;)&amp;IF(LEN([.Q47])&gt;0; &quot;, &quot; &amp; [.Q47]; &quot;&quot;)&amp;IF(LEN([.R47])&gt;0; &quot;, &quot; &amp; [.R47]; &quot;&quot;)&amp;IF(LEN([.S47])&gt;0; &quot;, &quot; &amp; [.S47]; &quot;&quot;)&amp;IF(LEN([.T47])&gt;0; &quot;, &quot; &amp; [.T47]; &quot;&quot;)&amp;IF(LEN([.U47])&gt;0; &quot;, &quot; &amp; [.U47]; &quot;&quot;)&amp;IF(LEN([.V47])&gt;0; &quot;, &quot; &amp; [.V47]; &quot;&quot;)&amp;IF(LEN([.W47])&gt;0; &quot;, &quot; &amp; [.W47]; &quot;&quot;)&amp;IF(LEN([.X47])&gt;0; &quot;, &quot; &amp; [.X47]; &quot;&quot;)&amp;IF(LEN([.Y47])&gt;0; &quot;, &quot; &amp; [.Y47]; &quot;&quot;)&amp;IF(LEN([.Z47])&gt;0; &quot;, &quot; &amp; [.Z47]; &quot;&quot;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style-name="ce5" table:formula="of:=IF(SEARCH(&quot;,&quot;; [.AB47]; 1)=1; TRIM(MID([.AB47]; SEARCH(&quot;,&quot;; [.AB47]; 1)+1; LEN([.AB47]))); [.AB47]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'" calcext:value-type="string">
            <text:p>'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NULL" calcext:value-type="string">
            <text:p>NULL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NULL" calcext:value-type="string">
            <text:p>NULL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NULL" calcext:value-type="string">
            <text:p>NULL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NULL" calcext:value-type="string">
            <text:p>NULL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NULL" calcext:value-type="string">
            <text:p>NULL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NULL" calcext:value-type="string">
            <text:p>NULL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8])&gt;0; [.A48]; &quot;&quot;)&amp;IF(LEN([.B48])&gt;0; &quot;, &quot; &amp; [.B48]; &quot;&quot;)&amp;IF(LEN([.C48])&gt;0; &quot;, &quot; &amp; [.C48]; &quot;&quot;)&amp;IF(LEN([.D48])&gt;0; &quot;, &quot; &amp; [.D48]; &quot;&quot;)&amp;IF(LEN([.E48])&gt;0; &quot;, &quot; &amp; [.E48]; &quot;&quot;)&amp;IF(LEN([.F48])&gt;0; &quot;, &quot; &amp; [.F48]; &quot;&quot;)&amp;IF(LEN([.G48])&gt;0; &quot;, &quot; &amp; [.G48]; &quot;&quot;)&amp;IF(LEN([.H48])&gt;0; &quot;, &quot; &amp; [.H48]; &quot;&quot;)&amp;IF(LEN([.I48])&gt;0; &quot;, &quot; &amp; [.I48]; &quot;&quot;)&amp;IF(LEN([.J48])&gt;0; &quot;, &quot; &amp; [.J48]; &quot;&quot;)&amp;IF(LEN([.K48])&gt;0; &quot;, &quot; &amp; [.K48]; &quot;&quot;)&amp;IF(LEN([.L48])&gt;0; &quot;, &quot; &amp; [.L48]; &quot;&quot;)&amp;IF(LEN([.M48])&gt;0; &quot;, &quot; &amp; [.M48]; &quot;&quot;)&amp;IF(LEN([.N48])&gt;0; &quot;, &quot; &amp; [.N48]; &quot;&quot;)&amp;IF(LEN([.O48])&gt;0; &quot;, &quot; &amp; [.O48]; &quot;&quot;)&amp;IF(LEN([.P48])&gt;0; &quot;, &quot; &amp; [.P48]; &quot;&quot;)&amp;IF(LEN([.Q48])&gt;0; &quot;, &quot; &amp; [.Q48]; &quot;&quot;)&amp;IF(LEN([.R48])&gt;0; &quot;, &quot; &amp; [.R48]; &quot;&quot;)&amp;IF(LEN([.S48])&gt;0; &quot;, &quot; &amp; [.S48]; &quot;&quot;)&amp;IF(LEN([.T48])&gt;0; &quot;, &quot; &amp; [.T48]; &quot;&quot;)&amp;IF(LEN([.U48])&gt;0; &quot;, &quot; &amp; [.U48]; &quot;&quot;)&amp;IF(LEN([.V48])&gt;0; &quot;, &quot; &amp; [.V48]; &quot;&quot;)&amp;IF(LEN([.W48])&gt;0; &quot;, &quot; &amp; [.W48]; &quot;&quot;)&amp;IF(LEN([.X48])&gt;0; &quot;, &quot; &amp; [.X48]; &quot;&quot;)&amp;IF(LEN([.Y48])&gt;0; &quot;, &quot; &amp; [.Y48]; &quot;&quot;)&amp;IF(LEN([.Z48])&gt;0; &quot;, &quot; &amp; [.Z48]; &quot;&quot;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style-name="ce5" table:formula="of:=IF(SEARCH(&quot;,&quot;; [.AB48]; 1)=1; TRIM(MID([.AB48]; SEARCH(&quot;,&quot;; [.AB48]; 1)+1; LEN([.AB48]))); [.AB48]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'" calcext:value-type="string">
            <text:p>'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NULL" calcext:value-type="string">
            <text:p>NULL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NULL" calcext:value-type="string">
            <text:p>NULL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NULL" calcext:value-type="string">
            <text:p>NULL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NULL" calcext:value-type="string">
            <text:p>NULL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NULL" calcext:value-type="string">
            <text:p>NULL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NULL" calcext:value-type="string">
            <text:p>NULL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49])&gt;0; [.A49]; &quot;&quot;)&amp;IF(LEN([.B49])&gt;0; &quot;, &quot; &amp; [.B49]; &quot;&quot;)&amp;IF(LEN([.C49])&gt;0; &quot;, &quot; &amp; [.C49]; &quot;&quot;)&amp;IF(LEN([.D49])&gt;0; &quot;, &quot; &amp; [.D49]; &quot;&quot;)&amp;IF(LEN([.E49])&gt;0; &quot;, &quot; &amp; [.E49]; &quot;&quot;)&amp;IF(LEN([.F49])&gt;0; &quot;, &quot; &amp; [.F49]; &quot;&quot;)&amp;IF(LEN([.G49])&gt;0; &quot;, &quot; &amp; [.G49]; &quot;&quot;)&amp;IF(LEN([.H49])&gt;0; &quot;, &quot; &amp; [.H49]; &quot;&quot;)&amp;IF(LEN([.I49])&gt;0; &quot;, &quot; &amp; [.I49]; &quot;&quot;)&amp;IF(LEN([.J49])&gt;0; &quot;, &quot; &amp; [.J49]; &quot;&quot;)&amp;IF(LEN([.K49])&gt;0; &quot;, &quot; &amp; [.K49]; &quot;&quot;)&amp;IF(LEN([.L49])&gt;0; &quot;, &quot; &amp; [.L49]; &quot;&quot;)&amp;IF(LEN([.M49])&gt;0; &quot;, &quot; &amp; [.M49]; &quot;&quot;)&amp;IF(LEN([.N49])&gt;0; &quot;, &quot; &amp; [.N49]; &quot;&quot;)&amp;IF(LEN([.O49])&gt;0; &quot;, &quot; &amp; [.O49]; &quot;&quot;)&amp;IF(LEN([.P49])&gt;0; &quot;, &quot; &amp; [.P49]; &quot;&quot;)&amp;IF(LEN([.Q49])&gt;0; &quot;, &quot; &amp; [.Q49]; &quot;&quot;)&amp;IF(LEN([.R49])&gt;0; &quot;, &quot; &amp; [.R49]; &quot;&quot;)&amp;IF(LEN([.S49])&gt;0; &quot;, &quot; &amp; [.S49]; &quot;&quot;)&amp;IF(LEN([.T49])&gt;0; &quot;, &quot; &amp; [.T49]; &quot;&quot;)&amp;IF(LEN([.U49])&gt;0; &quot;, &quot; &amp; [.U49]; &quot;&quot;)&amp;IF(LEN([.V49])&gt;0; &quot;, &quot; &amp; [.V49]; &quot;&quot;)&amp;IF(LEN([.W49])&gt;0; &quot;, &quot; &amp; [.W49]; &quot;&quot;)&amp;IF(LEN([.X49])&gt;0; &quot;, &quot; &amp; [.X49]; &quot;&quot;)&amp;IF(LEN([.Y49])&gt;0; &quot;, &quot; &amp; [.Y49]; &quot;&quot;)&amp;IF(LEN([.Z49])&gt;0; &quot;, &quot; &amp; [.Z49]; &quot;&quot;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style-name="ce5" table:formula="of:=IF(SEARCH(&quot;,&quot;; [.AB49]; 1)=1; TRIM(MID([.AB49]; SEARCH(&quot;,&quot;; [.AB49]; 1)+1; LEN([.AB49]))); [.AB49]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number-columns-repeated="995"/>
        </table:table-row>
        <table:table-row table:style-name="ro1">
          <table:table-cell table:formula="of:=IF([.A$8]=1; T([.A$4]) &amp; INDEX(R_Data; ROW()-[.$A$26]; MATCH([.A$3]; R_ColumnNames; 0)) &amp; T([.A$4]); &quot;&quot;)" office:value-type="string" office:string-value="''" calcext:value-type="string">
            <text:p>''</text:p>
          </table:table-cell>
          <table:table-cell table:formula="of:=IF([.B$8]=1; IF(LEN(INDEX(R_Data; ROW()-[.$A$26]; MATCH([.B$3]; R_ColumnNames; 0)))=0; &quot;NULL&quot;; T([.B$4]) &amp; INDEX(R_Data; ROW()-[.$A$26]; MATCH([.B$3]; R_ColumnNames; 0))&amp; T([.B$4]) ) ; &quot;&quot;)" office:value-type="string" office:string-value="NULL" calcext:value-type="string">
            <text:p>NULL</text:p>
          </table:table-cell>
          <table:table-cell table:formula="of:=IF([.C$8]=1; IF(LEN(INDEX(R_Data; ROW()-[.$A$26]; MATCH([.C$3]; R_ColumnNames; 0)))=0; &quot;NULL&quot;; T([.C$4]) &amp; INDEX(R_Data; ROW()-[.$A$26]; MATCH([.C$3]; R_ColumnNames; 0))&amp; T([.C$4]) ) ; &quot;&quot;)" office:value-type="string" office:string-value="NULL" calcext:value-type="string">
            <text:p>NULL</text:p>
          </table:table-cell>
          <table:table-cell table:formula="of:=IF([.D$8]=1; IF(LEN(INDEX(R_Data; ROW()-[.$A$26]; MATCH([.D$3]; R_ColumnNames; 0)))=0; &quot;NULL&quot;; T([.D$4]) &amp; INDEX(R_Data; ROW()-[.$A$26]; MATCH([.D$3]; R_ColumnNames; 0))&amp; T([.D$4]) ) ; &quot;&quot;)" office:value-type="string" office:string-value="NULL" calcext:value-type="string">
            <text:p>NULL</text:p>
          </table:table-cell>
          <table:table-cell table:formula="of:=IF([.E$8]=1; IF(LEN(INDEX(R_Data; ROW()-[.$A$26]; MATCH([.E$3]; R_ColumnNames; 0)))=0; &quot;NULL&quot;; T([.E$4]) &amp; INDEX(R_Data; ROW()-[.$A$26]; MATCH([.E$3]; R_ColumnNames; 0))&amp; T([.E$4]) ) ; &quot;&quot;)" office:value-type="string" office:string-value="NULL" calcext:value-type="string">
            <text:p>NULL</text:p>
          </table:table-cell>
          <table:table-cell table:formula="of:=IF([.F$8]=1; IF(LEN(INDEX(R_Data; ROW()-[.$A$26]; MATCH([.F$3]; R_ColumnNames; 0)))=0; &quot;NULL&quot;; T([.F$4]) &amp; INDEX(R_Data; ROW()-[.$A$26]; MATCH([.F$3]; R_ColumnNames; 0))&amp; T([.F$4]) ) ; &quot;&quot;)" office:value-type="string" office:string-value="NULL" calcext:value-type="string">
            <text:p>NULL</text:p>
          </table:table-cell>
          <table:table-cell table:formula="of:=IF([.G$8]=1; IF(LEN(INDEX(R_Data; ROW()-[.$A$26]; MATCH([.G$3]; R_ColumnNames; 0)))=0; &quot;NULL&quot;; T([.G$4]) &amp; INDEX(R_Data; ROW()-[.$A$26]; MATCH([.G$3]; R_ColumnNames; 0))&amp; T([.G$4]) ) ; &quot;&quot;)" office:value-type="string" office:string-value="NULL" calcext:value-type="string">
            <text:p>NULL</text:p>
          </table:table-cell>
          <table:table-cell table:formula="of:=IF([.H$8]=1; IF(LEN(INDEX(R_Data; ROW()-[.$A$26]; MATCH([.H$3]; R_ColumnNames; 0)))=0; &quot;NULL&quot;; T([.H$4]) &amp; INDEX(R_Data; ROW()-[.$A$26]; MATCH([.H$3]; R_ColumnNames; 0))&amp; T([.H$4]) ) ; &quot;&quot;)" office:value-type="string" office:string-value="NULL" calcext:value-type="string">
            <text:p>NULL</text:p>
          </table:table-cell>
          <table:table-cell table:formula="of:=IF([.I$8]=1; IF(LEN(INDEX(R_Data; ROW()-[.$A$26]; MATCH([.I$3]; R_ColumnNames; 0)))=0; &quot;NULL&quot;; T([.I$4]) &amp; INDEX(R_Data; ROW()-[.$A$26]; MATCH([.I$3]; R_ColumnNames; 0))&amp; T([.I$4]) ) ; &quot;&quot;)" office:value-type="string" office:string-value="NULL" calcext:value-type="string">
            <text:p>NULL</text:p>
          </table:table-cell>
          <table:table-cell table:formula="of:=IF([.J$8]=1; IF(LEN(INDEX(R_Data; ROW()-[.$A$26]; MATCH([.J$3]; R_ColumnNames; 0)))=0; &quot;NULL&quot;; T([.J$4]) &amp; INDEX(R_Data; ROW()-[.$A$26]; MATCH([.J$3]; R_ColumnNames; 0))&amp; T([.J$4]) ) ; &quot;&quot;)" office:value-type="string" office:string-value="NULL" calcext:value-type="string">
            <text:p>NULL</text:p>
          </table:table-cell>
          <table:table-cell table:formula="of:=IF([.K$8]=1; IF(LEN(INDEX(R_Data; ROW()-[.$A$26]; MATCH([.K$3]; R_ColumnNames; 0)))=0; &quot;NULL&quot;; T([.K$4]) &amp; INDEX(R_Data; ROW()-[.$A$26]; MATCH([.K$3]; R_ColumnNames; 0))&amp; T([.K$4]) ) ; &quot;&quot;)" office:value-type="string" office:string-value="NULL" calcext:value-type="string">
            <text:p>NULL</text:p>
          </table:table-cell>
          <table:table-cell table:formula="of:=IF([.L$8]=1; IF(LEN(INDEX(R_Data; ROW()-[.$A$26]; MATCH([.L$3]; R_ColumnNames; 0)))=0; &quot;NULL&quot;; T([.L$4]) &amp; INDEX(R_Data; ROW()-[.$A$26]; MATCH([.L$3]; R_ColumnNames; 0))&amp; T([.L$4]) ) ; &quot;&quot;)" office:value-type="string" office:string-value="NULL" calcext:value-type="string">
            <text:p>NULL</text:p>
          </table:table-cell>
          <table:table-cell table:formula="of:=IF([.M$8]=1; IF(LEN(INDEX(R_Data; ROW()-[.$A$26]; MATCH([.M$3]; R_ColumnNames; 0)))=0; &quot;NULL&quot;; T([.M$4]) &amp; INDEX(R_Data; ROW()-[.$A$26]; MATCH([.M$3]; R_ColumnNames; 0))&amp; T([.M$4]) ) ; &quot;&quot;)" office:value-type="string" office:string-value="NULL" calcext:value-type="string">
            <text:p>NULL</text:p>
          </table:table-cell>
          <table:table-cell table:formula="of:=IF([.N$8]=1; IF(LEN(INDEX(R_Data; ROW()-[.$A$26]; MATCH([.N$3]; R_ColumnNames; 0)))=0; &quot;NULL&quot;; T([.N$4]) &amp; INDEX(R_Data; ROW()-[.$A$26]; MATCH([.N$3]; R_ColumnNames; 0))&amp; T([.N$4]) ) ; &quot;&quot;)" office:value-type="string" office:string-value="NULL" calcext:value-type="string">
            <text:p>NULL</text:p>
          </table:table-cell>
          <table:table-cell table:formula="of:=IF([.O$8]=1; IF(LEN(INDEX(R_Data; ROW()-[.$A$26]; MATCH([.O$3]; R_ColumnNames; 0)))=0; &quot;NULL&quot;; T([.O$4]) &amp; INDEX(R_Data; ROW()-[.$A$26]; MATCH([.O$3]; R_ColumnNames; 0))&amp; T([.O$4]) ) ; &quot;&quot;)" office:value-type="string" office:string-value="NULL" calcext:value-type="string">
            <text:p>NULL</text:p>
          </table:table-cell>
          <table:table-cell table:formula="of:=IF([.P$8]=1; IF(LEN(INDEX(R_Data; ROW()-[.$A$26]; MATCH([.P$3]; R_ColumnNames; 0)))=0; &quot;NULL&quot;; T([.P$4]) &amp; INDEX(R_Data; ROW()-[.$A$26]; MATCH([.P$3]; R_ColumnNames; 0))&amp; T([.P$4]) ) ; &quot;&quot;)" office:value-type="string" office:string-value="NULL" calcext:value-type="string">
            <text:p>NULL</text:p>
          </table:table-cell>
          <table:table-cell table:formula="of:=IF([.Q$8]=1; IF(LEN(INDEX(R_Data; ROW()-[.$A$26]; MATCH([.Q$3]; R_ColumnNames; 0)))=0; &quot;NULL&quot;; T([.Q$4]) &amp; INDEX(R_Data; ROW()-[.$A$26]; MATCH([.Q$3]; R_ColumnNames; 0))&amp; T([.Q$4]) ) ; &quot;&quot;)">
            <text:p/>
          </table:table-cell>
          <table:table-cell table:formula="of:=IF([.R$8]=1; IF(LEN(INDEX(R_Data; ROW()-[.$A$26]; MATCH([.R$3]; R_ColumnNames; 0)))=0; &quot;NULL&quot;; T([.R$4]) &amp; INDEX(R_Data; ROW()-[.$A$26]; MATCH([.R$3]; R_ColumnNames; 0))&amp; T([.R$4]) ) ; &quot;&quot;)">
            <text:p/>
          </table:table-cell>
          <table:table-cell table:formula="of:=IF([.S$8]=1; IF(LEN(INDEX(R_Data; ROW()-[.$A$26]; MATCH([.S$3]; R_ColumnNames; 0)))=0; &quot;NULL&quot;; T([.S$4]) &amp; INDEX(R_Data; ROW()-[.$A$26]; MATCH([.S$3]; R_ColumnNames; 0))&amp; T([.S$4]) ) ; &quot;&quot;)">
            <text:p/>
          </table:table-cell>
          <table:table-cell table:formula="of:=IF([.T$8]=1; IF(LEN(INDEX(R_Data; ROW()-[.$A$26]; MATCH([.T$3]; R_ColumnNames; 0)))=0; &quot;NULL&quot;; T([.T$4]) &amp; INDEX(R_Data; ROW()-[.$A$26]; MATCH([.T$3]; R_ColumnNames; 0))&amp; T([.T$4]) ) ; &quot;&quot;)">
            <text:p/>
          </table:table-cell>
          <table:table-cell table:formula="of:=IF([.U$8]=1; IF(LEN(INDEX(R_Data; ROW()-[.$A$26]; MATCH([.U$3]; R_ColumnNames; 0)))=0; &quot;NULL&quot;; T([.U$4]) &amp; INDEX(R_Data; ROW()-[.$A$26]; MATCH([.U$3]; R_ColumnNames; 0))&amp; T([.U$4]) ) ; &quot;&quot;)">
            <text:p/>
          </table:table-cell>
          <table:table-cell table:formula="of:=IF([.V$8]=1; IF(LEN(INDEX(R_Data; ROW()-[.$A$26]; MATCH([.V$3]; R_ColumnNames; 0)))=0; &quot;NULL&quot;; T([.V$4]) &amp; INDEX(R_Data; ROW()-[.$A$26]; MATCH([.V$3]; R_ColumnNames; 0))&amp; T([.V$4]) ) ; &quot;&quot;)">
            <text:p/>
          </table:table-cell>
          <table:table-cell table:formula="of:=IF([.W$8]=1; IF(LEN(INDEX(R_Data; ROW()-[.$A$26]; MATCH([.W$3]; R_ColumnNames; 0)))=0; &quot;NULL&quot;; T([.W$4]) &amp; INDEX(R_Data; ROW()-[.$A$26]; MATCH([.W$3]; R_ColumnNames; 0))&amp; T([.W$4]) ) ; &quot;&quot;)">
            <text:p/>
          </table:table-cell>
          <table:table-cell table:formula="of:=IF([.X$8]=1; IF(LEN(INDEX(R_Data; ROW()-[.$A$26]; MATCH([.X$3]; R_ColumnNames; 0)))=0; &quot;NULL&quot;; T([.X$4]) &amp; INDEX(R_Data; ROW()-[.$A$26]; MATCH([.X$3]; R_ColumnNames; 0))&amp; T([.X$4]) ) ; &quot;&quot;)">
            <text:p/>
          </table:table-cell>
          <table:table-cell table:formula="of:=IF([.Y$8]=1; IF(LEN(INDEX(R_Data; ROW()-[.$A$26]; MATCH([.Y$3]; R_ColumnNames; 0)))=0; &quot;NULL&quot;; T([.Y$4]) &amp; INDEX(R_Data; ROW()-[.$A$26]; MATCH([.Y$3]; R_ColumnNames; 0))&amp; T([.Y$4]) ) ; &quot;&quot;)">
            <text:p/>
          </table:table-cell>
          <table:table-cell table:formula="of:=IF([.Z$8]=1; IF(LEN(INDEX(R_Data; ROW()-[.$A$26]; MATCH([.Z$3]; R_ColumnNames; 0)))=0; &quot;NULL&quot;; T([.Z$4]) &amp; INDEX(R_Data; ROW()-[.$A$26]; MATCH([.Z$3]; R_ColumnNames; 0))&amp; T([.Z$4]) ) ; &quot;&quot;)">
            <text:p/>
          </table:table-cell>
          <table:table-cell/>
          <table:table-cell table:formula="of:=IF(LEN([.A50])&gt;0; [.A50]; &quot;&quot;)&amp;IF(LEN([.B50])&gt;0; &quot;, &quot; &amp; [.B50]; &quot;&quot;)&amp;IF(LEN([.C50])&gt;0; &quot;, &quot; &amp; [.C50]; &quot;&quot;)&amp;IF(LEN([.D50])&gt;0; &quot;, &quot; &amp; [.D50]; &quot;&quot;)&amp;IF(LEN([.E50])&gt;0; &quot;, &quot; &amp; [.E50]; &quot;&quot;)&amp;IF(LEN([.F50])&gt;0; &quot;, &quot; &amp; [.F50]; &quot;&quot;)&amp;IF(LEN([.G50])&gt;0; &quot;, &quot; &amp; [.G50]; &quot;&quot;)&amp;IF(LEN([.H50])&gt;0; &quot;, &quot; &amp; [.H50]; &quot;&quot;)&amp;IF(LEN([.I50])&gt;0; &quot;, &quot; &amp; [.I50]; &quot;&quot;)&amp;IF(LEN([.J50])&gt;0; &quot;, &quot; &amp; [.J50]; &quot;&quot;)&amp;IF(LEN([.K50])&gt;0; &quot;, &quot; &amp; [.K50]; &quot;&quot;)&amp;IF(LEN([.L50])&gt;0; &quot;, &quot; &amp; [.L50]; &quot;&quot;)&amp;IF(LEN([.M50])&gt;0; &quot;, &quot; &amp; [.M50]; &quot;&quot;)&amp;IF(LEN([.N50])&gt;0; &quot;, &quot; &amp; [.N50]; &quot;&quot;)&amp;IF(LEN([.O50])&gt;0; &quot;, &quot; &amp; [.O50]; &quot;&quot;)&amp;IF(LEN([.P50])&gt;0; &quot;, &quot; &amp; [.P50]; &quot;&quot;)&amp;IF(LEN([.Q50])&gt;0; &quot;, &quot; &amp; [.Q50]; &quot;&quot;)&amp;IF(LEN([.R50])&gt;0; &quot;, &quot; &amp; [.R50]; &quot;&quot;)&amp;IF(LEN([.S50])&gt;0; &quot;, &quot; &amp; [.S50]; &quot;&quot;)&amp;IF(LEN([.T50])&gt;0; &quot;, &quot; &amp; [.T50]; &quot;&quot;)&amp;IF(LEN([.U50])&gt;0; &quot;, &quot; &amp; [.U50]; &quot;&quot;)&amp;IF(LEN([.V50])&gt;0; &quot;, &quot; &amp; [.V50]; &quot;&quot;)&amp;IF(LEN([.W50])&gt;0; &quot;, &quot; &amp; [.W50]; &quot;&quot;)&amp;IF(LEN([.X50])&gt;0; &quot;, &quot; &amp; [.X50]; &quot;&quot;)&amp;IF(LEN([.Y50])&gt;0; &quot;, &quot; &amp; [.Y50]; &quot;&quot;)&amp;IF(LEN([.Z50])&gt;0; &quot;, &quot; &amp; [.Z50]; &quot;&quot;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style-name="ce5" table:formula="of:=IF(SEARCH(&quot;,&quot;; [.AB50]; 1)=1; TRIM(MID([.AB50]; SEARCH(&quot;,&quot;; [.AB50]; 1)+1; LEN([.AB50]))); [.AB50])" office:value-type="string" office:string-value="'', NULL, NULL, NULL, NULL, NULL, NULL, NULL, NULL, NULL, NULL, NULL, NULL, NULL, NULL, NULL" calcext:value-type="string">
            <text:p>'', NULL, NULL, NULL, NULL, NULL, NULL, NULL, NULL, NULL, NULL, NULL, NULL, NULL, NULL, NULL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T([.E4])">
            <text:p/>
          </table:table-cell>
          <table:table-cell table:number-columns-repeated="1019"/>
        </table:table-row>
      </table:table>
      <table:table table:name="Sql" table:style-name="ta1">
        <table:table-column table:style-name="co2" table:default-cell-style-name="Default"/>
        <table:table-row table:style-name="ro1">
          <table:table-cell table:style-name="ce5" table:formula="of:=SUBSTITUTE(SUBSTITUTE(SUBSTITUTE([$Estructura.A20]; &quot;{db}&quot;; d_DB; 1); &quot;{table}&quot;; d_TABLE; 1); &quot;{fields}&quot;; d_FIELDS; 1)" office:value-type="string" office:string-value="INSERT INTO syslog.rh_plaza (clave, descr, tipo, clave_puesto, activa, visible, depto, clave_descanso, clave_jornada, residencia, localidad, taller, funcion, grupo, sirhn, posfin) VALUES ({data});" calcext:value-type="string">
            <text:p>INSERT INTO syslog.rh_plaza (clave, descr, tipo, clave_puesto, activa, visible, depto, clave_descanso, clave_jornada, residencia, localidad, taller, funcion, grupo, sirhn, posfin) VALUES ({data});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formula="of:=SUBSTITUTE([.$A$1]; &quot;{data}&quot;; [$Estructura.AC28]; 1)" office:value-type="string" office:string-value="INSERT INTO syslog.rh_plaza (clave, descr, tipo, clave_puesto, activa, visible, depto, clave_descanso, clave_jornada, residencia, localidad, taller, funcion, grupo, sirhn, posfin) VALUES ('24028400   00001', 'Auxiliar Administrativo &quot;F&quot; ', 'DEFINITIVA', 221804, 1, 1, NULL, 'SD', 0, 'ALTAMIRA', NULL, NULL, 'T. Personal', 'CHOFERES', 41610, 41610);" calcext:value-type="string">
            <text:p>INSERT INTO syslog.rh_plaza (clave, descr, tipo, clave_puesto, activa, visible, depto, clave_descanso, clave_jornada, residencia, localidad, taller, funcion, grupo, sirhn, posfin) VALUES ('24028400 <text:s text:c="2"/>00001', 'Auxiliar Administrativo "F" ', 'DEFINITIVA', 221804, 1, 1, NULL, 'SD', 0, 'ALTAMIRA', NULL, NULL, 'T. Personal', 'CHOFERES', 41610, 41610);</text:p>
          </table:table-cell>
        </table:table-row>
        <table:table-row table:style-name="ro1">
          <table:table-cell table:formula="of:=SUBSTITUTE([.$A$1]; &quot;{data}&quot;; [$Estructura.AC29]; 1)" office:value-type="string" office:string-value="INSERT INTO syslog.rh_plaza (clave, descr, tipo, clave_puesto, activa, visible, depto, clave_descanso, clave_jornada, residencia, localidad, taller, funcion, grupo, sirhn, posfin) VALUES ('24028500   00031', 'Oficinista de Cuarta ', 'DEFINITIVA', 164406, 1, 1, NULL, 'SD', 0, 'ALTAMIRA', NULL, NULL, 'T. Personal', 'CHOFERES', 36578, 36578);" calcext:value-type="string">
            <text:p>INSERT INTO syslog.rh_plaza (clave, descr, tipo, clave_puesto, activa, visible, depto, clave_descanso, clave_jornada, residencia, localidad, taller, funcion, grupo, sirhn, posfin) VALUES ('24028500 <text:s text:c="2"/>00031', 'Oficinista de Cuarta ', 'DEFINITIVA', 164406, 1, 1, NULL, 'SD', 0, 'ALTAMIRA', NULL, NULL, 'T. Personal', 'CHOFERES', 36578, 36578);</text:p>
          </table:table-cell>
        </table:table-row>
        <table:table-row table:style-name="ro1">
          <table:table-cell table:formula="of:=SUBSTITUTE([.$A$1]; &quot;{data}&quot;; [$Estructura.AC30]; 1)" office:value-type="string" office:string-value="INSERT INTO syslog.rh_plaza (clave, descr, tipo, clave_puesto, activa, visible, depto, clave_descanso, clave_jornada, residencia, localidad, taller, funcion, grupo, sirhn, posfin) VALUES ('24028500   00090', 'Oficinista de Cuarta ', 'DEFINITIVA', 164406, 1, 1, NULL, 'SD', 0, 'ALTAMIRA', NULL, NULL, 'T. Personal', 'CHOFERES', 36574, 36574);" calcext:value-type="string">
            <text:p>INSERT INTO syslog.rh_plaza (clave, descr, tipo, clave_puesto, activa, visible, depto, clave_descanso, clave_jornada, residencia, localidad, taller, funcion, grupo, sirhn, posfin) VALUES ('24028500 <text:s text:c="2"/>00090', 'Oficinista de Cuarta ', 'DEFINITIVA', 164406, 1, 1, NULL, 'SD', 0, 'ALTAMIRA', NULL, NULL, 'T. Personal', 'CHOFERES', 36574, 36574);</text:p>
          </table:table-cell>
        </table:table-row>
        <table:table-row table:style-name="ro1">
          <table:table-cell table:formula="of:=SUBSTITUTE([.$A$1]; &quot;{data}&quot;; [$Estructura.AC31]; 1)" office:value-type="string" office:string-value="INSERT INTO syslog.rh_plaza (clave, descr, tipo, clave_puesto, activa, visible, depto, clave_descanso, clave_jornada, residencia, localidad, taller, funcion, grupo, sirhn, posfin) VALUES ('24028500   00027', 'Operario de Primera (Electricista) ', 'DEFINITIVA', 216309, 1, 1, NULL, 'SD', 0, 'EBANO', NULL, NULL, 'Materiales', 'TALLERES', 36768, 36768);" calcext:value-type="string">
            <text:p>INSERT INTO syslog.rh_plaza (clave, descr, tipo, clave_puesto, activa, visible, depto, clave_descanso, clave_jornada, residencia, localidad, taller, funcion, grupo, sirhn, posfin) VALUES ('24028500 <text:s text:c="2"/>00027', 'Operario de Primera (Electricista) ', 'DEFINITIVA', 216309, 1, 1, NULL, 'SD', 0, 'EBANO', NULL, NULL, 'Materiales', 'TALLERES', 36768, 36768);</text:p>
          </table:table-cell>
        </table:table-row>
        <table:table-row table:style-name="ro1">
          <table:table-cell table:formula="of:=SUBSTITUTE([.$A$1]; &quot;{data}&quot;; [$Estructura.AC32]; 1)" office:value-type="string" office:string-value="INSERT INTO syslog.rh_plaza (clave, descr, tipo, clave_puesto, activa, visible, depto, clave_descanso, clave_jornada, residencia, localidad, taller, funcion, grupo, sirhn, posfin) VALUES ('24028500   00024', 'Operario Especialista (Electricista) ', 'DEFINITIVA', 236309, 1, 1, NULL, 'SD', 0, 'EBANO', NULL, NULL, 'Materiales', 'TALLERES', 36999, 36999);" calcext:value-type="string">
            <text:p>INSERT INTO syslog.rh_plaza (clave, descr, tipo, clave_puesto, activa, visible, depto, clave_descanso, clave_jornada, residencia, localidad, taller, funcion, grupo, sirhn, posfin) VALUES ('24028500 <text:s text:c="2"/>00024', 'Operario Especialista (Electricista) ', 'DEFINITIVA', 236309, 1, 1, NULL, 'SD', 0, 'EBANO', NULL, NULL, 'Materiales', 'TALLERES', 36999, 36999);</text:p>
          </table:table-cell>
        </table:table-row>
        <table:table-row table:style-name="ro1">
          <table:table-cell table:formula="of:=SUBSTITUTE([.$A$1]; &quot;{data}&quot;; [$Estructura.AC33]; 1)" office:value-type="string" office:string-value="INSERT INTO syslog.rh_plaza (clave, descr, tipo, clave_puesto, activa, visible, depto, clave_descanso, clave_jornada, residencia, localidad, taller, funcion, grupo, sirhn, posfin) VALUES ('24028500   00102', 'Obrero General ', 'DEFINITIVA', 86107, 1, 1, NULL, 'D', 7, 'EBANO', NULL, NULL, 'Materiales', 'PESADO', 37164, 37164);" calcext:value-type="string">
            <text:p>INSERT INTO syslog.rh_plaza (clave, descr, tipo, clave_puesto, activa, visible, depto, clave_descanso, clave_jornada, residencia, localidad, taller, funcion, grupo, sirhn, posfin) VALUES ('24028500 <text:s text:c="2"/>00102', 'Obrero General ', 'DEFINITIVA', 86107, 1, 1, NULL, 'D', 7, 'EBANO', NULL, NULL, 'Materiales', 'PESADO', 37164, 37164);</text:p>
          </table:table-cell>
        </table:table-row>
        <table:table-row table:style-name="ro1">
          <table:table-cell table:formula="of:=SUBSTITUTE([.$A$1]; &quot;{data}&quot;; [$Estructura.AC34]; 1)" office:value-type="string" office:string-value="INSERT INTO syslog.rh_plaza (clave, descr, tipo, clave_puesto, activa, visible, depto, clave_descanso, clave_jornada, residencia, localidad, taller, funcion, grupo, sirhn, posfin) VALUES ('24028500   00106', 'Obrero General ', 'DEFINITIVA', 86107, 1, 1, NULL, 'D', 7, 'EBANO', NULL, NULL, 'Materiales', 'PESADO', 37166, 37166);" calcext:value-type="string">
            <text:p>INSERT INTO syslog.rh_plaza (clave, descr, tipo, clave_puesto, activa, visible, depto, clave_descanso, clave_jornada, residencia, localidad, taller, funcion, grupo, sirhn, posfin) VALUES ('24028500 <text:s text:c="2"/>00106', 'Obrero General ', 'DEFINITIVA', 86107, 1, 1, NULL, 'D', 7, 'EBANO', NULL, NULL, 'Materiales', 'PESADO', 37166, 37166);</text:p>
          </table:table-cell>
        </table:table-row>
        <table:table-row table:style-name="ro1">
          <table:table-cell table:formula="of:=SUBSTITUTE([.$A$1]; &quot;{data}&quot;; [$Estructura.AC35]; 1)" office:value-type="string" office:string-value="INSERT INTO syslog.rh_plaza (clave, descr, tipo, clave_puesto, activa, visible, depto, clave_descanso, clave_jornada, residencia, localidad, taller, funcion, grupo, sirhn, posfin) VALUES ('24028500   00099', 'Obrero General ', 'DEFINITIVA', 86107, 1, 1, NULL, 'D', 7, 'EBANO', NULL, NULL, 'Materiales', 'PESADO', 37733, 37733);" calcext:value-type="string">
            <text:p>INSERT INTO syslog.rh_plaza (clave, descr, tipo, clave_puesto, activa, visible, depto, clave_descanso, clave_jornada, residencia, localidad, taller, funcion, grupo, sirhn, posfin) VALUES ('24028500 <text:s text:c="2"/>00099', 'Obrero General ', 'DEFINITIVA', 86107, 1, 1, NULL, 'D', 7, 'EBANO', NULL, NULL, 'Materiales', 'PESADO', 37733, 37733);</text:p>
          </table:table-cell>
        </table:table-row>
        <table:table-row table:style-name="ro1">
          <table:table-cell table:formula="of:=SUBSTITUTE([.$A$1]; &quot;{data}&quot;; [$Estructura.AC36]; 1)" office:value-type="string" office:string-value="INSERT INTO syslog.rh_plaza (clave, descr, tipo, clave_puesto, activa, visible, depto, clave_descanso, clave_jornada, residencia, localidad, taller, funcion, grupo, sirhn, posfin) VALUES ('24028500   00107', 'Obrero General ', 'DEFINITIVA', 86107, 1, 1, NULL, 'D', 7, 'EBANO', NULL, NULL, 'Materiales', 'PESADO', 37158, 37158);" calcext:value-type="string">
            <text:p>INSERT INTO syslog.rh_plaza (clave, descr, tipo, clave_puesto, activa, visible, depto, clave_descanso, clave_jornada, residencia, localidad, taller, funcion, grupo, sirhn, posfin) VALUES ('24028500 <text:s text:c="2"/>00107', 'Obrero General ', 'DEFINITIVA', 86107, 1, 1, NULL, 'D', 7, 'EBANO', NULL, NULL, 'Materiales', 'PESADO', 37158, 37158);</text:p>
          </table:table-cell>
        </table:table-row>
        <table:table-row table:style-name="ro1">
          <table:table-cell table:formula="of:=SUBSTITUTE([.$A$1]; &quot;{data}&quot;; [$Estructura.AC37]; 1)" office:value-type="string" office:string-value="INSERT INTO syslog.rh_plaza (clave, descr, tipo, clave_puesto, activa, visible, depto, clave_descanso, clave_jornada, residencia, localidad, taller, funcion, grupo, sirhn, posfin) VALUES ('24025500   60000', 'AUXILIAR ADMINISTRATIVO “D”', 'DEFINITIVA', 24184, 1, 1, NULL, 'SD', 0, 'ALTAMIRA', NULL, NULL, 'Liquidos', 'ADMVO', 20858741, 20858741);" calcext:value-type="string">
            <text:p>INSERT INTO syslog.rh_plaza (clave, descr, tipo, clave_puesto, activa, visible, depto, clave_descanso, clave_jornada, residencia, localidad, taller, funcion, grupo, sirhn, posfin) VALUES ('24025500 <text:s text:c="2"/>60000', 'AUXILIAR ADMINISTRATIVO “D”', 'DEFINITIVA', 24184, 1, 1, NULL, 'SD', 0, 'ALTAMIRA', NULL, NULL, 'Liquidos', 'ADMVO', 20858741, 20858741);</text:p>
          </table:table-cell>
        </table:table-row>
        <table:table-row table:style-name="ro1">
          <table:table-cell table:formula="of:=SUBSTITUTE([.$A$1]; &quot;{data}&quot;; [$Estructura.AC38]; 1)" office:value-type="string" office:string-value="INSERT INTO syslog.rh_plaza (clave, descr, tipo, clave_puesto, activa, visible, depto, clave_descanso, clave_jornada, residencia, localidad, taller, funcion, grupo, sirhn, posfin) VALUES ('24028500   00008', 'AUXILIAR ADMINISTRATIVO “D”', 'DEFINITIVA', 24184, 1, 1, NULL, 'SD', 0, 'ALTAMIRA', NULL, NULL, NULL, 'ADMVO', 20858024, 20858024);" calcext:value-type="string">
            <text:p>INSERT INTO syslog.rh_plaza (clave, descr, tipo, clave_puesto, activa, visible, depto, clave_descanso, clave_jornada, residencia, localidad, taller, funcion, grupo, sirhn, posfin) VALUES ('24028500 <text:s text:c="2"/>00008', 'AUXILIAR ADMINISTRATIVO “D”', 'DEFINITIVA', 24184, 1, 1, NULL, 'SD', 0, 'ALTAMIRA', NULL, NULL, NULL, 'ADMVO', 20858024, 20858024);</text:p>
          </table:table-cell>
        </table:table-row>
        <table:table-row table:style-name="ro1">
          <table:table-cell table:formula="of:=SUBSTITUTE([.$A$1]; &quot;{data}&quot;; [$Estructura.AC39]; 1)" office:value-type="string" office:string-value="INSERT INTO syslog.rh_plaza (clave, descr, tipo, clave_puesto, activa, visible, depto, clave_descanso, clave_jornada, residencia, localidad, taller, funcion, grupo, sirhn, posfin) VALUES ('24028600   00001', 'OPERADOR “A” DE CAPTURA DE DATOS', 'DEFINITIVA', 232907, 1, 1, NULL, 'SD', 0, 'ALTAMIRA', NULL, NULL, 'T. Personal', 'ADMVO', 20858035, 20858035);" calcext:value-type="string">
            <text:p>INSERT INTO syslog.rh_plaza (clave, descr, tipo, clave_puesto, activa, visible, depto, clave_descanso, clave_jornada, residencia, localidad, taller, funcion, grupo, sirhn, posfin) VALUES ('24028600 <text:s text:c="2"/>00001', 'OPERADOR “A” DE CAPTURA DE DATOS', 'DEFINITIVA', 232907, 1, 1, NULL, 'SD', 0, 'ALTAMIRA', NULL, NULL, 'T. Personal', 'ADMVO', 20858035, 20858035);</text:p>
          </table:table-cell>
        </table:table-row>
        <table:table-row table:style-name="ro1">
          <table:table-cell table:formula="of:=SUBSTITUTE([.$A$1]; &quot;{data}&quot;; [$Estructura.AC40]; 1)" office:value-type="string" office:string-value="INSERT INTO syslog.rh_plaza (clave, descr, tipo, clave_puesto, activa, visible, depto, clave_descanso, clave_jornada, residencia, localidad, taller, funcion, grupo, sirhn, posfin) VALUES ('24028500   00004', 'ENCARGADO “D” (OTROS)', 'DEFINITIVA', 209601, 1, 1, NULL, 'SD', 0, 'ALTAMIRA', NULL, NULL, NULL, 'ADMVO', 20857955, 20857955);" calcext:value-type="string">
            <text:p>INSERT INTO syslog.rh_plaza (clave, descr, tipo, clave_puesto, activa, visible, depto, clave_descanso, clave_jornada, residencia, localidad, taller, funcion, grupo, sirhn, posfin) VALUES ('24028500 <text:s text:c="2"/>00004', 'ENCARGADO “D” (OTROS)', 'DEFINITIVA', 209601, 1, 1, NULL, 'SD', 0, 'ALTAMIRA', NULL, NULL, NULL, 'ADMVO', 20857955, 20857955);</text:p>
          </table:table-cell>
        </table:table-row>
        <table:table-row table:style-name="ro1">
          <table:table-cell table:formula="of:=SUBSTITUTE([.$A$1]; &quot;{data}&quot;; [$Estructura.AC41]; 1)" office:value-type="string" office:string-value="INSERT INTO syslog.rh_plaza (clave, descr, tipo, clave_puesto, activa, visible, depto, clave_descanso, clave_jornada, residencia, localidad, taller, funcion, grupo, sirhn, posfin) VALUES ('24028500   00005', 'OFICINISTA DE TERCERA', 'DEFINITIVA', 184406, 1, 1, NULL, 'SD', 0, 'ALTAMIRA', NULL, NULL, 'T. Personal', 'ADMVO', 20857935, 20857935);" calcext:value-type="string">
            <text:p>INSERT INTO syslog.rh_plaza (clave, descr, tipo, clave_puesto, activa, visible, depto, clave_descanso, clave_jornada, residencia, localidad, taller, funcion, grupo, sirhn, posfin) VALUES ('24028500 <text:s text:c="2"/>00005', 'OFICINISTA DE TERCERA', 'DEFINITIVA', 184406, 1, 1, NULL, 'SD', 0, 'ALTAMIRA', NULL, NULL, 'T. Personal', 'ADMVO', 20857935, 20857935);</text:p>
          </table:table-cell>
        </table:table-row>
        <table:table-row table:style-name="ro1">
          <table:table-cell table:formula="of:=SUBSTITUTE([.$A$1]; &quot;{data}&quot;; [$Estructura.AC42]; 1)" office:value-type="string" office:string-value="INSERT INTO syslog.rh_plaza (clave, descr, tipo, clave_puesto, activa, visible, depto, clave_descanso, clave_jornada, residencia, localidad, taller, funcion, grupo, sirhn, posfin) VALUES ('112410002AL 20903338', 'ESPECIALISTA TÉCNICO &quot;D&quot;', 'DEFINITIVA', 331102, 1, 1, NULL, 'SD', 0, 'ALTAMIRA', NULL, NULL, 'Jefatura', 'ADMVO', 20903338, 20903338);" calcext:value-type="string">
            <text:p>INSERT INTO syslog.rh_plaza (clave, descr, tipo, clave_puesto, activa, visible, depto, clave_descanso, clave_jornada, residencia, localidad, taller, funcion, grupo, sirhn, posfin) VALUES ('112410002AL 20903338', 'ESPECIALISTA TÉCNICO "D"', 'DEFINITIVA', 331102, 1, 1, NULL, 'SD', 0, 'ALTAMIRA', NULL, NULL, 'Jefatura', 'ADMVO', 20903338, 20903338);</text:p>
          </table:table-cell>
        </table:table-row>
      </table:table>
      <table:named-expressions>
        <table:named-range table:name="d_DB" table:base-cell-address="$Estructura.$B$8" table:cell-range-address="$Estructura.$B$17"/>
        <table:named-range table:name="d_FIELDS" table:base-cell-address="$Estructura.$B$23" table:cell-range-address="$Estructura.$B$23"/>
        <table:named-range table:name="d_TABLE" table:base-cell-address="$Estructura.$B$9" table:cell-range-address="$Estructura.$B$18"/>
        <table:named-range table:name="R_ColumnNames" table:base-cell-address="$Datos.$A$1" table:cell-range-address="$Datos.$A$1:.$Z$1"/>
        <table:named-range table:name="R_Data" table:base-cell-address="$Datos.$A$2" table:cell-range-address="$Datos.$A$2:.$Z$1501"/>
      </table:named-expressions>
      <table:database-ranges>
        <table:database-range table:name="d_FIELDS" table:target-range-address="Estructura.B23:Estructura.B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2:39:56.6305302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9:50:19.644777155</meta:creation-date>
    <dc:date>2018-09-12T14:31:42.230771288</dc:date>
    <meta:editing-duration>PT3H3M28S</meta:editing-duration>
    <meta:editing-cycles>71</meta:editing-cycles>
    <meta:generator>LibreOffice/6.0.3.2$Linux_X86_64 LibreOffice_project/00m0$Build-2</meta:generator>
    <meta:document-statistic meta:table-count="6" meta:cell-count="7090" meta:object-count="0"/>
  </office:meta>
</office:document-meta>
</file>